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number text:level="1" text:style-name="Numbering_20_Symbols" style:num-format="1" text:start-value="4" style:num-prefix="(" style:num-suffix=")">
        <style:list-level-properties text:space-before="0.25in" text:min-label-width="0.25in"/>
      </text:list-level-style-number>
    </text:list-style>
    <text:list-style style:name="L5">
      <text:list-level-style-number text:level="1" text:style-name="Numbering_20_Symbols" style:num-format="1" text:start-value="5" style:num-prefix="(" style:num-suffix=")">
        <style:list-level-properties text:space-before="0.25in" text:min-label-width="0.25in"/>
      </text:list-level-style-number>
    </text:list-style>
    <text:list-style style:name="L6">
      <text:list-level-style-number text:level="1" text:style-name="Numbering_20_Symbols" style:num-format="1" text:start-value="6" style:num-prefix="(" style:num-suffix=")">
        <style:list-level-properties text:space-before="0.25in" text:min-label-width="0.25in"/>
      </text:list-level-style-number>
    </text:list-style>
    <text:list-style style:name="L7">
      <text:list-level-style-number text:level="1" text:style-name="Numbering_20_Symbols" style:num-format="1" text:start-value="6" style:num-prefix="(" style:num-suffix=")">
        <style:list-level-properties text:space-before="0.25in" text:min-label-width="0.25in"/>
      </text:list-level-style-number>
    </text:list-style>
    <text:list-style style:name="L8">
      <text:list-level-style-number text:level="1" text:style-name="Numbering_20_Symbols" style:num-format="1" text:start-value="8" style:num-prefix="(" style:num-suffix=")">
        <style:list-level-properties text:space-before="0.25in" text:min-label-width="0.25in"/>
      </text:list-level-style-number>
    </text:list-style>
    <text:list-style style:name="L9">
      <text:list-level-style-number text:level="1" text:style-name="Numbering_20_Symbols" style:num-format="1" text:start-value="9" style:num-prefix="(" style:num-suffix=")">
        <style:list-level-properties text:space-before="0.25in" text:min-label-width="0.25in"/>
      </text:list-level-style-number>
    </text:list-style>
    <text:list-style style:name="L10">
      <text:list-level-style-number text:level="1" text:style-name="Numbering_20_Symbols" style:num-format="1" text:start-value="10" style:num-prefix="(" style:num-suffix=")">
        <style:list-level-properties text:space-before="0.25in" text:min-label-width="0.25in"/>
      </text:list-level-style-number>
    </text:list-style>
    <text:list-style style:name="L11">
      <text:list-level-style-number text:level="1" text:style-name="Numbering_20_Symbols" style:num-format="1" text:start-value="11" style:num-prefix="(" style:num-suffix=")">
        <style:list-level-properties text:space-before="0.25in" text:min-label-width="0.25in"/>
      </text:list-level-style-number>
    </text:list-style>
    <text:list-style style:name="L12">
      <text:list-level-style-number text:level="1" text:style-name="Numbering_20_Symbols" style:num-format="1" text:start-value="12" style:num-prefix="(" style:num-suffix=")">
        <style:list-level-properties text:space-before="0.25in" text:min-label-width="0.25in"/>
      </text:list-level-style-number>
    </text:list-style>
    <text:list-style style:name="L13">
      <text:list-level-style-number text:level="1" text:style-name="Numbering_20_Symbols" style:num-format="1" text:start-value="13" style:num-prefix="(" style:num-suffix=")">
        <style:list-level-properties text:space-before="0.25in" text:min-label-width="0.25in"/>
      </text:list-level-style-number>
    </text:list-style>
    <text:list-style style:name="L14">
      <text:list-level-style-number text:level="1" text:style-name="Numbering_20_Symbols" style:num-format="1" text:start-value="14" style:num-prefix="(" style:num-suffix=")">
        <style:list-level-properties text:space-before="0.25in" text:min-label-width="0.25in"/>
      </text:list-level-style-number>
    </text:list-style>
    <text:list-style style:name="L15">
      <text:list-level-style-number text:level="1" text:style-name="Numbering_20_Symbols" style:num-format="1" text:start-value="15" style:num-prefix="(" style:num-suffix=")">
        <style:list-level-properties text:space-before="0.25in" text:min-label-width="0.25in"/>
      </text:list-level-style-number>
    </text:list-style>
    <text:list-style style:name="L16">
      <text:list-level-style-number text:level="1" text:style-name="Numbering_20_Symbols" style:num-format="1" text:start-value="16" style:num-prefix="(" style:num-suffix=")">
        <style:list-level-properties text:space-before="0.25in" text:min-label-width="0.25in"/>
      </text:list-level-style-number>
    </text:list-style>
    <text:list-style style:name="L17">
      <text:list-level-style-number text:level="1" text:style-name="Numbering_20_Symbols" style:num-format="1" text:start-value="17" style:num-prefix="(" style:num-suffix=")">
        <style:list-level-properties text:space-before="0.25in" text:min-label-width="0.25in"/>
      </text:list-level-style-number>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office:automatic-styles>
  <office:body>
    <office:text>
      <text:p text:style-name="Title">Acontecimentos Proféticos</text:p>
      <text:p text:style-name="Author">Bruce Anstey</text:p>
      <text:p text:style-name="Date">2017-05-12T17:00:00+09:00</text:p>
      <text:h text:style-name="Heading_20_1" text:outline-level="1">Um Esboço Cronológico da Profecia, do Arrebatamento ao Estado Eterno</text:h>
      <text:p text:style-name="First_20_paragraph">Título do original em Inglês: "Outline of Prophetic Events Chronologically Arranged From the Rapture to the Eternal State", por Bruce Anstey, Vancouver, Canadá.</text:p>
      <text:p text:style-name="Text_20_body">Primeira Edição em Inglês - 1987</text:p>
      <text:p text:style-name="Text_20_body">Segunda Edição em Inglês - 1991 (Edição Revista e Ampliada)</text:p>
      <text:p text:style-name="Text_20_body">Primeira Edição em Português - 1993 (Baseada na Segunda Edição em Inglês)</text:p>
      <text:p text:style-name="Text_20_body">Colaboraram na Revisão: Lineu A. Binotti, Elaine W. Binotti, Paulo R. J. Lenci, Cristina P. Geraldo, Luiz A. P. Amalfi e Cristóvão P. de Barros</text:p>
      <text:h text:style-name="Heading_20_1" text:outline-level="1">O Propósito da Profecia</text:h>
      <text:p text:style-name="First_20_paragraph">O grande propósito de Deus é o de glorificar a Seu Filho, o Senhor Jesus Cristo, em duas esferas: nos céus e na terra. Em um dia futuro Deus irá liderar, em Seu Filho, a administração de todas as coisas nestas duas esferas. Trata-se do “mistério da Sua vontade” que Deus propôs em Si mesmo antes da criação do mundo.</text:p>
      <text:p text:style-name="Text_20_body">”…as riquezas da Sua graça; que Ele fez abundar para nós em toda a sabedoria e discernimento, fazendo-nos conhecido o mistério de Sua vontade, conforme o bom prazer que propôs a Si mesmo para a administração da plenitude dos tempos; de liderar todas as coisas no Cristo, as coisas nos céus e as coisas sobre a terra” (<text:a xlink:type="simple" xlink:href="http://bibliaonline.com.br/acf/ef/1/8-10" office:name=""><text:span text:style-name="Definition">Ef 1:8-10</text:span></text:a> - Versão J. N. Darby) </text:p>
      <text:h text:style-name="Heading_20_1" text:outline-level="1">O Assunto da Profecia</text:h>
      <text:p text:style-name="First_20_paragraph">O assunto da profecia bíblica não é a igreja, e nem tampouco Israel e as nações gentias da terra, embora ambas serão abençoadas como resultado do cumprimento do propósito de Deus. O assunto da profecia é o Senhor Jesus Cristo. “O testemunho de Jesus é o espírito de profecia” (<text:a xlink:type="simple" xlink:href="http://bibliaonline.com.br/acf/ap/19/10" office:name=""><text:span text:style-name="Definition">Apocalipse 19:10</text:span></text:a>). A profecia trata da terra, pois é o lugar que Deus escolheu para cumprir a Sua vontade concernente ao Seu Filho. Consequentemente, Israel e as nações (cuja porção e destino estão na terra) são tratadas na profecia, mas não são por si só o assunto da profecia. </text:p>
      <text:p text:style-name="Text_20_body">A profecia não foi dada meramente para satisfazer o intelecto humano em relação aos eventos futuros, mas para trazer glória, honra e louvor ao Senhor Jesus Cristo. Quando lemos as Escrituras proféticas devemos procurar ver o que o Espírito de Deus está apresentando a respeito de Cristo e Sua glória, pois é Ele o assunto da profecia. Muitos cristãos buscam na Palavra de Deus o que ela tem a dizer a respeito de si mesmos, e com certeza Deus tem muito a nos dizer a respeito do nosso andar e modo de ser. Mas deveríamos realmente buscar a Palavra de Deus, primeiro para ver o que Ele tem a dizer a respeito de Seu amado Filho e tudo o que concerne a Ele, pois a Sua glória é a chave para o entendimento de toda Escritura, e só então procurarmos saber qual é sua aplicação para nós (<text:a xlink:type="simple" xlink:href="http://bibliaonline.com.br/acf/lc/24/25-27,44" office:name=""><text:span text:style-name="Definition">Lc 24:25-27,44</text:span></text:a>; <text:a xlink:type="simple" xlink:href="http://bibliaonline.com.br/acf/jo/5/39" office:name=""><text:span text:style-name="Definition">Jo 5:39</text:span></text:a>; <text:a xlink:type="simple" xlink:href="http://bibliaonline.com.br/acf/atos/17/2-3,11" office:name=""><text:span text:style-name="Definition">Atos 17:2-3,11</text:span></text:a>; <text:a xlink:type="simple" xlink:href="http://bibliaonline.com.br/acf/1pe/1/11" office:name=""><text:span text:style-name="Definition">1 Pe 1:11</text:span></text:a>). Quando Deus, através do Seu Espírito, escreveu as Escrituras, Ele tinha o Seu Filho diante de Si, e se quisermos entender o que está na Sua Palavra precisamos também ter o Seu Filho diante de nossos corações. Que Deus permita sermos achados em comunhão com Ele e com o Seu Filho, à medida que estudamos as Escrituras proféticas. “A nossa comunhão é com o Pai, e com Seu Filho Jesus Cristo” (<text:a xlink:type="simple" xlink:href="http://bibliaonline.com.br/acf/1jo/1/3" office:name=""><text:span text:style-name="Definition">1 João 1:3</text:span></text:a>). </text:p>
      <text:h text:style-name="Heading_20_1" text:outline-level="1">A Interpretação da Profecia</text:h>
      <text:p text:style-name="First_20_paragraph">Um importante princípio de interpretação das Escrituras é que, quando interpretamos um versículo em particular ou uma série de versículos, isto deve ser feito à luz de todas as outras passagens das Escrituras. As Escrituras proféticas não são uma exceção. Não se chega à interpretação de uma profecia por meio de uma passagem isolada que tenha sua própria solução e significado. Precisamos ponderar cuidadosamente cada versículo das Escrituras à luz de todos os outros. “Nenhuma profecia da Escritura é de particular interpretação. Porque a profecia nunca foi produzida por vontade de homem algum, mas os homens santos de Deus falaram inspirados pelo Espírito Santo” (<text:a xlink:type="simple" xlink:href="http://bibliaonline.com.br/acf/2pe/1/20-21" office:name=""><text:span text:style-name="Definition">2 Pe 1:20-21</text:span></text:a>). J. N. Darby escreveu, “Quase que se pode dizer que nenhuma profecia se explica por si só” (JND Translation, <text:a xlink:type="simple" xlink:href="http://bibliaonline.com.br/acf/2pe/1/20" office:name=""><text:span text:style-name="Definition">2 Pe 1:20</text:span></text:a> - nota). </text:p>
      <text:p text:style-name="Text_20_body">Além disso, Deus usa figuras e símbolos na profecia para revelar Seus propósitos em relação a um determinado assunto. Precisamos ser cuidadosos em fazer distinção entre o que é simbólico e o que é literal. Além disso, ainda que o Espírito de Deus venha a utilizar figuras para ilustrar os Seus modos de agir, o escopo da profecia nunca é uma figura, mas é sempre literal. O Espírito de Deus também utiliza tipos na profecia para ilustrar o modo de Deus agir. Quando, neste livro, fizermos menção a algum tipo ele será marcado com asterisco (*), a fim de ajudar o leitor a distinguir entre o que é a profecia literal e o que é um ensino figurado. Números entre # indicam a referência bibliográfica encontrada no final do livro.</text:p>
      <text:p text:style-name="Text_20_body">Além disso, muitas profecias do Antigo Testamento têm tanto uma aplicação próxima que geralmente já se cumpriu no tempo de vida do profeta ou logo depois, e uma aplicação estendida, que pode chegar até o fim dos tempos. Portanto é importante distinguir qual parte da mensagem se refere às circunstâncias imediatas, e qual parte fala do livramento final e completo de Israel no fim dos tempos.</text:p>
      <text:h text:style-name="Heading_20_1" text:outline-level="1">O Efeito Prático da Profecia</text:h>
      <text:p text:style-name="First_20_paragraph">Quando corretamente compreendida, a profecia poderá ter um triplo efeito sobre nós. Primeiro, ela faz com que “o dia amanheça” em nossos corações (<text:a xlink:type="simple" xlink:href="http://bibliaonline.com.br/acf/2pe/1/19" office:name=""><text:span text:style-name="Definition">2 Pe 1:19</text:span></text:a>). Isto se refere à superioridade do brilho da verdade cristã no Novo Testamento. O apóstolo Pedro a põe em contraste com a “lâmpada” que reluz em um lugar escuro, referindo-se às Escrituras proféticas do Antigo Testamento. Recebemos um farol mais brilhante no corpo da verdade neo-testamentária. Isto não significa que devemos negligenciar as Escrituras do Antigo Testamento. Pedro diz exatamente o contrário, ao afirmar que faremos bem se atentarmos para elas. Quando lemos as profecias do Antigo Testamento, a verdade do Novo Testamento se destaca com um contraste ainda maior, do mesmo modo como a luz em pleno dia supera a luz de uma lâmpada. Como consequência, nos é dado perceber o quão grande é o contraste entre as bênçãos destinadas a Israel e as bênçãos e privilégios celestiais da igreja. O efeito prático da compreensão de nossas bênçãos cristãs fará com que valorizemos ainda mais aquilo que nos pertence por direito. </text:p>
      <text:p text:style-name="Text_20_body">Segundo, o aprendizado da profecia faz com que “a estrela da alva apareça” em nossos corações (<text:a xlink:type="simple" xlink:href="http://bibliaonline.com.br/acf/2pe/1/19" office:name=""><text:span text:style-name="Definition">2 Pe 1:19</text:span></text:a>). Isto se refere à vinda de Cristo para Sua noiva, a igreja, no arrebatamento. Quando entendemos que antes que aconteçam todas as coisas previstas na profecia, o Senhor virá e nos levará para o lar no céu, a Sua vinda para nós se torna mais iminente. </text:p>
      <text:p text:style-name="Text_20_body">Terceiro, a leitura das profecias nos faz enxergar o fim deste mundo. Quando vemos que tudo ficará sob o juízo de Deus, entendemos como é fútil gastar nossas energias em construir algo que está fadado à destruição. O efeito prático disso fará com que vivamos, agora mesmo, mais separados do mundo. “Havendo, pois, de perecer todas estas coisas, que pessoas vos convém ser em santo trato, e piedade, aguardando, e apressando-vos para a vinda do dia de Deus, em que os céus, em fogo se desfarão, e os elementos, ardendo, se fundirão?” (<text:a xlink:type="simple" xlink:href="http://bibliaonline.com.br/acf/2pe/3/11-12" office:name=""><text:span text:style-name="Definition">2 Pe 3:11-12</text:span></text:a>). </text:p>
      <text:h text:style-name="Heading_20_1" text:outline-level="1">O Objetivo Deste Livro</text:h>
      <text:p text:style-name="First_20_paragraph">Este livro não tem o propósito de comparar os eventos do noticiário com as profecias das Escrituras, pois a profecia propriamente dita não está se cumprindo nos dias de hoje. O objetivo deste livro é fornecer ao leitor um esboço resumido das “coisas que brevemente devem acontecer” (<text:a xlink:type="simple" xlink:href="http://bibliaonline.com.br/acf/ap/1/1" office:name=""><text:span text:style-name="Definition">Apocalipse 1:1</text:span></text:a>). </text:p>
      <text:p text:style-name="Text_20_body">O autor não reivindica a originalidade da verdade aqui compilada. Trata-se simplesmente daquilo que homens piedosos reunidos ao nome do Senhor (<text:a xlink:type="simple" xlink:href="http://bibliaonline.com.br/acf/mt/18/20" office:name=""><text:span text:style-name="Definition">Mateus 18:20</text:span></text:a>) têm desfrutado e ensinado nos últimos 150 anos. Embora não possamos ser dogmáticos quanto à cronologia exata de cada evento em particular, tomamos o cuidado de seguir uma ordem sequencial. Isto foi difícil em algumas partes, pois muitos detalhes ocorrem simultaneamente. </text:p>
      <text:p text:style-name="Text_20_body">As referências bíblicas usadas na versão original em inglês foram tiradas da King James Bible, e em português das versões Almeida Revista e Corrigida e Almeida Corrigida Fiel. Em alguns casos foi utilizada a New Translation de J. N. Darby.</text:p>
      <text:p text:style-name="Text_20_body">Que o efeito deste livro seja o de nos aproximar do Senhor Jesus Cristo, e fazer com que elevemos nossos olhos na jubilosa expectativa de Sua volta iminente.</text:p>
      <text:h text:style-name="Heading_20_1" text:outline-level="1">A Bendita Esperança</text:h>
      <text:p text:style-name="First_20_paragraph">O Senhor Jesus prometeu: “na casa de meu Pai há muitas moradas, se não fosse assim eu vo-lo teria dito: Vou preparar-vos lugar. E, se eu for, e vos preparar lugar, virei outra vez e vos levarei para que onde eu estiver estejais vós também.” Ele também afirmou: “Certamente cedo venho”. A esperança adequada ao cristão é aguardar o Senhor para qualquer momento. Há muitos indícios que nos levam a concluir que a vinda do Senhor está muito próxima. Cristãos em todo o mundo aguardam pelo Senhor. Esta é a “bendita esperança” do cristão. O Senhor pode vir ainda hoje! (<text:a xlink:type="simple" xlink:href="http://bibliaonline.com.br/acf/jo/14/2-3" office:name=""><text:span text:style-name="Definition">Jo 14:2-3</text:span></text:a>; <text:a xlink:type="simple" xlink:href="http://bibliaonline.com.br/acf/ap/22/20" office:name=""><text:span text:style-name="Definition">Apocalipse 22:20</text:span></text:a>; <text:a xlink:type="simple" xlink:href="http://bibliaonline.com.br/acf/hb/10/37" office:name=""><text:span text:style-name="Definition">Hebreus 10:37</text:span></text:a>; <text:a xlink:type="simple" xlink:href="http://bibliaonline.com.br/acf/tt/2/13" office:name=""><text:span text:style-name="Definition">Tito 2:13</text:span></text:a>). </text:p>
      <text:h text:style-name="Heading_20_1" text:outline-level="1">O Arrebatamento</text:h>
      <text:p text:style-name="First_20_paragraph">Quando o Senhor Jesus vier, Ele “descerá do céu com alarido, e com voz de arcanjo, e com a trombeta de Deus”. Trata-se do arrebatamento (<text:a xlink:type="simple" xlink:href="http://bibliaonline.com.br/acf/1ts/4/15-18" office:name=""><text:span text:style-name="Definition">1Ts 4:15-18</text:span></text:a>). </text:p>
      <text:p text:style-name="Text_20_body">O “alarido”, ou brado, é para acordar os que “morreram em Cristo”. Estes são os santos que dormem, uma classe especial de crentes redimidos durante o período em que a igreja esteve na terra. Mesmo que a morte tenha requisitado seus corpos, a referência a eles é feita como já estando “em Cristo”. O apóstolo Paulo usa a expressão em seus escritos para indicar o lugar individual de aceitação que os cristãos têm diante de Deus na nova criação e o vínculo inseparável que desfrutam pela habitação do Espírito Santo. Estar “em Cristo” significa estar no lugar que Cristo ocupa diante de Deus. A mesma posição que Cristo agora ocupa diante de Deus é o lugar que pertence ao cristão. Não é dito que os santos do Antigo Testamento estejam “em Cristo”, embora suas almas e espíritos estejam a salvo no céu. Na vinda do Senhor os “mortos em Cristo” ressuscitarão de suas sepulturas para encontrarem o Senhor nos ares. Esta é a primeira ressurreição.</text:p>
      <text:p text:style-name="Text_20_body">[ Nota: *É de extrema importância entender a distinção que existe nas Escrituras entre o arrebatamento e a vinda de Cristo. O arrebatamento não deve ser confundido com a vinda de Cristo. Embora o Senhor venha do céu em ambas as ocasiões, o arrebatamento e a vinda de Cristo são eventos que claramente diferem um do outro. Arrebatamento é quando o Senhor vem PARA os Seus santos (<text:a xlink:type="simple" xlink:href="http://bibliaonline.com.br/acf/jo/14/2,3" office:name=""><text:span text:style-name="Definition">Jo 14:2,3</text:span></text:a>) – Vinda de Cristo é quando Ele vem COM os Seus santos (que foram levados à glória no arrebatamento) <text:a xlink:type="simple" xlink:href="http://bibliaonline.com.br/acf/jd/14" office:name=""><text:span text:style-name="Definition">Judas 1:14</text:span></text:a>; <text:a xlink:type="simple" xlink:href="http://bibliaonline.com.br/acf/zc/14/5" office:name=""><text:span text:style-name="Definition">Zacarias 14:5</text:span></text:a>. O arrebatamento pode acontecer a qualquer momento – a vinda de Cristo não acontecerá até cerca de 7 anos após o arrebatamento. No arrebatamento o Senhor vem secretamente, num piscar de olhos (<text:a xlink:type="simple" xlink:href="http://bibliaonline.com.br/acf/1co/15/52" office:name=""><text:span text:style-name="Definition">1 Co 15:52</text:span></text:a>) – em Sua vinda Ele vem publicamente e todo olho O verá (<text:a xlink:type="simple" xlink:href="http://bibliaonline.com.br/acf/ap/1/7" office:name=""><text:span text:style-name="Definition">Apocalipse 1:7</text:span></text:a>). No arrebatamento Ele vem para libertar a Igreja (<text:a xlink:type="simple" xlink:href="http://bibliaonline.com.br/acf/1ts/1/10" office:name=""><text:span text:style-name="Definition">1Ts 1:10</text:span></text:a>) – em Sua vinda Ele vem para libertar Israel (<text:a xlink:type="simple" xlink:href="http://bibliaonline.com.br/acf/sl/6/1-4" office:name=""><text:span text:style-name="Definition">Sl 6:1-4</text:span></text:a>). No arrebatamento Ele vem nos ares para a Sua Igreja, pois é o Seu povo celestial (<text:a xlink:type="simple" xlink:href="http://bibliaonline.com.br/acf/1ts/4/15-18" office:name=""><text:span text:style-name="Definition">1Ts 4:15-18</text:span></text:a>) – em Sua vinda Ele volta à terra (no local chamado Monte das Oliveiras) para Israel que é o Seu povo terrenal (<text:a xlink:type="simple" xlink:href="http://bibliaonline.com.br/acf/zc/14/4,5" office:name=""><text:span text:style-name="Definition">Zc 14:4,5</text:span></text:a>). No arrebatamento é o próprio Senhor Quem reúne os Seus santos (<text:a xlink:type="simple" xlink:href="http://bibliaonline.com.br/acf/1ts/4/15-18" office:name=""><text:span text:style-name="Definition">1Ts 4:15-18</text:span></text:a>; <text:a xlink:type="simple" xlink:href="http://bibliaonline.com.br/acf/2ts/2/1" office:name=""><text:span text:style-name="Definition">2 Tessalonicenses 2:1</text:span></text:a>) – em Sua vinda Ele envia os Seus anjos para reunir os eleitos de Israel (<text:a xlink:type="simple" xlink:href="http://bibliaonline.com.br/acf/mt/24/30,31" office:name=""><text:span text:style-name="Definition">Mateus 24:30,31</text:span></text:a>). No arrebatamento Ele leva os crentes para fora deste mundo, deixando para trás os ímpios (<text:a xlink:type="simple" xlink:href="http://bibliaonline.com.br/acf/jo/14/2,3" office:name=""><text:span text:style-name="Definition">Jo 14:2,3</text:span></text:a>) – em Sua vinda os ímpios são tirados do mundo para julgamento e os crentes (aqueles que tiverem se convertido por meio do evangelho do Reino que será pregado durante a tribulação) são deixados para desfrutar de bênçãos na terra (<text:a xlink:type="simple" xlink:href="http://bibliaonline.com.br/acf/mt/13/41-43" office:name=""><text:span text:style-name="Definition">Mateus 13:41-43</text:span></text:a>; <text:a xlink:type="simple" xlink:href="http://bibliaonline.com.br/acf/mt/25/41" office:name=""><text:span text:style-name="Definition">25:41</text:span></text:a>). No arrebatamento Ele vem para libertar os Seus santos (a Igreja) da ira vindoura (<text:a xlink:type="simple" xlink:href="http://bibliaonline.com.br/acf/1ts/1/10" office:name=""><text:span text:style-name="Definition">1 Ts 1:10</text:span></text:a>) – em Sua vinda Ele vem para derramar a Sua ira (<text:a xlink:type="simple" xlink:href="http://bibliaonline.com.br/acf/ap/19/15" office:name=""><text:span text:style-name="Definition">Apocalipse 19:15</text:span></text:a>). No arrebatamento Ele vem como o Noivo, para receber Sua noiva, a Igreja (<text:a xlink:type="simple" xlink:href="http://bibliaonline.com.br/acf/mt/25/6,10" office:name=""><text:span text:style-name="Definition">Mateus 25:6,10</text:span></text:a>) – em Sua vinda Ele vem como o Filho do Homem em juízo sobre aqueles que O rejeitaram (<text:a xlink:type="simple" xlink:href="http://bibliaonline.com.br/acf/mt/24/27" office:name=""><text:span text:style-name="Definition">Mateus 24:27</text:span></text:a>, 28). No arrebatamento Ele vem como a “Estrela da Manhã” que desponta pouco antes de raiar o dia (<text:a xlink:type="simple" xlink:href="http://bibliaonline.com.br/acf/ap/22/16" office:name=""><text:span text:style-name="Definition">Apocalipse 22:16</text:span></text:a>) – em Sua vinda Ele vem como o “Sol de Justiça”, que é o próprio raiar do dia (<text:a xlink:type="simple" xlink:href="http://bibliaonline.com.br/acf/ml/4/2" office:name=""><text:span text:style-name="Definition">Ml 4:2</text:span></text:a>). No arrebatamento Ele vem sem quaisquer sinais, pois o cristão anda por fé e não por vista (<text:a xlink:type="simple" xlink:href="http://bibliaonline.com.br/acf/2co/5/7" office:name=""><text:span text:style-name="Definition">2 Co 5:7</text:span></text:a>) – já a Sua vinda será cercada de sinais pois os judeus pedem sinais (<text:a xlink:type="simple" xlink:href="http://bibliaonline.com.br/acf/lc/21/11,25-27" office:name=""><text:span text:style-name="Definition">Lc 21:11,25-27</text:span></text:a>; <text:a xlink:type="simple" xlink:href="http://bibliaonline.com.br/acf/1co/1/22" office:name=""><text:span text:style-name="Definition">1 Co 1:22</text:span></text:a>). Nas Escrituras NUNCA é feita referência ao arrebatamento como um “ladrão de noite”. Este termo refere-se à vinda do Senhor (<text:a xlink:type="simple" xlink:href="http://bibliaonline.com.br/acf/1ts/5/2" office:name=""><text:span text:style-name="Definition">1Ts 5:2</text:span></text:a>; <text:a xlink:type="simple" xlink:href="http://bibliaonline.com.br/acf/2pe/3/10" office:name=""><text:span text:style-name="Definition">2 Pe 3:10</text:span></text:a>; <text:a xlink:type="simple" xlink:href="http://bibliaonline.com.br/acf/mt/24/43" office:name=""><text:span text:style-name="Definition">Mateus 24:43</text:span></text:a>; <text:a xlink:type="simple" xlink:href="http://bibliaonline.com.br/acf/ap/16/15" office:name=""><text:span text:style-name="Definition">Apocalipse 16:15</text:span></text:a>; <text:a xlink:type="simple" xlink:href="http://bibliaonline.com.br/acf/ap/3/3" office:name=""><text:span text:style-name="Definition">3:3</text:span></text:a>). Em um certo sentido há três vindas. Sua vinda PARA o que era Seu (Primeira Vinda <text:a xlink:type="simple" xlink:href="http://bibliaonline.com.br/acf/jo/1/10,11" office:name=""><text:span text:style-name="Definition">João 1:10,11</text:span></text:a>; <text:a xlink:type="simple" xlink:href="http://bibliaonline.com.br/acf/hb/10/7" office:name=""><text:span text:style-name="Definition">Hebreus 10:7</text:span></text:a>), Sua vinda PARA os que Lhe pertencem (Arrebatamento <text:a xlink:type="simple" xlink:href="http://bibliaonline.com.br/acf/jo/14/2,3" office:name=""><text:span text:style-name="Definition">João 14:2,3</text:span></text:a>; <text:a xlink:type="simple" xlink:href="http://bibliaonline.com.br/acf/1ts/4/15-18" office:name=""><text:span text:style-name="Definition">1 Tessalonicenses 4:15-18</text:span></text:a> – N.T.: ou “PELOS que Lhe pertencem”), e Sua vinda COM os que Lhe pertencem (A Vinda de Cristo <text:a xlink:type="simple" xlink:href="http://bibliaonline.com.br/acf/jd/14" office:name=""><text:span text:style-name="Definition">Judas 1:14</text:span></text:a>). ] </text:p>
      <text:p text:style-name="Text_20_body">[ Nota: *Há duas ressurreições nas Escrituras (<text:a xlink:type="simple" xlink:href="http://bibliaonline.com.br/acf/jo/5/29" office:name=""><text:span text:style-name="Definition">Jo 5:29</text:span></text:a>; <text:a xlink:type="simple" xlink:href="http://bibliaonline.com.br/acf/atos/24/15" office:name=""><text:span text:style-name="Definition">Atos 24:15</text:span></text:a>). A “primeira ressurreição” (<text:a xlink:type="simple" xlink:href="http://bibliaonline.com.br/acf/ap/20/4-6" office:name=""><text:span text:style-name="Definition">Apocalipse 20:4-6</text:span></text:a>), também chamada de “ressurreição da vida” (<text:a xlink:type="simple" xlink:href="http://bibliaonline.com.br/acf/jo/5/29" office:name=""><text:span text:style-name="Definition">Jo 5:29</text:span></text:a>) e a “ressurreição do justo” (<text:a xlink:type="simple" xlink:href="http://bibliaonline.com.br/acf/lc/14/14" office:name=""><text:span text:style-name="Definition">Lc 14:14</text:span></text:a>), que é a ressurreição apenas dos justos que morreram na fé. Esta é mencionada como a ressurreição “dentre os mortos” (<text:a xlink:type="simple" xlink:href="http://bibliaonline.com.br/acf/fp/3/11" office:name=""><text:span text:style-name="Definition">Fp 3:11</text:span></text:a>; <text:a xlink:type="simple" xlink:href="http://bibliaonline.com.br/acf/cl/1/18" office:name=""><text:span text:style-name="Definition">Colossenses 1:18</text:span></text:a> e vv. seguintes – Almeida Versão Revisada), o que implica uma seleção. Todos os mortos não ressuscitam simultaneamente, mas alguns os justos) são selecionados e separados dos outros os ímpios). A primeira ressurreição acontece em três etapas: primeiro Cristo, as primícias, uma amostra dos outros que se seguirão (<text:a xlink:type="simple" xlink:href="http://bibliaonline.com.br/acf/mt/28/1-8" office:name=""><text:span text:style-name="Definition">Mateus 28:1-8</text:span></text:a>); em seguida, os que são de Cristo na Sua vinda (<text:a xlink:type="simple" xlink:href="http://bibliaonline.com.br/acf/1ts/4/15-18" office:name=""><text:span text:style-name="Definition">1Ts 4:15-18</text:span></text:a>; <text:a xlink:type="simple" xlink:href="http://bibliaonline.com.br/acf/1co/15/23" office:name=""><text:span text:style-name="Definition">1 Co 15:23</text:span></text:a>); e finalmente, os santos que se voltarão a Deus durante a tribulação, quando serão martirizados e, então, ressuscitados no final dos 7 anos (<text:a xlink:type="simple" xlink:href="http://bibliaonline.com.br/acf/ap/14/13" office:name=""><text:span text:style-name="Definition">Apocalipse 14:13</text:span></text:a>). Todos os que irão tomar parte na primeira ressurreição desfrutarão de uma herança celestial com Cristo e reinarão por sobre a terra (<text:a xlink:type="simple" xlink:href="http://bibliaonline.com.br/acf/ap/5/9-10" office:name=""><text:span text:style-name="Definition">Apocalipse 5:9-10</text:span></text:a>). A segunda, chamada “ressurreição da condenação” (<text:a xlink:type="simple" xlink:href="http://bibliaonline.com.br/acf/jo/5/29" office:name=""><text:span text:style-name="Definition">Jo 5:29</text:span></text:a>) e também “ressurreição dos injustos” (<text:a xlink:type="simple" xlink:href="http://bibliaonline.com.br/acf/atos/24/15" office:name=""><text:span text:style-name="Definition">Atos 24:15</text:span></text:a>), é a ressurreição das pessoas ímpias que morreram sem fé. Elas serão ressuscitadas após os 1.000 anos do reinado de Cristo (Milênio) (<text:a xlink:type="simple" xlink:href="http://bibliaonline.com.br/acf/ap/20/7,11-15" office:name=""><text:span text:style-name="Definition">Apocalipse 20:7, 11-15</text:span></text:a>). Todos os que forem ressuscitados naquela ocasião, do número dos que sobraram dos mortos, permanecerão diante do grande trono branco de Cristo para serem julgados de acordo com as obras ímpias que praticaram. Todos os que tomarem parte naquela ressurreição serão lançados no lago de fogo. <text:a xlink:type="simple" xlink:href="http://bibliaonline.com.br/acf/ap/20/11-15" office:name=""><text:span text:style-name="Definition">Apocalipse 20:11-15</text:span></text:a>. ] </text:p>
      <text:p text:style-name="Text_20_body">A voz do arcanjo é, aparentemente, a voz do próprio Senhor no poder do arcanjo. Parece estar mais em conexão com a ressurreição dos santos do Antigo Testamento. O Senhor apareceu frequentemente ao Seu povo naquela época numa forma angelical e eles estão familiarizados com aquela voz que lhes falou outrora. Ao som de Sua voz arcangélica os santos do Antigo Testamento sairão de seus sepulcros e também participarão da primeira ressurreição. <text:a xlink:type="simple" xlink:href="http://bibliaonline.com.br/acf/hb/11/40" office:name=""><text:span text:style-name="Definition">Hebreus 11:40</text:span></text:a>; <text:a xlink:type="simple" xlink:href="http://bibliaonline.com.br/acf/hb/12/23" office:name=""><text:span text:style-name="Definition">12:23</text:span></text:a> (“aperfeiçoados”). </text:p>
      <text:p text:style-name="Text_20_body">A trombeta de Deus* encerrará esta presente dispensação**, quando todos os crentes que estiverem vivos sobre a terra no momento de Sua vinda serão arrebatados juntamente com os santos do Antigo e Novo Testamentos, os quais ressuscitarão e sairão de seus sepulcros a fim de se encontrarem com o Senhor nos ares.</text:p>
      <text:p text:style-name="Text_20_body">[ Nota: *Não se deve confundir aqui a trombeta de Deus com a última das sete trombetas de <text:a xlink:type="simple" xlink:href="http://bibliaonline.com.br/acf/ap/11/15-18" office:name=""><text:span text:style-name="Definition">Apocalipse 11:15-18</text:span></text:a>, as quais serão tocadas 7 anos mais tarde, no final da tribulação, quando Cristo descerá do céu (a Vinda de Cristo) para tomar posse do Reino neste mundo. Tampouco ela deve ser confundida com a trombeta soada em <text:a xlink:type="simple" xlink:href="http://bibliaonline.com.br/acf/mt/24/30,31" office:name=""><text:span text:style-name="Definition">Mateus 24:30,31</text:span></text:a> e <text:a xlink:type="simple" xlink:href="http://bibliaonline.com.br/acf/is/27/13" office:name=""><text:span text:style-name="Definition">Isaías 27:13</text:span></text:a>, que refere-se à reunião de Israel, pelos anjos, após a vinda de Cristo. ] </text:p>
      <text:p text:style-name="Text_20_body">[ Nota: ** Uma dispensação é a maneira como Deus trata com o homem durante um determinado período de tempo, quando este é provado e testado quanto à obediência a certas revelações definidas da vontade de Deus. Por exemplo, desde os dias de Moisés até Cristo o homem foi provado sob a Lei. O período atual é chamado de “dispensação da graça de Deus” (<text:a xlink:type="simple" xlink:href="http://bibliaonline.com.br/acf/ef/3/2" office:name=""><text:span text:style-name="Definition">Ef 3:2</text:span></text:a>). No Milênio o homem será provado sob o reinado pessoal de Cristo, sem a presença de um tentador (Satanás). É a chamada “dispensação da plenitude dos tempos” (<text:a xlink:type="simple" xlink:href="http://bibliaonline.com.br/acf/ef/1/10" office:name=""><text:span text:style-name="Definition">Ef 1:10</text:span></text:a>). Existem ao todo sete dispensações nas quais o homem tem sido provado: em inocência, em consciência (da expulsão do jardim do Éden ao dilúvio), em autoridade ou governo (do dilúvio a Abraão), sob a promessa (de Abraão a Lei), sob a Lei (da Lei a Cristo), sob a graça (de Cristo ao arrebatamento), sob o reinado pessoal de Cristo (da vinda de Cristo ao final do Milênio). ] </text:p>
      <text:p text:style-name="Text_20_body">os corpos dos santos arrebatados para encontrar o Senhor nos ares passarão por uma transformação. Não se trata de receberem novos corpos, mas corpos modificados (<text:a xlink:type="simple" xlink:href="http://bibliaonline.com.br/acf/1co/15/51,52" office:name=""><text:span text:style-name="Definition">1 Co 15:51, 52</text:span></text:a>; <text:a xlink:type="simple" xlink:href="http://bibliaonline.com.br/acf/fp/3/21" office:name=""><text:span text:style-name="Definition">Filipenses 3:21</text:span></text:a>; <text:a xlink:type="simple" xlink:href="http://bibliaonline.com.br/acf/jó/14/14" office:name=""><text:span text:style-name="Definition">Jó 14:14</text:span></text:a>). Seus corpos serão glorificados como aconteceu com o corpo do Senhor Jesus Cristo na ressurreição. <text:a xlink:type="simple" xlink:href="http://bibliaonline.com.br/acf/rm/8/17,28-30" office:name=""><text:span text:style-name="Definition">Romanos 8:17,28-30</text:span></text:a>; <text:a xlink:type="simple" xlink:href="http://bibliaonline.com.br/acf/fp/3/21" office:name=""><text:span text:style-name="Definition">Filipenses 3:21</text:span></text:a>; <text:a xlink:type="simple" xlink:href="http://bibliaonline.com.br/acf/lc/24/39" office:name=""><text:span text:style-name="Definition">Lucas 24:39</text:span></text:a>. </text:p>
      <text:p text:style-name="Text_20_body">os santos arrebatados experimentarão, além de uma mudança física, uma permanente semelhança moral a Cristo. Essa obra moral nos santos, que é efetuada pelo Espírito de Deus, já teve início enquanto ainda se encontram neste mundo, mas então ela se completará. (<text:a xlink:type="simple" xlink:href="http://bibliaonline.com.br/acf/rm/8/28-30" office:name=""><text:span text:style-name="Definition">Rm 8:28-30</text:span></text:a>; <text:a xlink:type="simple" xlink:href="http://bibliaonline.com.br/acf/2co/3/18" office:name=""><text:span text:style-name="Definition">2 Co 3:18</text:span></text:a>). Serão todos semelhantes a Cristo fisicamente (<text:a xlink:type="simple" xlink:href="http://bibliaonline.com.br/acf/fp/3/21" office:name=""><text:span text:style-name="Definition">Fp 3:21</text:span></text:a>) e moralmente (<text:a xlink:type="simple" xlink:href="http://bibliaonline.com.br/acf/1jo/3/2" office:name=""><text:span text:style-name="Definition">1 João 3:2</text:span></text:a>) para todo o sempre. </text:p>
      <text:p text:style-name="Text_20_body">A natureza pecadora arruinada será erradicada dos santos arrebatados. Eles não pecarão mais. <text:a xlink:type="simple" xlink:href="http://bibliaonline.com.br/acf/hb/11/40" office:name=""><text:span text:style-name="Definition">Hebreus 11:40</text:span></text:a>; <text:a xlink:type="simple" xlink:href="http://bibliaonline.com.br/acf/hb/12/23" office:name=""><text:span text:style-name="Definition">12:23</text:span></text:a> (“aperfeiçoados” diz respeito à pessoa na sua totalidade – corpo, alma e espírito), <text:a xlink:type="simple" xlink:href="http://bibliaonline.com.br/acf/nm/24/20" office:name=""><text:span text:style-name="Definition">Números 24:20</text:span></text:a> (“Amaleque” tipifica a carne). </text:p>
      <text:p text:style-name="Text_20_body">As crianças com idade insuficiente para serem consideradas responsáveis por seus pecados, cujos pais (ou mesmo um deles) são redimidos, subirão também para encontrar o Senhor nos ares. (<text:a xlink:type="simple" xlink:href="http://bibliaonline.com.br/acf/1co/7/14" office:name=""><text:span text:style-name="Definition">1 Co 7:14</text:span></text:a> ”santos”.) os filhos de pais incrédulos serão deixados com seus pais não salvos para entrarem na tribulação.* À medida que forem crescendo, durante a tribulação, terão oportunidade de ouvir e crer no Evangelho do Reino. Se algum deles for morto durante os sete anos de tribulação, sua alma estará a salvo com Cristo no céu (<text:a xlink:type="simple" xlink:href="http://bibliaonline.com.br/acf/mt/18/10,11" office:name=""><text:span text:style-name="Definition">Mateus 18:10,11</text:span></text:a>). De qualquer modo isto seria um ato de misericórdia, pois se fossem deixados para crescer e atingir a idade adulta separados da operação da graça de Deus, iriam se tornar como seus pais incrédulos, rejeitando o evangelho e sendo levados a juízo. </text:p>
      <text:p text:style-name="Text_20_body">[ Nota: *Por ocasião do arrebatamento o mundo não ficará esvaziado de suas crianças. “Deus não assaltará o berço do incrédulo no arrebatamento” (C.H. Brown). Os tipos de juízo lançados sobre o mundo no livro de Gênesis nos dão indícios disto. Por ocasião do dilúvio os incrédulos e suas famílias não foram tirados antes que caísse o juízo, como aconteceu no caso de Noé e sua família. Do mesmo modo, no julgamento de Sodoma e Gomorra as famílias incrédulas daquelas cidades não foram tiradas antes que caísse o fogo e a saraiva, como aconteceu com a família de Ló. ]</text:p>
      <text:p text:style-name="Text_20_body">O Espírito de Deus, na forma como age atualmente, também será tirado da terra. Hoje Ele habita na Igreja que está na terra – a Igreja é Sua habitação. O Senhor prometeu que o Espírito jamais deixaria a Igreja, uma vez que tivesse vindo para habitar nela (<text:a xlink:type="simple" xlink:href="http://bibliaonline.com.br/acf/atos/2/1-4" office:name=""><text:span text:style-name="Definition">Atos 2:1-4</text:span></text:a>; <text:a xlink:type="simple" xlink:href="http://bibliaonline.com.br/acf/1co/12/13" office:name=""><text:span text:style-name="Definition">1 Co 12:13</text:span></text:a>; <text:a xlink:type="simple" xlink:href="http://bibliaonline.com.br/acf/jo/14/16" office:name=""><text:span text:style-name="Definition">Jo 14:16</text:span></text:a>). Quando a Igreja for chamada para a glória, o Espírito Santo sairá deste mundo juntamente com ela para nunca mais vir aqui habitar. Isto não significa que o Espírito deixará de trabalhar sobre a terra, porém daquela hora em diante Ele fará Sua obra neste mundo a partir de Seu lugar no céu, como fazia antes do Pentecostes na época do Antigo Testamento). Continuará a operar em uma diversidade de ações (<text:a xlink:type="simple" xlink:href="http://bibliaonline.com.br/acf/ap/1/4" office:name=""><text:span text:style-name="Definition">Apocalipse 1:4</text:span></text:a>), como no despertamento das almas, etc. <text:a xlink:type="simple" xlink:href="http://bibliaonline.com.br/acf/2ts/2/6,7" office:name=""><text:span text:style-name="Definition">2 Tessalonicenses 2:6,7</text:span></text:a>.* </text:p>
      <text:p text:style-name="Text_20_body">[ Nota: *Alguns poderiam perguntar: “Como podemos saber quando o Espírito será tirado?” Cremos que pelas três passagens seguintes fica evidente que isso acontecerá por ocasião do arrebatamento. <text:a xlink:type="simple" xlink:href="http://bibliaonline.com.br/acf/jo/14/16,17" office:name=""><text:span text:style-name="Definition">João 14:16,17</text:span></text:a>. Na noite em que foi traído, o Senhor prometeu a Seus discípulos que quando o Espírito de Deus viesse para fazer morada na Igreja (<text:a xlink:type="simple" xlink:href="http://bibliaonline.com.br/acf/atos/2" office:name=""><text:span text:style-name="Definition">Atos 2</text:span></text:a>), isto seria para sempre. Quando a Igreja for chamada para fora deste mundo, no arrebatamento, o Espírito de Deus irá junto pois o Senhor disse que Ele (o Espírito) nunca os deixaria. Isto também é encontrado no livro de Apocalipse. Nos primeiros três capítulos, quando a Igreja é vista como estando na terra, o Espírito é encontrado falando constantemente à Igreja. Mas depois do capítulo <text:a xlink:type="simple" xlink:href="http://bibliaonline.com.br/acf/ap/4/1,2" office:name=""><text:span text:style-name="Definition">4:1,2</text:span></text:a>, quando a Igreja é representada como sendo tirada do mundo, o Espírito não é mais mencionado até os capítulos <text:a xlink:type="simple" xlink:href="http://bibliaonline.com.br/acf/ap/14/13" office:name=""><text:span text:style-name="Definition">14:13</text:span></text:a> e <text:a xlink:type="simple" xlink:href="http://bibliaonline.com.br/acf/ap/22/17" office:name=""><text:span text:style-name="Definition">22:17</text:span></text:a>, os quais se passam após a tribulação. Compare também os capítulos <text:a xlink:type="simple" xlink:href="http://bibliaonline.com.br/acf/ap/2/7,11,17,29" office:name=""><text:span text:style-name="Definition">2:7,11,17,29</text:span></text:a>; <text:a xlink:type="simple" xlink:href="http://bibliaonline.com.br/acf/ap/3/6,13,22" office:name=""><text:span text:style-name="Definition">3:6,13,22</text:span></text:a> com o capítulo <text:a xlink:type="simple" xlink:href="http://bibliaonline.com.br/acf/ap/13/9" office:name=""><text:span text:style-name="Definition">13:9</text:span></text:a> – note a evidente ausência de uma menção ao Espírito. Isto é visto também tipificado em <text:a xlink:type="simple" xlink:href="http://bibliaonline.com.br/acf/gn/24" office:name=""><text:span text:style-name="Definition">Gênesis24</text:span></text:a> onde é procurada uma noiva (a Igreja) para Isaque (Cristo) pelo servo (o Espírito de Deus). Assim que a noiva foi assegurada pelo servo, ele a levou ao longo de todo o caminho de volta à casa, a Isaque, que estava aguardando por ela. Assim como o servo voltou para casa com a noiva, também o Espírito Santo voltará para o Lar com a Igreja quando o Senhor vier (no arrebatamento). Isto não quer dizer que o Espírito de Deus deixará de agir sobre a terra. Ele continuará a fazê-lo do Seu lugar no céu, assim como fez nos tempos do Antigo Testamento, vivificando as almas, etc. Mas quando a Igreja for chamada para fora deste mundo, o Espírito deixará de fazer morada na terra. ] </text:p>
      <text:p text:style-name="Text_20_body">A partir dessa ocasião, o Noivo (Cristo), a Noiva (a Igreja), e os amigos do Noivo os santos do Antigo Testamento, etc.) estarão juntos para sempre. <text:a xlink:type="simple" xlink:href="http://bibliaonline.com.br/acf/1ts/4/17" office:name=""><text:span text:style-name="Definition">1 Tessalonicenses 4:17</text:span></text:a>; <text:a xlink:type="simple" xlink:href="http://bibliaonline.com.br/acf/hb/11/40" office:name=""><text:span text:style-name="Definition">Hebreus 11:40</text:span></text:a>. </text:p>
      <text:p text:style-name="Text_20_body">Eu e Ele, em radiante glória,</text:p>
      <text:p text:style-name="Text_20_body">Iremos profundo gozo desfrutar;</text:p>
      <text:p text:style-name="Text_20_body">Meu gozo será estar com Ele pra sempre,</text:p>
      <text:p text:style-name="Text_20_body">E o dEle, de ter-me no Seu Lar.</text:p>
      <text:p text:style-name="Text_20_body">A Igreja não passará pela tribulação. Ela será levada para a glória na vinda do Senhor (arrebatamento). (“Eu te guardarei da hora da tentação (tribulação) que há de vir sobre todo o mundo” <text:a xlink:type="simple" xlink:href="http://bibliaonline.com.br/acf/ap/3/10" office:name=""><text:span text:style-name="Definition">Apocalipse 3:10</text:span></text:a>.) </text:p>
      <text:p text:style-name="Text_20_body">Tudo se passará “num momento, num piscar de olhos”. <text:a xlink:type="simple" xlink:href="http://bibliaonline.com.br/acf/1co/15/51-56" office:name=""><text:span text:style-name="Definition">1 Co 15:51-56</text:span></text:a>. </text:p>
      <text:h text:style-name="Heading_20_1" text:outline-level="1">DEPOIS DESTAS COISAS</text:h>
      <text:p text:style-name="First_20_paragraph">Todos os que não conhecem ao Senhor Jesus Cristo como Salvador, cujos pecados não tiverem sido lavados em Seu sangue, serão deixados na terra para passar pela tribulação. <text:a xlink:type="simple" xlink:href="http://bibliaonline.com.br/acf/mt/25/10-12" office:name=""><text:span text:style-name="Definition">Mateus 25:10-12</text:span></text:a>. </text:p>
      <text:p text:style-name="Text_20_body">O Evangelho da graça de Deus (<text:a xlink:type="simple" xlink:href="http://bibliaonline.com.br/acf/atos/20/24" office:name=""><text:span text:style-name="Definition">Atos 20:24</text:span></text:a>) que promete justificação pela fé em Cristo e o céu como lar eterno, já não será mais pregado. Aqueles que conscientemente rejeitaram esta grande salvação nunca mais terão outra oportunidade de serem salvos. <text:a xlink:type="simple" xlink:href="http://bibliaonline.com.br/acf/hb/2/3" office:name=""><text:span text:style-name="Definition">Hebreus 2:3</text:span></text:a>; <text:a xlink:type="simple" xlink:href="http://bibliaonline.com.br/acf/atos/13/38-41" office:name=""><text:span text:style-name="Definition">Atos 13:38-41</text:span></text:a>. </text:p>
      <text:p text:style-name="Text_20_body">O Senhor guiará os Seus santos à casa do Pai nas alturas. <text:a xlink:type="simple" xlink:href="http://bibliaonline.com.br/acf/jo/14/2,3" office:name=""><text:span text:style-name="Definition">Jo 14:2,3</text:span></text:a>; <text:a xlink:type="simple" xlink:href="http://bibliaonline.com.br/acf/hb/2/13" office:name=""><text:span text:style-name="Definition">Hebreus 2:13</text:span></text:a>. </text:p>
      <text:p text:style-name="Text_20_body">Após haver levado o Seu povo para a casa do Pai nas alturas, o Senhor os assentará à Sua mesa e os servirá de alegria celestial. <text:a xlink:type="simple" xlink:href="http://bibliaonline.com.br/acf/lc/12/37" office:name=""><text:span text:style-name="Definition">Lucas 12:37</text:span></text:a>. </text:p>
      <text:p text:style-name="Text_20_body">O tribunal de Cristo será estabelecido no céu, onde o Senhor se assentará como juiz.* Existem três razões principais para haver um julgamento. Primeiro, para magnificar a graça de Deus em atender às nossas necessidades como pecadores. Isso mostrará quão grande foi na realidade a nossa dívida em razão do pecado, quando os pecados e falhas de nossa vida forem manifestados. Iremos aprender quão imensa é Sua graça em passar por cima de tudo isso. A segunda razão é para que, em todas as coisas, seja revelada a perfeita sabedoria de Deus. Ele Se identificou com Seu povo. Naquela ocasião Ele responderá a todas as perguntas difíceis que tivemos acerca de nossa vida. Ele mostrará a razão porque as incômodas dificuldades foram necessárias para nossa formação. A terceira razão é para que sejam determinadas quais as recompensas (galardões) dos santos e o lugar que ocuparão no Reino. O resultado disso estimulará o eterno louvor dos santos de Deus. O caráter da sessão não será judicial. Não serão os pecados do crente que estarão em questão. Isto já foi resolvido de uma vez para sempre pela obra completa de Cristo na cruz. O conhecimento disto dá ao crente grande ousadia, uma vez que lhe assegura que não será surpreendido pelo dia do juízo (<text:a xlink:type="simple" xlink:href="http://bibliaonline.com.br/acf/1jo/4/17" office:name=""><text:span text:style-name="Definition">1 João 4:17</text:span></text:a>). O crente pode descansar em perfeita confiança na Palavra de Deus, que é fiel e lhe diz que “não entrará em condenação” (<text:a xlink:type="simple" xlink:href="http://bibliaonline.com.br/acf/jo/5/24" office:name=""><text:span text:style-name="Definition">Jo 5:24</text:span></text:a>; <text:a xlink:type="simple" xlink:href="http://bibliaonline.com.br/acf/rm/8/1" office:name=""><text:span text:style-name="Definition">Romanos 8:1</text:span></text:a>). Mas as ações do crente (<text:a xlink:type="simple" xlink:href="http://bibliaonline.com.br/acf/2co/5/10" office:name=""><text:span text:style-name="Definition">2 Co 5:10</text:span></text:a>), sua obra servil executada para o Senhor (<text:a xlink:type="simple" xlink:href="http://bibliaonline.com.br/acf/1co/3/9-15" office:name=""><text:span text:style-name="Definition">1 Co 3:9-15</text:span></text:a>), seus motivos (<text:a xlink:type="simple" xlink:href="http://bibliaonline.com.br/acf/1co/4/4-5" office:name=""><text:span text:style-name="Definition">1 Co 4:4-5</text:span></text:a>; <text:a xlink:type="simple" xlink:href="http://bibliaonline.com.br/acf/rm/2/15,16" office:name=""><text:span text:style-name="Definition">Romanos 2:15,16</text:span></text:a>), suas palavras (<text:a xlink:type="simple" xlink:href="http://bibliaonline.com.br/acf/mt/12/36,37" office:name=""><text:span text:style-name="Definition">Mateus 12:36,37</text:span></text:a>), e seu exercício pessoal (<text:a xlink:type="simple" xlink:href="http://bibliaonline.com.br/acf/rm/14/1-12" office:name=""><text:span text:style-name="Definition">Rm 14:1-12</text:span></text:a>), será tudo repassado diante do santo olho do Senhor Jesus Cristo. Tudo na vida do crente será manifestado naquele dia, tanto o que praticou antes, como depois de sua conversão.** Isso revelará o que foi o ilimitado amor e a paciente graça do Senhor durante a vida do crente. Os crentes bendirão a mão que os guiou e o coração que planejou tudo enquanto aprendiam que “Seu caminho é perfeito.” <text:a xlink:type="simple" xlink:href="http://bibliaonline.com.br/acf/sl/18/30" office:name=""><text:span text:style-name="Definition">Salmos 18:30</text:span></text:a>. </text:p>
      <text:p text:style-name="Text_20_body">[ Nota: *Existem dois tipos de juiz. Cristo executará juízo no caráter de ambos. Um tipo de juiz é aquele que está no caráter de alguém investido de autoridade para decretar a sentença em juízo sobre um réu culpado, por exemplo, um juiz que atua nas cortes judiciais de um país. O cristão nunca se encontrará perante Cristo neste caráter de Juiz (<text:a xlink:type="simple" xlink:href="http://bibliaonline.com.br/acf/jo/5/24" office:name=""><text:span text:style-name="Definition">Jo 5:24</text:span></text:a>; <text:a xlink:type="simple" xlink:href="http://bibliaonline.com.br/acf/rm/8/1" office:name=""><text:span text:style-name="Definition">Romanos 8:1</text:span></text:a>). O outro tipo é o juiz que atua como um árbitro, tendo conhecimento suficiente para decidir o mérito de um determinado assunto, por exemplo, um juiz de algum concurso ou exposição de arte. Este tipo de juiz avalia a qualidade e beleza de uma determinada obra em exposição. É neste segundo caráter que Cristo é visto como Juiz para com os crentes. ] </text:p>
      <text:p text:style-name="Text_20_body">Quando eu estiver diante do trono presente,</text:p>
      <text:p text:style-name="Text_20_body">Coberto de adornos que não conquistei;</text:p>
      <text:p text:style-name="Text_20_body">Então ao Senhor conhecerei plenamente,</text:p>
      <text:p text:style-name="Text_20_body">Então saberei o quanto tenho e não sei.</text:p>
      <text:p text:style-name="Text_20_body">[ Nota: ** Alguns poderão discordar disto, mas as Escrituras (<text:a xlink:type="simple" xlink:href="http://bibliaonline.com.br/acf/2co/5/10" office:name=""><text:span text:style-name="Definition">2 Co 5:10</text:span></text:a>) declaram claramente que trata-se das ações efetuadas por meio do corpo, e não das ações praticadas após a conversão. Todos nós estávamos no corpo antes de sermos convertidos. Será necessário ter tudo manifestado na vida do crente, para mostrar que a inigualável graça do Senhor é tão grande que a tudo sobrepuja. Onde abundou o pecado a graça abundou ainda muito mais (<text:a xlink:type="simple" xlink:href="http://bibliaonline.com.br/acf/rm/5/20" office:name=""><text:span text:style-name="Definition">Rm 5:20</text:span></text:a>). Deve ser também lembrado que os santos estarão glorificados nessa ocasião e não serão manchados pelo conhecimento de tais coisas reveladas. Naquele dia aprenderemos de uma vez para sempre quão má é a carne, e isso tão somente magnificará a graça que nos buscou e nos encontrou. Ninguém estará apontando seu dedo a outrem. Todos terão sido levados para lá com base numa só coisa: graça, e tão somente graça. E então, ao descobrirmos, em meio a tudo isso, que Ele encontrará um motivo para nos galardoar, seremos vencidos por uma compreensão do Seu amor e graça de uma forma muito mais profunda do que jamais poderia ser alcançada se não fosse tudo revelado a nós. Isso irá gerar as mais altas e vibrantes notas de louvor “Àquele que nos ama e em Seu sangue nos lavou dos nossos pecados” (<text:a xlink:type="simple" xlink:href="http://bibliaonline.com.br/acf/ap/1/5" office:name=""><text:span text:style-name="Definition">Apocalipse 1:5</text:span></text:a>). ] </text:p>
      <text:p text:style-name="Text_20_body">Todos receberão uma recompensa. Cada um receberá o louvor vindo de Deus (<text:a xlink:type="simple" xlink:href="http://bibliaonline.com.br/acf/1co/4/5" office:name=""><text:span text:style-name="Definition">1 Co 4:5</text:span></text:a>; <text:a xlink:type="simple" xlink:href="http://bibliaonline.com.br/acf/mt/25/21-23" office:name=""><text:span text:style-name="Definition">Mateus 25:21-23</text:span></text:a>). Talvez existam sete coroas que serão dadas como recompensa. A coroa incorruptível (<text:a xlink:type="simple" xlink:href="http://bibliaonline.com.br/acf/1co/9/25" office:name=""><text:span text:style-name="Definition">1 Co 9:25</text:span></text:a>), a coroa de gozo (<text:a xlink:type="simple" xlink:href="http://bibliaonline.com.br/acf/1ts/2/19" office:name=""><text:span text:style-name="Definition">1Ts 2:19</text:span></text:a>), a coroa de justiça (<text:a xlink:type="simple" xlink:href="http://bibliaonline.com.br/acf/2tm/4/8" office:name=""><text:span text:style-name="Definition">2 Tm 4:8</text:span></text:a>), a coroa da vida (<text:a xlink:type="simple" xlink:href="http://bibliaonline.com.br/acf/tg/1/12" office:name=""><text:span text:style-name="Definition">Tg 1:12</text:span></text:a>; <text:a xlink:type="simple" xlink:href="http://bibliaonline.com.br/acf/ap/2/10" office:name=""><text:span text:style-name="Definition">Apocalipse 2:10</text:span></text:a>), a coroa da glória (<text:a xlink:type="simple" xlink:href="http://bibliaonline.com.br/acf/1pe/5/4" office:name=""><text:span text:style-name="Definition">1 Pe 5:4</text:span></text:a>), a coroa de ouro (<text:a xlink:type="simple" xlink:href="http://bibliaonline.com.br/acf/ap/4/4" office:name=""><text:span text:style-name="Definition">Apocalipse 4:4</text:span></text:a>) e a coroa dada aos que vencerem (<text:a xlink:type="simple" xlink:href="http://bibliaonline.com.br/acf/ap/3/11" office:name=""><text:span text:style-name="Definition">Apocalipse 3:11</text:span></text:a>). </text:p>
      <text:p text:style-name="Text_20_body">Todos os santos celestiais (representados nos 24 anciãos) tomarão os seus lugares em tronos ao redor do Senhor no céu e, enquanto olham para o Senhor em toda a Sua glória como Criador e Redentor, lançarão suas coroas e a si próprios aos Seus pés em adoração e louvor. <text:a xlink:type="simple" xlink:href="http://bibliaonline.com.br/acf/ap/4/10" office:name=""><text:span text:style-name="Definition">Apocalipse 4:10</text:span></text:a>. </text:p>
      <text:p text:style-name="Text_20_body">As bodas do Cordeiro (Cristo) acontecerão no céu.* A esposa é a Igreja. Os convidados para o banquete do casamento serão os amigos do Esposo (<text:a xlink:type="simple" xlink:href="http://bibliaonline.com.br/acf/jo/3/29" office:name=""><text:span text:style-name="Definition">Jo 3:29</text:span></text:a>), os santos do Antigo Testamento. <text:a xlink:type="simple" xlink:href="http://bibliaonline.com.br/acf/ap/19/6-10" office:name=""><text:span text:style-name="Definition">Apocalipse 19:6-10</text:span></text:a>. </text:p>
      <text:p text:style-name="Text_20_body">[ Nota: *É difícil situar com exatidão quando isso acontecerá. Será em algum momento após o tribunal de Cristo e antes da Sua vinda. ]</text:p>
      <text:p text:style-name="Text_20_body">Tão logo o Espírito Santo e a Igreja*, cuja presença na terra tem estado a refrear as paixões dos homens, forem tirados de cena, a corrupção e a violência se estabelecerão rapidamente. A moral será desprezada como o foi nos dias de Noé e Ló (<text:a xlink:type="simple" xlink:href="http://bibliaonline.com.br/acf/lc/17/26-29" office:name=""><text:span text:style-name="Definition">Lc 17:26-29</text:span></text:a>). A iniquidade se multiplicará. <text:a xlink:type="simple" xlink:href="http://bibliaonline.com.br/acf/2ts/2/6,7" office:name=""><text:span text:style-name="Definition">2 Tessalonicenses 2:6,7</text:span></text:a>; <text:a xlink:type="simple" xlink:href="http://bibliaonline.com.br/acf/mt/24/12" office:name=""><text:span text:style-name="Definition">Mateus 24:12</text:span></text:a>. </text:p>
      <text:p text:style-name="Text_20_body">[ Nota: *O povo de Deus é sal e luz neste mundo. Quando o sal (que antes da invenção do refrigerador era utilizado como conservante) for removido, a corrupção se estabelecerá. Quando a luz for embora, as trevas se derramarão. <text:a xlink:type="simple" xlink:href="http://bibliaonline.com.br/acf/mt/5/13-16" office:name=""><text:span text:style-name="Definition">Mateus 5:13-16</text:span></text:a>. ] </text:p>
      <text:p text:style-name="Text_20_body">Após a verdadeira Igreja ter sido chamada à glória, o sistema católico romano irá aparentemente congregar muitas seitas na cristandade (citadas como sendo seus filhos – <text:a xlink:type="simple" xlink:href="http://bibliaonline.com.br/acf/ap/2/23" office:name=""><text:span text:style-name="Definition">Apocalipse 2:23</text:span></text:a>) em um sistema religioso corrupto chamado “Mistério (religioso), a grande Babilônia, a mãe das prostituições.” Trata-se da falsa igreja. <text:a xlink:type="simple" xlink:href="http://bibliaonline.com.br/acf/ap/17/1,2" office:name=""><text:span text:style-name="Definition">Apocalipse 17:1,2</text:span></text:a>. </text:p>
      <text:p text:style-name="Text_20_body">Assim como a igreja de Roma buscou no passado influenciar o sistema governamental, ela entrará novamente na arena política em uma campanha para reunir as nações da Europa Ocidental e talvez alguma da América do Norte.* Países como Itália, Grã-Bretanha, França, Espanha e outros que desfrutaram da luz e dos privilégios do cristianismo sem fé em Cristo (sendo cristãos apenas nominais) estarão envolvidos na coalizão. O poder, dinheiro e influência dessas nações ajudarão a uni-las em uma confederação de dez nações identificada como sendo a Besta. A formação dessa Confederação Ocidental de nações é o renascimento do antigo Império Romano predito nas Escrituras. A ela também é feita referência como sendo a Babilônia, no seu aspecto político. <text:a xlink:type="simple" xlink:href="http://bibliaonline.com.br/acf/ap/6/1,2" office:name=""><text:span text:style-name="Definition">Apocalipse 6:1,2</text:span></text:a> (Primeiro selo); <text:a xlink:type="simple" xlink:href="http://bibliaonline.com.br/acf/ap/13/3" office:name=""><text:span text:style-name="Definition">Apocalipse 13:3</text:span></text:a>; <text:a xlink:type="simple" xlink:href="http://bibliaonline.com.br/acf/dn/2/41-43" office:name=""><text:span text:style-name="Definition">Daniel 2:41-43</text:span></text:a>; <text:a xlink:type="simple" xlink:href="http://bibliaonline.com.br/acf/dn/7/7,8" office:name=""><text:span text:style-name="Definition">Daniel 7:7,8</text:span></text:a>; <text:a xlink:type="simple" xlink:href="http://bibliaonline.com.br/acf/dn/7/19-27" office:name=""><text:span text:style-name="Definition">7:19-27</text:span></text:a>. </text:p>
      <text:p text:style-name="Text_20_body">[ Nota: *Muitos procuram saber onde a América se encaixa na profecia. <text:a xlink:type="simple" xlink:href="http://bibliaonline.com.br/acf/dn/2/43" office:name=""><text:span text:style-name="Definition">Daniel 2:43</text:span></text:a> mostra que o Império Romano, cujas raízes estão na Europa Ocidental, se misturará com “semente humana”. Sem dúvida, isto se refere à imigração dos povos da Europa Ocidental para as Américas do Norte, Central e do Sul. As Américas foram quase que totalmente povoadas pelos que vieram da Europa. Canadá tem os povos da França e Grã-Bretanha. Os Estados Unidos têm o povo da Grã-Bretanha e uma mistura de todas as outras nacionalidades Europeias. O México e outros países da América Central foram povoados principalmente pelos espanhóis. Os países da América do Sul são na maioria originários da Espanha, exceto o Brasil, povoado principalmente por portugueses. Todas estas nacionalidades são Europeias em sua origem.] </text:p>
      <text:p text:style-name="Text_20_body">A falsa igreja de Roma (o sistema religioso) controlará o Império revivido (o sistema político) durante algum tempo. É a isto que é feita referência como sendo a mulher montada sobre a Besta. <text:a xlink:type="simple" xlink:href="http://bibliaonline.com.br/acf/ap/17/1-13" office:name=""><text:span text:style-name="Definition">Apocalipse 17:1-13</text:span></text:a>. </text:p>
      <text:p text:style-name="Text_20_body">A cidade de Roma será a capital do Império recém-revivido, o trono imperial. <text:a xlink:type="simple" xlink:href="http://bibliaonline.com.br/acf/ap/17/9-13" office:name=""><text:span text:style-name="Definition">Apocalipse 17:9-13</text:span></text:a>. </text:p>
      <text:p text:style-name="Text_20_body">Ao mesmo tempo Deus colocará no coração dos judeus (as duas tribos, Judá e Benjamim) o desejo de voltar à terra de Israel. <text:a xlink:type="simple" xlink:href="http://bibliaonline.com.br/acf/gn/31/3" office:name=""><text:span text:style-name="Definition">Gênesis 31:3</text:span></text:a>; <text:a xlink:type="simple" xlink:href="http://bibliaonline.com.br/acf/is/18" office:name=""><text:span text:style-name="Definition">Isaías 18</text:span></text:a>. </text:p>
      <text:p text:style-name="Text_20_body">Um poder naval (provavelmente o Império Romano recém-revivido) auxiliará os judeus em seu propósito de voltar à terra de Israel. Essa potência marítima irá causar um retorno nacional dos judeus (das duas tribos). Cerca de 13 a 14 milhões de judeus irão retornar vindos de todas as partes do mundo, somente por razões políticas, comerciais e culturais. <text:a xlink:type="simple" xlink:href="http://bibliaonline.com.br/acf/is/18" office:name=""><text:span text:style-name="Definition">Isaías 18</text:span></text:a>; <text:a xlink:type="simple" xlink:href="http://bibliaonline.com.br/acf/sl/73/10" office:name=""><text:span text:style-name="Definition">Salmos 73:10</text:span></text:a>. </text:p>
      <text:p text:style-name="Text_20_body">A grande multidão de judeus voltará em incredulidade. Serão apóstatas, havendo abandonado o conhecimento de Deus e a Bíblia. <text:a xlink:type="simple" xlink:href="http://bibliaonline.com.br/acf/sl/73/8-12" office:name=""><text:span text:style-name="Definition">Salmos 73:8-12</text:span></text:a>; <text:a xlink:type="simple" xlink:href="http://bibliaonline.com.br/acf/sl/1/4-6" office:name=""><text:span text:style-name="Definition">1:4-6</text:span></text:a>; <text:a xlink:type="simple" xlink:href="http://bibliaonline.com.br/acf/is/17/10" office:name=""><text:span text:style-name="Definition">Isaías 17:10</text:span></text:a>. </text:p>
      <text:p text:style-name="Text_20_body">Dentre a multidão de judeus que voltam, haverá um notório remanescente temente a Deus e separado dos apóstatas por terem fé em Jeová. Eles temerão a Deus e tremerão da Sua Palavra. <text:a xlink:type="simple" xlink:href="http://bibliaonline.com.br/acf/sl/1/1-3" office:name=""><text:span text:style-name="Definition">Salmos 1:1-3</text:span></text:a>; <text:a xlink:type="simple" xlink:href="http://bibliaonline.com.br/acf/is/17/6,7" office:name=""><text:span text:style-name="Definition">Isaías 17:6,7</text:span></text:a>; <text:a xlink:type="simple" xlink:href="http://bibliaonline.com.br/acf/sl/66/2" office:name=""><text:span text:style-name="Definition">66:2</text:span></text:a>; <text:a xlink:type="simple" xlink:href="http://bibliaonline.com.br/acf/ml/3/16-18" office:name=""><text:span text:style-name="Definition">Malaquias 3:16-18</text:span></text:a>. </text:p>
      <text:p text:style-name="Text_20_body">A esperança do remanescente judeu fiel será a vinda do há muito esperado Messias para estabelecer o Reino em conformidade com as Escrituras do Antigo Testamento. <text:a xlink:type="simple" xlink:href="http://bibliaonline.com.br/acf/sl/2" office:name=""><text:span text:style-name="Definition">Salmos 2</text:span></text:a>. </text:p>
      <text:p text:style-name="Text_20_body">Alguns dentre o remanescente fiel, chamados de “maschilim” (“os sábios ou instruídos” – cf. anotação em <text:a xlink:type="simple" xlink:href="http://bibliaonline.com.br/acf/dn/11/33" office:name=""><text:span text:style-name="Definition">Daniel 11:33</text:span></text:a> na Bíblia traduzida por J.N.Darby) irão instruir os demais nos caminhos do Senhor. Em consequência disso surgirá um testemunho para Deus ao redor de Jerusalém. <text:a xlink:type="simple" xlink:href="http://bibliaonline.com.br/acf/dn/12/1-3,10" office:name=""><text:span text:style-name="Definition">Daniel 12:1-3,10</text:span></text:a>. </text:p>
      <text:p text:style-name="Text_20_body">O evangelho do Reino será pregado.* Serão principalmente os judeus que pregarão esse evangelho no início, porém mais tarde os gentios também o pregarão. Aqueles que não rejeitaram conscientemente o evangelho da graça de Deus pregado na era cristã, terão uma oportunidade de receber o evangelho do Reino. Uma grande multidão de judeus e gentios crerá no evangelho, sendo abençoada sobre a terra no estabelecimento do Reino. <text:a xlink:type="simple" xlink:href="http://bibliaonline.com.br/acf/mt/24/14" office:name=""><text:span text:style-name="Definition">Mateus 24:14</text:span></text:a>; <text:a xlink:type="simple" xlink:href="http://bibliaonline.com.br/acf/sl/96" office:name=""><text:span text:style-name="Definition">Salmos 96</text:span></text:a>; <text:a xlink:type="simple" xlink:href="http://bibliaonline.com.br/acf/ap/7" office:name=""><text:span text:style-name="Definition">Apocalipse 7</text:span></text:a>. </text:p>
      <text:p text:style-name="Text_20_body">[ Nota: *O evangelho do Reino não deve ser confundido com o evangelho da graça de Deus (<text:a xlink:type="simple" xlink:href="http://bibliaonline.com.br/acf/atos/20/24" office:name=""><text:span text:style-name="Definition">Atos 20:24</text:span></text:a>), que os cristãos estão pregando atualmente. O evangelho da graça de Deus promete justificação pela fé em Cristo e um lar com Ele no céu por toda a eternidade. O evangelho do Reino declara as boas novas da vinda do Rei que estabelecerá Seu Reino, em poder, sobre a terra. Aqueles que vierem a crer no evangelho do Reino quando for pregado, e forem preservados durante a tribulação, entrarão no Reino para usufruir de suas bênçãos sobre a terra. Trata-se do mesmo evangelho que era pregado antes do Pentecostes por João Batista (<text:a xlink:type="simple" xlink:href="http://bibliaonline.com.br/acf/mt/3/1,2" office:name=""><text:span text:style-name="Definition">Mateus 3:1,2</text:span></text:a>), pelo Senhor Jesus Cristo, o Rei (<text:a xlink:type="simple" xlink:href="http://bibliaonline.com.br/acf/mt/4/17" office:name=""><text:span text:style-name="Definition">Mateus 4:17</text:span></text:a>), e por Seus discípulos (<text:a xlink:type="simple" xlink:href="http://bibliaonline.com.br/acf/mt/10/7" office:name=""><text:span text:style-name="Definition">Mateus 10:7</text:span></text:a>). ] </text:p>
      <text:h text:style-name="Heading_20_1" text:outline-level="1">A SEPTUAGÉSIMA SEMANA DE DANIEL</text:h>
      <text:p text:style-name="First_20_paragraph">A grande multidão de judeus os “muitos” de <text:a xlink:type="simple" xlink:href="http://bibliaonline.com.br/acf/dn/9/27" office:name=""><text:span text:style-name="Definition">Daniel 9:27</text:span></text:a>) fará uma aliança com o Império Romano revivido para buscar o que pensarão ser uma proteção das nações árabes vizinhas e da crescente pressão política no Oriente Médio. Confiarão no poder militar de Roma (a Besta) ao invés de confiarem no Senhor. <text:a xlink:type="simple" xlink:href="http://bibliaonline.com.br/acf/dn/9/27" office:name=""><text:span text:style-name="Definition">Daniel 9:27</text:span></text:a>, <text:a xlink:type="simple" xlink:href="http://bibliaonline.com.br/acf/is/28/14-19" office:name=""><text:span text:style-name="Definition">Isaías 28:14-19</text:span></text:a>, <text:a xlink:type="simple" xlink:href="http://bibliaonline.com.br/acf/is/8/9" office:name=""><text:span text:style-name="Definition">Isaías 8:9</text:span></text:a>, <text:a xlink:type="simple" xlink:href="http://bibliaonline.com.br/acf/1ts/5/3" office:name=""><text:span text:style-name="Definition">I Ts 5:3</text:span></text:a>, <text:a xlink:type="simple" xlink:href="http://bibliaonline.com.br/acf/sl/20/7" office:name=""><text:span text:style-name="Definition">Salmos 20:7</text:span></text:a>. </text:p>
      <text:p text:style-name="Text_20_body">O remanescente fiel de judeus será aconselhado (provavelmente por meio da voz dos profetas entre eles) a não participar da aliança, mas a santificar o Senhor dos Exércitos em seus corações e confiar somente nEle. <text:a xlink:type="simple" xlink:href="http://bibliaonline.com.br/acf/is/8/11-13" office:name=""><text:span text:style-name="Definition">Isaías 8:11-13</text:span></text:a>, <text:a xlink:type="simple" xlink:href="http://bibliaonline.com.br/acf/sl/20/7" office:name=""><text:span text:style-name="Definition">Salmos 20:7</text:span></text:a>. </text:p>
      <text:p text:style-name="Text_20_body">A assinatura desse “concerto com a morte” e “aliança com o inferno”, entre os judeus e a Besta Romana, dará início à semana profética, das 70 Semanas de Daniel, então ainda por se cumprir.* Essa semana equivale a um período de sete anos.</text:p>
      <text:p text:style-name="Text_20_body">[ Nota: *Deve ser notado que esse período de sete anos da profecia não se inicia com o chamado da Igreja, conhecido como arrebatamento, mas com a aliança firmada. Haverá um curto período de tempo entre o arrebatamento da Igreja e o estabelecimento da aliança, talvez um período de dias ou semanas. Está claro que o Império Romano não pode fazer uma aliança com os judeus antes de existir. Isso requer que o Império seja antes restabelecido. <text:a xlink:type="simple" xlink:href="http://bibliaonline.com.br/acf/dn/9/27" office:name=""><text:span text:style-name="Definition">Daniel 9:27</text:span></text:a>; <text:a xlink:type="simple" xlink:href="http://bibliaonline.com.br/acf/is/28/14-19" office:name=""><text:span text:style-name="Definition">Isaías 28:14-19</text:span></text:a>. ] </text:p>
      <text:p text:style-name="Text_20_body">Haverá um período de sete anos de tribulação. Essa tribulação cairá sobre o mundo todo (<text:a xlink:type="simple" xlink:href="http://bibliaonline.com.br/acf/ap/3/10" office:name=""><text:span text:style-name="Definition">Apocalipse 3:10</text:span></text:a>) mas principalmente sobre os judeus por rejeitarem seu Messias (<text:a xlink:type="simple" xlink:href="http://bibliaonline.com.br/acf/jr/30/7" office:name=""><text:span text:style-name="Definition">Jr 30:7</text:span></text:a>). Durante esse período Deus começará a tratar com a nação de Israel para introduzir nas bênçãos do Reino aqueles dentre eles que forem autênticos. </text:p>
      <text:h text:style-name="Heading_20_1" text:outline-level="1">O PRINCÍPIO DE DORES</text:h>
      <text:p text:style-name="First_20_paragraph">O período dos primeiros três anos e meio da semana profética é chamado de “princípio de dores” <text:a xlink:type="simple" xlink:href="http://bibliaonline.com.br/acf/mt/24/8" office:name=""><text:span text:style-name="Definition">Mateus 24:8</text:span></text:a>. </text:p>
      <text:p text:style-name="Text_20_body">os judeus, ao retornarem à sua terra natal, trarão o que há de melhor no mundo, obtido por seu sucesso comercial. A terra de Israel ficará cheia de ouro, prata e tesouros sem fim. <text:a xlink:type="simple" xlink:href="http://bibliaonline.com.br/acf/gn/31/17,18" office:name=""><text:span text:style-name="Definition">Gênesis 31:17,18</text:span></text:a>; <text:a xlink:type="simple" xlink:href="http://bibliaonline.com.br/acf/is/2/7,8" office:name=""><text:span text:style-name="Definition">Isaías 2:7,8</text:span></text:a>; <text:a xlink:type="simple" xlink:href="http://bibliaonline.com.br/acf/sl/73/3-12" office:name=""><text:span text:style-name="Definition">Salmos 73:3-12</text:span></text:a>. </text:p>
      <text:p text:style-name="Text_20_body">os judeus apóstatas terão um templo na terra. Oferecerão sacrifícios, guardarão os sábados e festas apenas como uma tradição. <text:a xlink:type="simple" xlink:href="http://bibliaonline.com.br/acf/mt/24/15" office:name=""><text:span text:style-name="Definition">Mateus 24:15</text:span></text:a>; <text:a xlink:type="simple" xlink:href="http://bibliaonline.com.br/acf/2ts/2/4" office:name=""><text:span text:style-name="Definition">2 Tessalonicenses 2:4</text:span></text:a>; <text:a xlink:type="simple" xlink:href="http://bibliaonline.com.br/acf/sl/42/4" office:name=""><text:span text:style-name="Definition">Salmos 42:4</text:span></text:a>; <text:a xlink:type="simple" xlink:href="http://bibliaonline.com.br/acf/dn/9/27" office:name=""><text:span text:style-name="Definition">Daniel 9:27</text:span></text:a>, <text:a xlink:type="simple" xlink:href="http://bibliaonline.com.br/acf/dn/12/11" office:name=""><text:span text:style-name="Definition">12:11</text:span></text:a>; <text:a xlink:type="simple" xlink:href="http://bibliaonline.com.br/acf/is/1/10-15" office:name=""><text:span text:style-name="Definition">Isaías 1:10-15</text:span></text:a>; <text:a xlink:type="simple" xlink:href="http://bibliaonline.com.br/acf/sl/1" office:name=""><text:span text:style-name="Definition">Salmos 1-41</text:span></text:a> (Primeiro Livro dos Salmos); <text:a xlink:type="simple" xlink:href="http://bibliaonline.com.br/acf/sl/42" office:name=""><text:span text:style-name="Definition">Salmos 42</text:span></text:a>.* </text:p>
      <text:p text:style-name="Text_20_body">A grande multidão de judeus apóstatas será levada a adorar sem ter qualquer tipo de pensamento voltado para Deus. “Aquele que sacrifica uma ovelha será como o que degola um cachorro.” Seus caminhos diante do Senhor serão uma abominação. <text:a xlink:type="simple" xlink:href="http://bibliaonline.com.br/acf/is/1/10-15" office:name=""><text:span text:style-name="Definition">Isaías 1:10-15</text:span></text:a>, <text:a xlink:type="simple" xlink:href="http://bibliaonline.com.br/acf/is/66/3,4" office:name=""><text:span text:style-name="Definition">66:3,4</text:span></text:a>. </text:p>
      <text:p text:style-name="Text_20_body">os primeiros procedimentos do Senhor para com o mundo durante o período da tribulação terão um caráter providencial (isto é, terremotos, fome, pestes, etc.) Tais procedimentos são chamados selos de juízo. <text:a xlink:type="simple" xlink:href="http://bibliaonline.com.br/acf/ap/6/1-17" office:name=""><text:span text:style-name="Definition">Apocalipse 6:1-17</text:span></text:a>; <text:a xlink:type="simple" xlink:href="http://bibliaonline.com.br/acf/mt/24/6,7" office:name=""><text:span text:style-name="Definition">Mateus 24:6,7</text:span></text:a>. </text:p>
      <text:p text:style-name="Text_20_body">Não muito depois de os judeus haverem retornado à terra de Israel, as condições no Oriente Médio, Europa Ocidental e provavelmente na América (a terra profética) se tornarão intranquilas. Haverá conflitos em todos os aspectos da vida. A violência e o derramamento de sangue serão abundantes. A paz civil será extirpada da terra. <text:a xlink:type="simple" xlink:href="http://bibliaonline.com.br/acf/ap/6/3,4" office:name=""><text:span text:style-name="Definition">Apocalipse 6:3,4</text:span></text:a> (Segundo selo). </text:p>
      <text:p text:style-name="Text_20_body">Guerras e rumores de guerras encherão o ar. <text:a xlink:type="simple" xlink:href="http://bibliaonline.com.br/acf/mt/24/6,7" office:name=""><text:span text:style-name="Definition">Mateus 24:6,7</text:span></text:a>. </text:p>
      <text:p text:style-name="Text_20_body">À medida que forem transcorrendo os primeiros três anos e meio, a agricultura começará a fracassar, seguindo-se a fome generalizada. Dores e aflições se multiplicarão. <text:a xlink:type="simple" xlink:href="http://bibliaonline.com.br/acf/ap/6/5,6" office:name=""><text:span text:style-name="Definition">Apocalipse 6:5,6</text:span></text:a> (Terceiro selo). <text:a xlink:type="simple" xlink:href="http://bibliaonline.com.br/acf/mt/24/7" office:name=""><text:span text:style-name="Definition">Mateus 24:7</text:span></text:a>. </text:p>
      <text:p text:style-name="Text_20_body">A privilegiada classe alta não será afetada inicialmente pela carestia. Muitos desses serão judeus que terão acumulado para si grandes fortunas. A classe trabalhadora, porém, sofrerá severamente. <text:a xlink:type="simple" xlink:href="http://bibliaonline.com.br/acf/ap/6/6" office:name=""><text:span text:style-name="Definition">Apocalipse 6:6</text:span></text:a>. </text:p>
      <text:p text:style-name="Text_20_body">A peste irá se alastrar pela Europa Ocidental (“a quarta parte da terra”). A morte virá em seguida. <text:a xlink:type="simple" xlink:href="http://bibliaonline.com.br/acf/ap/6/7,8" office:name=""><text:span text:style-name="Definition">Apocalipse 6:7,8</text:span></text:a> (Quarto selo). <text:a xlink:type="simple" xlink:href="http://bibliaonline.com.br/acf/mt/24/7" office:name=""><text:span text:style-name="Definition">Mateus 24:7</text:span></text:a>. </text:p>
      <text:p text:style-name="Text_20_body">Conforme o cenário vai se tornando mais tenebroso, o corrupto sistema religioso de Roma, com seu poder totalitário sobre o Império, começará a martirizar as testemunhas judias que estarão pregando o evangelho do Reino. O evangelho do Reino são as novas da vinda do Messias que subjugará todo domínio e estabelecerá Seu trono em Sião (Jerusalém), de onde julgará o mundo. Roma tratará essas testemunhas como revolucionários que buscam minar seu controle por meio da propagação de doutrinas acerca de um outro governo vindouro. Como resultado, muitas dessas fiéis testemunhas judias serão condenadas à morte por causa da Palavra de Deus e do testemunho que levarão. <text:a xlink:type="simple" xlink:href="http://bibliaonline.com.br/acf/ap/6/9-11" office:name=""><text:span text:style-name="Definition">Apocalipse 6:9-11</text:span></text:a>, (Quinto selo) <text:a xlink:type="simple" xlink:href="http://bibliaonline.com.br/acf/mt/24/9" office:name=""><text:span text:style-name="Definition">Mateus 24:9</text:span></text:a>, <text:a xlink:type="simple" xlink:href="http://bibliaonline.com.br/acf/1rs/19/1-3" office:name=""><text:span text:style-name="Definition">1 Reis 19:1-3</text:span></text:a>. </text:p>
      <text:p text:style-name="Text_20_body">À medida que for chegando a metade da semana, haverá guerra no céu. Miguel (o arcanjo) e seus anjos vencerão Satanás e seus anjos, expulsando-os do céu e lançando-os na terra. Satanás, sabendo que dispõe de pouco tempo, empregará toda a sua energia para arrastar o mundo após si. <text:a xlink:type="simple" xlink:href="http://bibliaonline.com.br/acf/ap/12/7-12" office:name=""><text:span text:style-name="Definition">Apocalipse 12:7-12</text:span></text:a>. </text:p>
      <text:p text:style-name="Text_20_body">os céus regozijar-se-ão quando Satanás for lançado fora. Ver-se-ão livres da presença do mal. Desse momento em diante a esfera de ação de Satanás ficará restrita à terra. <text:a xlink:type="simple" xlink:href="http://bibliaonline.com.br/acf/ap/12/12" office:name=""><text:span text:style-name="Definition">Apocalipse 12:12</text:span></text:a>. Compare <text:a xlink:type="simple" xlink:href="http://bibliaonline.com.br/acf/jó/15/15" office:name=""><text:span text:style-name="Definition">Jó 15:15</text:span></text:a>; <text:a xlink:type="simple" xlink:href="http://bibliaonline.com.br/acf/ef/2/2" office:name=""><text:span text:style-name="Definition">Ef 2:2</text:span></text:a>; <text:a xlink:type="simple" xlink:href="http://bibliaonline.com.br/acf/jó/6/18" office:name=""><text:span text:style-name="Definition">6:18</text:span></text:a>. </text:p>
      <text:p text:style-name="Text_20_body">Ao ser expulso do céu, Satanás causará uma grande convulsão no mundo, principalmente no ocidente. Ele entrará na arena política causando uma revolta geral. Haverá um colapso completo da ordem da autoridade civil e governamental. O governo do ocidente, sob a liderança da meretriz (a falsa igreja) se tornará caótico, resultando em desordem e anarquia. <text:a xlink:type="simple" xlink:href="http://bibliaonline.com.br/acf/ap/6/12-17" office:name=""><text:span text:style-name="Definition">Apocalipse 6:12-17</text:span></text:a> (Sexto selo). </text:p>
      <text:p text:style-name="Text_20_body">Isso semeará o terror nos corações dos habitantes da terra, enquanto assistem ao desmoronamento do sistema (ou seja, das repartições governamentais, negócios, organizações, etc.). Haverá “pânico dentre as nações em perplexidade, homens desmaiando em seus corações por causa do medo”, ao começarem a perceber o trovejar do juízo vindouro. <text:a xlink:type="simple" xlink:href="http://bibliaonline.com.br/acf/ap/6/15-17" office:name=""><text:span text:style-name="Definition">Apocalipse 6:15-17</text:span></text:a>, <text:a xlink:type="simple" xlink:href="http://bibliaonline.com.br/acf/lc/21/25,26" office:name=""><text:span text:style-name="Definition">Lucas 21:25,26</text:span></text:a>. </text:p>
      <text:h text:style-name="Heading_20_1" text:outline-level="1">A METADE DA SEMANA</text:h>
      <text:p text:style-name="First_20_paragraph">Satanás, necessitando de agentes para cumprir seu propósito, levantará um homem em meio ao confuso estado de coisas que ele criou no ocidente. Esse homem é o “chifre pequeno” (<text:a xlink:type="simple" xlink:href="http://bibliaonline.com.br/acf/dn/7/8,20,24,25" office:name=""><text:span text:style-name="Definition">Daniel 7:8,20,24,25</text:span></text:a>). Trata-se da “Besta” em pessoa. (<text:a xlink:type="simple" xlink:href="http://bibliaonline.com.br/acf/ap/13/1-8" office:name=""><text:span text:style-name="Definition">Apocalipse 13:1-8</text:span></text:a>, <text:a xlink:type="simple" xlink:href="http://bibliaonline.com.br/acf/ap/17/10-18" office:name=""><text:span text:style-name="Definition">17:10-18</text:span></text:a>, <text:a xlink:type="simple" xlink:href="http://bibliaonline.com.br/acf/ap/19/20" office:name=""><text:span text:style-name="Definition">19:20</text:span></text:a>), o “Rei de Babilônia” (<text:a xlink:type="simple" xlink:href="http://bibliaonline.com.br/acf/is/14/4" office:name=""><text:span text:style-name="Definition">Is 14:4</text:span></text:a>). Esse homem será também um gentio, pois a Besta vem do mar (<text:a xlink:type="simple" xlink:href="http://bibliaonline.com.br/acf/ap/13/1" office:name=""><text:span text:style-name="Definition">Apocalipse 13:1</text:span></text:a>, <text:a xlink:type="simple" xlink:href="http://bibliaonline.com.br/acf/ap/17/15" office:name=""><text:span text:style-name="Definition">17:15</text:span></text:a> – a inquieta situação dos povos gentios), e de entre os dez chifres que são as nações gentias da Europa Ocidental (<text:a xlink:type="simple" xlink:href="http://bibliaonline.com.br/acf/dn/7/8" office:name=""><text:span text:style-name="Definition">Daniel 7:8</text:span></text:a>, <text:a xlink:type="simple" xlink:href="http://bibliaonline.com.br/acf/dn/20/24,25" office:name=""><text:span text:style-name="Definition">20, 24,25</text:span></text:a>). </text:p>
      <text:p text:style-name="Text_20_body">Satanás investirá esse homem, “o chifre pequeno”, de extremo poder. Ele estará plenamente apto a ser um elo de ligação com Satanás. <text:a xlink:type="simple" xlink:href="http://bibliaonline.com.br/acf/ap/13/4" office:name=""><text:span text:style-name="Definition">Apocalipse 13:4</text:span></text:a>. </text:p>
      <text:p text:style-name="Text_20_body">Mediante o seu poder, Satanás controlará também os líderes governamentais (“estrelas”) do ocidente. <text:a xlink:type="simple" xlink:href="http://bibliaonline.com.br/acf/ap/12/4" office:name=""><text:span text:style-name="Definition">Apocalipse 12:4</text:span></text:a>. </text:p>
      <text:p text:style-name="Text_20_body">O “chifre pequeno”, com a ajuda do poder satânico, dominará rapidamente o Império Romano revivido e se tornará, como um ditador, a cabeça do Império. Parece que ele irá ganhar o controle do império por meio de intimidação. Após derrubar três dos dez chifres (as dez nações), os outros se submeterão dando a ele o seu poder.<text:a xlink:type="simple" xlink:href="http://bibliaonline.com.br/acf/dn/7/8,20,24,25" office:name=""><text:span text:style-name="Definition">Daniel 7:8,20,24,25</text:span></text:a>. <text:a xlink:type="simple" xlink:href="http://bibliaonline.com.br/acf/ap/17/13,17" office:name=""><text:span text:style-name="Definition">Apocalipse 17:13,17</text:span></text:a>. </text:p>
      <text:p text:style-name="Text_20_body">Imediatamente após isso, a Besta (a Confederação das dez nações), tendo o chifre pequeno por cabeça, irá destituir e destruir a meretriz (a falsa igreja), o sistema religioso que esteve controlando o Império durante os primeiros três anos e meio. É disso que nos fala o Apocalipse quando anuncia que a “Babilônia é caída”. A Babilônia política destrói a liderança religiosa do Império. <text:a xlink:type="simple" xlink:href="http://bibliaonline.com.br/acf/ap/14/8" office:name=""><text:span text:style-name="Definition">Apocalipse 14:8</text:span></text:a>, <text:a xlink:type="simple" xlink:href="http://bibliaonline.com.br/acf/ap/17/16" office:name=""><text:span text:style-name="Definition">17:16</text:span></text:a>, <text:a xlink:type="simple" xlink:href="http://bibliaonline.com.br/acf/ap/18/2" office:name=""><text:span text:style-name="Definition">18:2</text:span></text:a>. </text:p>
      <text:p text:style-name="Text_20_body">Havendo derrubado o sistema religioso, o Império assumirá uma nova e diferente forma, passando a ser satanicamente controlado pelo “chifre pequeno”.* A Besta irá continuar nessa forma por quarenta e dois meses (ou os últimos três anos e meio). <text:a xlink:type="simple" xlink:href="http://bibliaonline.com.br/acf/ap/13/2-8" office:name=""><text:span text:style-name="Definition">Apocalipse 13:2-8</text:span></text:a>. </text:p>
      <text:p text:style-name="Text_20_body">[ Nota: *Antes disso a Besta (a Confederação das dez nações) foi vista subindo do mar (<text:a xlink:type="simple" xlink:href="http://bibliaonline.com.br/acf/ap/13/1" office:name=""><text:span text:style-name="Definition">Apocalipse 13:1</text:span></text:a>), mas agora é vista como subindo do abismo (<text:a xlink:type="simple" xlink:href="http://bibliaonline.com.br/acf/ap/17/8" office:name=""><text:span text:style-name="Definition">Apocalipse 17:8</text:span></text:a>), o que implica um controle satânico. ] </text:p>
      <text:p text:style-name="Text_20_body">Todo o mundo se maravilhará diante da Besta (a Confederação Ocidental das dez nações) em sua nova forma. <text:a xlink:type="simple" xlink:href="http://bibliaonline.com.br/acf/ap/13/3" office:name=""><text:span text:style-name="Definition">Apocalipse 13:3</text:span></text:a>, <text:a xlink:type="simple" xlink:href="http://bibliaonline.com.br/acf/ap/17/8" office:name=""><text:span text:style-name="Definition">17:8</text:span></text:a>. </text:p>
      <text:p text:style-name="Text_20_body">Por volta dessa época um outro homem se levantará na terra de Israel, o qual será movido pela energia de Satanás (<text:a xlink:type="simple" xlink:href="http://bibliaonline.com.br/acf/2ts/2/9" office:name=""><text:span text:style-name="Definition">2Ts 2:9</text:span></text:a>). Ele será um israelita, talvez da tribo de Dã (<text:a xlink:type="simple" xlink:href="http://bibliaonline.com.br/acf/dn/11/37" office:name=""><text:span text:style-name="Definition">Daniel 11:37</text:span></text:a>, <text:a xlink:type="simple" xlink:href="http://bibliaonline.com.br/acf/gn/49/16,17" office:name=""><text:span text:style-name="Definition">Gênesis 49:16,17</text:span></text:a>, omitida também em <text:a xlink:type="simple" xlink:href="http://bibliaonline.com.br/acf/ap/7" office:name=""><text:span text:style-name="Definition">Apocalipse 7</text:span></text:a>). Ele irá agir em conjunto com a primeira Besta, o “chifre pequeno”, e será como o seu Primeiro Ministro. Ele é o “Anticristo” (<text:a xlink:type="simple" xlink:href="http://bibliaonline.com.br/acf/1jo/2/18" office:name=""><text:span text:style-name="Definition">1 Jo 2:18</text:span></text:a>), também conhecido como o “Rei” (<text:a xlink:type="simple" xlink:href="http://bibliaonline.com.br/acf/dn/11/36" office:name=""><text:span text:style-name="Definition">Daniel 11:36</text:span></text:a>, <text:a xlink:type="simple" xlink:href="http://bibliaonline.com.br/acf/is/8/21" office:name=""><text:span text:style-name="Definition">Isaías 8:21</text:span></text:a>, <text:a xlink:type="simple" xlink:href="http://bibliaonline.com.br/acf/is/30/33" office:name=""><text:span text:style-name="Definition">30:33</text:span></text:a>, <text:a xlink:type="simple" xlink:href="http://bibliaonline.com.br/acf/is/57/9" office:name=""><text:span text:style-name="Definition">57:9</text:span></text:a>), “o Homem do Pecado” (<text:a xlink:type="simple" xlink:href="http://bibliaonline.com.br/acf/2ts/2/3" office:name=""><text:span text:style-name="Definition">2 Ts 2:3</text:span></text:a>), “o Filho da Perdição” (<text:a xlink:type="simple" xlink:href="http://bibliaonline.com.br/acf/2ts/2/3" office:name=""><text:span text:style-name="Definition">2 Ts 2:3</text:span></text:a>), “o Iníquo” (<text:a xlink:type="simple" xlink:href="http://bibliaonline.com.br/acf/2ts/2/8" office:name=""><text:span text:style-name="Definition">2 Ts 2:8</text:span></text:a>) (ou “Ilícito” cf. trad. literal), a “Estrela Caída” (<text:a xlink:type="simple" xlink:href="http://bibliaonline.com.br/acf/ap/9/1" office:name=""><text:span text:style-name="Definition">Apocalipse 9:1</text:span></text:a>), “a Segunda Besta” (<text:a xlink:type="simple" xlink:href="http://bibliaonline.com.br/acf/ap/13/11-18" office:name=""><text:span text:style-name="Definition">Apocalipse 13:11-18</text:span></text:a>), “o Falso Profeta” (<text:a xlink:type="simple" xlink:href="http://bibliaonline.com.br/acf/ap/16/13" office:name=""><text:span text:style-name="Definition">Apocalipse 16:13</text:span></text:a>, <text:a xlink:type="simple" xlink:href="http://bibliaonline.com.br/acf/ap/19/20" office:name=""><text:span text:style-name="Definition">19:20</text:span></text:a>, <text:a xlink:type="simple" xlink:href="http://bibliaonline.com.br/acf/ap/20/10" office:name=""><text:span text:style-name="Definition">20:10</text:span></text:a>), “o Pastor Inútil” (<text:a xlink:type="simple" xlink:href="http://bibliaonline.com.br/acf/zc/11/15-17" office:name=""><text:span text:style-name="Definition">Zc 11:15-17</text:span></text:a>, <text:a xlink:type="simple" xlink:href="http://bibliaonline.com.br/acf/sl/14/1" office:name=""><text:span text:style-name="Definition">Salmos 14:1</text:span></text:a>, <text:a xlink:type="simple" xlink:href="http://bibliaonline.com.br/acf/sl/53/1" office:name=""><text:span text:style-name="Definition">Salmos 53:1</text:span></text:a>), “o Homem Sanguinário e Fraudulento” (<text:a xlink:type="simple" xlink:href="http://bibliaonline.com.br/acf/sl/5/6" office:name=""><text:span text:style-name="Definition">Sl 5:6</text:span></text:a>, etc.), “o Príncipe Profano e Ímpio de Israel” (<text:a xlink:type="simple" xlink:href="http://bibliaonline.com.br/acf/ez/21/25" office:name=""><text:span text:style-name="Definition">Ez 21:25</text:span></text:a>), e “o Príncipe de Tiro” (<text:a xlink:type="simple" xlink:href="http://bibliaonline.com.br/acf/ez/28/2" office:name=""><text:span text:style-name="Definition">Ez 28:2</text:span></text:a>). O Salmo 10 dá a descrição do caráter moral desse homem de pecado*. </text:p>
      <text:p text:style-name="Text_20_body">[ Nota: *O Anticristo é também tipificado pelas seguintes pessoas: Abimeleque (<text:a xlink:type="simple" xlink:href="http://bibliaonline.com.br/acf/jz/9" office:name=""><text:span text:style-name="Definition">Jz 9</text:span></text:a>); Saul (<text:a xlink:type="simple" xlink:href="http://bibliaonline.com.br/acf/1sm/8/-31" office:name=""><text:span text:style-name="Definition">1 Sm 8-31</text:span></text:a>); Absalão (<text:a xlink:type="simple" xlink:href="http://bibliaonline.com.br/acf/2sm/15/-19" office:name=""><text:span text:style-name="Definition">2 Sm 15-19</text:span></text:a>); Acabe (<text:a xlink:type="simple" xlink:href="http://bibliaonline.com.br/acf/1rs/16/-18" office:name=""><text:span text:style-name="Definition">1 Rs 16-18</text:span></text:a>); Acaz (<text:a xlink:type="simple" xlink:href="http://bibliaonline.com.br/acf/2rs/16" office:name=""><text:span text:style-name="Definition">2 Rs 16</text:span></text:a>); Sebna (<text:a xlink:type="simple" xlink:href="http://bibliaonline.com.br/acf/is/22" office:name=""><text:span text:style-name="Definition">Is 22</text:span></text:a>); Zedequias (<text:a xlink:type="simple" xlink:href="http://bibliaonline.com.br/acf/jr/39" office:name=""><text:span text:style-name="Definition">Jr 39</text:span></text:a> e 52); o Mercenário (<text:a xlink:type="simple" xlink:href="http://bibliaonline.com.br/acf/jo/10/10-13" office:name=""><text:span text:style-name="Definition">Jo 10:10-13</text:span></text:a>); Hamã (<text:a xlink:type="simple" xlink:href="http://bibliaonline.com.br/acf/et/3/-7" office:name=""><text:span text:style-name="Definition">Et 3-7</text:span></text:a>); Herodes (<text:a xlink:type="simple" xlink:href="http://bibliaonline.com.br/acf/mt/2" office:name=""><text:span text:style-name="Definition">Mateus 2</text:span></text:a>). ] </text:p>
      <text:p text:style-name="Text_20_body">Esse homem de pecado (o Anticristo) se apresentará aos judeus como seu Messias, e eles o receberão e farão dele o seu rei. Ele reinará sobre a terra de Israel. <text:a xlink:type="simple" xlink:href="http://bibliaonline.com.br/acf/jo/5/43" office:name=""><text:span text:style-name="Definition">João5:43</text:span></text:a>, <text:a xlink:type="simple" xlink:href="http://bibliaonline.com.br/acf/dn/11/36-39" office:name=""><text:span text:style-name="Definition">Daniel 11:36-39</text:span></text:a>, <text:a xlink:type="simple" xlink:href="http://bibliaonline.com.br/acf/2sm/15/2-6,11" office:name=""><text:span text:style-name="Definition">2 Samuel 15:2-6,11</text:span></text:a>. </text:p>
      <text:p text:style-name="Text_20_body">O Anticristo estabelecerá o seu trono de governo em Jerusalém, e irá promover seus corruptos lacaios e admiradores para que ocupem posições de governo sobre a terra de Israel. Jerusalém será totalmente entregue a toda a sorte de iniquidade. <text:a xlink:type="simple" xlink:href="http://bibliaonline.com.br/acf/is/1/21-23" office:name=""><text:span text:style-name="Definition">Isaías 1:21-23</text:span></text:a>, <text:a xlink:type="simple" xlink:href="http://bibliaonline.com.br/acf/dn/11/39" office:name=""><text:span text:style-name="Definition">Daniel 11:39</text:span></text:a>, <text:a xlink:type="simple" xlink:href="http://bibliaonline.com.br/acf/is/28/14" office:name=""><text:span text:style-name="Definition">Isaías 28:14</text:span></text:a>, <text:a xlink:type="simple" xlink:href="http://bibliaonline.com.br/acf/1sm/22/7,8" office:name=""><text:span text:style-name="Definition">1 Samuel 22:7,8</text:span></text:a>. </text:p>
      <text:p text:style-name="Text_20_body">A descrição moral dos judeus apóstatas que seguirão o Anticristo pode ser vista nas seguintes passagens: <text:a xlink:type="simple" xlink:href="http://bibliaonline.com.br/acf/sl/14" office:name=""><text:span text:style-name="Definition">Salmos 14</text:span></text:a>; <text:a xlink:type="simple" xlink:href="http://bibliaonline.com.br/acf/sl/35" office:name=""><text:span text:style-name="Definition">35</text:span></text:a>-<text:a xlink:type="simple" xlink:href="http://bibliaonline.com.br/acf/sl/36" office:name=""><text:span text:style-name="Definition">36</text:span></text:a>; <text:a xlink:type="simple" xlink:href="http://bibliaonline.com.br/acf/sl/73/3-12" office:name=""><text:span text:style-name="Definition">73:3-12</text:span></text:a>; <text:a xlink:type="simple" xlink:href="http://bibliaonline.com.br/acf/is/58" office:name=""><text:span text:style-name="Definition">Isaías 58</text:span></text:a>, <text:a xlink:type="simple" xlink:href="http://bibliaonline.com.br/acf/sl/59" office:name=""><text:span text:style-name="Definition">59</text:span></text:a>. </text:p>
      <text:p text:style-name="Text_20_body">A Besta, com a ajuda do Anticristo, irá romper a aliança com os judeus. Eles abolirão toda atividade religiosa em seus domínios (a parte ocidental da terra, inclusive Israel), fazendo cessar a falsa adoração de Israel e da corrupta cristandade. O objetivo é abrir caminho para a adoração da Besta e da sua imagem. <text:a xlink:type="simple" xlink:href="http://bibliaonline.com.br/acf/dn/9/27" office:name=""><text:span text:style-name="Definition">Daniel 9:27</text:span></text:a>; <text:a xlink:type="simple" xlink:href="http://bibliaonline.com.br/acf/ap/17/16" office:name=""><text:span text:style-name="Definition">Apocalipse 17:16</text:span></text:a>; <text:a xlink:type="simple" xlink:href="http://bibliaonline.com.br/acf/sl/55/20" office:name=""><text:span text:style-name="Definition">Salmos 55:20</text:span></text:a>. </text:p>
      <text:p text:style-name="Text_20_body">Uma imagem idólatra da Besta será colocada, pelo Anticristo, no templo em Jerusalém. Trata-se da “abominação da desolação”. Ele proclamará um edito por todo o Império para que a imagem seja adorada. A idolatria será imposta aos judeus em Israel. Essa adoração idólatra será também imposta aos adoradores terrenos da cristandade apóstata, que ouviram e recusaram o evangelho da graça de Deus durante a era cristã. <text:a xlink:type="simple" xlink:href="http://bibliaonline.com.br/acf/dn/3/1-7" office:name=""><text:span text:style-name="Definition">Daniel 3:1-7</text:span></text:a>; <text:a xlink:type="simple" xlink:href="http://bibliaonline.com.br/acf/dn/9/27" office:name=""><text:span text:style-name="Definition">9:27</text:span></text:a>; <text:a xlink:type="simple" xlink:href="http://bibliaonline.com.br/acf/dn/12/11" office:name=""><text:span text:style-name="Definition">12:11</text:span></text:a>; <text:a xlink:type="simple" xlink:href="http://bibliaonline.com.br/acf/mt/24/15" office:name=""><text:span text:style-name="Definition">Mateus 24:15</text:span></text:a>; <text:a xlink:type="simple" xlink:href="http://bibliaonline.com.br/acf/ap/13/12-15" office:name=""><text:span text:style-name="Definition">Apocalipse 13:12-15</text:span></text:a>; <text:a xlink:type="simple" xlink:href="http://bibliaonline.com.br/acf/2rs/16/10-18" office:name=""><text:span text:style-name="Definition">2 Reis 16:10-18</text:span></text:a>. </text:p>
      <text:p text:style-name="Text_20_body">A Besta e o Anticristo tomarão então o total controle da terra de Israel. Irão mantê-la cativa, como pertencente ao seu Império, pelos últimos três anos e meio. Tudo na terra de Israel ficará sujeito a eles. <text:a xlink:type="simple" xlink:href="http://bibliaonline.com.br/acf/ap/11/2" office:name=""><text:span text:style-name="Definition">Apocalipse 11:2</text:span></text:a>; <text:a xlink:type="simple" xlink:href="http://bibliaonline.com.br/acf/lc/21/24" office:name=""><text:span text:style-name="Definition">Lucas 21:24</text:span></text:a>; <text:a xlink:type="simple" xlink:href="http://bibliaonline.com.br/acf/ex/3/12" office:name=""><text:span text:style-name="Definition">Êxodo 3-12</text:span></text:a>).* </text:p>
      <text:p text:style-name="Text_20_body">[ Nota: *A Babilônia da antiguidade manteve os judeus em cativeiro há muito tempo atrás, mas os judeus irão uma vez mais ser cativos da Babilônia os Poderes Ocidentais) por intermédio da Besta e do Anticristo, e necessitarão de livramento. A libertação dos judeus de outrora chegou com a vinda de Ciro, o Rei da Pérsia, (chamado de escolhido do Senhor – <text:a xlink:type="simple" xlink:href="http://bibliaonline.com.br/acf/is/45/-48" office:name=""><text:span text:style-name="Definition">Isaías 45-48</text:span></text:a>:20), que derrotou os babilônios. Ciro é um tipo do Senhor Jesus, que aparecerá no final da tribulação para destruir a Besta e o Anticristo, dando ao remanescente fiel o livramento. Após Ciro haver libertado os judeus, deu ordem para que reconstruíssem o templo em Jerusalém e restabelecessem a adoração a Deus (<text:a xlink:type="simple" xlink:href="http://bibliaonline.com.br/acf/ed/1/1-11" office:name=""><text:span text:style-name="Definition">Ed 1:1-11</text:span></text:a>; <text:a xlink:type="simple" xlink:href="http://bibliaonline.com.br/acf/is/45/13" office:name=""><text:span text:style-name="Definition">Isaías 45:13</text:span></text:a>) o que o Senhor também irá fazer <text:a xlink:type="simple" xlink:href="http://bibliaonline.com.br/acf/ez/40" office:name=""><text:span text:style-name="Definition">Ezequiel 40-48</text:span></text:a>). ] </text:p>
      <text:p text:style-name="Text_20_body">Uma vez que todo o conhecimento de Deus será abolido dos domínios da Besta e do Anticristo, haverá uma fome pela Palavra de Deus. O povo irá buscar a Palavra do Senhor e não a encontrará. <text:a xlink:type="simple" xlink:href="http://bibliaonline.com.br/acf/am/8/11,12" office:name=""><text:span text:style-name="Definition">Am 8:11,12</text:span></text:a>. </text:p>
      <text:p text:style-name="Text_20_body">Deus enviará um forte engano sobre a terra. O Anticristo, por meio de suas maravilhas e sinais de mentira, enganará a culpada multidão apóstata de adoradores terrenos tanto da cristandade como de Israel, isto é, aqueles que rejeitaram conscientemente o evangelho da graça de Deus que é pregado hoje durante o período da Igreja. Eles crerão na mentira do Anticristo e adorarão a Besta e a sua imagem, selando sua sentença. <text:a xlink:type="simple" xlink:href="http://bibliaonline.com.br/acf/ap/13/11-15" office:name=""><text:span text:style-name="Definition">Apocalipse 13:11-15</text:span></text:a>; <text:a xlink:type="simple" xlink:href="http://bibliaonline.com.br/acf/2ts/2/9-12" office:name=""><text:span text:style-name="Definition">2 Tessalonicenses 2:9-12</text:span></text:a>. </text:p>
      <text:p text:style-name="Text_20_body">Além disso, o Anticristo irá fazer com que todos na terra ocidental (cristandade) e na terra de Israel recebam a marca da Besta tanto na testa como na mão direita. Sem essa marca as pessoas não poderão comprar ou vender. <text:a xlink:type="simple" xlink:href="http://bibliaonline.com.br/acf/ap/13/16-18" office:name=""><text:span text:style-name="Definition">Apocalipse 13:16-18</text:span></text:a>. </text:p>
      <text:p text:style-name="Text_20_body">O remanescente judeu fiel e quaisquer gentios que crerem no evangelho do Reino se recusarão, por motivo de consciência, a adorar a imagem da Besta e receber a sua marca. Isso atrairá a amarga ira da Besta e do Anticristo que juntos promoverão uma terrível perseguição, tal qual o mundo jamais conheceu. Farão guerra contra os santos e vencerão a muitos. <text:a xlink:type="simple" xlink:href="http://bibliaonline.com.br/acf/ap/12/6,13-17" office:name=""><text:span text:style-name="Definition">Apocalipse 12:6,13-17</text:span></text:a>; <text:a xlink:type="simple" xlink:href="http://bibliaonline.com.br/acf/dn/13/7,13" office:name=""><text:span text:style-name="Definition">13:7,13</text:span></text:a>; <text:a xlink:type="simple" xlink:href="http://bibliaonline.com.br/acf/dn/3/1-25" office:name=""><text:span text:style-name="Definition">Daniel 3:1-25</text:span></text:a>; <text:a xlink:type="simple" xlink:href="http://bibliaonline.com.br/acf/dn/7/21" office:name=""><text:span text:style-name="Definition">7:21</text:span></text:a>; <text:a xlink:type="simple" xlink:href="http://bibliaonline.com.br/acf/mt/10/16-23" office:name=""><text:span text:style-name="Definition">Mateus 10:16-23</text:span></text:a>; <text:a xlink:type="simple" xlink:href="http://bibliaonline.com.br/acf/mt/24/21,22" office:name=""><text:span text:style-name="Definition">24:21,22</text:span></text:a>; <text:a xlink:type="simple" xlink:href="http://bibliaonline.com.br/acf/mc/13/19" office:name=""><text:span text:style-name="Definition">Marcos 13:19</text:span></text:a>; <text:a xlink:type="simple" xlink:href="http://bibliaonline.com.br/acf/mq/7/2" office:name=""><text:span text:style-name="Definition">Miquéias 7:2</text:span></text:a>. </text:p>
      <text:h text:style-name="Heading_20_1" text:outline-level="1">A GRANDE TRIBULAÇÃO</text:h>
      <text:p text:style-name="First_20_paragraph">A terrível perseguição causada pela Besta e pelo Anticristo precipita a “grande tribulação” que continuará pelo período de 1260 dias (18 dias menos que os últimos três anos e meio. Três anos e meio são 1278 dias), também chamado de “tempo de tribulação”.#2# <text:a xlink:type="simple" xlink:href="http://bibliaonline.com.br/acf/mt/24/21-22" office:name=""><text:span text:style-name="Definition">Mateus 24:21-22</text:span></text:a>; <text:a xlink:type="simple" xlink:href="http://bibliaonline.com.br/acf/jr/30/7" office:name=""><text:span text:style-name="Definition">Jeremias 30:7</text:span></text:a>; <text:a xlink:type="simple" xlink:href="http://bibliaonline.com.br/acf/dn/12/1" office:name=""><text:span text:style-name="Definition">Daniel 12:1</text:span></text:a>; <text:a xlink:type="simple" xlink:href="http://bibliaonline.com.br/acf/ap/12/6" office:name=""><text:span text:style-name="Definition">Apocalipse 12:6</text:span></text:a>; <text:a xlink:type="simple" xlink:href="http://bibliaonline.com.br/acf/tg/5/17" office:name=""><text:span text:style-name="Definition">Tiago 5:17</text:span></text:a>; <text:a xlink:type="simple" xlink:href="http://bibliaonline.com.br/acf/ap/8" office:name=""><text:span text:style-name="Definition">Apocalipse 8</text:span></text:a>-11:18 (Sétimo Selo). </text:p>
      <text:p text:style-name="Text_20_body">A perseguição durante a grande tribulação será tão severa que as pessoas hesitarão em contar seus pensamentos até mesmo às esposas ou membros de sua própria família, por medo de serem denunciadas às autoridades. O amigo mais íntimo não será confiável. <text:a xlink:type="simple" xlink:href="http://bibliaonline.com.br/acf/jr/9/4,5" office:name=""><text:span text:style-name="Definition">Jeremias 9:4,5</text:span></text:a>; <text:a xlink:type="simple" xlink:href="http://bibliaonline.com.br/acf/mq/7/2,5-6" office:name=""><text:span text:style-name="Definition">Miquéias 7:2,5-6</text:span></text:a>; <text:a xlink:type="simple" xlink:href="http://bibliaonline.com.br/acf/mt/10/21-23" office:name=""><text:span text:style-name="Definition">Mateus 10:21-23</text:span></text:a>. </text:p>
      <text:p text:style-name="Text_20_body">Em razão da cidade de Jerusalém e a terra de Israel terem sido entregues à ímpia idolatria que o Anticristo irá introduzir, e devido à perseguição que irá se levantar, o remanescente judeu fiel será forçado a fugir para as montanhas, cavernas e fendas da terra em busca de segurança. Eles serão caçados desmedidamente. <text:a xlink:type="simple" xlink:href="http://bibliaonline.com.br/acf/is/66/5" office:name=""><text:span text:style-name="Definition">Isaías 66:5</text:span></text:a>;<text:a xlink:type="simple" xlink:href="http://bibliaonline.com.br/acf/sl/42" office:name=""><text:span text:style-name="Definition">Sl 42-72</text:span></text:a> (Segundo Livro de Salmos); <text:a xlink:type="simple" xlink:href="http://bibliaonline.com.br/acf/mt/24/16-21" office:name=""><text:span text:style-name="Definition">Mateus 24:16-21</text:span></text:a>; <text:a xlink:type="simple" xlink:href="http://bibliaonline.com.br/acf/1sm/19" office:name=""><text:span text:style-name="Definition">1 Samuel 19-27</text:span></text:a>; <text:a xlink:type="simple" xlink:href="http://bibliaonline.com.br/acf/2sm/15" office:name=""><text:span text:style-name="Definition">2 Samuel 15:13</text:span></text:a>-17:29; <text:a xlink:type="simple" xlink:href="http://bibliaonline.com.br/acf/jr/36/26" office:name=""><text:span text:style-name="Definition">Jeremias 36:26</text:span></text:a>; <text:a xlink:type="simple" xlink:href="http://bibliaonline.com.br/acf/ap/12/6,14,15" office:name=""><text:span text:style-name="Definition">Apocalipse 12:6,14,15</text:span></text:a>.</text:p>
      <text:p text:style-name="Text_20_body">Parte do remanescente fugirá para as montanhas da Judéia em busca de abrigo. <text:a xlink:type="simple" xlink:href="http://bibliaonline.com.br/acf/mt/24/16" office:name=""><text:span text:style-name="Definition">Mateus 24:16</text:span></text:a>. </text:p>
      <text:p text:style-name="Text_20_body">Outros, do remanescente, fugirão para o oriente da terra da Judéia, para a terra de Moabe (talvez a atual Jordânia), e também para o norte, à altura do monte Hermom no Líbano. <text:a xlink:type="simple" xlink:href="http://bibliaonline.com.br/acf/is/16/3,4" office:name=""><text:span text:style-name="Definition">Isaías 16:3,4</text:span></text:a>; <text:a xlink:type="simple" xlink:href="http://bibliaonline.com.br/acf/1sm/22/3,4" office:name=""><text:span text:style-name="Definition">1 Samuel 22:3,4</text:span></text:a>; <text:a xlink:type="simple" xlink:href="http://bibliaonline.com.br/acf/sl/42/6" office:name=""><text:span text:style-name="Definition">Salmos 42:6</text:span></text:a>; <text:a xlink:type="simple" xlink:href="http://bibliaonline.com.br/acf/sl/44/11" office:name=""><text:span text:style-name="Definition">Salmos 44:11</text:span></text:a>; <text:a xlink:type="simple" xlink:href="http://bibliaonline.com.br/acf/sl/61/22" office:name=""><text:span text:style-name="Definition">61:2</text:span></text:a>. </text:p>
      <text:p text:style-name="Text_20_body">Embora a maior parte do remanescente irá fugir, parece que alguns permanecerão em Jerusalém. Deus os usará para manter um testemunho adequado para Si naquele local, diante da idolatria (representados pelas “duas testemunhas”). Eles serão protegidos milagrosamente por Deus até que se complete o período de seu testemunho que é de 1260 dias. <text:a xlink:type="simple" xlink:href="http://bibliaonline.com.br/acf/ap/11/3-13" office:name=""><text:span text:style-name="Definition">Apocalipse 11:3-13</text:span></text:a>. </text:p>
      <text:p text:style-name="Text_20_body">Embora muitos santos sejam divinamente protegidos, o martírio será abundante.* <text:a xlink:type="simple" xlink:href="http://bibliaonline.com.br/acf/sl/12" office:name=""><text:span text:style-name="Definition">Salmos 12</text:span></text:a>; <text:a xlink:type="simple" xlink:href="http://bibliaonline.com.br/acf/jo/16/2" office:name=""><text:span text:style-name="Definition">Jo 16:2</text:span></text:a>; <text:a xlink:type="simple" xlink:href="http://bibliaonline.com.br/acf/ap/13/7" office:name=""><text:span text:style-name="Definition">Apocalipse 13:7</text:span></text:a>; <text:a xlink:type="simple" xlink:href="http://bibliaonline.com.br/acf/dn/7/21" office:name=""><text:span text:style-name="Definition">Daniel 7:21</text:span></text:a>; <text:a xlink:type="simple" xlink:href="http://bibliaonline.com.br/acf/is/57/1,2" office:name=""><text:span text:style-name="Definition">Isaías 57:1,2</text:span></text:a>; <text:a xlink:type="simple" xlink:href="http://bibliaonline.com.br/acf/mq/7/2" office:name=""><text:span text:style-name="Definition">Miquéias 7:2</text:span></text:a>. </text:p>
      <text:p text:style-name="Text_20_body">[ Nota: *Haverá duas classes de santos que crerão no evangelho do Reino durante os sete anos. Uma porção preservada (<text:a xlink:type="simple" xlink:href="http://bibliaonline.com.br/acf/ap/7/1-17" office:name=""><text:span text:style-name="Definition">Apocalipse 7:1-17</text:span></text:a>, <text:a xlink:type="simple" xlink:href="http://bibliaonline.com.br/acf/ap/14/1-5" office:name=""><text:span text:style-name="Definition">14:1-5</text:span></text:a>) irá sair da tribulação para desfrutar o Milênio sobre a terra. A outra classe será constituída pela porção martirizada que incluirá aqueles que morrerão nos primeiros três anos e meio sob o reinado da mulher – a falsa igreja (<text:a xlink:type="simple" xlink:href="http://bibliaonline.com.br/acf/ap/6/9-11" office:name=""><text:span text:style-name="Definition">Apocalipse 6:9-11</text:span></text:a>) – e também os que morrerão nos últimos três anos e meio sob a perseguição da Besta e do Anticristo (<text:a xlink:type="simple" xlink:href="http://bibliaonline.com.br/acf/ap/15/2-4" office:name=""><text:span text:style-name="Definition">Apocalipse 15:2-4</text:span></text:a>). A porção dos martirizados será ressuscitada mais tarde e vista reinando sobre a terra, juntamente com Cristo, durante o Milênio (<text:a xlink:type="simple" xlink:href="http://bibliaonline.com.br/acf/ap/20/4" office:name=""><text:span text:style-name="Definition">Apocalipse 20:4</text:span></text:a>). ] </text:p>
      <text:p text:style-name="Text_20_body">Não choverá na terra de Israel durante a grande tribulação (últimos três anos e meio). <text:a xlink:type="simple" xlink:href="http://bibliaonline.com.br/acf/ap/11/6" office:name=""><text:span text:style-name="Definition">Apocalipse 11:6</text:span></text:a>; <text:a xlink:type="simple" xlink:href="http://bibliaonline.com.br/acf/1rs/17/1" office:name=""><text:span text:style-name="Definition">1 Reis 17:1</text:span></text:a>; <text:a xlink:type="simple" xlink:href="http://bibliaonline.com.br/acf/tg/5/17" office:name=""><text:span text:style-name="Definition">Tiago 5:17</text:span></text:a>; <text:a xlink:type="simple" xlink:href="http://bibliaonline.com.br/acf/dt/11/16,17" office:name=""><text:span text:style-name="Definition">Deuteronômio 11:16,17</text:span></text:a>. </text:p>
      <text:p text:style-name="Text_20_body">À medida que transcorre a grande tribulação, a prosperidade que o mundo ocidental conheceu irá minguar.* os ricos que não foram afetados pela carestia nos primeiros três anos e meio sentirão agora as agruras da fome que se alastrará por todo o mundo ocidental. <text:a xlink:type="simple" xlink:href="http://bibliaonline.com.br/acf/ap/8/7" office:name=""><text:span text:style-name="Definition">Apocalipse 8:7</text:span></text:a> (Primeira Trombeta). </text:p>
      <text:p text:style-name="Text_20_body">[ Nota: *A “terça parte” que aparece doze vezes em Apocalipse 8, em conexão com os julgamentos das trombetas, refere-se a uma área restrita da terra. Trata-se da porção Romana do mundo ocidental – a esfera onde a Besta e o Anticristo exercerão sua autoridade – Israel, Europa Ocidental e provavelmente América. ]</text:p>
      <text:p text:style-name="Text_20_body">Por volta dessa época um grande poder político no ocidente (uma “grande montanha” nas Escrituras simboliza um poder há muito estabelecido, cf. <text:a xlink:type="simple" xlink:href="http://bibliaonline.com.br/acf/jr/51/25" office:name=""><text:span text:style-name="Definition">Jeremias 51:25</text:span></text:a>) abandonará todo o conhecimento de Deus. Isso talvez se refira aos Estados Unidos da América ou a algum outro governo de proeminência no ocidente. Como resultado muitos serão levados à apostasia. <text:a xlink:type="simple" xlink:href="http://bibliaonline.com.br/acf/ap/8/8" office:name=""><text:span text:style-name="Definition">Apocalipse 8:8</text:span></text:a> (Segunda Trombeta). </text:p>
      <text:p text:style-name="Text_20_body">Também nessa época o comércio será destruído no mundo ocidental. Toda a economia entrará em colapso (“e perdeu-se a terça parte das naus”). <text:a xlink:type="simple" xlink:href="http://bibliaonline.com.br/acf/ap/8/9" office:name=""><text:span text:style-name="Definition">Apocalipse 8:9</text:span></text:a>. </text:p>
      <text:p text:style-name="Text_20_body">Então uma grande personalidade (a grande estrela chamada “absinto”) cairá de sua elevada posição de influência, levando as multidões do ocidente à apostasia. Não se sabe quem será essa pessoa. <text:a xlink:type="simple" xlink:href="http://bibliaonline.com.br/acf/ap/8/10,11" office:name=""><text:span text:style-name="Definition">Apocalipse 8:10,11</text:span></text:a> (Terceira Trombeta). </text:p>
      <text:p text:style-name="Text_20_body">Depois disso, muitos outros líderes influentes no ocidente cairão, levando todas as pessoas que restarem à apostasia e adoração da Besta. O resultado disso será um dilúvio de trevas morais e espirituais em larga escala. <text:a xlink:type="simple" xlink:href="http://bibliaonline.com.br/acf/ap/8/12" office:name=""><text:span text:style-name="Definition">Apocalipse 8:12</text:span></text:a> (Quarta Trombeta). </text:p>
      <text:p text:style-name="Text_20_body">O Anticristo (“a estrela caída”)*, o falso Messias judeu, irá se apresentar em seu pleno caráter satânico. Ele liberará do abismo um satânico e cegante engano que lançará sobre os ímpios judeus apóstatas que o escolheram para seu próprio embaraço. Sua missão dessa vez será levar todo e qualquer judeu remanescente na terra à completa apostasia. O tormento de uma consciência culpada (a picada do escorpião) será a aflição de todos os que ele enganar. <text:a xlink:type="simple" xlink:href="http://bibliaonline.com.br/acf/ap/9/1-12" office:name=""><text:span text:style-name="Definition">Apocalipse 9:1-12</text:span></text:a> (Quinta Trombeta). </text:p>
      <text:p text:style-name="Text_20_body">[ Nota: *Provavelmente não se trata da mesma pessoa da grande estrela em <text:a xlink:type="simple" xlink:href="http://bibliaonline.com.br/acf/ap/8/10,11" office:name=""><text:span text:style-name="Definition">Apocalipse 8:10,11</text:span></text:a>) ] </text:p>
      <text:p text:style-name="Text_20_body">O Anticristo exaltará e magnificará a si mesmo acima de tudo aquilo que é de Deus. Ele se sentará no templo apresentando-se como Deus, fazendo de si mesmo objeto de adoração. <text:a xlink:type="simple" xlink:href="http://bibliaonline.com.br/acf/dn/11/36" office:name=""><text:span text:style-name="Definition">Daniel 11:36</text:span></text:a>; <text:a xlink:type="simple" xlink:href="http://bibliaonline.com.br/acf/2ts/2/3,4" office:name=""><text:span text:style-name="Definition">2 Tessalonicenses 2:3,4</text:span></text:a>. </text:p>
      <text:p text:style-name="Text_20_body">A idolatria e a adoração à Besta e ao Anticristo serão praticadas abertamente. As terras de Israel e da cristandade, que outrora foram iluminadas, serão entregues à adoração demoníaca. O último estado dos judeus comprometidos nessa adoração idólatra será sete vezes pior do que quando acolheram a idolatria no tempo dos reis do Antigo Testamento. <text:a xlink:type="simple" xlink:href="http://bibliaonline.com.br/acf/mt/12/43-45" office:name=""><text:span text:style-name="Definition">Mateus 12:43-45</text:span></text:a>; <text:a xlink:type="simple" xlink:href="http://bibliaonline.com.br/acf/ap/13/4" office:name=""><text:span text:style-name="Definition">Apocalipse 13:4</text:span></text:a>; <text:a xlink:type="simple" xlink:href="http://bibliaonline.com.br/acf/2ts/2/3,4" office:name=""><text:span text:style-name="Definition">2 Tessalonicenses 2:3,4</text:span></text:a>. </text:p>
      <text:p text:style-name="Text_20_body">Falsos cristos e falsos profetas se levantarão na terra de Israel mostrando sinais e maravilhas e enganarão a muitos. <text:a xlink:type="simple" xlink:href="http://bibliaonline.com.br/acf/mt/24/23-26" office:name=""><text:span text:style-name="Definition">Mateus 24:23-26</text:span></text:a>. </text:p>
      <text:p text:style-name="Text_20_body">Por volta dessa época Deus irá derramar sobre a terra as sete últimas pragas (as sete salvas ou taças de ouro – <text:a xlink:type="simple" xlink:href="http://bibliaonline.com.br/acf/ap/15/7" office:name=""><text:span text:style-name="Definition">Apocalipse 15:7</text:span></text:a>). Esses juízos são de alcance mais amplo do que os juízos das trombetas (<text:a xlink:type="simple" xlink:href="http://bibliaonline.com.br/acf/ap/8/-9" office:name=""><text:span text:style-name="Definition">Apocalipse 8-9</text:span></text:a>), os quais estavam limitados ao mundo ocidental. Os juízos das taças serão lançados mais especificamente sobre os pagãos nas nações em redor.* Parece que essas últimas pragas endurecerão, de uma forma governamental, os homens que rejeitaram a Deus, preparando-os para ser agentes voluntários do recrutamento de Satanás para o holocausto vindouro. <text:a xlink:type="simple" xlink:href="http://bibliaonline.com.br/acf/ap/15/-16" office:name=""><text:span text:style-name="Definition">Apocalipse 15-16</text:span></text:a>; <text:a xlink:type="simple" xlink:href="http://bibliaonline.com.br/acf/sl/79/6,12" office:name=""><text:span text:style-name="Definition">Salmos 79:6,12</text:span></text:a>. </text:p>
      <text:p text:style-name="Text_20_body">[ Nota: *Repare que essas taças ou cálices são derramados sobre “a terra”, “os homens”, “o mar”, “os rios”, “o sol”, etc., não “na terça parte da terra”, “na terça parte dos homens”, na “terça parte dos mares”, na “terça parte dos rios”, na “terça parte do sol” como nos juízos das trombetas, mostrando que a esfera onde as taças são derramadas é muito mais ampla e não está restrita ao território da Roma Ocidental. ]</text:p>
      <text:p text:style-name="Text_20_body">Qualquer seguidor individual da Besta nas nações distantes, para além da terra Romana Ocidental, que tenha recebido voluntariamente sua marca e adorado a sua imagem, será afligido por uma terrível chaga. A horrível ferida será a atroz aflição de uma consciência culpada. Isso resultará numa condição de miséria e inquietação mental. <text:a xlink:type="simple" xlink:href="http://bibliaonline.com.br/acf/ap/16/2" office:name=""><text:span text:style-name="Definition">Apocalipse 16:2</text:span></text:a> (Primeira Taça). </text:p>
      <text:p text:style-name="Text_20_body">Aqueles que, nas nações distantes, não crerem no evangelho do reino (<text:a xlink:type="simple" xlink:href="http://bibliaonline.com.br/acf/mt/24/14" office:name=""><text:span text:style-name="Definition">Mateus 24:14</text:span></text:a>) apostatarão de qualquer luz que tenham recebido de Deus – talvez como uma tentativa de escapar aos tormentos de sua consciência culpada. <text:a xlink:type="simple" xlink:href="http://bibliaonline.com.br/acf/ap/16/3" office:name=""><text:span text:style-name="Definition">Apocalipse 16:3</text:span></text:a> (Segunda Taça). </text:p>
      <text:p text:style-name="Text_20_body">As alegrias naturais e o bem-estar da vida serão tirados daqueles que estiverem nas nações distantes. É a retribuição de Deus por perseguirem os Seus santos que foram por todo o mundo pregando o evangelho do Reino (<text:a xlink:type="simple" xlink:href="http://bibliaonline.com.br/acf/mt/24/14" office:name=""><text:span text:style-name="Definition">Mateus 24:14</text:span></text:a>). Eles serão obrigados a beber o amargor da sua própria apostasia. A vida será marcada por miséria e frustração. <text:a xlink:type="simple" xlink:href="http://bibliaonline.com.br/acf/ap/16/4-7" office:name=""><text:span text:style-name="Definition">Apocalipse 16:4-7</text:span></text:a> (Terceira Taça). </text:p>
      <text:p text:style-name="Text_20_body">Uma grande autoridade governamental (sob o símbolo do “sol”) dentre as nações distantes será a causa de uma aterradora opressão sobre os homens. Talvez seja algo proveniente de Gogue (Rússia), fechando suas garras sobre os seus súditos. Os homens ficarão ainda mais endurecidos contra Deus. <text:a xlink:type="simple" xlink:href="http://bibliaonline.com.br/acf/ap/16/8,9" office:name=""><text:span text:style-name="Definition">Apocalipse 16:8,9</text:span></text:a> (Quarta Taça). </text:p>
      <text:p text:style-name="Text_20_body">As trevas (morais e espirituais) se alastrarão sobre os súditos do reino da Besta (o mundo ocidental). Isso provavelmente se refira a uma terrível sensação do abandono de Deus que tomará posse deles. É provável que também fiquem endurecidos contra Deus. <text:a xlink:type="simple" xlink:href="http://bibliaonline.com.br/acf/ap/16/10,11" office:name=""><text:span text:style-name="Definition">Apocalipse 16:10,11</text:span></text:a> (Quinta Taça). </text:p>
      <text:p text:style-name="Text_20_body">Estando os homens e mulheres, tanto das nações distantes (Quarta Taça) como do mundo ocidental (Quinta Taça) endurecidos contra Deus, o palco estará armado para os homens serem usados como instrumentos voluntários de Satanás na guerra que virá, quando este os colocar em ordem de batalha contra seu próprio Criador. <text:a xlink:type="simple" xlink:href="http://bibliaonline.com.br/acf/ap/16/13,14" office:name=""><text:span text:style-name="Definition">Apocalipse 16:13,14</text:span></text:a>; <text:a xlink:type="simple" xlink:href="http://bibliaonline.com.br/acf/ap/19/19" office:name=""><text:span text:style-name="Definition">19:19</text:span></text:a>. </text:p>
      <text:p text:style-name="Text_20_body">Embora as multidões, tanto no ocidente como nas nações distantes, venham a se endurecer contra Deus, haverá uma grande multidão que se voltará a Deus e crerá no Evangelho do Reino.* <text:a xlink:type="simple" xlink:href="http://bibliaonline.com.br/acf/ap/7/9-17" office:name=""><text:span text:style-name="Definition">Apocalipse 7:9-17</text:span></text:a>. </text:p>
      <text:p text:style-name="Text_20_body">[ Nota: *A eternidade será pregada (<text:a xlink:type="simple" xlink:href="http://bibliaonline.com.br/acf/ap/14/6,7" office:name=""><text:span text:style-name="Definition">Apocalipse 14:6,7</text:span></text:a>) como uma última chamada a Israel (<text:a xlink:type="simple" xlink:href="http://bibliaonline.com.br/acf/sl/95" office:name=""><text:span text:style-name="Definition">Sl 95</text:span></text:a>) e às nações (<text:a xlink:type="simple" xlink:href="http://bibliaonline.com.br/acf/sl/96" office:name=""><text:span text:style-name="Definition">Sl 96</text:span></text:a>) antes que o Senhor surja em juízo (<text:a xlink:type="simple" xlink:href="http://bibliaonline.com.br/acf/sl/97" office:name=""><text:span text:style-name="Definition">Sl 97</text:span></text:a>).] </text:p>
      <text:p text:style-name="Text_20_body">À medida que a tribulação chega ao seu termo, as duas testemunhas, que levarão um testemunho da parte de Deus em meio à apostasia, serão mortas pela Besta. Seus corpos jazerão nas ruas da cidade de Jerusalém literalmente por três dias e meio. <text:a xlink:type="simple" xlink:href="http://bibliaonline.com.br/acf/ap/11/7,8" office:name=""><text:span text:style-name="Definition">Apocalipse 11:7,8</text:span></text:a>. Mas o triunfo do ímpio dura pouco (<text:a xlink:type="simple" xlink:href="http://bibliaonline.com.br/acf/jó/20/5" office:name=""><text:span text:style-name="Definition">Jó20:5</text:span></text:a>), e as duas testemunhas, após jazerem nas ruas de Jerusalém por três dias e meio, serão ressuscitadas. Um grande temor se apoderará de todos. <text:a xlink:type="simple" xlink:href="http://bibliaonline.com.br/acf/ap/11/11-12" office:name=""><text:span text:style-name="Definition">Apocalipse 11:11-12</text:span></text:a>. </text:p>
      <text:p text:style-name="Text_20_body">Por volta dessa época “um rei, feroz de cara” se levantará de entre as nações maometanas ao norte e leste de Israel. Ele será perito em ciências ocultas e outros artifícios satânicos. Ele é denominado “Rei do Norte”. É provável que sua origem seja a Turquia. <text:a xlink:type="simple" xlink:href="http://bibliaonline.com.br/acf/dn/8/23,24" office:name=""><text:span text:style-name="Definition">Daniel 8:23,24</text:span></text:a>.#3# </text:p>
      <text:p text:style-name="Text_20_body">O Rei do Norte (provavelmente com o auxílio de Gogue – Rússia – <text:a xlink:type="simple" xlink:href="http://bibliaonline.com.br/acf/dn/8/24" office:name=""><text:span text:style-name="Definition">Daniel 8:24</text:span></text:a>) reunirá as nações do Oriente Médio para uma grande Confederação da qual ele será o líder. Ele convocará um imenso exército de duzentos milhões de pessoas.* Esse grupo de exércitos é o mesmo de <text:a xlink:type="simple" xlink:href="http://bibliaonline.com.br/acf/ap/16/12" office:name=""><text:span text:style-name="Definition">Apocalipse 16:12</text:span></text:a> onde são chamados de “reis do oriente”**. Seu intento será invadir o império da Besta e particularmente a terra de Israel. <text:a xlink:type="simple" xlink:href="http://bibliaonline.com.br/acf/ap/9/13-17" office:name=""><text:span text:style-name="Definition">Apocalipse 9:13-17</text:span></text:a> (Sexta Trombeta); <text:a xlink:type="simple" xlink:href="http://bibliaonline.com.br/acf/sl/83/1-8" office:name=""><text:span text:style-name="Definition">Salmos 83:1-8</text:span></text:a>. </text:p>
      <text:p text:style-name="Text_20_body">[ Nota: *Alguns têm achado que isso se refira aos povos chineses que se gabam de serem capazes de dispor de um tal número de soldados prontos para batalha. Porém, os melhores expositores entendem ser essa a imensa Confederação das nações maometanas sob a liderança do Rei do Norte (<text:a xlink:type="simple" xlink:href="http://bibliaonline.com.br/acf/sl/83/1-8" office:name=""><text:span text:style-name="Definition">Sl 83:1-8</text:span></text:a>). Note que não se trata de reis “do oriente” (cf. <text:a xlink:type="simple" xlink:href="http://bibliaonline.com.br/acf/ap/16/12" office:name=""><text:span text:style-name="Definition">Apocalipse 16:12</text:span></text:a>, Almeida Versão Corrigida), mas sim “que vem do oriente” (Almeida Versão Revisada) – “povos do lado oriental do Eufrates”#4#. Nas Escrituras a China é identificada como Sinim (<text:a xlink:type="simple" xlink:href="http://bibliaonline.com.br/acf/is/49/12" office:name=""><text:span text:style-name="Definition">Is 49:12</text:span></text:a>) da qual se fala muito pouco. Outros têm argumentado que aqueles países maometanos não têm o número suficiente de pessoas para convocar um tamanho exército. Há pesquisas que demonstram que esses países já possuem cerca de 270 milhões em população (se forem incluídos o Afeganistão e o Paquistão, os quais são 99% Maometanos), com uma média de crescimento de cerca de 3% ao ano. Sabemos que esse imenso exército não atacará até chegar o fim dos 7 anos de tribulação. Se o Senhor viesse hoje (no arrebatamento), o número (somando-se sete anos de crescimento populacional) chegaria em torno de 325 milhões. A cada ano que o Senhor tardar em vir o número aumentará em cerca de 10 milhões. Também deve ser lembrado que há muçulmanos que encontram-se espalhados em outras terras, dos quais uma grande parte aparentemente retornará aos seus países de origem. Por exemplo, há mais turcos fora da Turquia do que no próprio país. Cerca de 42 milhões de turcos encontram-se na ex-União Soviética e há muito mais espalhados por outros lugares. A recente convulsão nos países comunistas provocou o despertamento de uma onda de nacionalismo turco e o desejo de estarem em sua terra natal. Quando um grupo grande como este for acrescentado à população total dessas nações, os números poderão se revelar bem maiores. Há ainda notícias que revelam a existência de infantarias de crianças, da idade de 6 anos em diante, que já estão sendo treinadas no Oriente Médio. A demanda exigirá que praticamente cada homem, mulher e criança seja engajado nos exércitos. Isto nos leva a acreditar que seria bem possível para tais países convocar um exército de dimensão tão monstruosa. Se a China estiver envolvida, pode ser que seja quando a Rússia (Gogue) vier no final trazendo consigo muitas outras nações.#5# ] </text:p>
      <text:p text:style-name="Text_20_body">[ Nota: ** Quando esses exércitos são mencionados nas Escrituras em oposição ao Rei do Sul (Egito), são vistos como os exércitos do Rei do Norte, mas quando são mencionados em oposição aos poderes ocidentais, são chamados de Reis do Oriente. Em Apocalipse são chamados de Reis do Oriente porque o Apocalipse revela a profecia principalmente do ponto de vista ocidental. Nos profetas do Antigo Testamento eles são vistos como os exércitos do Rei do Norte os assírios), pois as Escrituras do Antigo Testamento revelam a profecia do ponto de vista de Israel, para os quais os assírios são o grande inimigo.#6# ]</text:p>
      <text:p text:style-name="Text_20_body">O Rio Eufrates se secará preparando o caminho para que os exércitos reunidos pelo Rei do Norte entrem na terra de Israel. <text:a xlink:type="simple" xlink:href="http://bibliaonline.com.br/acf/ap/16/12" office:name=""><text:span text:style-name="Definition">Apocalipse 16:12</text:span></text:a> (Sexta Taça). </text:p>
      <text:h text:style-name="Heading_20_1" text:outline-level="1">A INDIGNAÇÃO</text:h>
      <text:p text:style-name="First_20_paragraph">À medida que a pressão política crescer no Oriente Médio, o ódio das nações (particularmente os árabes) será descarregado contra Israel (<text:a xlink:type="simple" xlink:href="http://bibliaonline.com.br/acf/sl/74/8" office:name=""><text:span text:style-name="Definition">Sl 74:8</text:span></text:a>; <text:a xlink:type="simple" xlink:href="http://bibliaonline.com.br/acf/sl/83/2-5" office:name=""><text:span text:style-name="Definition">83:2-5</text:span></text:a>). Isso é chamado a Indignação (<text:a xlink:type="simple" xlink:href="http://bibliaonline.com.br/acf/is/10/25" office:name=""><text:span text:style-name="Definition">Is 10:25</text:span></text:a>; <text:a xlink:type="simple" xlink:href="http://bibliaonline.com.br/acf/is/26/20" office:name=""><text:span text:style-name="Definition">26:20</text:span></text:a>; <text:a xlink:type="simple" xlink:href="http://bibliaonline.com.br/acf/dn/8/19" office:name=""><text:span text:style-name="Definition">Daniel 8:19</text:span></text:a>; <text:a xlink:type="simple" xlink:href="http://bibliaonline.com.br/acf/is/11/36" office:name=""><text:span text:style-name="Definition">11:36</text:span></text:a>, etc. – N.T.: traduzido “ira” em algumas versões). Ela cobrirá um período de 75 dias (<text:a xlink:type="simple" xlink:href="http://bibliaonline.com.br/acf/ap/12/6" office:name=""><text:span text:style-name="Definition">Apocalipse 12:6</text:span></text:a>; <text:a xlink:type="simple" xlink:href="http://bibliaonline.com.br/acf/dn/12/11,12" office:name=""><text:span text:style-name="Definition">Daniel 12:11,12</text:span></text:a>; <text:a xlink:type="simple" xlink:href="http://bibliaonline.com.br/acf/rm/9/28" office:name=""><text:span text:style-name="Definition">Romanos 9:28</text:span></text:a>) no final da tribulação e antes que seja dado início ao Milênio. (Veja o Diagrama 2: “Septuagésima Semana de Daniel”). Durante essa época muitas nações guiadas por Satanás entrarão na terra de Israel em um esforço para destruir Israel e eventualmente desafiar a Cristo (após Sua volta) numa guerra pelo direito da terra. Nessa ocasião o Senhor descarregará a Sua indignação sobre aqueles que O indignam e posteriormente os destruirá. <text:a xlink:type="simple" xlink:href="http://bibliaonline.com.br/acf/is/30/27-33" office:name=""><text:span text:style-name="Definition">Isaías 30:27-33</text:span></text:a>; <text:a xlink:type="simple" xlink:href="http://bibliaonline.com.br/acf/is/30/27-33" office:name=""><text:span text:style-name="Definition">34:2</text:span></text:a>; <text:a xlink:type="simple" xlink:href="http://bibliaonline.com.br/acf/is/66/14" office:name=""><text:span text:style-name="Definition">66:14</text:span></text:a>; <text:a xlink:type="simple" xlink:href="http://bibliaonline.com.br/acf/jr/10/10" office:name=""><text:span text:style-name="Definition">Jeremias 10:10</text:span></text:a>; <text:a xlink:type="simple" xlink:href="http://bibliaonline.com.br/acf/hc/3/12" office:name=""><text:span text:style-name="Definition">Habacuque 3:12</text:span></text:a>; <text:a xlink:type="simple" xlink:href="http://bibliaonline.com.br/acf/sf/3/8" office:name=""><text:span text:style-name="Definition">Sofonias 3:8</text:span></text:a>; <text:a xlink:type="simple" xlink:href="http://bibliaonline.com.br/acf/na/1/6" office:name=""><text:span text:style-name="Definition">Na 1:6</text:span></text:a>. </text:p>
      <text:p text:style-name="Text_20_body">Como as diversas nações estarão disputando a supremacia mundial e a sobrevivência, elas se congregarão em confederações. Existem seis grupos diferentes de exércitos que estarão engajados nas batalhas da Indignação. São eles:</text:p>
      <text:h text:style-name="Heading_20_3" text:outline-level="3">1. O REI DO SUL E SUA CONFEDERAÇÃO</text:h>
      <text:p text:style-name="First_20_paragraph">– (<text:a xlink:type="simple" xlink:href="http://bibliaonline.com.br/acf/dn/11/40" office:name=""><text:span text:style-name="Definition">Daniel 11:40</text:span></text:a>; <text:a xlink:type="simple" xlink:href="http://bibliaonline.com.br/acf/ez/30/1-8" office:name=""><text:span text:style-name="Definition">Ez 30:1-8</text:span></text:a>). Essa confederação será composta pelo Egito (o Rei do Sul) e países aliados ao Nordeste da África (Etiópia, Líbia, talvez o Sudão e outros). </text:p>
      <text:h text:style-name="Heading_20_3" text:outline-level="3">2. O REI DO NORTE E SUA CONFEDERAÇÃO ÁRABE/MUÇULMANA*</text:h>
      <text:p text:style-name="First_20_paragraph">– (<text:a xlink:type="simple" xlink:href="http://bibliaonline.com.br/acf/dn/11/40" office:name=""><text:span text:style-name="Definition">Daniel 11:40</text:span></text:a>; <text:a xlink:type="simple" xlink:href="http://bibliaonline.com.br/acf/sl/83/3-8" office:name=""><text:span text:style-name="Definition">Salmos 83:3-8</text:span></text:a>) Essa confederação será formada pela Turquia, que é provavelmente o Rei do Norte, e nações Árabes imediatamente ao norte e leste de Israel (Síria, Iraque, Líbano, Jordânia, Arábia e outras). Serão povos muçulmanos. </text:p>
      <text:h text:style-name="Heading_20_3" text:outline-level="3">3. A CONFEDERAÇÃO OCIDENTAL</text:h>
      <text:p text:style-name="First_20_paragraph">– o Império Romano revivido, denominado a Besta. (<text:a xlink:type="simple" xlink:href="http://bibliaonline.com.br/acf/dn/2/40-45" office:name=""><text:span text:style-name="Definition">Daniel 2:40-45</text:span></text:a>; <text:a xlink:type="simple" xlink:href="http://bibliaonline.com.br/acf/dn/7/7-27" office:name=""><text:span text:style-name="Definition">7:7-27</text:span></text:a>; <text:a xlink:type="simple" xlink:href="http://bibliaonline.com.br/acf/ap/13/1-3" office:name=""><text:span text:style-name="Definition">Apocalipse 13:1-3</text:span></text:a>). Essa confederação de nações será formada por dez países da Europa Ocidental (Itália, Grã-Bretanha, França, Espanha e outras, talvez algumas da América do Norte). Esses países são nominalmente cristãos (ou seja, cristãos apenas de nome). Eles abraçaram exteriormente o cristianismo e participaram de sua luz e privilégios, mas permanecem sem o conhecimento de Jesus Cristo como Salvador. Esse grupo de nações também pode ser identificado (politicamente) como Babilônia. </text:p>
      <text:h text:style-name="Heading_20_3" text:outline-level="3">4. O REI DOS REIS E SEUS EXÉRCITOS DO CÉU</text:h>
      <text:p text:style-name="First_20_paragraph">– (<text:a xlink:type="simple" xlink:href="http://bibliaonline.com.br/acf/ap/19/11-16" office:name=""><text:span text:style-name="Definition">Apocalipse 19:11-16</text:span></text:a>) São os exércitos do Senhor Jesus Cristo (o Rei dos Reis). Esse exército será formado por todos os que foram levados à glória no arrebatamento, e por todos os que tomaram parte na primeira ressurreição, tanto aqueles dos tempos do Antigo como os do Novo Testamento. São os santos (celestiais) redimidos de Deus. </text:p>
      <text:h text:style-name="Heading_20_3" text:outline-level="3">5. GOGUE E MAGOGUE E SUA CONFEDERAÇÃO</text:h>
      <text:p text:style-name="First_20_paragraph">– (<text:a xlink:type="simple" xlink:href="http://bibliaonline.com.br/acf/ez/38/1-7" office:name=""><text:span text:style-name="Definition">Ezequiel 38:1-7</text:span></text:a>)* Essa confederação será composta pela Rússia e muitas outras nações localizadas no extremo norte e ao leste de Israel (talvez Alemanha e outras nações do leste Europeu, além do Irã e outras). Serão em sua maioria povos ateus. </text:p>
      <text:p text:style-name="Text_20_body">[ Nota: *A segunda e a quinta confederações formam, na realidade, a imensa confederação contemplada em Isaías e nos Profetas Menores como sendo a grande Assíria. A invasão, levada a cabo pelo Rei do Norte e seus exércitos, pode ser identificada como o primeiro ataque dos assírios. O ataque de Gogue e seus exércitos é considerado o segundo ataque dos assírios. <text:a xlink:type="simple" xlink:href="http://bibliaonline.com.br/acf/ez/38/17" office:name=""><text:span text:style-name="Definition">Ez 38:17</text:span></text:a> mostra que muitos profetas em Israel, além de Ezequiel, profetizaram a respeito de Gogue. No entanto nenhum outro profeta em nossa Bíblia menciona Gogue! A quem poderia então <text:a xlink:type="simple" xlink:href="http://bibliaonline.com.br/acf/ez/38/17" office:name=""><text:span text:style-name="Definition">Ezequiel38:17</text:span></text:a> estar se referindo? Não poderia ser a nenhum outro inimigo além da própria Assíria em sua última forma. A Assíria é o inimigo de Israel acerca da qual os profetas exaustivamente profetizaram.#7# O Rei do Norte será como um satélite da Rússia, sendo por ela suprido de armas, e, por conseguinte, ficando sujeito às suas ordens. <text:a xlink:type="simple" xlink:href="http://bibliaonline.com.br/acf/dn/8/24" office:name=""><text:span text:style-name="Definition">Daniel 8:24</text:span></text:a>. ] </text:p>
      <text:h text:style-name="Heading_20_3" text:outline-level="3">6. Os EXÉRCITOS DE ISRAEL</text:h>
      <text:p text:style-name="First_20_paragraph">– (<text:a xlink:type="simple" xlink:href="http://bibliaonline.com.br/acf/jr/51/19-23" office:name=""><text:span text:style-name="Definition">Jr 51:19-23</text:span></text:a>; <text:a xlink:type="simple" xlink:href="http://bibliaonline.com.br/acf/sl/108/10-13" office:name=""><text:span text:style-name="Definition">Salmos 108:10-13</text:span></text:a>; <text:a xlink:type="simple" xlink:href="http://bibliaonline.com.br/acf/mq/4/13" office:name=""><text:span text:style-name="Definition">Miquéias 4:13</text:span></text:a>; <text:a xlink:type="simple" xlink:href="http://bibliaonline.com.br/acf/zc/12/6" office:name=""><text:span text:style-name="Definition">Zacarias 12:6</text:span></text:a>; <text:a xlink:type="simple" xlink:href="http://bibliaonline.com.br/acf/zc/14/14" office:name=""><text:span text:style-name="Definition">14:14</text:span></text:a>). Esse exército será composto por homens redimidos de todas as doze tribos de Israel. </text:p>
      <text:h text:style-name="Heading_20_1" text:outline-level="1">ARMAGEDOM</text:h>
      <text:p text:style-name="First_20_paragraph">A guerra de Armagedom é uma série de batalhas que ocorrerá durante a Indignação. Ela começará com o Rei do Sul (Egito) e seus exércitos aliados invadindo o território israelense provenientes do sul. <text:a xlink:type="simple" xlink:href="http://bibliaonline.com.br/acf/dn/11/40" office:name=""><text:span text:style-name="Definition">Daniel 11:40</text:span></text:a>; <text:a xlink:type="simple" xlink:href="http://bibliaonline.com.br/acf/jr/46/3-9" office:name=""><text:span text:style-name="Definition">Jeremias 46:3-9</text:span></text:a>. </text:p>
      <text:p text:style-name="Text_20_body">Ao se secar, o Rio Eufrates permitirá que os imensos exércitos reunidos pelo Rei do Norte invadam a terra de Israel, provenientes do norte, como um turbilhão. (Também é feita referência a este como sendo o primeiro ataque da Assíria.)* Essa poderosa invasão irá desolar impiedosamente a terra. Diante deles a terra parecerá o jardim do Éden, mas após a sua passagem ficará como um deserto desolado. Esse “dilúvio de flagelos” será trazido por Deus para destruir a multidão de judeus apóstatas que receberão o Anticristo e adorarão a Besta. <text:a xlink:type="simple" xlink:href="http://bibliaonline.com.br/acf/dn/11/40,41" office:name=""><text:span text:style-name="Definition">Daniel 11:40,41</text:span></text:a>; <text:a xlink:type="simple" xlink:href="http://bibliaonline.com.br/acf/jl/2/1-11" office:name=""><text:span text:style-name="Definition">Joel 2:1-11</text:span></text:a>; <text:a xlink:type="simple" xlink:href="http://bibliaonline.com.br/acf/is/5/26-30" office:name=""><text:span text:style-name="Definition">Isaías 5:26-30</text:span></text:a>; <text:a xlink:type="simple" xlink:href="http://bibliaonline.com.br/acf/is/7/17-20" office:name=""><text:span text:style-name="Definition">7:17-20</text:span></text:a>; <text:a xlink:type="simple" xlink:href="http://bibliaonline.com.br/acf/is/8/7,8" office:name=""><text:span text:style-name="Definition">8:7,8</text:span></text:a>; <text:a xlink:type="simple" xlink:href="http://bibliaonline.com.br/acf/is/10/5-7" office:name=""><text:span text:style-name="Definition">10:5-7</text:span></text:a>; <text:a xlink:type="simple" xlink:href="http://bibliaonline.com.br/acf/is/17/9-12" office:name=""><text:span text:style-name="Definition">17:9-12</text:span></text:a>; <text:a xlink:type="simple" xlink:href="http://bibliaonline.com.br/acf/is/18/5,6" office:name=""><text:span text:style-name="Definition">18:5,6</text:span></text:a>; <text:a xlink:type="simple" xlink:href="http://bibliaonline.com.br/acf/is/28/15,18,19" office:name=""><text:span text:style-name="Definition">28:15,18,19</text:span></text:a>; <text:a xlink:type="simple" xlink:href="http://bibliaonline.com.br/acf/ap/9/13-21" office:name=""><text:span text:style-name="Definition">Apocalipse 9:13-21</text:span></text:a>; <text:a xlink:type="simple" xlink:href="http://bibliaonline.com.br/acf/ap/16/12" office:name=""><text:span text:style-name="Definition">16:12</text:span></text:a>; <text:a xlink:type="simple" xlink:href="http://bibliaonline.com.br/acf/jo/10/12" office:name=""><text:span text:style-name="Definition">Jo 10:12</text:span></text:a> (o lobo vem e rouba as ovelhas); <text:a xlink:type="simple" xlink:href="http://bibliaonline.com.br/acf/sl/80/8-16" office:name=""><text:span text:style-name="Definition">Salmos 80:8-16</text:span></text:a> (o javali selvagem saído da floresta devasta a vinha). </text:p>
      <text:p text:style-name="Text_20_body">[ Nota: *Essa devastadora invasão também é referida como “a consumação”, que é uma expressão técnica para os devastadores juízos executados pelo Rei do Norte, já que trará devastação em sua passagem por diversos países situados na terra prometida de Israel e ao seu redor, ao seguir o seu caminho em direção ao Egito, pouco antes da vinda do Senhor. (<text:a xlink:type="simple" xlink:href="http://bibliaonline.com.br/acf/is/10/22,23" office:name=""><text:span text:style-name="Definition">Is 10:22,23</text:span></text:a>; <text:a xlink:type="simple" xlink:href="http://bibliaonline.com.br/acf/is/28/22" office:name=""><text:span text:style-name="Definition">28:22</text:span></text:a>; <text:a xlink:type="simple" xlink:href="http://bibliaonline.com.br/acf/dn/9/27" office:name=""><text:span text:style-name="Definition">Daniel 9:27</text:span></text:a>. – N.T.: Em <text:a xlink:type="simple" xlink:href="http://bibliaonline.com.br/acf/is/10/22,23" office:name=""><text:span text:style-name="Definition">Isaías 10:22,23</text:span></text:a>, na “New Translation”, Bíblia traduzida por J.N.Darby, aparece a palavra “destruição”, traduzida como “consumação” na Versão Almeida Corrigida).] </text:p>
      <text:p text:style-name="Text_20_body">O falso Messias dos judeus (o Anticristo) irá fugir no momento de maior calamidade para o povo. Por estar aliado à Besta (o chifre pequeno), ele provavelmente fugirá para Roma em busca de proteção, pois mais tarde, quando o Senhor retorna em juízo, ele é visto com a Besta. (<text:a xlink:type="simple" xlink:href="http://bibliaonline.com.br/acf/ap/19/19,20" office:name=""><text:span text:style-name="Definition">Apocalipse 19:19,20</text:span></text:a>). <text:a xlink:type="simple" xlink:href="http://bibliaonline.com.br/acf/zc/11/17" office:name=""><text:span text:style-name="Definition">Zacarias 11:17</text:span></text:a>; <text:a xlink:type="simple" xlink:href="http://bibliaonline.com.br/acf/is/22/19" office:name=""><text:span text:style-name="Definition">Isaías 22:19</text:span></text:a>; <text:a xlink:type="simple" xlink:href="http://bibliaonline.com.br/acf/jo/10/13" office:name=""><text:span text:style-name="Definition">Jo 10:13</text:span></text:a>; <text:a xlink:type="simple" xlink:href="http://bibliaonline.com.br/acf/jr/39/4" office:name=""><text:span text:style-name="Definition">Jeremias 39:4</text:span></text:a>. </text:p>
      <text:p text:style-name="Text_20_body">os judeus que terão confiado em seu falso Messias ficarão aflitos e irão amaldiçoá-lo por tê-los abandonado sob tamanho perigo. <text:a xlink:type="simple" xlink:href="http://bibliaonline.com.br/acf/is/8/20,21" office:name=""><text:span text:style-name="Definition">Isaías 8:20,21</text:span></text:a>. </text:p>
      <text:p text:style-name="Text_20_body">Dois terços dos judeus que até então tiverem retornado à terra de Israel serão mortos. Isto significa pelo menos 12 milhões de judeus massacrados em um período de poucos dias! (Existem hoje quase 17 milhões de judeus, número este que cresce aproximadamente 1% ao ano, o que significa que por ocasião do final da tribulação poderão existir aproximadamente 19 milhões reunidos de volta à sua terra. Se o Senhor demorar mais esse número poderá ser bem maior.) <text:a xlink:type="simple" xlink:href="http://bibliaonline.com.br/acf/zc/13/8" office:name=""><text:span text:style-name="Definition">Zacarias 13:8</text:span></text:a>. </text:p>
      <text:p text:style-name="Text_20_body">O remanescente de judeus fiéis, os quais fugirão para as montanhas, covas e cavernas a fim de salvarem suas vidas, será providencialmente preservado dos exércitos destruidores. <text:a xlink:type="simple" xlink:href="http://bibliaonline.com.br/acf/sf/2/3" office:name=""><text:span text:style-name="Definition">Sofonias 2:3</text:span></text:a>; <text:a xlink:type="simple" xlink:href="http://bibliaonline.com.br/acf/mt/24/16-21" office:name=""><text:span text:style-name="Definition">Mateus 24:16-21</text:span></text:a>; <text:a xlink:type="simple" xlink:href="http://bibliaonline.com.br/acf/sl/83/3" office:name=""><text:span text:style-name="Definition">Salmos 83:3</text:span></text:a>; <text:a xlink:type="simple" xlink:href="http://bibliaonline.com.br/acf/jr/36/26" office:name=""><text:span text:style-name="Definition">Jeremias 36:26</text:span></text:a>; <text:a xlink:type="simple" xlink:href="http://bibliaonline.com.br/acf/jr/39/10-12" office:name=""><text:span text:style-name="Definition">39:10-12</text:span></text:a>. </text:p>
      <text:p text:style-name="Text_20_body">Essa devastadora invasão efetuada pelo Rei do Norte abreviará o final da Grande Tribulação na terra de Israel, após terem passado 1260 dias contados desde a metade da semana.* Serão 18 dias a menos que os últimos três anos e meio (1278 dias)#8#. Para o bem dos eleitos aqueles dias serão abreviados. <text:a xlink:type="simple" xlink:href="http://bibliaonline.com.br/acf/ap/12/6" office:name=""><text:span text:style-name="Definition">Apocalipse 12:6</text:span></text:a>; <text:a xlink:type="simple" xlink:href="http://bibliaonline.com.br/acf/mt/24/22" office:name=""><text:span text:style-name="Definition">Mateus 24:22</text:span></text:a>. </text:p>
      <text:p text:style-name="Text_20_body">[ Nota: *A tribulação termina quando é morta a multidão de judeus apóstatas que, sob o comando do Anticristo, causava a grande tribulação na terra por sua cruel perseguição ao remanescente fiel. ]</text:p>
      <text:p text:style-name="Text_20_body">O Rei do Norte porá suas mãos no despojo de ouro e prata, e nos tesouros que os judeus juntaram por meio de suas práticas comerciais quando estavam dispersos por toda a terra na atual era cristã. <text:a xlink:type="simple" xlink:href="http://bibliaonline.com.br/acf/is/2/7,8" office:name=""><text:span text:style-name="Definition">Isaías 2:7,8</text:span></text:a>; <text:a xlink:type="simple" xlink:href="http://bibliaonline.com.br/acf/is/10/16,13-14" office:name=""><text:span text:style-name="Definition">10:6,13-14</text:span></text:a>; <text:a xlink:type="simple" xlink:href="http://bibliaonline.com.br/acf/sl/73/7,12" office:name=""><text:span text:style-name="Definition">Salmos 73:7,12</text:span></text:a>; <text:a xlink:type="simple" xlink:href="http://bibliaonline.com.br/acf/ob/11" office:name=""><text:span text:style-name="Definition">Ob 11</text:span></text:a>; <text:a xlink:type="simple" xlink:href="http://bibliaonline.com.br/acf/sf/1/13,18" office:name=""><text:span text:style-name="Definition">Sofonias 1:13,18</text:span></text:a>. </text:p>
      <text:p text:style-name="Text_20_body">Conforme os exércitos do Rei do Norte e seus confederados forem aproximando-se de Jerusalém, o terror irá dominar a cidade. O povo olhará ao redor da cidade com horror ao ver os imensos exércitos de todos os lados. <text:a xlink:type="simple" xlink:href="http://bibliaonline.com.br/acf/is/22/1-14" office:name=""><text:span text:style-name="Definition">Isaías 22:1-14</text:span></text:a>. </text:p>
      <text:p text:style-name="Text_20_body">os exércitos do Rei do Norte efetuarão a tomada de Jerusalém, deixando-a em ruínas e derramando sangue como se fosse água ao redor da cidade. As mulheres serão violentadas e os mortos jazerão pelas ruas. <text:a xlink:type="simple" xlink:href="http://bibliaonline.com.br/acf/sl/79/1-3" office:name=""><text:span text:style-name="Definition">Salmos 79:1-3</text:span></text:a>; <text:a xlink:type="simple" xlink:href="http://bibliaonline.com.br/acf/is/64/10" office:name=""><text:span text:style-name="Definition">Isaías 64:10</text:span></text:a>; <text:a xlink:type="simple" xlink:href="http://bibliaonline.com.br/acf/mq/3/12" office:name=""><text:span text:style-name="Definition">Miquéias 3:12</text:span></text:a>; <text:a xlink:type="simple" xlink:href="http://bibliaonline.com.br/acf/sf/1/10-18" office:name=""><text:span text:style-name="Definition">Sofonias 1:10-18</text:span></text:a>; <text:a xlink:type="simple" xlink:href="http://bibliaonline.com.br/acf/zc/14/1,2" office:name=""><text:span text:style-name="Definition">Zacarias 14:1,2</text:span></text:a>; <text:a xlink:type="simple" xlink:href="http://bibliaonline.com.br/acf/ob/11/-14" office:name=""><text:span text:style-name="Definition">Ob 11-14</text:span></text:a>. </text:p>
      <text:p text:style-name="Text_20_body">Alguns dos exércitos aliados do Rei do Norte, como Elão (o atual Irã), Quir (talvez Moabe, <text:a xlink:type="simple" xlink:href="http://bibliaonline.com.br/acf/is/15/1" office:name=""><text:span text:style-name="Definition">Isaías 15:1</text:span></text:a>, Jordânia ou a Média que é o norte do Irã), e Edom (talvez parte da Arábia), parecem ser nesse momento os executores do saque de Jerusalém. É provável que o Rei do Norte esteja então ocupado em expulsar o Rei do Sul da terra. <text:a xlink:type="simple" xlink:href="http://bibliaonline.com.br/acf/is/22/6" office:name=""><text:span text:style-name="Definition">Isaías 22:6</text:span></text:a>; <text:a xlink:type="simple" xlink:href="http://bibliaonline.com.br/acf/ob/11/-14" office:name=""><text:span text:style-name="Definition">Ob 11-14</text:span></text:a>; <text:a xlink:type="simple" xlink:href="http://bibliaonline.com.br/acf/sl/137/7" office:name=""><text:span text:style-name="Definition">Salmos 137:7</text:span></text:a>. </text:p>
      <text:p text:style-name="Text_20_body">Metade da cidade de Jerusalém será levada em cativeiro. <text:a xlink:type="simple" xlink:href="http://bibliaonline.com.br/acf/zc/14/2" office:name=""><text:span text:style-name="Definition">Zacarias 14:2</text:span></text:a>. </text:p>
      <text:p text:style-name="Text_20_body">O templo que os judeus tiverem edificado será destruído. <text:a xlink:type="simple" xlink:href="http://bibliaonline.com.br/acf/sl/74/1-8" office:name=""><text:span text:style-name="Definition">Salmos 74:1-8</text:span></text:a>; <text:a xlink:type="simple" xlink:href="http://bibliaonline.com.br/acf/is/63/18" office:name=""><text:span text:style-name="Definition">Isaías 63:18</text:span></text:a>; <text:a xlink:type="simple" xlink:href="http://bibliaonline.com.br/acf/sl/64/11" office:name=""><text:span text:style-name="Definition">64:11</text:span></text:a>. </text:p>
      <text:p text:style-name="Text_20_body">O remanescente fiel de judeus, perplexos e desesperados ao virem o país sendo desolado, clamará a Deus por ajuda. <text:a xlink:type="simple" xlink:href="http://bibliaonline.com.br/acf/jl/2/12-17" office:name=""><text:span text:style-name="Definition">Joel 2:12-17</text:span></text:a>; <text:a xlink:type="simple" xlink:href="http://bibliaonline.com.br/acf/sl/73/-89" office:name=""><text:span text:style-name="Definition">Salmos 73-89</text:span></text:a> (terceiro livro dos Salmos), <text:a xlink:type="simple" xlink:href="http://bibliaonline.com.br/acf/zc/13/9" office:name=""><text:span text:style-name="Definition">Zacarias 13:9</text:span></text:a>; <text:a xlink:type="simple" xlink:href="http://bibliaonline.com.br/acf/is/63/15" office:name=""><text:span text:style-name="Definition">Isaías 63:15</text:span></text:a>; <text:a xlink:type="simple" xlink:href="http://bibliaonline.com.br/acf/sl/64/12" office:name=""><text:span text:style-name="Definition">64:12</text:span></text:a>. </text:p>
      <text:p text:style-name="Text_20_body">Depois que Jerusalém e a terra de Israel tiverem sido destruídas, o Rei do Norte irá trair alguns de seus aliados árabes e invadirá seus países a fim de derrotá-los. A “consumação” estará então sobre toda a terra (<text:a xlink:type="simple" xlink:href="http://bibliaonline.com.br/acf/is/10/22,23" office:name=""><text:span text:style-name="Definition">Is 10:22,23</text:span></text:a>; <text:a xlink:type="simple" xlink:href="http://bibliaonline.com.br/acf/is/28/22" office:name=""><text:span text:style-name="Definition">28:22</text:span></text:a>; <text:a xlink:type="simple" xlink:href="http://bibliaonline.com.br/acf/sl/75/3" office:name=""><text:span text:style-name="Definition">Salmos 75:3</text:span></text:a>). Outros países situados na terra prometida de Israel, que estiveram aliados ao Rei do Norte, cairão sob juízo nessa ocasião.* <text:a xlink:type="simple" xlink:href="http://bibliaonline.com.br/acf/dn/11/41" office:name=""><text:span text:style-name="Definition">Daniel 11:41</text:span></text:a>; <text:a xlink:type="simple" xlink:href="http://bibliaonline.com.br/acf/is/10/7" office:name=""><text:span text:style-name="Definition">Isaías 10:7</text:span></text:a>; <text:a xlink:type="simple" xlink:href="http://bibliaonline.com.br/acf/is/14/29" office:name=""><text:span text:style-name="Definition">14:29</text:span></text:a>; <text:a xlink:type="simple" xlink:href="http://bibliaonline.com.br/acf/is/24/23" office:name=""><text:span text:style-name="Definition">24:23</text:span></text:a> (os “pesos”); <text:a xlink:type="simple" xlink:href="http://bibliaonline.com.br/acf/jr/46/-49" office:name=""><text:span text:style-name="Definition">Jeremias 46-49</text:span></text:a>; <text:a xlink:type="simple" xlink:href="http://bibliaonline.com.br/acf/ez/25" office:name=""><text:span text:style-name="Definition">Ezequiel 25</text:span></text:a>-30;<text:a xlink:type="simple" xlink:href="http://bibliaonline.com.br/acf/am/1" office:name=""><text:span text:style-name="Definition">Am 1-2:8</text:span></text:a>; <text:a xlink:type="simple" xlink:href="http://bibliaonline.com.br/acf/2rs/24/7" office:name=""><text:span text:style-name="Definition">2 Reis 24:7</text:span></text:a>; <text:a xlink:type="simple" xlink:href="http://bibliaonline.com.br/acf/jr/25/9-11" office:name=""><text:span text:style-name="Definition">Jeremias 25:9-11</text:span></text:a>; [Ob 7] (http://bibliaonline.com.br/acf/ob/7). </text:p>
      <text:p text:style-name="Text_20_body">[ Nota: *Isto já aconteceu na História. Quando os exércitos da Assíria e também da Babilônia invadiram a terra no passado (as incursões dos assírios aconteceram cerca de 100 anos antes das invasões babilônicas), eles vieram do norte conquistando Israel e as nações circunvizinhas à medida que avançavam em direção ao Egito. (<text:a xlink:type="simple" xlink:href="http://bibliaonline.com.br/acf/2rs/15/29" office:name=""><text:span text:style-name="Definition">2 Rs 15:29</text:span></text:a>; <text:a xlink:type="simple" xlink:href="http://bibliaonline.com.br/acf/2rs/17/5,6" office:name=""><text:span text:style-name="Definition">17:5,6</text:span></text:a>; <text:a xlink:type="simple" xlink:href="http://bibliaonline.com.br/acf/is/20/4" office:name=""><text:span text:style-name="Definition">Isaías 20:4</text:span></text:a> - <text:a xlink:type="simple" xlink:href="http://bibliaonline.com.br/acf/jr/1/13-15" office:name=""><text:span text:style-name="Definition">Jeremias 1:13-15</text:span></text:a>; <text:a xlink:type="simple" xlink:href="http://bibliaonline.com.br/acf/jr/4/6" office:name=""><text:span text:style-name="Definition">4:6</text:span></text:a>; <text:a xlink:type="simple" xlink:href="http://bibliaonline.com.br/acf/jr/6/1,22" office:name=""><text:span text:style-name="Definition">6:1,22</text:span></text:a>; <text:a xlink:type="simple" xlink:href="http://bibliaonline.com.br/acf/jr/10/22" office:name=""><text:span text:style-name="Definition">10:22</text:span></text:a>; <text:a xlink:type="simple" xlink:href="http://bibliaonline.com.br/acf/jr/13/20" office:name=""><text:span text:style-name="Definition">13:20</text:span></text:a>; <text:a xlink:type="simple" xlink:href="http://bibliaonline.com.br/acf/jr/25/9" office:name=""><text:span text:style-name="Definition">25:9</text:span></text:a>; <text:a xlink:type="simple" xlink:href="http://bibliaonline.com.br/acf/jr/46/20,24" office:name=""><text:span text:style-name="Definition">46:20,24</text:span></text:a>; <text:a xlink:type="simple" xlink:href="http://bibliaonline.com.br/acf/jr/47/2" office:name=""><text:span text:style-name="Definition">47:2</text:span></text:a>). Essas invasões do passado foram registradas nas profecias das Escrituras por serem sombras das invasões do Rei do Norte numa época futura (<text:a xlink:type="simple" xlink:href="http://bibliaonline.com.br/acf/dn/11/40-45" office:name=""><text:span text:style-name="Definition">Daniel 11:40-45</text:span></text:a>). Muitas dessas profecias cumpriram-se apenas parcialmente naqueles dias e apontam para o seu total cumprimento no futuro. Quando Jerusalém foi destruída por Nabucodonosor e pelos babilônios, os edomitas e outros povos árabes eram seus aliados voluntários (<text:a xlink:type="simple" xlink:href="http://bibliaonline.com.br/acf/jr/34/1" office:name=""><text:span text:style-name="Definition">Jr 34:1</text:span></text:a>; <text:a xlink:type="simple" xlink:href="http://bibliaonline.com.br/acf/ob/11/-14" office:name=""><text:span text:style-name="Definition">Ob 11-14</text:span></text:a>; <text:a xlink:type="simple" xlink:href="http://bibliaonline.com.br/acf/2rs/24/1,2" office:name=""><text:span text:style-name="Definition">2 Reis 24:1,2</text:span></text:a>; <text:a xlink:type="simple" xlink:href="http://bibliaonline.com.br/acf/sl/137/7" office:name=""><text:span text:style-name="Definition">Salmos 137:7</text:span></text:a>; <text:a xlink:type="simple" xlink:href="http://bibliaonline.com.br/acf/hc/2/5" office:name=""><text:span text:style-name="Definition">Habacuque 2:5</text:span></text:a>). Após a conquista de Jerusalém ele se voltou contra alguns de seus aliados e os saqueou (<text:a xlink:type="simple" xlink:href="http://bibliaonline.com.br/acf/ob/7" office:name=""><text:span text:style-name="Definition">Ob 7</text:span></text:a>; <text:a xlink:type="simple" xlink:href="http://bibliaonline.com.br/acf/jr/25/9" office:name=""><text:span text:style-name="Definition">Jeremias 25:9</text:span></text:a>; <text:a xlink:type="simple" xlink:href="http://bibliaonline.com.br/acf/2rs/24/7" office:name=""><text:span text:style-name="Definition">2 Reis 24:7</text:span></text:a>). Tudo isso é uma notável previsão da traição com que o Rei do Norte irá tratar seus aliados árabes. <text:a xlink:type="simple" xlink:href="http://bibliaonline.com.br/acf/dn/11/40-43" office:name=""><text:span text:style-name="Definition">Daniel 11:40-43</text:span></text:a>.#9#] </text:p>
      <text:p text:style-name="Text_20_body">Edom (talvez parte da Arábia), que ajudará na destruição de Jerusalém, será enganada pela Confederação e sofrerá dano. Eles serão saqueados, despojados e deixados reduzidos em número.* <text:a xlink:type="simple" xlink:href="http://bibliaonline.com.br/acf/ob/1/-14" office:name=""><text:span text:style-name="Definition">Ob 1-14</text:span></text:a>; <text:a xlink:type="simple" xlink:href="http://bibliaonline.com.br/acf/is/21/11,12" office:name=""><text:span text:style-name="Definition">Isaías 21:11,12</text:span></text:a>; <text:a xlink:type="simple" xlink:href="http://bibliaonline.com.br/acf/jr/49/7-22" office:name=""><text:span text:style-name="Definition">Jeremias 49:7-22</text:span></text:a>; <text:a xlink:type="simple" xlink:href="http://bibliaonline.com.br/acf/ez/25/12-14" office:name=""><text:span text:style-name="Definition">Ez 25:12-14</text:span></text:a>; <text:a xlink:type="simple" xlink:href="http://bibliaonline.com.br/acf/am/1/11,12" office:name=""><text:span text:style-name="Definition">Am 1:11,12</text:span></text:a>. </text:p>
      <text:p text:style-name="Text_20_body">[ Nota: *O livro de <text:a xlink:type="simple" xlink:href="http://bibliaonline.com.br/acf/ob/1" office:name=""><text:span text:style-name="Definition">Obadias</text:span></text:a> mostra que o juízo sobre Edom cairá em três etapas terminando por aniquilá-los completamente da face da terra. Eles receberão o primeiro golpe ao serem enganados por seus próprios aliados (<text:a xlink:type="simple" xlink:href="http://bibliaonline.com.br/acf/ob/1/-14" office:name=""><text:span text:style-name="Definition">Ob 1-14</text:span></text:a>). Depois disso receberão um golpe mais severo quando o Senhor sair para pisar o Seu lagar de juízo sobre as nações reunidas que seguirão Gogue em Edom (<text:a xlink:type="simple" xlink:href="http://bibliaonline.com.br/acf/ob/15/,16" office:name=""><text:span text:style-name="Definition">Ob 15,16</text:span></text:a>). Veja <text:a xlink:type="simple" xlink:href="http://bibliaonline.com.br/acf/is/34/1-10" office:name=""><text:span text:style-name="Definition">Isaías 34:1-10</text:span></text:a>; <text:a xlink:type="simple" xlink:href="http://bibliaonline.com.br/acf/is/63/1-6" office:name=""><text:span text:style-name="Definition">63:1-6</text:span></text:a>. Então virá o golpe final dado pelos exércitos do então recém-reunido Israel (<text:a xlink:type="simple" xlink:href="http://bibliaonline.com.br/acf/ob/17/-21" office:name=""><text:span text:style-name="Definition">Ob 17-21</text:span></text:a>).#10# ] </text:p>
      <text:p text:style-name="Text_20_body">A confederação se voltará também contra Moabe (<text:a xlink:type="simple" xlink:href="http://bibliaonline.com.br/acf/is/15" office:name=""><text:span text:style-name="Definition">Is 15</text:span></text:a> e <text:a xlink:type="simple" xlink:href="http://bibliaonline.com.br/acf/is/16" office:name=""><text:span text:style-name="Definition">16</text:span></text:a>; <text:a xlink:type="simple" xlink:href="http://bibliaonline.com.br/acf/jr/48" office:name=""><text:span text:style-name="Definition">Jeremias 48</text:span></text:a>; <text:a xlink:type="simple" xlink:href="http://bibliaonline.com.br/acf/ez/25/8-11" office:name=""><text:span text:style-name="Definition">Ez 25:8-11</text:span></text:a>; <text:a xlink:type="simple" xlink:href="http://bibliaonline.com.br/acf/am/2/1-3" office:name=""><text:span text:style-name="Definition">Am 2:1-3</text:span></text:a> – talvez parte da Jordânia), Amom (<text:a xlink:type="simple" xlink:href="http://bibliaonline.com.br/acf/jr/49/1-6" office:name=""><text:span text:style-name="Definition">Jr 49:1-6</text:span></text:a>; <text:a xlink:type="simple" xlink:href="http://bibliaonline.com.br/acf/ez/25/1-7" office:name=""><text:span text:style-name="Definition">Ez 25:1-7</text:span></text:a>; <text:a xlink:type="simple" xlink:href="http://bibliaonline.com.br/acf/am/1/13-15" office:name=""><text:span text:style-name="Definition">Am 1:13-15</text:span></text:a> – talvez parte da Jordânia também), Filisteus (<text:a xlink:type="simple" xlink:href="http://bibliaonline.com.br/acf/is/14/28-32" office:name=""><text:span text:style-name="Definition">Is 14:28-32</text:span></text:a>; <text:a xlink:type="simple" xlink:href="http://bibliaonline.com.br/acf/is/20/1" office:name=""><text:span text:style-name="Definition">20:1</text:span></text:a>; <text:a xlink:type="simple" xlink:href="http://bibliaonline.com.br/acf/jr/47" office:name=""><text:span text:style-name="Definition">Jeremias 47</text:span></text:a>; <text:a xlink:type="simple" xlink:href="http://bibliaonline.com.br/acf/ez/25/15-17" office:name=""><text:span text:style-name="Definition">Ez 25:15-17</text:span></text:a>; <text:a xlink:type="simple" xlink:href="http://bibliaonline.com.br/acf/am/1/6-10" office:name=""><text:span text:style-name="Definition">Am 1:6-10</text:span></text:a> – talvez a área denominada Faixa de Gaza), Damasco (<text:a xlink:type="simple" xlink:href="http://bibliaonline.com.br/acf/is/17" office:name=""><text:span text:style-name="Definition">Is 17</text:span></text:a>; <text:a xlink:type="simple" xlink:href="http://bibliaonline.com.br/acf/jr/49/23-27" office:name=""><text:span text:style-name="Definition">Jeremias 49:23-27</text:span></text:a>; <text:a xlink:type="simple" xlink:href="http://bibliaonline.com.br/acf/am/1/3-5" office:name=""><text:span text:style-name="Definition">Am 1:3-5</text:span></text:a>, o sul da Síria), Tiro e Sidom (<text:a xlink:type="simple" xlink:href="http://bibliaonline.com.br/acf/is/23" office:name=""><text:span text:style-name="Definition">Is 23</text:span></text:a>, <text:a xlink:type="simple" xlink:href="http://bibliaonline.com.br/acf/ez/26/-28" office:name=""><text:span text:style-name="Definition">Ez 26-28</text:span></text:a>; <text:a xlink:type="simple" xlink:href="http://bibliaonline.com.br/acf/am/1/9-11" office:name=""><text:span text:style-name="Definition">Am 1:9-11</text:span></text:a> – talvez o Líbano), e outros países na área. Eles fugirão para salvar suas vidas, e suas terras serão saqueadas. </text:p>
      <text:p text:style-name="Text_20_body">Apesar de atacados, um remanescente de Edom, Moabe e Amom escapará. Deus permitirá isso para que Israel possa dar-lhes o golpe final mais tarde. <text:a xlink:type="simple" xlink:href="http://bibliaonline.com.br/acf/dn/11/41" office:name=""><text:span text:style-name="Definition">Daniel 11:41</text:span></text:a> (as “primícias” ou líderes escaparão); <text:a xlink:type="simple" xlink:href="http://bibliaonline.com.br/acf/jr/48/6,9,12" office:name=""><text:span text:style-name="Definition">Jeremias 48:6,9,12</text:span></text:a>; <text:a xlink:type="simple" xlink:href="http://bibliaonline.com.br/acf/is/49/5,8,11" office:name=""><text:span text:style-name="Definition">49:5,8,11</text:span></text:a>. </text:p>
      <text:p text:style-name="Text_20_body">O Rei do Norte continuará em sua conquista avançando até o nordeste da África e destruindo o Rei do Sul (Egito) e seus aliados (Líbia, Etiópia e outros). <text:a xlink:type="simple" xlink:href="http://bibliaonline.com.br/acf/dn/11/42,43" office:name=""><text:span text:style-name="Definition">Daniel 11:42,43</text:span></text:a>; <text:a xlink:type="simple" xlink:href="http://bibliaonline.com.br/acf/is/19/20" office:name=""><text:span text:style-name="Definition">Is. 19-20</text:span></text:a>; <text:a xlink:type="simple" xlink:href="http://bibliaonline.com.br/acf/jr/46/13-26" office:name=""><text:span text:style-name="Definition">Jeremias 46:13-26</text:span></text:a>; <text:a xlink:type="simple" xlink:href="http://bibliaonline.com.br/acf/ez/29/1-12" office:name=""><text:span text:style-name="Definition">Ez 29:1-12</text:span></text:a>; <text:a xlink:type="simple" xlink:href="http://bibliaonline.com.br/acf/is/30/1-26" office:name=""><text:span text:style-name="Definition">30:1-26</text:span></text:a>. </text:p>
      <text:p text:style-name="Text_20_body">os Egípcios fugirão em todas as direções para salvar suas vidas e serão dispersos pelas nações em redor. Sua terra será entregue a um senhor duro e um rei rigoroso (o Rei do Norte). <text:a xlink:type="simple" xlink:href="http://bibliaonline.com.br/acf/ez/29/12" office:name=""><text:span text:style-name="Definition">Ez 29:12</text:span></text:a>; <text:a xlink:type="simple" xlink:href="http://bibliaonline.com.br/acf/ez/30/23,26" office:name=""><text:span text:style-name="Definition">30:23,26</text:span></text:a>; <text:a xlink:type="simple" xlink:href="http://bibliaonline.com.br/acf/is/19/4" office:name=""><text:span text:style-name="Definition">Isaías 19:4</text:span></text:a>; <text:a xlink:type="simple" xlink:href="http://bibliaonline.com.br/acf/jr/46/5,6,15,21" office:name=""><text:span text:style-name="Definition">Jeremias 46:5,6,15,21</text:span></text:a>. </text:p>
      <text:p text:style-name="Text_20_body">Após o Rei do Norte haver destruído e saqueado os egípcios e seus exércitos, ele tomará posse dos tesouros daquela terra. <text:a xlink:type="simple" xlink:href="http://bibliaonline.com.br/acf/dn/11/43" office:name=""><text:span text:style-name="Definition">Daniel 11:43</text:span></text:a>. </text:p>
      <text:p text:style-name="Text_20_body">A Besta, com seus exércitos (a Confederação Ocidental), ao ouvir notícias da invasão efetuada pelo Rei do Norte, virá do oeste para defender a terra de Israel. A Besta usará sua marinha em um esforço para impedir o progresso do Rei do Norte.* <text:a xlink:type="simple" xlink:href="http://bibliaonline.com.br/acf/ap/16/13,14" office:name=""><text:span text:style-name="Definition">Apocalipse 16:13,14</text:span></text:a>; <text:a xlink:type="simple" xlink:href="http://bibliaonline.com.br/acf/nm/24/24" office:name=""><text:span text:style-name="Definition">Números 24:24</text:span></text:a> (as “naus de Quitim” – Quitim é Chipre). </text:p>
      <text:p text:style-name="Text_20_body">[ Nota: *O Rei do Norte também possuirá uma marinha que se envolverá nesse conflito. <text:a xlink:type="simple" xlink:href="http://bibliaonline.com.br/acf/dn/11/40" office:name=""><text:span text:style-name="Definition">Daniel 11:40</text:span></text:a>. ] </text:p>
      <text:h text:style-name="Heading_20_1" text:outline-level="1">A VINDA DE CRISTO</text:h>
      <text:p text:style-name="First_20_paragraph">Quando a Besta (a Confederação Ocidental) entrar com seus exércitos na terra de Israel, o Senhor descerá do céu montado num cavalo de batalha branco (como o ladrão à noite*), em chama de fogo, para julgar. Ele destruirá os exércitos da Besta com o esplendor da Sua vinda. É a vinda de Cristo. <text:a xlink:type="simple" xlink:href="http://bibliaonline.com.br/acf/2ts/2/8" office:name=""><text:span text:style-name="Definition">2 Tessalonicenses 2:8</text:span></text:a>; <text:a xlink:type="simple" xlink:href="http://bibliaonline.com.br/acf/ap/11/15-18" office:name=""><text:span text:style-name="Definition">Apocalipse 11:15-18</text:span></text:a> (Sétima Trombeta); <text:a xlink:type="simple" xlink:href="http://bibliaonline.com.br/acf/ap/16/15-21" office:name=""><text:span text:style-name="Definition">Apocalipse 16:15-21</text:span></text:a> (a Babilônia política é julgada – Sétima Taça); <text:a xlink:type="simple" xlink:href="http://bibliaonline.com.br/acf/ap/19/11-19" office:name=""><text:span text:style-name="Definition">Apocalipse 19:11-19</text:span></text:a>; <text:a xlink:type="simple" xlink:href="http://bibliaonline.com.br/acf/2ts/1/7-10" office:name=""><text:span text:style-name="Definition">2 Tessalonicenses 1:7-10</text:span></text:a>; <text:a xlink:type="simple" xlink:href="http://bibliaonline.com.br/acf/jd/14/-15" office:name=""><text:span text:style-name="Definition">Judas 1:14-15</text:span></text:a>; <text:a xlink:type="simple" xlink:href="http://bibliaonline.com.br/acf/cl/3/4" office:name=""><text:span text:style-name="Definition">Colossenses 3:4</text:span></text:a>; <text:a xlink:type="simple" xlink:href="http://bibliaonline.com.br/acf/tt/2/13" office:name=""><text:span text:style-name="Definition">Tito 2:13</text:span></text:a>; <text:a xlink:type="simple" xlink:href="http://bibliaonline.com.br/acf/2tm/4/1,8" office:name=""><text:span text:style-name="Definition">2 Timóteo 4:1,8</text:span></text:a>; <text:a xlink:type="simple" xlink:href="http://bibliaonline.com.br/acf/1jo/2/28" office:name=""><text:span text:style-name="Definition">1 Jo 2:28</text:span></text:a>; <text:a xlink:type="simple" xlink:href="http://bibliaonline.com.br/acf/1jo/3/2" office:name=""><text:span text:style-name="Definition">3:2</text:span></text:a>; <text:a xlink:type="simple" xlink:href="http://bibliaonline.com.br/acf/1tm/6/14" office:name=""><text:span text:style-name="Definition">1 Timóteo 6:14</text:span></text:a>; <text:a xlink:type="simple" xlink:href="http://bibliaonline.com.br/acf/is/66/5" office:name=""><text:span text:style-name="Definition">Isaías 66:5</text:span></text:a>; <text:a xlink:type="simple" xlink:href="http://bibliaonline.com.br/acf/ml/3/2" office:name=""><text:span text:style-name="Definition">Malaquias 3:2</text:span></text:a>; <text:a xlink:type="simple" xlink:href="http://bibliaonline.com.br/acf/1pe/1/7" office:name=""><text:span text:style-name="Definition">1 Pe 1:7</text:span></text:a>; <text:a xlink:type="simple" xlink:href="http://bibliaonline.com.br/acf/ap/14/9-12" office:name=""><text:span text:style-name="Definition">Apocalipse 14:9-12</text:span></text:a>; <text:a xlink:type="simple" xlink:href="http://bibliaonline.com.br/acf/is/13" office:name=""><text:span text:style-name="Definition">Is 13</text:span></text:a> <text:a xlink:type="simple" xlink:href="http://bibliaonline.com.br/acf/is/14/23" office:name=""><text:span text:style-name="Definition">14:23</text:span></text:a>; <text:a xlink:type="simple" xlink:href="http://bibliaonline.com.br/acf/jr/50/,51" office:name=""><text:span text:style-name="Definition">Jeremias 50,51</text:span></text:a>; <text:a xlink:type="simple" xlink:href="http://bibliaonline.com.br/acf/dn/2/34,35,44,45" office:name=""><text:span text:style-name="Definition">Daniel 2:34,35,44,45</text:span></text:a> (Cristo, a Pedra cortada sem mãos, esmigalha os dez dedos da estátua – o Império Romano restabelecido). </text:p>
      <text:p text:style-name="Text_20_body">[ Nota: *A vinda do Senhor como um ladrão é encontrada cinco vezes nas Escrituras (<text:a xlink:type="simple" xlink:href="http://bibliaonline.com.br/acf/mt/24/43" office:name=""><text:span text:style-name="Definition">Mateus 24:43</text:span></text:a>; <text:a xlink:type="simple" xlink:href="http://bibliaonline.com.br/acf/1ts/5/2" office:name=""><text:span text:style-name="Definition">1 Tessalonicenses 5:2</text:span></text:a>; <text:a xlink:type="simple" xlink:href="http://bibliaonline.com.br/acf/2pe/3/10" office:name=""><text:span text:style-name="Definition">2 Pe 3:10</text:span></text:a>; <text:a xlink:type="simple" xlink:href="http://bibliaonline.com.br/acf/ap/3/3" office:name=""><text:span text:style-name="Definition">Apocalipse 3:3</text:span></text:a>; <text:a xlink:type="simple" xlink:href="http://bibliaonline.com.br/acf/ap/16/15" office:name=""><text:span text:style-name="Definition">16:15</text:span></text:a>), cada uma se referindo à Sua vinda em juízo, e não no arrebatamento. ] </text:p>
      <text:p text:style-name="Text_20_body">Nenhum homem sabe o dia ou a hora da vinda do Senhor. <text:a xlink:type="simple" xlink:href="http://bibliaonline.com.br/acf/mt/24/36-42" office:name=""><text:span text:style-name="Definition">Mateus 24:36-42</text:span></text:a>. </text:p>
      <text:p text:style-name="Text_20_body">os santos celestiais, que subiram para estar com Cristo por ocasião do arrebatamento, virão juntamente com Ele. São eles os exércitos do céu. <text:a xlink:type="simple" xlink:href="http://bibliaonline.com.br/acf/1ts/3/13" office:name=""><text:span text:style-name="Definition">1 Tessalonicenses 3:13</text:span></text:a>; <text:a xlink:type="simple" xlink:href="http://bibliaonline.com.br/acf/zc/14/5" office:name=""><text:span text:style-name="Definition">Zacarias 14:5</text:span></text:a>; <text:a xlink:type="simple" xlink:href="http://bibliaonline.com.br/acf/1ts/4/14" office:name=""><text:span text:style-name="Definition">1 Tessalonicenses 4:14</text:span></text:a>; <text:a xlink:type="simple" xlink:href="http://bibliaonline.com.br/acf/2ts/1/7" office:name=""><text:span text:style-name="Definition">2 Tessalonicenses 1:7</text:span></text:a>; <text:a xlink:type="simple" xlink:href="http://bibliaonline.com.br/acf/ap/1/7" office:name=""><text:span text:style-name="Definition">Apocalipse 1:7</text:span></text:a>; <text:a xlink:type="simple" xlink:href="http://bibliaonline.com.br/acf/ap/19/14" office:name=""><text:span text:style-name="Definition">19:14</text:span></text:a>; <text:a xlink:type="simple" xlink:href="http://bibliaonline.com.br/acf/ap/17/14" office:name=""><text:span text:style-name="Definition">17:14</text:span></text:a>. </text:p>
      <text:p text:style-name="Text_20_body">Por volta dessa época será completada a primeira ressurreição. Todos os que creram no evangelho do Reino, que foi pregado após o arrebatamento, e morreram em razão do martírio,* serão ressuscitados para se unirem aos santos celestiais. Haverá duas classes de pessoas dentre os santos martirizados que ressuscitarão. Aqueles que forem mortos sob o reinado da falsa igreja (a grande meretriz) nos primeiros três anos e meio (<text:a xlink:type="simple" xlink:href="http://bibliaonline.com.br/acf/ap/6/9-11" office:name=""><text:span text:style-name="Definition">Apocalipse 6:9-11</text:span></text:a>), e aqueles que forem mortos sob o reinado da Besta e do Anticristo, nos últimos três anos e meio (<text:a xlink:type="simple" xlink:href="http://bibliaonline.com.br/acf/ap/15/2-4" office:name=""><text:span text:style-name="Definition">Apocalipse 15:2-4</text:span></text:a>). Tanto os primeiros como os últimos compartilharão das bênçãos celestiais e viverão e reinarão com Cristo sobre a terra. <text:a xlink:type="simple" xlink:href="http://bibliaonline.com.br/acf/ap/14/13" office:name=""><text:span text:style-name="Definition">Apocalipse 14:13</text:span></text:a>; <text:a xlink:type="simple" xlink:href="http://bibliaonline.com.br/acf/ap/20/4,5" office:name=""><text:span text:style-name="Definition">20:4,5</text:span></text:a>. </text:p>
      <text:p text:style-name="Text_20_body">[ Nota: *Em <text:a xlink:type="simple" xlink:href="http://bibliaonline.com.br/acf/ap/20/4" office:name=""><text:span text:style-name="Definition">Apocalipse 20:4</text:span></text:a> está evidente que nenhum santo de Deus durante os 7 anos de tribulação morrerá de causas naturais.#11# ]</text:p>
      <text:p text:style-name="Text_20_body">O Senhor lançará o líder Romano (a Besta – o chifre pequeno) e o falso Messias judeu (o Anticristo) vivos no lago de fogo. <text:a xlink:type="simple" xlink:href="http://bibliaonline.com.br/acf/ap/19/20,21" office:name=""><text:span text:style-name="Definition">Apocalipse 19:20,21</text:span></text:a>. </text:p>
      <text:p text:style-name="Text_20_body">A vinda do Senhor para julgar a Confederação Ocidental dará início ao “dia do Senhor”, que é quando Ele irá estabelecer publicamente Sua autoridade e poder universais, tanto nos céus como na terra. O Senhor começará a subjugar e expulsar todos os poderes adversários. O dia do Senhor se estenderá por todo o reinado de mil anos de Cristo (Milênio).#12# <text:a xlink:type="simple" xlink:href="http://bibliaonline.com.br/acf/2pe/3/8-10" office:name=""><text:span text:style-name="Definition">2 Pe 3:8-10</text:span></text:a>; <text:a xlink:type="simple" xlink:href="http://bibliaonline.com.br/acf/2ts/2/2" office:name=""><text:span text:style-name="Definition">2 Tessalonicenses 2:2</text:span></text:a> (Versão Almeida Revisada); <text:a xlink:type="simple" xlink:href="http://bibliaonline.com.br/acf/is/2/10-22" office:name=""><text:span text:style-name="Definition">Isaías 2:10-22</text:span></text:a>; <text:a xlink:type="simple" xlink:href="http://bibliaonline.com.br/acf/jl/1/15" office:name=""><text:span text:style-name="Definition">Joel 1:15</text:span></text:a>; <text:a xlink:type="simple" xlink:href="http://bibliaonline.com.br/acf/1ts/5/2" office:name=""><text:span text:style-name="Definition">1 Tessalonicenses 5:2</text:span></text:a>; <text:a xlink:type="simple" xlink:href="http://bibliaonline.com.br/acf/jr/46/10" office:name=""><text:span text:style-name="Definition">Jeremias 46:10</text:span></text:a>; <text:a xlink:type="simple" xlink:href="http://bibliaonline.com.br/acf/sf/2/2,3" office:name=""><text:span text:style-name="Definition">Sofonias 2:2,3</text:span></text:a>; <text:a xlink:type="simple" xlink:href="http://bibliaonline.com.br/acf/ml/4/5" office:name=""><text:span text:style-name="Definition">Malaquias 4:5</text:span></text:a>. </text:p>
      <text:p text:style-name="Text_20_body">A vinda do Senhor também dará início à “ceifa”, que é um juízo discriminatório efetuado pelos anjos que limparão a parte ocidental da terra profética de todos os ofensores.* Eles serão levados vivos para fora da terra a fim de receberem o juízo,** enquanto os demais permanecerão para desfrutar de bênçãos sobre a terra. “Um será tirado, e o outro deixado.” <text:a xlink:type="simple" xlink:href="http://bibliaonline.com.br/acf/ap/14/14-16" office:name=""><text:span text:style-name="Definition">Apocalipse 14:14-16</text:span></text:a>; <text:a xlink:type="simple" xlink:href="http://bibliaonline.com.br/acf/mt/13/37-42" office:name=""><text:span text:style-name="Definition">Mateus 13:37-42</text:span></text:a>; <text:a xlink:type="simple" xlink:href="http://bibliaonline.com.br/acf/mt/24/40,41" office:name=""><text:span text:style-name="Definition">24:40,41</text:span></text:a>; <text:a xlink:type="simple" xlink:href="http://bibliaonline.com.br/acf/is/24/1" office:name=""><text:span text:style-name="Definition">Isaías 24:1</text:span></text:a>; <text:a xlink:type="simple" xlink:href="http://bibliaonline.com.br/acf/dn/2/35" office:name=""><text:span text:style-name="Definition">Daniel 2:35</text:span></text:a>; <text:a xlink:type="simple" xlink:href="http://bibliaonline.com.br/acf/jr/51/1,2" office:name=""><text:span text:style-name="Definition">Jeremias 51:1,2</text:span></text:a>. </text:p>
      <text:p text:style-name="Text_20_body">[ Nota: *os anjos não irão por todo o mundo, mas limparão o reino do céu (que é o assunto de <text:a xlink:type="simple" xlink:href="http://bibliaonline.com.br/acf/mt/13" office:name=""><text:span text:style-name="Definition">Mateus 13</text:span></text:a>), ou seja, somente a terra profética. Se todo o mundo fosse limpo dessa vez, os inimigos futuros de Israel não poderiam se levantar contra ele. Aqui o Senhor está tratando com o ocidente, tanto com os exércitos ocidentais como com o povo que ficou naquelas terras. Assim que Ele completar todo o Seu juízo do ocidente, irá começar a julgar os assírios (o Rei do Norte e Gogue).#13# ]</text:p>
      <text:p text:style-name="Text_20_body">[ Nota: ** Também chamado de julgamento dos vivos (<text:a xlink:type="simple" xlink:href="http://bibliaonline.com.br/acf/atos/10/42" office:name=""><text:span text:style-name="Definition">Atos 10:42</text:span></text:a>; <text:a xlink:type="simple" xlink:href="http://bibliaonline.com.br/acf/2tm/4/1" office:name=""><text:span text:style-name="Definition">2 Timóteo 4:1</text:span></text:a>; <text:a xlink:type="simple" xlink:href="http://bibliaonline.com.br/acf/1pe/4/5" office:name=""><text:span text:style-name="Definition">1 Pe 4:5</text:span></text:a>) que se refere, de um modo geral, à época em que o Senhor tratará em juízo com todas as pessoas vivas sobre a face da terra. É um termo amplo que inclui o juízo da ceifa (<text:a xlink:type="simple" xlink:href="http://bibliaonline.com.br/acf/ap/14/14-16" office:name=""><text:span text:style-name="Definition">Apocalipse 14:14-16</text:span></text:a>; <text:a xlink:type="simple" xlink:href="http://bibliaonline.com.br/acf/mt/13/39-43" office:name=""><text:span text:style-name="Definition">Mateus 13:39-43</text:span></text:a>), o juízo da vindima ou do lagar (<text:a xlink:type="simple" xlink:href="http://bibliaonline.com.br/acf/ap/14/17-20" office:name=""><text:span text:style-name="Definition">Apocalipse 14:17-20</text:span></text:a>; <text:a xlink:type="simple" xlink:href="http://bibliaonline.com.br/acf/is/63/1-6" office:name=""><text:span text:style-name="Definition">Isaías 63:1-6</text:span></text:a>), e o que é visto como um julgamento perante um tribunal (<text:a xlink:type="simple" xlink:href="http://bibliaonline.com.br/acf/mt/25/31-46" office:name=""><text:span text:style-name="Definition">Mateus 25:31-46</text:span></text:a>; <text:a xlink:type="simple" xlink:href="http://bibliaonline.com.br/acf/ap/20/4" office:name=""><text:span text:style-name="Definition">Apocalipse 20:4</text:span></text:a>). Enquanto a ceifa e a vindima são juízos de guerra que ocorrerão quando o Senhor sair como um rei guerreiro indo à batalha (assim como o rei Davi), o julgamento diante de um tribunal acontecerá após todos os exércitos terem sido derrotados, e o Senhor assentar-Se como Rei em Seu trono. Será uma calma e solene sessão judicial (assim como fazia o rei Salomão). A ceifa começará quando o Senhor vier do céu em juízo para destruir os exércitos do ocidente. Naquela ocasião Ele enviará Seus anjos, os quais tirarão da terra profética todos aqueles que são ofensores. Mais tarde, na vindima, Ele bramará de Sião (Jerusalém) em juízo, esmagando os Seus inimigos. O julgamento dos vivos não deve ser confundido com o julgamento do Grande Trono Branco (<text:a xlink:type="simple" xlink:href="http://bibliaonline.com.br/acf/ap/20/11-15" office:name=""><text:span text:style-name="Definition">Apocalipse 20:11-15</text:span></text:a>). O julgamento do Grande Trono Branco é um julgamento, de pessoas mortas, que acontecerá no final dos mil anos do reinado de Cristo, enquanto o julgamento dos vivos é um julgamento das pessoas vivas no início do Seu Reino. ] </text:p>
      <text:p text:style-name="Text_20_body">Após os anjos haverem percorrido a terra profética separando os ímpios dos justos, a população do ocidente diminuirá bastante. Naquelas terras, outrora tão ilustres, as pessoas se tornarão tão raras como o ouro. <text:a xlink:type="simple" xlink:href="http://bibliaonline.com.br/acf/is/13/12" office:name=""><text:span text:style-name="Definition">Isaías 13:12</text:span></text:a>; <text:a xlink:type="simple" xlink:href="http://bibliaonline.com.br/acf/is/14/23" office:name=""><text:span text:style-name="Definition">14:23</text:span></text:a>; <text:a xlink:type="simple" xlink:href="http://bibliaonline.com.br/acf/is/24/6" office:name=""><text:span text:style-name="Definition">24:6</text:span></text:a>; <text:a xlink:type="simple" xlink:href="http://bibliaonline.com.br/acf/jr/50/3,39" office:name=""><text:span text:style-name="Definition">Jeremias 50:3,39</text:span></text:a>; <text:a xlink:type="simple" xlink:href="http://bibliaonline.com.br/acf/jr/51/2" office:name=""><text:span text:style-name="Definition">51:2</text:span></text:a>. </text:p>
      <text:p text:style-name="Text_20_body">O tempo dos gentios, o período da supremacia dos gentios sobre Israel, terá terminado. Isso encerrará a septuagésima semana de Daniel com 1278 dias contados a partir da metade da semana. <text:a xlink:type="simple" xlink:href="http://bibliaonline.com.br/acf/lc/21/24" office:name=""><text:span text:style-name="Definition">Lucas 21:24</text:span></text:a>; <text:a xlink:type="simple" xlink:href="http://bibliaonline.com.br/acf/dn/2/34,35,44,45" office:name=""><text:span text:style-name="Definition">Daniel 2:34,35,44,45</text:span></text:a>; <text:a xlink:type="simple" xlink:href="http://bibliaonline.com.br/acf/dn/7/9-14,22-27" office:name=""><text:span text:style-name="Definition">7:9-14, 22-27</text:span></text:a>. </text:p>
      <text:p text:style-name="Text_20_body">O Rei do Norte, espantado com as notícias a respeito dos exércitos ocidentais comandados pela Besta, voltará do Egito, dirigindo-se à terra de Israel para batalhar. <text:a xlink:type="simple" xlink:href="http://bibliaonline.com.br/acf/dn/11/44,45" office:name=""><text:span text:style-name="Definition">Daniel 11:44,45</text:span></text:a>. </text:p>
      <text:p text:style-name="Text_20_body">O Senhor sairá para defender Jerusalém dos exércitos do Rei do Norte que estarão voltando. <text:a xlink:type="simple" xlink:href="http://bibliaonline.com.br/acf/is/31/4-9" office:name=""><text:span text:style-name="Definition">Isaías 31:4-9</text:span></text:a>; <text:a xlink:type="simple" xlink:href="http://bibliaonline.com.br/acf/zc/9/8" office:name=""><text:span text:style-name="Definition">Zacarias 9:8</text:span></text:a>; <text:a xlink:type="simple" xlink:href="http://bibliaonline.com.br/acf/zc/12/8" office:name=""><text:span text:style-name="Definition">12:8</text:span></text:a>; <text:a xlink:type="simple" xlink:href="http://bibliaonline.com.br/acf/zc/14/3" office:name=""><text:span text:style-name="Definition">14:3</text:span></text:a>. </text:p>
      <text:p text:style-name="Text_20_body">O poder da voz do Senhor derrotará o Rei do Norte e seus exércitos. <text:a xlink:type="simple" xlink:href="http://bibliaonline.com.br/acf/is/14/25" office:name=""><text:span text:style-name="Definition">Isaías 14:25</text:span></text:a>; <text:a xlink:type="simple" xlink:href="http://bibliaonline.com.br/acf/is/17/13,14" office:name=""><text:span text:style-name="Definition">17:13,14</text:span></text:a>; <text:a xlink:type="simple" xlink:href="http://bibliaonline.com.br/acf/is/30/30-32" office:name=""><text:span text:style-name="Definition">30:30-32</text:span></text:a>; <text:a xlink:type="simple" xlink:href="http://bibliaonline.com.br/acf/dn/11/45" office:name=""><text:span text:style-name="Definition">Daniel 11:45</text:span></text:a>; <text:a xlink:type="simple" xlink:href="http://bibliaonline.com.br/acf/jl/2/20" office:name=""><text:span text:style-name="Definition">Joel 2:20</text:span></text:a>; <text:a xlink:type="simple" xlink:href="http://bibliaonline.com.br/acf/zc/14/3" office:name=""><text:span text:style-name="Definition">Zacarias 14:3</text:span></text:a>. </text:p>
      <text:p text:style-name="Text_20_body">Quando o Rei do Norte cair, Gogue (Rússia), que o abasteceu com munição (<text:a xlink:type="simple" xlink:href="http://bibliaonline.com.br/acf/dn/8/24" office:name=""><text:span text:style-name="Definition">Daniel 8:24</text:span></text:a>), não virá em seu auxílio. <text:a xlink:type="simple" xlink:href="http://bibliaonline.com.br/acf/dn/11/45" office:name=""><text:span text:style-name="Definition">Daniel 11:45</text:span></text:a>. (“não haverá quem o socorra.“) </text:p>
      <text:p text:style-name="Text_20_body">O Senhor lançará o Rei do Norte vivo no lago de fogo (Tofete) onde a Besta e o falso profeta (Anticristo) já estarão. <text:a xlink:type="simple" xlink:href="http://bibliaonline.com.br/acf/is/30/33" office:name=""><text:span text:style-name="Definition">Isaías 30:33</text:span></text:a>. </text:p>
      <text:p text:style-name="Text_20_body">Há um período que excede a septuagésima semana de Daniel, que eleva a 1290 dias o tempo contado a partir da metade da semana. Essa extensão equivale a 12 dias que ultrapassam o final do período da semana. Esses dias poderão ser utilizados pelo Senhor para remover da terra o exército proveniente do norte. <text:a xlink:type="simple" xlink:href="http://bibliaonline.com.br/acf/dn/12/11" office:name=""><text:span text:style-name="Definition">Daniel 12:11</text:span></text:a>; <text:a xlink:type="simple" xlink:href="http://bibliaonline.com.br/acf/jl/2/20" office:name=""><text:span text:style-name="Definition">Joel 2:20</text:span></text:a>; <text:a xlink:type="simple" xlink:href="http://bibliaonline.com.br/acf/is/17/13,14" office:name=""><text:span text:style-name="Definition">Isaías 17:13,14</text:span></text:a>. </text:p>
      <text:h text:style-name="Heading_20_1" text:outline-level="1">A RESTAURAÇÃO DE ISRAEL</text:h>
      <text:p text:style-name="First_20_paragraph">A vinda do Senhor nessa ocasião não será somente para a destruição dos poderes dos gentios, mas também para a libertação do remanescente judeu fiel e para a restauração das dez tribos perdidas de Israel.* <text:a xlink:type="simple" xlink:href="http://bibliaonline.com.br/acf/lc/18/1-8" office:name=""><text:span text:style-name="Definition">Lucas 18:1-8</text:span></text:a>; <text:a xlink:type="simple" xlink:href="http://bibliaonline.com.br/acf/sl/90/-106" office:name=""><text:span text:style-name="Definition">Salmos 90-106</text:span></text:a> (Quarto Livro dos Salmos). A restauração de Israel acontecerá em duas fases. Primeiro, os judeus (as duas tribos – Judá e Benjamim), que terão passado pela grande tribulação na terra, serão restaurados ao Senhor. Então, as dez tribos, que estão dispersas nos quatro cantos da terra (<text:a xlink:type="simple" xlink:href="http://bibliaonline.com.br/acf/dt/28/25" office:name=""><text:span text:style-name="Definition">Dt 28:25</text:span></text:a>; <text:a xlink:type="simple" xlink:href="http://bibliaonline.com.br/acf/dt/32/26" office:name=""><text:span text:style-name="Definition">32:26</text:span></text:a>), retornarão para serem restauradas ao Senhor. <text:a xlink:type="simple" xlink:href="http://bibliaonline.com.br/acf/dn/12/1,2" office:name=""><text:span text:style-name="Definition">Daniel 12:1,2</text:span></text:a>; <text:a xlink:type="simple" xlink:href="http://bibliaonline.com.br/acf/ez/37/15-17" office:name=""><text:span text:style-name="Definition">Ez 37:15-17</text:span></text:a>; <text:a xlink:type="simple" xlink:href="http://bibliaonline.com.br/acf/zc/12/7" office:name=""><text:span text:style-name="Definition">Zacarias 12:7</text:span></text:a>; <text:a xlink:type="simple" xlink:href="http://bibliaonline.com.br/acf/jr/33/7" office:name=""><text:span text:style-name="Definition">Jeremias 33:7</text:span></text:a>; <text:a xlink:type="simple" xlink:href="http://bibliaonline.com.br/acf/2sm/2/1-4" office:name=""><text:span text:style-name="Definition">2 Samuel 2:1-4</text:span></text:a>; <text:a xlink:type="simple" xlink:href="http://bibliaonline.com.br/acf/2sm/2/1-4" office:name=""><text:span text:style-name="Definition">5:1-3</text:span></text:a>;** <text:a xlink:type="simple" xlink:href="http://bibliaonline.com.br/acf/2sm/19/9-15" office:name=""><text:span text:style-name="Definition">2 Samuel 19:9-15</text:span></text:a> *** (Em toda referência Judá-Judeus são mencionados primeiro.) </text:p>
      <text:p text:style-name="Text_20_body">[ Nota: *Assim como na história, quando Deus, após haver julgado a Babilônia que manteve o Seu povo cativo, fez com que fossem libertos de seu cativeiro e restaurados à sua terra, o mesmo acontecerá por ocasião da queda da Besta (líder da Babilônia Política de Apocalipse) e do Anticristo e seu Império, seguida da libertação dos judeus.#14# ]</text:p>
      <text:p text:style-name="Text_20_body">[ Nota: ** Davi, que é um tipo de Cristo, foi reconhecido como Rei primeiro por Judá – as duas tribos, e então mais tarde pelas outras tribos de Israel. Só depois de Ele haver sido ungido Rei sobre todo o Israel é que saiu a liderá-los em uma conquista vitoriosa sobre seus inimigos (<text:a xlink:type="simple" xlink:href="http://bibliaonline.com.br/acf/2sm/8" office:name=""><text:span text:style-name="Definition">2 Sm 8</text:span></text:a>). Na profecia é mantida a mesma ordem. ] </text:p>
      <text:p text:style-name="Text_20_body">[ Nota: *** Quando Davi retornou ao seu povo, após ter sido rejeitado por eles, Judá foi o primeiro a ir encontrá-lo em Gilgal, o lugar do juízo-próprio. Assim será no futuro; quando Cristo voltar, os judeus se arrependerão e serão os primeiros a serem restaurados a Ele (<text:a xlink:type="simple" xlink:href="http://bibliaonline.com.br/acf/zc/12/9-14" office:name=""><text:span text:style-name="Definition">Zc 12:9-14</text:span></text:a>). Somente mais tarde as dez tribos serão restauradas. ] </text:p>
      <text:p text:style-name="Text_20_body">Enquanto o Senhor estiver julgando a Confederação Ocidental e o Rei do Norte, Ele aparentemente estará Se ocultando da vista dos judeus. Embora o ocidente vá vê-Lo em todo o Seu fulgor (<text:a xlink:type="simple" xlink:href="http://bibliaonline.com.br/acf/2ts/1/7-9" office:name=""><text:span text:style-name="Definition">2Ts 1:7-9</text:span></text:a>; <text:a xlink:type="simple" xlink:href="http://bibliaonline.com.br/acf/2ts/2/8" office:name=""><text:span text:style-name="Definition">2:8</text:span></text:a>), Sua vinda nessa ocasião é mencionada como “numa nuvem”, sugerindo um ocultamento parcial de Sua Pessoa para os judeus.#15# <text:a xlink:type="simple" xlink:href="http://bibliaonline.com.br/acf/lc/21/27" office:name=""><text:span text:style-name="Definition">Lucas 21:27</text:span></text:a>; <text:a xlink:type="simple" xlink:href="http://bibliaonline.com.br/acf/is/8/17" office:name=""><text:span text:style-name="Definition">Isaías 8:17</text:span></text:a>; <text:a xlink:type="simple" xlink:href="http://bibliaonline.com.br/acf/sl/88/14" office:name=""><text:span text:style-name="Definition">Salmos 88:14</text:span></text:a>; <text:a xlink:type="simple" xlink:href="http://bibliaonline.com.br/acf/sl/89/46" office:name=""><text:span text:style-name="Definition">89:46</text:span></text:a>. </text:p>
      <text:p text:style-name="Text_20_body">O Senhor será visto sobre o Monte das Oliveiras com o propósito de restaurar os judeus e, mais tarde, as dez tribos. Sua vinda nessa ocasião é citada como “sobre as nuvens”, o que implica uma aparição pública completa. <text:a xlink:type="simple" xlink:href="http://bibliaonline.com.br/acf/zc/14/4" office:name=""><text:span text:style-name="Definition">Zacarias 14:4</text:span></text:a>; <text:a xlink:type="simple" xlink:href="http://bibliaonline.com.br/acf/atos/1/9-11" office:name=""><text:span text:style-name="Definition">Atos 1:9-11</text:span></text:a>; <text:a xlink:type="simple" xlink:href="http://bibliaonline.com.br/acf/mt/24/27,30" office:name=""><text:span text:style-name="Definition">Mateus 24:27,30</text:span></text:a>; <text:a xlink:type="simple" xlink:href="http://bibliaonline.com.br/acf/mt/26/64" office:name=""><text:span text:style-name="Definition">Mateus 26:64</text:span></text:a>; <text:a xlink:type="simple" xlink:href="http://bibliaonline.com.br/acf/jó/19/25" office:name=""><text:span text:style-name="Definition">Jó 19:25</text:span></text:a>. </text:p>
      <text:p text:style-name="Text_20_body">Quando os pés do Senhor tocarem o Monte das Oliveiras, farão com que este se fenda em duas partes, formando um grande vale para o ocidente e para o oriente. <text:a xlink:type="simple" xlink:href="http://bibliaonline.com.br/acf/zc/14/4" office:name=""><text:span text:style-name="Definition">Zacarias 14:4</text:span></text:a>. </text:p>
      <text:p text:style-name="Text_20_body">O Senhor Se revelará aos judeus em uma manifestação quieta e íntima. Essa manifestação em privacidade acontecerá somente entre o Senhor e os judeus (as duas tribos – Judá e Benjamim). <text:a xlink:type="simple" xlink:href="http://bibliaonline.com.br/acf/zc/14/4" office:name=""><text:span text:style-name="Definition">Zacarias 14:4</text:span></text:a>; <text:a xlink:type="simple" xlink:href="http://bibliaonline.com.br/acf/atos/1/9-11" office:name=""><text:span text:style-name="Definition">Atos 1:9-11</text:span></text:a>; <text:a xlink:type="simple" xlink:href="http://bibliaonline.com.br/acf/zc/12/10-14" office:name=""><text:span text:style-name="Definition">Zacarias 12:10-14</text:span></text:a>; <text:a xlink:type="simple" xlink:href="http://bibliaonline.com.br/acf/gn/45/1-5" office:name=""><text:span text:style-name="Definition">Gênesis 45:1-5</text:span></text:a>. </text:p>
      <text:p text:style-name="Text_20_body">Aqueles que irão vê-Lo atuarão como mensageiros ao resto do remanescente. Irão pelas montanhas, onde muitos estarão escondidos, a fim de levar as boas novas da Sua volta à Jerusalém. O remanescente sairá de seus esconderijos e seguirá em direção ao vale formado pelos pés do Senhor. <text:a xlink:type="simple" xlink:href="http://bibliaonline.com.br/acf/is/52/7" office:name=""><text:span text:style-name="Definition">Isaías 52:7</text:span></text:a>; <text:a xlink:type="simple" xlink:href="http://bibliaonline.com.br/acf/zc/14/5" office:name=""><text:span text:style-name="Definition">Zacarias 14:5</text:span></text:a>. </text:p>
      <text:p text:style-name="Text_20_body">os judeus que farão parte daquele remanescente olharão para Aquele a Quem traspassaram e se lamentarão de arrependimento. Eles assumirão a culpa pelo sangue, por haverem crucificado o Senhor da glória, e serão a Ele restaurados. <text:a xlink:type="simple" xlink:href="http://bibliaonline.com.br/acf/sl/51/14" office:name=""><text:span text:style-name="Definition">Salmos 51:14</text:span></text:a>; <text:a xlink:type="simple" xlink:href="http://bibliaonline.com.br/acf/atos/2/23" office:name=""><text:span text:style-name="Definition">Atos 2:23</text:span></text:a>; <text:a xlink:type="simple" xlink:href="http://bibliaonline.com.br/acf/gn/44/14-34" office:name=""><text:span text:style-name="Definition">Gênesis 44:14-34</text:span></text:a>; <text:a xlink:type="simple" xlink:href="http://bibliaonline.com.br/acf/is/53" office:name=""><text:span text:style-name="Definition">Isaías 53</text:span></text:a>; <text:a xlink:type="simple" xlink:href="http://bibliaonline.com.br/acf/2sm/19/15" office:name=""><text:span text:style-name="Definition">2 Samuel 19:15</text:span></text:a> (“Gilgal” – o lugar do juízo-próprio), <text:a xlink:type="simple" xlink:href="http://bibliaonline.com.br/acf/zc/12/10-14" office:name=""><text:span text:style-name="Definition">Zacarias 12:10-14</text:span></text:a>; <text:a xlink:type="simple" xlink:href="http://bibliaonline.com.br/acf/jo/20/24-28" office:name=""><text:span text:style-name="Definition">Jo 20:24-28</text:span></text:a>. </text:p>
      <text:p text:style-name="Text_20_body">O remanescente de Judá e Benjamim os judeus) chorarão por seus irmãos das tribos perdidas de Israel. O Senhor os confortará com a promessa de que eles voltarão. <text:a xlink:type="simple" xlink:href="http://bibliaonline.com.br/acf/jr/31/15-17" office:name=""><text:span text:style-name="Definition">Jeremias 31:15-17</text:span></text:a>. </text:p>
      <text:p text:style-name="Text_20_body">O Senhor reunirá as dez tribos perdidas de Israel de volta à sua terra. <text:a xlink:type="simple" xlink:href="http://bibliaonline.com.br/acf/dt/30/1-5" office:name=""><text:span text:style-name="Definition">Deuteronômio 30:1-5</text:span></text:a>; <text:a xlink:type="simple" xlink:href="http://bibliaonline.com.br/acf/is/10/20-22" office:name=""><text:span text:style-name="Definition">Isaías 10:20-22</text:span></text:a>; <text:a xlink:type="simple" xlink:href="http://bibliaonline.com.br/acf/dt/11/11-13" office:name=""><text:span text:style-name="Definition">11:11-13</text:span></text:a>; <text:a xlink:type="simple" xlink:href="http://bibliaonline.com.br/acf/dt/26/19" office:name=""><text:span text:style-name="Definition">26:19</text:span></text:a>; <text:a xlink:type="simple" xlink:href="http://bibliaonline.com.br/acf/dt/27/12,13" office:name=""><text:span text:style-name="Definition">27:12,13</text:span></text:a>; <text:a xlink:type="simple" xlink:href="http://bibliaonline.com.br/acf/dt/35/10" office:name=""><text:span text:style-name="Definition">35:10</text:span></text:a>; <text:a xlink:type="simple" xlink:href="http://bibliaonline.com.br/acf/dt/49/8-26" office:name=""><text:span text:style-name="Definition">49:8-26</text:span></text:a>; <text:a xlink:type="simple" xlink:href="http://bibliaonline.com.br/acf/dt/66/19,20" office:name=""><text:span text:style-name="Definition">66:19,20</text:span></text:a>; <text:a xlink:type="simple" xlink:href="http://bibliaonline.com.br/acf/jr/30/-33" office:name=""><text:span text:style-name="Definition">Jeremias 30-33</text:span></text:a>; <text:a xlink:type="simple" xlink:href="http://bibliaonline.com.br/acf/jr/46/26,28" office:name=""><text:span text:style-name="Definition">46:27,28</text:span></text:a>; <text:a xlink:type="simple" xlink:href="http://bibliaonline.com.br/acf/ez/20/34" office:name=""><text:span text:style-name="Definition">Ez 20:34</text:span></text:a>; <text:a xlink:type="simple" xlink:href="http://bibliaonline.com.br/acf/ez/34/11-16" office:name=""><text:span text:style-name="Definition">34:11-16</text:span></text:a>; <text:a xlink:type="simple" xlink:href="http://bibliaonline.com.br/acf/ez/36/16-38" office:name=""><text:span text:style-name="Definition">36:16-38</text:span></text:a>; <text:a xlink:type="simple" xlink:href="http://bibliaonline.com.br/acf/ez/37/1-28" office:name=""><text:span text:style-name="Definition">37:1-28</text:span></text:a>; <text:a xlink:type="simple" xlink:href="http://bibliaonline.com.br/acf/dn/12/2" office:name=""><text:span text:style-name="Definition">Daniel 12:2</text:span></text:a>; <text:a xlink:type="simple" xlink:href="http://bibliaonline.com.br/acf/os/6/1-3" office:name=""><text:span text:style-name="Definition">Os 6:1-3</text:span></text:a>; <text:a xlink:type="simple" xlink:href="http://bibliaonline.com.br/acf/os/14/1-9" office:name=""><text:span text:style-name="Definition">14:1-9</text:span></text:a>; <text:a xlink:type="simple" xlink:href="http://bibliaonline.com.br/acf/mq/4/6,7" office:name=""><text:span text:style-name="Definition">Miquéias 4:6,7</text:span></text:a>; <text:a xlink:type="simple" xlink:href="http://bibliaonline.com.br/acf/mq/5/3" office:name=""><text:span text:style-name="Definition">5:3</text:span></text:a>; <text:a xlink:type="simple" xlink:href="http://bibliaonline.com.br/acf/zc/8/7,8" office:name=""><text:span text:style-name="Definition">Zacarias 8:7,8</text:span></text:a>; <text:a xlink:type="simple" xlink:href="http://bibliaonline.com.br/acf/am/9/14,15" office:name=""><text:span text:style-name="Definition">Amós 9:14,15</text:span></text:a>; <text:a xlink:type="simple" xlink:href="http://bibliaonline.com.br/acf/sl/107" office:name=""><text:span text:style-name="Definition">Salmos 107</text:span></text:a>-150 (Quinto Livro dos Salmos – particularmente <text:a xlink:type="simple" xlink:href="http://bibliaonline.com.br/acf/sl/120" office:name=""><text:span text:style-name="Definition">Salmos 120</text:span></text:a>-134, “Cântico dos Degraus”, por exemplo, <text:a xlink:type="simple" xlink:href="http://bibliaonline.com.br/acf/sl/122/4" office:name=""><text:span text:style-name="Definition">Salmo 122:4</text:span></text:a>); <text:a xlink:type="simple" xlink:href="http://bibliaonline.com.br/acf/gn/46/1-29" office:name=""><text:span text:style-name="Definition">Gênesis 46:1-29</text:span></text:a>; <text:a xlink:type="simple" xlink:href="http://bibliaonline.com.br/acf/lv/23/24,25" office:name=""><text:span text:style-name="Definition">Levítico 23:24,25</text:span></text:a> (Festa das Trombetas). </text:p>
      <text:p text:style-name="Text_20_body">O Senhor enviará os Seus anjos para reunir Seus eleitos dentre as tribos de Israel. Um grupo bem grande virá de todos os países do mundo, de lugares tão distantes como a China (Sinim - <text:a xlink:type="simple" xlink:href="http://bibliaonline.com.br/acf/is/49/12" office:name=""><text:span text:style-name="Definition">Isaías 49:12</text:span></text:a>) e de partes da Rússia (Meseque - <text:a xlink:type="simple" xlink:href="http://bibliaonline.com.br/acf/sl/120/5" office:name=""><text:span text:style-name="Definition">Salmos 120:5</text:span></text:a>); <text:a xlink:type="simple" xlink:href="http://bibliaonline.com.br/acf/mt/24/31" office:name=""><text:span text:style-name="Definition">Mateus 24:31</text:span></text:a>; <text:a xlink:type="simple" xlink:href="http://bibliaonline.com.br/acf/jr/31/8" office:name=""><text:span text:style-name="Definition">Jeremias 31:8</text:span></text:a>; <text:a xlink:type="simple" xlink:href="http://bibliaonline.com.br/acf/jr/15/4" office:name=""><text:span text:style-name="Definition">15:4</text:span></text:a>; <text:a xlink:type="simple" xlink:href="http://bibliaonline.com.br/acf/dt/28/25" office:name=""><text:span text:style-name="Definition">Deuteronômio 28:25</text:span></text:a>; <text:a xlink:type="simple" xlink:href="http://bibliaonline.com.br/acf/ez/36/24" office:name=""><text:span text:style-name="Definition">Ez 36:24</text:span></text:a>. </text:p>
      <text:p text:style-name="Text_20_body">Todos os judeus remanescentes (das duas tribos) que ainda não estiverem na terra chegarão primeiro e serão restaurados ao Senhor. <text:a xlink:type="simple" xlink:href="http://bibliaonline.com.br/acf/zc/12/7" office:name=""><text:span text:style-name="Definition">Zacarias 12:7</text:span></text:a>; <text:a xlink:type="simple" xlink:href="http://bibliaonline.com.br/acf/2sm/19/17" office:name=""><text:span text:style-name="Definition">2 Samuel 19:17</text:span></text:a>; <text:a xlink:type="simple" xlink:href="http://bibliaonline.com.br/acf/gn/44/18-34" office:name=""><text:span text:style-name="Definition">Gênesis 44:18-34</text:span></text:a>. </text:p>
      <text:p text:style-name="Text_20_body">O remanescente de Judá os judeus) também serão usados como mensageiros ou instrutores para as tribos dispersas de Israel. <text:a xlink:type="simple" xlink:href="http://bibliaonline.com.br/acf/is/6/8-13" office:name=""><text:span text:style-name="Definition">Isaías 6:8-13</text:span></text:a>; <text:a xlink:type="simple" xlink:href="http://bibliaonline.com.br/acf/gn/45/9-13" office:name=""><text:span text:style-name="Definition">Gênesis 45:9-13</text:span></text:a>; <text:a xlink:type="simple" xlink:href="http://bibliaonline.com.br/acf/gn/46/28" office:name=""><text:span text:style-name="Definition">46:28</text:span></text:a>; <text:a xlink:type="simple" xlink:href="http://bibliaonline.com.br/acf/jo/1/43-49" office:name=""><text:span text:style-name="Definition">Jo 1:43-49</text:span></text:a>; <text:a xlink:type="simple" xlink:href="http://bibliaonline.com.br/acf/dn/12/3" office:name=""><text:span text:style-name="Definition">Daniel 12:3</text:span></text:a>. </text:p>
      <text:p text:style-name="Text_20_body">As tribos de Israel virão chorando, quebrantadas em seu espírito, após seu longo exílio de quase 2800 anos. <text:a xlink:type="simple" xlink:href="http://bibliaonline.com.br/acf/jr/31/6-9" office:name=""><text:span text:style-name="Definition">Jeremias 31:6-9</text:span></text:a>; <text:a xlink:type="simple" xlink:href="http://bibliaonline.com.br/acf/sl/84/5-8" office:name=""><text:span text:style-name="Definition">Salmos 84:5-8</text:span></text:a>. </text:p>
      <text:p text:style-name="Text_20_body">O braço do Mar Vermelho os braços ocidental e oriental do mar, que formam a península do Sinai), as sete correntes do Rio Nilo, e o rio do Egito (uma pequena corrente a aproximadamente 45 quilômetros a leste de Suez) se secarão para abrir uma passagem ampla e fácil às tribos que retornarão. <text:a xlink:type="simple" xlink:href="http://bibliaonline.com.br/acf/is/11/15,16" office:name=""><text:span text:style-name="Definition">Isaías 11:15,16</text:span></text:a>; <text:a xlink:type="simple" xlink:href="http://bibliaonline.com.br/acf/is/19/5-10" office:name=""><text:span text:style-name="Definition">19:5-10</text:span></text:a>; <text:a xlink:type="simple" xlink:href="http://bibliaonline.com.br/acf/is/27/12,13" office:name=""><text:span text:style-name="Definition">27:12,13</text:span></text:a>. </text:p>
      <text:p text:style-name="Text_20_body">As necessidades das tribos de Israel em seu retorno serão supridas por algumas das nações gentias que as bajularão por influência do poder e glória do Senhor, que então será manifestado na terra. (<text:a xlink:type="simple" xlink:href="http://bibliaonline.com.br/acf/sl/18/44,45" office:name=""><text:span text:style-name="Definition">Sl 18:44,45</text:span></text:a>; <text:a xlink:type="simple" xlink:href="http://bibliaonline.com.br/acf/sl/66/3" office:name=""><text:span text:style-name="Definition">66:3</text:span></text:a>). Eles virão em cavalos, mulas, camelos, carros, carroças e em navios. <text:a xlink:type="simple" xlink:href="http://bibliaonline.com.br/acf/is/11/12" office:name=""><text:span text:style-name="Definition">Isaías 11:12</text:span></text:a>; <text:a xlink:type="simple" xlink:href="http://bibliaonline.com.br/acf/is/14/1,2" office:name=""><text:span text:style-name="Definition">14:1,2</text:span></text:a>; <text:a xlink:type="simple" xlink:href="http://bibliaonline.com.br/acf/is/49/9-23" office:name=""><text:span text:style-name="Definition">49:9-23</text:span></text:a>; <text:a xlink:type="simple" xlink:href="http://bibliaonline.com.br/acf/is/60/8,9" office:name=""><text:span text:style-name="Definition">60:8,9</text:span></text:a>. </text:p>
      <text:p text:style-name="Text_20_body">A volta das dez tribos à terra de Israel será bem rápida. <text:a xlink:type="simple" xlink:href="http://bibliaonline.com.br/acf/is/60/8,9" office:name=""><text:span text:style-name="Definition">Isaías 60:8,9</text:span></text:a>; <text:a xlink:type="simple" xlink:href="http://bibliaonline.com.br/acf/is/66/8" office:name=""><text:span text:style-name="Definition">66:8</text:span></text:a>. </text:p>
      <text:p text:style-name="Text_20_body">À medida que os anjos forem reunindo os eleitos de Israel (<text:a xlink:type="simple" xlink:href="http://bibliaonline.com.br/acf/mt/24/31" office:name=""><text:span text:style-name="Definition">Mateus 24:31</text:span></text:a>), virá também uma multidão misturada com as tribos. O Senhor trará para o deserto, nas fronteiras da terra, as tribos que estiverem voltando, e as peneirará.* os rebeldes (aqueles sem fé) serão tirados de entre eles, e aqueles que têm fé serão introduzidos na terra para voltarem à companhia de seus irmãos judeus. <text:a xlink:type="simple" xlink:href="http://bibliaonline.com.br/acf/ez/11/9,10" office:name=""><text:span text:style-name="Definition">Ezequiel11:9,10</text:span></text:a>; <text:a xlink:type="simple" xlink:href="http://bibliaonline.com.br/acf/ez/20/35-38" office:name=""><text:span text:style-name="Definition">20:35-38</text:span></text:a>; <text:a xlink:type="simple" xlink:href="http://bibliaonline.com.br/acf/os/2/14,15" office:name=""><text:span text:style-name="Definition">Os 2:14,15</text:span></text:a>; <text:a xlink:type="simple" xlink:href="http://bibliaonline.com.br/acf/am/9/9,10" office:name=""><text:span text:style-name="Definition">Am 9:9,10</text:span></text:a>; <text:a xlink:type="simple" xlink:href="http://bibliaonline.com.br/acf/sf/3/10-12" office:name=""><text:span text:style-name="Definition">Sofonias 3:10-12</text:span></text:a>; <text:a xlink:type="simple" xlink:href="http://bibliaonline.com.br/acf/jr/31/17" office:name=""><text:span text:style-name="Definition">Jeremias 31:17</text:span></text:a>; <text:a xlink:type="simple" xlink:href="http://bibliaonline.com.br/acf/sl/135/14,18" office:name=""><text:span text:style-name="Definition">Salmos 135:14,18</text:span></text:a>; <text:a xlink:type="simple" xlink:href="http://bibliaonline.com.br/acf/sl/139" office:name=""><text:span text:style-name="Definition">Salmos 139</text:span></text:a>. </text:p>
      <text:p text:style-name="Text_20_body">[ Nota: *Existe uma clara analogia entre a jornada dos filhos de Israel do Egito a Canaã, e a jornada das tribos que voltam para sua terra após a tribulação. Muitos dos profetas relacionam ambas as ocasiões (leia <text:a xlink:type="simple" xlink:href="http://bibliaonline.com.br/acf/is/11/15,16" office:name=""><text:span text:style-name="Definition">Isaías 11:15,16</text:span></text:a>; <text:a xlink:type="simple" xlink:href="http://bibliaonline.com.br/acf/is/51/9-11" office:name=""><text:span text:style-name="Definition">51:9-11</text:span></text:a>; <text:a xlink:type="simple" xlink:href="http://bibliaonline.com.br/acf/jr/16/14,15" office:name=""><text:span text:style-name="Definition">Jeremias 16:14,15</text:span></text:a>; <text:a xlink:type="simple" xlink:href="http://bibliaonline.com.br/acf/ez/20/34-36" office:name=""><text:span text:style-name="Definition">Ez 20:34-36</text:span></text:a>, etc.) os filhos de Israel empreenderam sua jornada, saindo do Egito (um tipo do mundo), passando antes pelo deserto (o lugar de provas), onde muitos que tinham um coração mau de incredulidade caíram, e indo até Canaã (a terra prometida). As tribos de Israel que retornarão no dia vindouro também sairão de todas as partes do mundo (<text:a xlink:type="simple" xlink:href="http://bibliaonline.com.br/acf/ez/20/34" office:name=""><text:span text:style-name="Definition">Ez 20:34</text:span></text:a>), passando pelo deserto onde serão provadas (<text:a xlink:type="simple" xlink:href="http://bibliaonline.com.br/acf/ez/20/35-39" office:name=""><text:span text:style-name="Definition">Ez 20:35-39</text:span></text:a>), para serem então introduzidas na terra prometida (<text:a xlink:type="simple" xlink:href="http://bibliaonline.com.br/acf/ez/20/40-44" office:name=""><text:span text:style-name="Definition">Ez 20:40-44</text:span></text:a>). Nos dias em que js guiou os filhos de Israel para a terra de Canaã, seus corações não estavam retos para com Deus e por isso perderam a posse dela. Mas no dia vindouro eles terão um novo coração e um novo espírito, tendo a lei de Jeová em suas entranhas (<text:a xlink:type="simple" xlink:href="http://bibliaonline.com.br/acf/jr/31/33" office:name=""><text:span text:style-name="Definition">Jr 31:33</text:span></text:a>; <text:a xlink:type="simple" xlink:href="http://bibliaonline.com.br/acf/ez/36/26" office:name=""><text:span text:style-name="Definition">Ez 36:26</text:span></text:a>), sendo nascidos de novo, e possuirão para sempre a terra prometida (<text:a xlink:type="simple" xlink:href="http://bibliaonline.com.br/acf/is/60/21" office:name=""><text:span text:style-name="Definition">Is 60:21</text:span></text:a>; <text:a xlink:type="simple" xlink:href="http://bibliaonline.com.br/acf/ez/37/25" office:name=""><text:span text:style-name="Definition">Ez 37:25</text:span></text:a>; <text:a xlink:type="simple" xlink:href="http://bibliaonline.com.br/acf/jl/3/20" office:name=""><text:span text:style-name="Definition">Joel 3:20</text:span></text:a>). ] </text:p>
      <text:p text:style-name="Text_20_body">Quando as tribos que retornam virem o Senhor irão perguntar “Que feridas são essas nas tuas mãos?“. O Senhor responderá: “São as feridas com que fui ferido em casa dos meus amigos” os judeus). Eles não estavam na terra no tempo da crucificação, como estavam os judeus, e consequentemente a culpa de crucificarem a Cristo não estará em suas consciências. Serão, porém, culpados de estarem sob a maldição por haverem violado a lei de Jeová e serão restaurados ao Senhor.* <text:a xlink:type="simple" xlink:href="http://bibliaonline.com.br/acf/zc/13/6" office:name=""><text:span text:style-name="Definition">Zacarias 13:6</text:span></text:a>; <text:a xlink:type="simple" xlink:href="http://bibliaonline.com.br/acf/lv/23/26-32" office:name=""><text:span text:style-name="Definition">Levítico 23:26-32</text:span></text:a> (Dia da Expiação); <text:a xlink:type="simple" xlink:href="http://bibliaonline.com.br/acf/lv/26/40-42" office:name=""><text:span text:style-name="Definition">Levítico 26:40-42</text:span></text:a>; <text:a xlink:type="simple" xlink:href="http://bibliaonline.com.br/acf/sl/88" office:name=""><text:span text:style-name="Definition">Salmos 88</text:span></text:a>; <text:a xlink:type="simple" xlink:href="http://bibliaonline.com.br/acf/os/5/15" office:name=""><text:span text:style-name="Definition">Os 5:15</text:span></text:a>. </text:p>
      <text:p text:style-name="Text_20_body">[ Nota: *O arrependimento dos judeus e o das dez tribos serão diferentes. Os judeus rejeitaram a Cristo e irão receber o Anticristo; as dez tribos de Israel não são culpadas de nenhuma destas coisas. Os judeus trarão sobre si a culpa do sangue pela crucificação de Cristo (<text:a xlink:type="simple" xlink:href="http://bibliaonline.com.br/acf/sl/51/14" office:name=""><text:span text:style-name="Definition">Sl 51:14</text:span></text:a>), pois são culpados de Sua morte (<text:a xlink:type="simple" xlink:href="http://bibliaonline.com.br/acf/atos/2/23" office:name=""><text:span text:style-name="Definition">Atos 2:23</text:span></text:a>). As dez tribos, porém, são culpadas de terem violado a lei de Jeová. Levarão a culpa disso diante do Senhor (<text:a xlink:type="simple" xlink:href="http://bibliaonline.com.br/acf/sl/88" office:name=""><text:span text:style-name="Definition">Sl 88</text:span></text:a>), havendo sentido sua consequência na sua dispersão por todo o mundo (<text:a xlink:type="simple" xlink:href="http://bibliaonline.com.br/acf/dt/28/25" office:name=""><text:span text:style-name="Definition">Dt 28:25</text:span></text:a>). ] </text:p>
      <text:p text:style-name="Text_20_body">A nação de Israel (todas as 12 tribos) nascerá de uma só vez. <text:a xlink:type="simple" xlink:href="http://bibliaonline.com.br/acf/is/60/22" office:name=""><text:span text:style-name="Definition">Isaías 60:22</text:span></text:a>; <text:a xlink:type="simple" xlink:href="http://bibliaonline.com.br/acf/is/66/8" office:name=""><text:span text:style-name="Definition">66:8</text:span></text:a>. </text:p>
      <text:p text:style-name="Text_20_body">O Senhor fará um novo concerto com Israel (todas as 12 tribos) que durará para sempre. <text:a xlink:type="simple" xlink:href="http://bibliaonline.com.br/acf/jr/31/31-34" office:name=""><text:span text:style-name="Definition">Jeremias 31:31-34</text:span></text:a>; <text:a xlink:type="simple" xlink:href="http://bibliaonline.com.br/acf/hb/8/8-12" office:name=""><text:span text:style-name="Definition">Hebreus 8:8-12</text:span></text:a>; <text:a xlink:type="simple" xlink:href="http://bibliaonline.com.br/acf/mt/26/28" office:name=""><text:span text:style-name="Definition">Mateus 26:28</text:span></text:a>. </text:p>
      <text:p text:style-name="Text_20_body">A todas as doze tribos de Israel será dado um novo coração e serão obedientes à lei de Jeová. <text:a xlink:type="simple" xlink:href="http://bibliaonline.com.br/acf/ez/36/25-27" office:name=""><text:span text:style-name="Definition">Ez 36:25-27</text:span></text:a>. </text:p>
      <text:p text:style-name="Text_20_body">Toda inimizade será removida e habitarão pacificamente juntos. As dez tribos (chamadas de Efraim nos profetas) não terão inveja dos judeus (Judá), e os judeus não irão mais irritar as dez tribos. <text:a xlink:type="simple" xlink:href="http://bibliaonline.com.br/acf/is/11/13" office:name=""><text:span text:style-name="Definition">Isaías 11:13</text:span></text:a>; <text:a xlink:type="simple" xlink:href="http://bibliaonline.com.br/acf/ez/37/15-28" office:name=""><text:span text:style-name="Definition">Ezequiel37:15-28</text:span></text:a>; <text:a xlink:type="simple" xlink:href="http://bibliaonline.com.br/acf/ez/38/11" office:name=""><text:span text:style-name="Definition">38:11</text:span></text:a>; <text:a xlink:type="simple" xlink:href="http://bibliaonline.com.br/acf/sl/133" office:name=""><text:span text:style-name="Definition">Salmos 133</text:span></text:a>; <text:a xlink:type="simple" xlink:href="http://bibliaonline.com.br/acf/os/1/11" office:name=""><text:span text:style-name="Definition">Os 1:11</text:span></text:a>.</text:p>
      <text:p text:style-name="Text_20_body">A boca de Israel (todas as doze tribos) se encherá de riso e suas línguas com cânticos quando, juntas, se regozijarem. <text:a xlink:type="simple" xlink:href="http://bibliaonline.com.br/acf/sl/126" office:name=""><text:span text:style-name="Definition">Salmos 126</text:span></text:a>.</text:p>
      <text:p text:style-name="Text_20_body">As tribos de Israel, ao retornarem, encherão de tal maneira a terra que não haverá espaço para todos. Serão como a areia do mar que não pode ser medida ou contada. <text:a xlink:type="simple" xlink:href="http://bibliaonline.com.br/acf/is/9/3" office:name=""><text:span text:style-name="Definition">Isaías 9:3</text:span></text:a>; <text:a xlink:type="simple" xlink:href="http://bibliaonline.com.br/acf/is/26/15" office:name=""><text:span text:style-name="Definition">26:15</text:span></text:a>;#16# <text:a xlink:type="simple" xlink:href="http://bibliaonline.com.br/acf/is/49/19,20" office:name=""><text:span text:style-name="Definition">49:19,20</text:span></text:a>; <text:a xlink:type="simple" xlink:href="http://bibliaonline.com.br/acf/is/54/1-3" office:name=""><text:span text:style-name="Definition">54:1-3</text:span></text:a>; <text:a xlink:type="simple" xlink:href="http://bibliaonline.com.br/acf/ez/36/37,38" office:name=""><text:span text:style-name="Definition">Ez 36:37,38</text:span></text:a>; <text:a xlink:type="simple" xlink:href="http://bibliaonline.com.br/acf/zc/10/10" office:name=""><text:span text:style-name="Definition">Zacarias 10:10</text:span></text:a>; <text:a xlink:type="simple" xlink:href="http://bibliaonline.com.br/acf/os/1/10" office:name=""><text:span text:style-name="Definition">Os 1:10</text:span></text:a>;<text:a xlink:type="simple" xlink:href="http://bibliaonline.com.br/acf/sl/115/14" office:name=""><text:span text:style-name="Definition">Sl 115:14</text:span></text:a>.</text:p>
      <text:p text:style-name="Text_20_body">À medida que a Indignação continua, Gogue (Rússia) e suas vastas hordas, (a grande Assíria em sua derradeira forma), ao ver as doze tribos de Israel descansando em sua terra, virá do extremo norte na tentativa de derrubar o reino de Jesus Cristo em Israel. Pode-se referir a isso como o segundo ataque dos assírios. <text:a xlink:type="simple" xlink:href="http://bibliaonline.com.br/acf/ez/38/,39" office:name=""><text:span text:style-name="Definition">Ez 38,39</text:span></text:a>; <text:a xlink:type="simple" xlink:href="http://bibliaonline.com.br/acf/is/10/28-32" office:name=""><text:span text:style-name="Definition">Isaías 10:28-32</text:span></text:a>; <text:a xlink:type="simple" xlink:href="http://bibliaonline.com.br/acf/is/29/1-3" office:name=""><text:span text:style-name="Definition">29:1-3</text:span></text:a>; <text:a xlink:type="simple" xlink:href="http://bibliaonline.com.br/acf/is/33/1" office:name=""><text:span text:style-name="Definition">33:1</text:span></text:a>; <text:a xlink:type="simple" xlink:href="http://bibliaonline.com.br/acf/is/36/37" office:name=""><text:span text:style-name="Definition">36,37</text:span></text:a>; <text:a xlink:type="simple" xlink:href="http://bibliaonline.com.br/acf/2cr/32" office:name=""><text:span text:style-name="Definition">2 Cr 32</text:span></text:a>; <text:a xlink:type="simple" xlink:href="http://bibliaonline.com.br/acf/sl/46/3" office:name=""><text:span text:style-name="Definition">Salmos 46:3</text:span></text:a>; <text:a xlink:type="simple" xlink:href="http://bibliaonline.com.br/acf/sl/86/14" office:name=""><text:span text:style-name="Definition">86:14</text:span></text:a>; <text:a xlink:type="simple" xlink:href="http://bibliaonline.com.br/acf/sl/140/1-4,9" office:name=""><text:span text:style-name="Definition">140:1-4,9</text:span></text:a>. </text:p>
      <text:p text:style-name="Text_20_body">O Senhor aproveitará essa ocasião para fazer com que os exércitos de muitas outras nações do mundo venham com eles. Gogue (Rússia) irá liderar esse ataque final. <text:a xlink:type="simple" xlink:href="http://bibliaonline.com.br/acf/is/34/1,2" office:name=""><text:span text:style-name="Definition">Isaías 34:1,2</text:span></text:a>; <text:a xlink:type="simple" xlink:href="http://bibliaonline.com.br/acf/jl/3/1,2,9-15" office:name=""><text:span text:style-name="Definition">Joel 3:1,2,9-15</text:span></text:a>; <text:a xlink:type="simple" xlink:href="http://bibliaonline.com.br/acf/sf/3/8" office:name=""><text:span text:style-name="Definition">Sofonias 3:8</text:span></text:a>; <text:a xlink:type="simple" xlink:href="http://bibliaonline.com.br/acf/mq/4/11,12" office:name=""><text:span text:style-name="Definition">Miquéias 4:11,12</text:span></text:a>; <text:a xlink:type="simple" xlink:href="http://bibliaonline.com.br/acf/ez/38/4-6" office:name=""><text:span text:style-name="Definition">Ez 38:4-6</text:span></text:a>. </text:p>
      <text:p text:style-name="Text_20_body">As notícias das hordas que se aproximam lideradas por Gogue (Rússia) chegarão aos ouvidos do Israel recém-reunido e eles clamarão ao Senhor para que os salve. <text:a xlink:type="simple" xlink:href="http://bibliaonline.com.br/acf/is/10/28-32" office:name=""><text:span text:style-name="Definition">Isaías 10:28-32</text:span></text:a>; <text:a xlink:type="simple" xlink:href="http://bibliaonline.com.br/acf/is/29/4" office:name=""><text:span text:style-name="Definition">29:4</text:span></text:a>; <text:a xlink:type="simple" xlink:href="http://bibliaonline.com.br/acf/is/37/1-4" office:name=""><text:span text:style-name="Definition">37:1-4</text:span></text:a>; <text:a xlink:type="simple" xlink:href="http://bibliaonline.com.br/acf/sl/140" office:name=""><text:span text:style-name="Definition">Salmos 140-143</text:span></text:a>. </text:p>
      <text:p text:style-name="Text_20_body">O Senhor, então em Sião, não permitirá que a cidade de Jerusalém seja mais uma vez tomada. <text:a xlink:type="simple" xlink:href="http://bibliaonline.com.br/acf/sl/46/4-6" office:name=""><text:span text:style-name="Definition">Salmos 46:4-6</text:span></text:a>; <text:a xlink:type="simple" xlink:href="http://bibliaonline.com.br/acf/na/1" office:name=""><text:span text:style-name="Definition">Na 1</text:span></text:a>; <text:a xlink:type="simple" xlink:href="http://bibliaonline.com.br/acf/sf/3/15" office:name=""><text:span text:style-name="Definition">Sofonias 3:15</text:span></text:a>. </text:p>
      <text:p text:style-name="Text_20_body">O Senhor encorajará Israel a confiar nEle como seu abrigo. <text:a xlink:type="simple" xlink:href="http://bibliaonline.com.br/acf/is/10/24-27" office:name=""><text:span text:style-name="Definition">Isaías 10:24-27</text:span></text:a>; <text:a xlink:type="simple" xlink:href="http://bibliaonline.com.br/acf/is/26/20,21" office:name=""><text:span text:style-name="Definition">26:20,21</text:span></text:a>; <text:a xlink:type="simple" xlink:href="http://bibliaonline.com.br/acf/is/37/33-35" office:name=""><text:span text:style-name="Definition">37:33-35</text:span></text:a>; <text:a xlink:type="simple" xlink:href="http://bibliaonline.com.br/acf/sf/3/8" office:name=""><text:span text:style-name="Definition">Sofonias 3:8</text:span></text:a>; <text:a xlink:type="simple" xlink:href="http://bibliaonline.com.br/acf/mq/5/5" office:name=""><text:span text:style-name="Definition">Miquéias 5:5</text:span></text:a>; <text:a xlink:type="simple" xlink:href="http://bibliaonline.com.br/acf/sl/46/1,5" office:name=""><text:span text:style-name="Definition">Salmos 46:1,5</text:span></text:a>; <text:a xlink:type="simple" xlink:href="http://bibliaonline.com.br/acf/sl/140/7" office:name=""><text:span text:style-name="Definition">140:7</text:span></text:a>; <text:a xlink:type="simple" xlink:href="http://bibliaonline.com.br/acf/sl/143/9" office:name=""><text:span text:style-name="Definition">143:9</text:span></text:a>; <text:a xlink:type="simple" xlink:href="http://bibliaonline.com.br/acf/na/1/7" office:name=""><text:span text:style-name="Definition">Na 1:7</text:span></text:a>. </text:p>
      <text:p text:style-name="Text_20_body">A incontável hoste de exércitos, ao se aproximar, cobrirá tudo como uma nuvem. <text:a xlink:type="simple" xlink:href="http://bibliaonline.com.br/acf/ez/38/16" office:name=""><text:span text:style-name="Definition">Ezequiel38:16</text:span></text:a>. </text:p>
      <text:p text:style-name="Text_20_body">O Senhor permitirá que ocorra repentinamente um maciço terremoto que irá acabar com o plano de batalha do exército invasor. Pavor e confusão se espalharão por suas fileiras. O tumulto se alastrará e os exércitos, em pânico, entrarão em luta entre si. <text:a xlink:type="simple" xlink:href="http://bibliaonline.com.br/acf/ez/38/18-21" office:name=""><text:span text:style-name="Definition">Ez 38:18-21</text:span></text:a>; <text:a xlink:type="simple" xlink:href="http://bibliaonline.com.br/acf/zc/14/12,13" office:name=""><text:span text:style-name="Definition">Zacarias 14:12,13</text:span></text:a>; <text:a xlink:type="simple" xlink:href="http://bibliaonline.com.br/acf/is/29/6" office:name=""><text:span text:style-name="Definition">Isaías 29:6</text:span></text:a>. </text:p>
      <text:p text:style-name="Text_20_body">Ao mesmo tempo o Senhor ocasionará algumas outras catástrofes naturais, como pestes, saraivas, trombas d’água e fogo, que acompanharão o terremoto. <text:a xlink:type="simple" xlink:href="http://bibliaonline.com.br/acf/ez/38/22" office:name=""><text:span text:style-name="Definition">Ezequiel38:22</text:span></text:a>; <text:a xlink:type="simple" xlink:href="http://bibliaonline.com.br/acf/is/29/6" office:name=""><text:span text:style-name="Definition">Isaías 29:6</text:span></text:a>. </text:p>
      <text:p text:style-name="Text_20_body">O Senhor também bramará de Sião quando vier pisar o lagar da ira de Deus. Este é o juízo da vindima ou lagar. Gogue (Rússia) que estará então na liderança do ataque, cairá nas montanhas de Israel. <text:a xlink:type="simple" xlink:href="http://bibliaonline.com.br/acf/ap/14/17-20" office:name=""><text:span text:style-name="Definition">Apocalipse 14:17-20</text:span></text:a>; <text:a xlink:type="simple" xlink:href="http://bibliaonline.com.br/acf/is/26/21" office:name=""><text:span text:style-name="Definition">Isaías 26:21</text:span></text:a>; <text:a xlink:type="simple" xlink:href="http://bibliaonline.com.br/acf/ez/38/13-23" office:name=""><text:span text:style-name="Definition">Ez 38:13-23</text:span></text:a>; <text:a xlink:type="simple" xlink:href="http://bibliaonline.com.br/acf/ez/39/1-5" office:name=""><text:span text:style-name="Definition">39:1-5</text:span></text:a>; <text:a xlink:type="simple" xlink:href="http://bibliaonline.com.br/acf/is/10/33,34" office:name=""><text:span text:style-name="Definition">Isaías 10:33,34</text:span></text:a>; <text:a xlink:type="simple" xlink:href="http://bibliaonline.com.br/acf/is/27/1" office:name=""><text:span text:style-name="Definition">27:1</text:span></text:a>; <text:a xlink:type="simple" xlink:href="http://bibliaonline.com.br/acf/is/33/10-12" office:name=""><text:span text:style-name="Definition">33:10-12</text:span></text:a>; <text:a xlink:type="simple" xlink:href="http://bibliaonline.com.br/acf/is/37/36" office:name=""><text:span text:style-name="Definition">37:36</text:span></text:a>; <text:a xlink:type="simple" xlink:href="http://bibliaonline.com.br/acf/is/63/1-6" office:name=""><text:span text:style-name="Definition">63:1-6</text:span></text:a>; <text:a xlink:type="simple" xlink:href="http://bibliaonline.com.br/acf/jl/3/16" office:name=""><text:span text:style-name="Definition">Joel 3:16</text:span></text:a>. </text:p>
      <text:p text:style-name="Text_20_body">Cinco sextos dos exércitos de Gogue (Rússia) serão destruídos. <text:a xlink:type="simple" xlink:href="http://bibliaonline.com.br/acf/ez/39/2" office:name=""><text:span text:style-name="Definition">Ez 39:2</text:span></text:a> (cf. alguns tradutores, “dividir-te-ei em seis partes” – nota na Bíblia traduzida por J.N.Darby). </text:p>
      <text:p text:style-name="Text_20_body">O Senhor, em feroz indignação, esmagará as fileiras de seguidores de Gogue, conforme Ele for avançando pela terra de Jerusalém até a região de Edom, distante cerca de 320 quilômetros. <text:a xlink:type="simple" xlink:href="http://bibliaonline.com.br/acf/hc/3/12" office:name=""><text:span text:style-name="Definition">Habacuque 3:12</text:span></text:a>; <text:a xlink:type="simple" xlink:href="http://bibliaonline.com.br/acf/ap/14/20" office:name=""><text:span text:style-name="Definition">Apocalipse 14:20</text:span></text:a>; <text:a xlink:type="simple" xlink:href="http://bibliaonline.com.br/acf/jl/3/12" office:name=""><text:span text:style-name="Definition">Joel 3:12</text:span></text:a>. </text:p>
      <text:p text:style-name="Text_20_body">Edom (provavelmente parte da Arábia) será o lagar das nações que seguirem Gogue. Em Sua ira o Senhor debulhará os pagãos e em Sua fúria os calcará. A carnificina dos exércitos será tão grande que o sangue derramado chegará até os freios dos cavalos. Esse será o dia da vingança do Senhor. <text:a xlink:type="simple" xlink:href="http://bibliaonline.com.br/acf/is/34/1-10" office:name=""><text:span text:style-name="Definition">Isaías 34:1-10</text:span></text:a>; <text:a xlink:type="simple" xlink:href="http://bibliaonline.com.br/acf/is/63/1-6" office:name=""><text:span text:style-name="Definition">63:1-6</text:span></text:a>; <text:a xlink:type="simple" xlink:href="http://bibliaonline.com.br/acf/is/66/15-18" office:name=""><text:span text:style-name="Definition">66:15-18</text:span></text:a>; <text:a xlink:type="simple" xlink:href="http://bibliaonline.com.br/acf/jl/3/12-16" office:name=""><text:span text:style-name="Definition">Joel 3:12-16</text:span></text:a>; <text:a xlink:type="simple" xlink:href="http://bibliaonline.com.br/acf/ob/15/,16" office:name=""><text:span text:style-name="Definition">Ob 15,16</text:span></text:a>; <text:a xlink:type="simple" xlink:href="http://bibliaonline.com.br/acf/ap/14/20" office:name=""><text:span text:style-name="Definition">Apocalipse 14:20</text:span></text:a>; <text:a xlink:type="simple" xlink:href="http://bibliaonline.com.br/acf/mq/4/11,12" office:name=""><text:span text:style-name="Definition">Miquéias 4:11,12</text:span></text:a>. </text:p>
      <text:p text:style-name="Text_20_body">O fedor de seus cadáveres subirá da terra e os abutres descerão dos ares para comer suas carnes. <text:a xlink:type="simple" xlink:href="http://bibliaonline.com.br/acf/is/34/3" office:name=""><text:span text:style-name="Definition">Isaías 34:3</text:span></text:a>; <text:a xlink:type="simple" xlink:href="http://bibliaonline.com.br/acf/ez/39/4" office:name=""><text:span text:style-name="Definition">Ez 39:4</text:span></text:a>. </text:p>
      <text:p text:style-name="Text_20_body">O Senhor enviará também um fogo devorador e um grande redemoinho de vento sobre os incrédulos na terra da Rússia e em muitos lugares distantes. A matança empreendida pelo Senhor se estenderá de uma à outra extremidade da terra. <text:a xlink:type="simple" xlink:href="http://bibliaonline.com.br/acf/ez/39/6,7" office:name=""><text:span text:style-name="Definition">Ez 39:6,7</text:span></text:a>; <text:a xlink:type="simple" xlink:href="http://bibliaonline.com.br/acf/sf/3/8" office:name=""><text:span text:style-name="Definition">Sofonias 3:8</text:span></text:a>; <text:a xlink:type="simple" xlink:href="http://bibliaonline.com.br/acf/jr/25/32,33" office:name=""><text:span text:style-name="Definition">Jeremias 25:32,33</text:span></text:a>; <text:a xlink:type="simple" xlink:href="http://bibliaonline.com.br/acf/jr/30/23" office:name=""><text:span text:style-name="Definition">30:23</text:span></text:a>; <text:a xlink:type="simple" xlink:href="http://bibliaonline.com.br/acf/is/66/16" office:name=""><text:span text:style-name="Definition">Isaías 66:16</text:span></text:a>. </text:p>
      <text:p text:style-name="Text_20_body">os gentios que forem então espalhados pelos juízos desoladores do Senhor voltarão às suas terras e às distantes partes do mundo para declararem a glória do Senhor. Todas as nações ouvirão e temerão e ajudarão qualquer israelita remanescente a retornar à sua própria terra. <text:a xlink:type="simple" xlink:href="http://bibliaonline.com.br/acf/is/11/11,12" office:name=""><text:span text:style-name="Definition">Isaías 11:11,12</text:span></text:a>; <text:a xlink:type="simple" xlink:href="http://bibliaonline.com.br/acf/is/66/19,22" office:name=""><text:span text:style-name="Definition">66:19,20</text:span></text:a>. </text:p>
      <text:p text:style-name="Text_20_body">os juízos do Senhor em Edom, sobre as nações que se reunirão para seguir a Rússia na batalha, será tão severo que a própria terra de Edom será deixada em um estado de desolação perpétua. Ela permanecerá estéril e desolada de geração a geração por todo o milênio. <text:a xlink:type="simple" xlink:href="http://bibliaonline.com.br/acf/is/34/5-15" office:name=""><text:span text:style-name="Definition">Isaías 34:5-15</text:span></text:a>; <text:a xlink:type="simple" xlink:href="http://bibliaonline.com.br/acf/jl/3/19" office:name=""><text:span text:style-name="Definition">Joel 3:19</text:span></text:a>; <text:a xlink:type="simple" xlink:href="http://bibliaonline.com.br/acf/ml/1/3" office:name=""><text:span text:style-name="Definition">Malaquias 1:3</text:span></text:a>. </text:p>
      <text:p text:style-name="Text_20_body">O Senhor retornará a Israel, vindo de Edom, após haver, sozinho, pisado o lagar. <text:a xlink:type="simple" xlink:href="http://bibliaonline.com.br/acf/is/63/1-6" office:name=""><text:span text:style-name="Definition">Isaías 63:1-6</text:span></text:a>. </text:p>
      <text:p text:style-name="Text_20_body">Havendo retornado, o Senhor guiará os exércitos do Israel restaurado para saírem a lutar e subjugar qualquer inimigo que ainda restar naquele que é seu território de direito, assim como nos dias em que Josué liderou os filhos de Israel nas conquistas. A batalha se estenderá a ponto de atingir a terra da Assíria (<text:a xlink:type="simple" xlink:href="http://bibliaonline.com.br/acf/mq/5/5,6" office:name=""><text:span text:style-name="Definition">Mq 5:5,6</text:span></text:a>). Nessa ocasião Israel tomará posse da total extensão de sua herança prometida, do ribeiro do Egito até ao rio Eufrates. <text:a xlink:type="simple" xlink:href="http://bibliaonline.com.br/acf/gn/15/15-18" office:name=""><text:span text:style-name="Definition">Gênesis 15:15-18</text:span></text:a>; <text:a xlink:type="simple" xlink:href="http://bibliaonline.com.br/acf/ex/23/31" office:name=""><text:span text:style-name="Definition">Êxodo 23:31</text:span></text:a>; <text:a xlink:type="simple" xlink:href="http://bibliaonline.com.br/acf/js/1/4" office:name=""><text:span text:style-name="Definition">Josué 1:4</text:span></text:a>; <text:a xlink:type="simple" xlink:href="http://bibliaonline.com.br/acf/sl/47/3" office:name=""><text:span text:style-name="Definition">Salmos 47:3</text:span></text:a>; <text:a xlink:type="simple" xlink:href="http://bibliaonline.com.br/acf/sl/108/7-13" office:name=""><text:span text:style-name="Definition">Salmos 108:7-13</text:span></text:a>;<text:a xlink:type="simple" xlink:href="http://bibliaonline.com.br/acf/sl/144/1" office:name=""><text:span text:style-name="Definition">Sl 144:1</text:span></text:a>; <text:a xlink:type="simple" xlink:href="http://bibliaonline.com.br/acf/is/11/14" office:name=""><text:span text:style-name="Definition">Isaías 11:14</text:span></text:a>; <text:a xlink:type="simple" xlink:href="http://bibliaonline.com.br/acf/ob/17/-21" office:name=""><text:span text:style-name="Definition">Ob 17-21</text:span></text:a>; <text:a xlink:type="simple" xlink:href="http://bibliaonline.com.br/acf/ez/25/14" office:name=""><text:span text:style-name="Definition">Ez 25:14</text:span></text:a>; <text:a xlink:type="simple" xlink:href="http://bibliaonline.com.br/acf/mq/4/13" office:name=""><text:span text:style-name="Definition">Miquéias 4:13</text:span></text:a>; <text:a xlink:type="simple" xlink:href="http://bibliaonline.com.br/acf/mq/5/5,6,8" office:name=""><text:span text:style-name="Definition">5:5,6,8</text:span></text:a>; <text:a xlink:type="simple" xlink:href="http://bibliaonline.com.br/acf/ez/39/10" office:name=""><text:span text:style-name="Definition">Ez 39:10</text:span></text:a>; <text:a xlink:type="simple" xlink:href="http://bibliaonline.com.br/acf/jr/51/20-23" office:name=""><text:span text:style-name="Definition">Jeremias 51:20-23</text:span></text:a>; <text:a xlink:type="simple" xlink:href="http://bibliaonline.com.br/acf/zc/12/6" office:name=""><text:span text:style-name="Definition">Zacarias 12:6</text:span></text:a>; <text:a xlink:type="simple" xlink:href="http://bibliaonline.com.br/acf/zc/14/14" office:name=""><text:span text:style-name="Definition">14:14</text:span></text:a>; <text:a xlink:type="simple" xlink:href="http://bibliaonline.com.br/acf/nm/24/17-19" office:name=""><text:span text:style-name="Definition">Números 24:17-19</text:span></text:a>; <text:a xlink:type="simple" xlink:href="http://bibliaonline.com.br/acf/2sm/8/1-13" office:name=""><text:span text:style-name="Definition">2 Samuel 8:1-13</text:span></text:a>; <text:a xlink:type="simple" xlink:href="http://bibliaonline.com.br/acf/et/9/1-19" office:name=""><text:span text:style-name="Definition">Ester 9:1-19</text:span></text:a>; <text:a xlink:type="simple" xlink:href="http://bibliaonline.com.br/acf/sl/118/10-12" office:name=""><text:span text:style-name="Definition">Salmos 118:10-12</text:span></text:a>; <text:a xlink:type="simple" xlink:href="http://bibliaonline.com.br/acf/sl/18/34-48" office:name=""><text:span text:style-name="Definition">Salmos 18:34-48</text:span></text:a>; <text:a xlink:type="simple" xlink:href="http://bibliaonline.com.br/acf/ml/4/3" office:name=""><text:span text:style-name="Definition">Malaquias 4:3</text:span></text:a>. </text:p>
      <text:p text:style-name="Text_20_body">Edom receberá o golpe final dos exércitos de Israel. Não restará nem uma pessoa sequer; serão totalmente extintos, como nação, da face da terra. <text:a xlink:type="simple" xlink:href="http://bibliaonline.com.br/acf/ez/25/14" office:name=""><text:span text:style-name="Definition">Ezequiel25:14</text:span></text:a>; <text:a xlink:type="simple" xlink:href="http://bibliaonline.com.br/acf/ob/18" office:name=""><text:span text:style-name="Definition">Ob 18</text:span></text:a>; <text:a xlink:type="simple" xlink:href="http://bibliaonline.com.br/acf/is/11/14" office:name=""><text:span text:style-name="Definition">Isaías 11:14</text:span></text:a>; <text:a xlink:type="simple" xlink:href="http://bibliaonline.com.br/acf/nm/24/18,19" office:name=""><text:span text:style-name="Definition">Números 24:18,19</text:span></text:a>. </text:p>
      <text:p text:style-name="Text_20_body">os filisteus também receberão o golpe final dos exércitos de Israel, e nunca mais existirão como nação. <text:a xlink:type="simple" xlink:href="http://bibliaonline.com.br/acf/is/11/14" office:name=""><text:span text:style-name="Definition">Isaías 11:14</text:span></text:a>; <text:a xlink:type="simple" xlink:href="http://bibliaonline.com.br/acf/sf/2/5" office:name=""><text:span text:style-name="Definition">Sofonias 2:5</text:span></text:a>; <text:a xlink:type="simple" xlink:href="http://bibliaonline.com.br/acf/am/1/8" office:name=""><text:span text:style-name="Definition">Am 1:8</text:span></text:a>; <text:a xlink:type="simple" xlink:href="http://bibliaonline.com.br/acf/2sm/8/1" office:name=""><text:span text:style-name="Definition">2 Samuel 8:1</text:span></text:a>. </text:p>
      <text:p text:style-name="Text_20_body">Moabe e Amom serão vencidos e feitos tributários de Israel. Será permitido, a um remanescente daqueles povos, que permaneça na terra por todo o tempo do reinado pessoal de Cristo. <text:a xlink:type="simple" xlink:href="http://bibliaonline.com.br/acf/is/16/14" office:name=""><text:span text:style-name="Definition">Isaías 16:14</text:span></text:a>; <text:a xlink:type="simple" xlink:href="http://bibliaonline.com.br/acf/jr/48/47" office:name=""><text:span text:style-name="Definition">Jeremias 48:47</text:span></text:a>; <text:a xlink:type="simple" xlink:href="http://bibliaonline.com.br/acf/jr/49/6" office:name=""><text:span text:style-name="Definition">49:6</text:span></text:a>; <text:a xlink:type="simple" xlink:href="http://bibliaonline.com.br/acf/2sm/8/2" office:name=""><text:span text:style-name="Definition">2 Samuel 8:2</text:span></text:a>. </text:p>
      <text:p text:style-name="Text_20_body">Satanás será acorrentado e confinado no abismo por mil anos. <text:a xlink:type="simple" xlink:href="http://bibliaonline.com.br/acf/ap/20/1-3" office:name=""><text:span text:style-name="Definition">Apocalipse</text:span></text:a><text:a xlink:type="simple" xlink:href="http://bibliaonline.com.br/acf/ap/20/1-3" office:name=""><text:span text:style-name="Definition">. 20:1-3</text:span></text:a>. </text:p>
      <text:p text:style-name="Text_20_body">O Senhor porá um fim a toda guerra e violência. Daí em diante não será permitido que opressor algum moleste Israel novamente. <text:a xlink:type="simple" xlink:href="http://bibliaonline.com.br/acf/na/1/15" office:name=""><text:span text:style-name="Definition">Na 1:15</text:span></text:a>; <text:a xlink:type="simple" xlink:href="http://bibliaonline.com.br/acf/jl/3/17" office:name=""><text:span text:style-name="Definition">Joel 3:17</text:span></text:a>; <text:a xlink:type="simple" xlink:href="http://bibliaonline.com.br/acf/sl/46/9" office:name=""><text:span text:style-name="Definition">Salmos 46:9</text:span></text:a>; <text:a xlink:type="simple" xlink:href="http://bibliaonline.com.br/acf/sl/147/14" office:name=""><text:span text:style-name="Definition">147:14</text:span></text:a>; <text:a xlink:type="simple" xlink:href="http://bibliaonline.com.br/acf/is/60/18" office:name=""><text:span text:style-name="Definition">Isaías 60:18</text:span></text:a>; <text:a xlink:type="simple" xlink:href="http://bibliaonline.com.br/acf/zc/9/10" office:name=""><text:span text:style-name="Definition">Zacarias 9:10</text:span></text:a>; <text:a xlink:type="simple" xlink:href="http://bibliaonline.com.br/acf/is/2/4" office:name=""><text:span text:style-name="Definition">Isaías 2:4</text:span></text:a>; <text:a xlink:type="simple" xlink:href="http://bibliaonline.com.br/acf/mq/4/3" office:name=""><text:span text:style-name="Definition">Miquéias 4:3</text:span></text:a>; <text:a xlink:type="simple" xlink:href="http://bibliaonline.com.br/acf/1rs/5/4" office:name=""><text:span text:style-name="Definition">1 Reis 5:4</text:span></text:a>. </text:p>
      <text:p text:style-name="Text_20_body">O Senhor estabelecerá então o Trono de Sua Glória em Israel e todas as nações que restarem na terra serão reunidas diante dEle e julgadas de acordo com a maneira como trataram os mensageiros do evangelho do Reino que tiverem então percorrido, e pregado, por todas as nações (<text:a xlink:type="simple" xlink:href="http://bibliaonline.com.br/acf/mt/24/14" office:name=""><text:span text:style-name="Definition">Mateus 24:14</text:span></text:a>). Então o Senhor os separará como um pastor separa as ovelhas dos bodes. As nações que se mostraram justas entrarão, juntamente com Israel, na bênção sobre a terra. As nações que tiverem se mostrado injustas serão destinadas ao juízo eterno. Esse é o juízo que o Senhor exercerá no caráter de uma sessão de tribunal. <text:a xlink:type="simple" xlink:href="http://bibliaonline.com.br/acf/mt/25/31-46" office:name=""><text:span text:style-name="Definition">Mateus 25:31-46</text:span></text:a>. </text:p>
      <text:p text:style-name="Text_20_body"><text:a xlink:type="simple" xlink:href="http://bibliaonline.com.br/acf/os/13/35" office:name=""><text:span text:style-name="Definition">Os 1335</text:span></text:a> dias contados a partir da metade da semana terão então se esgotado. Cada adversário, e todo aquele que é mau, terá sido vencido. <text:a xlink:type="simple" xlink:href="http://bibliaonline.com.br/acf/dn/12/12" office:name=""><text:span text:style-name="Definition">Daniel 12:12</text:span></text:a>; <text:a xlink:type="simple" xlink:href="http://bibliaonline.com.br/acf/1rs/5/4" office:name=""><text:span text:style-name="Definition">1 Reis 5:4</text:span></text:a>. </text:p>
      <text:h text:style-name="Heading_20_1" text:outline-level="1">O MILÊNIO</text:h>
      <text:p text:style-name="First_20_paragraph">Havendo estabelecido o Seu Reino em poder, o Senhor retornará à glória de onde irá reger sobre o mundo todo. <text:a xlink:type="simple" xlink:href="http://bibliaonline.com.br/acf/sl/7/7" office:name=""><text:span text:style-name="Definition">Salmos 7:7</text:span></text:a>; <text:a xlink:type="simple" xlink:href="http://bibliaonline.com.br/acf/sl/47/5" office:name=""><text:span text:style-name="Definition">Salmos 47:5</text:span></text:a>; <text:a xlink:type="simple" xlink:href="http://bibliaonline.com.br/acf/ap/7/15" office:name=""><text:span text:style-name="Definition">Apocalipse 7:15</text:span></text:a> (Almeida Versão Revisada). </text:p>
      <text:p text:style-name="Text_20_body">O Senhor Se assentará sobre o Seu trono nos céu como Sacerdote e Rei, como o verdadeiro Melquisedeque, e reinará em paz por mil anos. Esse período é chamado Milênio. <text:a xlink:type="simple" xlink:href="http://bibliaonline.com.br/acf/zc/6/13" office:name=""><text:span text:style-name="Definition">Zacarias 6:13</text:span></text:a>; <text:a xlink:type="simple" xlink:href="http://bibliaonline.com.br/acf/sl/103/19" office:name=""><text:span text:style-name="Definition">Salmos 103:19</text:span></text:a>; <text:a xlink:type="simple" xlink:href="http://bibliaonline.com.br/acf/sl/110/4" office:name=""><text:span text:style-name="Definition">110:4</text:span></text:a>; <text:a xlink:type="simple" xlink:href="http://bibliaonline.com.br/acf/sl/47/7,8" office:name=""><text:span text:style-name="Definition">47:7,8</text:span></text:a>; <text:a xlink:type="simple" xlink:href="http://bibliaonline.com.br/acf/ap/20/4" office:name=""><text:span text:style-name="Definition">Apocalipse 20:4</text:span></text:a>; <text:a xlink:type="simple" xlink:href="http://bibliaonline.com.br/acf/sl/22/28" office:name=""><text:span text:style-name="Definition">Salmos 22:28</text:span></text:a>; <text:a xlink:type="simple" xlink:href="http://bibliaonline.com.br/acf/zc/14/9" office:name=""><text:span text:style-name="Definition">Zacarias 14:9</text:span></text:a>; <text:a xlink:type="simple" xlink:href="http://bibliaonline.com.br/acf/ap/22/3" office:name=""><text:span text:style-name="Definition">Apocalipse 22:3</text:span></text:a>; <text:a xlink:type="simple" xlink:href="http://bibliaonline.com.br/acf/lv/23/33-44" office:name=""><text:span text:style-name="Definition">Levítico 23:33-44</text:span></text:a> (festa dos Tabernáculos). </text:p>
      <text:p text:style-name="Text_20_body">Depois que os juízos de guerra tiverem terminado e o Milênio tiver sido introduzido, haverá muito mais mulheres do que homens no mundo. <text:a xlink:type="simple" xlink:href="http://bibliaonline.com.br/acf/is/4/1" office:name=""><text:span text:style-name="Definition">Isaías 4:1</text:span></text:a>. </text:p>
      <text:p text:style-name="Text_20_body">Deus irá convergir todas as coisas em Cristo. Ele será o centro de tudo tanto nos céus como na terra. <text:a xlink:type="simple" xlink:href="http://bibliaonline.com.br/acf/ef/1/10" office:name=""><text:span text:style-name="Definition">Ef 1:10</text:span></text:a> (Almeida Versão Revisada). </text:p>
      <text:p text:style-name="Text_20_body">Cristo reinará, como o Filho do Homem, sobre todo o Universo. <text:a xlink:type="simple" xlink:href="http://bibliaonline.com.br/acf/sl/8" office:name=""><text:span text:style-name="Definition">Salmos 8</text:span></text:a>. </text:p>
      <text:p text:style-name="Text_20_body">O domínio de Seu Reino sobre a terra se estenderá de um extremo ao outro dos mares. <text:a xlink:type="simple" xlink:href="http://bibliaonline.com.br/acf/sl/72/8" office:name=""><text:span text:style-name="Definition">Salmos 72:8</text:span></text:a>; <text:a xlink:type="simple" xlink:href="http://bibliaonline.com.br/acf/zc/9/10" office:name=""><text:span text:style-name="Definition">Zacarias 9:10</text:span></text:a>; <text:a xlink:type="simple" xlink:href="http://bibliaonline.com.br/acf/sl/2/8" office:name=""><text:span text:style-name="Definition">Salmos 2:8</text:span></text:a>. </text:p>
      <text:p text:style-name="Text_20_body">A extensão de Seu Reino não terá fim. <text:a xlink:type="simple" xlink:href="http://bibliaonline.com.br/acf/2sm/7/12-16" office:name=""><text:span text:style-name="Definition">2 Samuel 7:12-16</text:span></text:a>; <text:a xlink:type="simple" xlink:href="http://bibliaonline.com.br/acf/dn/2/44" office:name=""><text:span text:style-name="Definition">Daniel 2:44</text:span></text:a>; <text:a xlink:type="simple" xlink:href="http://bibliaonline.com.br/acf/dn/7/14,27" office:name=""><text:span text:style-name="Definition">7:14,27</text:span></text:a>; <text:a xlink:type="simple" xlink:href="http://bibliaonline.com.br/acf/lc/1/32,33" office:name=""><text:span text:style-name="Definition">Lucas 1:32,33</text:span></text:a>; <text:a xlink:type="simple" xlink:href="http://bibliaonline.com.br/acf/sl/145/13" office:name=""><text:span text:style-name="Definition">Salmos 145:13</text:span></text:a>. </text:p>
      <text:p text:style-name="Text_20_body">No Seu Reino prevalecerá a justiça. <text:a xlink:type="simple" xlink:href="http://bibliaonline.com.br/acf/is/9/7" office:name=""><text:span text:style-name="Definition">Isaías 9:7</text:span></text:a>; <text:a xlink:type="simple" xlink:href="http://bibliaonline.com.br/acf/is/11/4" office:name=""><text:span text:style-name="Definition">11:4</text:span></text:a>; <text:a xlink:type="simple" xlink:href="http://bibliaonline.com.br/acf/is/16/5" office:name=""><text:span text:style-name="Definition">16:5</text:span></text:a>; <text:a xlink:type="simple" xlink:href="http://bibliaonline.com.br/acf/is/32/15-20" office:name=""><text:span text:style-name="Definition">32:15-20</text:span></text:a>; <text:a xlink:type="simple" xlink:href="http://bibliaonline.com.br/acf/is/61/11" office:name=""><text:span text:style-name="Definition">61:11</text:span></text:a>; <text:a xlink:type="simple" xlink:href="http://bibliaonline.com.br/acf/sl/72/1-7" office:name=""><text:span text:style-name="Definition">Salmos 72:1-7</text:span></text:a>; <text:a xlink:type="simple" xlink:href="http://bibliaonline.com.br/acf/sl/45/6" office:name=""><text:span text:style-name="Definition">Salmos 45:6</text:span></text:a>; <text:a xlink:type="simple" xlink:href="http://bibliaonline.com.br/acf/atos/17/31" office:name=""><text:span text:style-name="Definition">Atos 17:31</text:span></text:a>; <text:a xlink:type="simple" xlink:href="http://bibliaonline.com.br/acf/sl/98/9" office:name=""><text:span text:style-name="Definition">Salmos 98:9</text:span></text:a>. </text:p>
      <text:p text:style-name="Text_20_body">Não serão mais necessários cadeados e chaves durante o Milênio. <text:a xlink:type="simple" xlink:href="http://bibliaonline.com.br/acf/zc/5/3,4" office:name=""><text:span text:style-name="Definition">Zacarias 5:3,4</text:span></text:a>; <text:a xlink:type="simple" xlink:href="http://bibliaonline.com.br/acf/zc/14/11" office:name=""><text:span text:style-name="Definition">14:11</text:span></text:a>. </text:p>
      <text:p text:style-name="Text_20_body">Toda pessoa má, que se manifestar durante o reinado de Cristo, será julgada publicamente tão logo se manifestar. Aqueles que pecarem o farão sem que haja um tentador. Satanás estará preso naquela ocasião. Uma simples mentira não passará despercebida. Um rolo (livro) voador sairá do Senhor a percorrer toda a face da terra e cairá sobre os que praticam o mal. Essa purificação de todo pecado que for praticado sobre a terra acontecerá a cada manhã por todos os mil anos. <text:a xlink:type="simple" xlink:href="http://bibliaonline.com.br/acf/sl/101/3-8" office:name=""><text:span text:style-name="Definition">Salmos 101:3-8</text:span></text:a>; <text:a xlink:type="simple" xlink:href="http://bibliaonline.com.br/acf/sf/3/5" office:name=""><text:span text:style-name="Definition">Sofonias 3:5</text:span></text:a>; <text:a xlink:type="simple" xlink:href="http://bibliaonline.com.br/acf/zc/5/1-4" office:name=""><text:span text:style-name="Definition">Zacarias 5:1-4</text:span></text:a>; <text:a xlink:type="simple" xlink:href="http://bibliaonline.com.br/acf/1rs/2/36-46" office:name=""><text:span text:style-name="Definition">1 Reis 2:36-46</text:span></text:a>; <text:a xlink:type="simple" xlink:href="http://bibliaonline.com.br/acf/sl/34/12-16" office:name=""><text:span text:style-name="Definition">Salmos 34:12-16</text:span></text:a>. </text:p>
      <text:p text:style-name="Text_20_body">Haverá um mundo de paz. <text:a xlink:type="simple" xlink:href="http://bibliaonline.com.br/acf/sl/72/6-8" office:name=""><text:span text:style-name="Definition">Salmos 72:6-8</text:span></text:a>; <text:a xlink:type="simple" xlink:href="http://bibliaonline.com.br/acf/is/2/4" office:name=""><text:span text:style-name="Definition">Isaías 2:4</text:span></text:a>; <text:a xlink:type="simple" xlink:href="http://bibliaonline.com.br/acf/mq/4/3" office:name=""><text:span text:style-name="Definition">Miquéias 4:3</text:span></text:a>; <text:a xlink:type="simple" xlink:href="http://bibliaonline.com.br/acf/os/2/18" office:name=""><text:span text:style-name="Definition">Os 2:18</text:span></text:a>; <text:a xlink:type="simple" xlink:href="http://bibliaonline.com.br/acf/1rs/5/4" office:name=""><text:span text:style-name="Definition">1 Reis 5:4</text:span></text:a>; <text:a xlink:type="simple" xlink:href="http://bibliaonline.com.br/acf/sl/46/9" office:name=""><text:span text:style-name="Definition">Salmos 46:9</text:span></text:a>; <text:a xlink:type="simple" xlink:href="http://bibliaonline.com.br/acf/is/60/18" office:name=""><text:span text:style-name="Definition">Isaías 60:18</text:span></text:a>;<text:a xlink:type="simple" xlink:href="http://bibliaonline.com.br/acf/sl/147/14" office:name=""><text:span text:style-name="Definition">Sl 147:14</text:span></text:a>.</text:p>
      <text:p text:style-name="Text_20_body">O Reino incluirá duas esferas: a esfera celestial, chamada de Reino do Pai, e a terrenal, chamada de Reino do Filho do Homem. (<text:a xlink:type="simple" xlink:href="http://bibliaonline.com.br/acf/mt/13/41-43" office:name=""><text:span text:style-name="Definition">Mateus 13:41-43</text:span></text:a>; <text:a xlink:type="simple" xlink:href="http://bibliaonline.com.br/acf/mt/26/29" office:name=""><text:span text:style-name="Definition">26:29</text:span></text:a>; <text:a xlink:type="simple" xlink:href="http://bibliaonline.com.br/acf/dn/7/13,14" office:name=""><text:span text:style-name="Definition">Daniel 7:13,14</text:span></text:a>). O Reino do Pai será formado por todos os santos da época do Antigo Testamento, pela Igreja (a noiva de Cristo), e pelo grupo de judeus e gentios martirizados durante a tribulação. São todos eles os santos celestiais. (Em suma, todos aqueles que foram arrebatados e os que participaram da primeira ressurreição). O Reino do Filho do Homem sobre a terra será composto do remanescente de judeus preservados durante toda a tribulação, das tribos de Israel que tiverem sido reunidas, e dos povos gentios da terra. <text:a xlink:type="simple" xlink:href="http://bibliaonline.com.br/acf/ap/7" office:name=""><text:span text:style-name="Definition">Apocalipse 7</text:span></text:a>; <text:a xlink:type="simple" xlink:href="http://bibliaonline.com.br/acf/gn/22/17" office:name=""><text:span text:style-name="Definition">Gênesis 22:17</text:span></text:a>; <text:a xlink:type="simple" xlink:href="http://bibliaonline.com.br/acf/dn/7/22" office:name=""><text:span text:style-name="Definition">Daniel 7:22</text:span></text:a>. </text:p>
      <text:p text:style-name="Text_20_body">os céus e a terra serão reconciliados. Haverá harmonia entre ambos. <text:a xlink:type="simple" xlink:href="http://bibliaonline.com.br/acf/os/2/21-23" office:name=""><text:span text:style-name="Definition">Os 2:21-23</text:span></text:a>; <text:a xlink:type="simple" xlink:href="http://bibliaonline.com.br/acf/jo/1/51" office:name=""><text:span text:style-name="Definition">Jo 1:51</text:span></text:a>; <text:a xlink:type="simple" xlink:href="http://bibliaonline.com.br/acf/gn/28/12-15" office:name=""><text:span text:style-name="Definition">Gênesis 28:12-15</text:span></text:a>. </text:p>
      <text:p text:style-name="Text_20_body">O Senhor, após haver tomado Sua herança (todas as coisas criadas) por Seu poder, a compartilhará com a Igreja, Sua noiva. <text:a xlink:type="simple" xlink:href="http://bibliaonline.com.br/acf/ef/1/11-23" office:name=""><text:span text:style-name="Definition">Ef 1:11-23</text:span></text:a>; <text:a xlink:type="simple" xlink:href="http://bibliaonline.com.br/acf/rm/8/17" office:name=""><text:span text:style-name="Definition">Romanos 8:17</text:span></text:a>; <text:a xlink:type="simple" xlink:href="http://bibliaonline.com.br/acf/sl/2/8" office:name=""><text:span text:style-name="Definition">Salmos 2:8</text:span></text:a>; <text:a xlink:type="simple" xlink:href="http://bibliaonline.com.br/acf/1co/3/21-23" office:name=""><text:span text:style-name="Definition">1 Co 3:21-23</text:span></text:a>. </text:p>
      <text:p text:style-name="Text_20_body">os santos celestiais reinarão sobre a terra. <text:a xlink:type="simple" xlink:href="http://bibliaonline.com.br/acf/ap/5/10" office:name=""><text:span text:style-name="Definition">Apocalipse 5:10</text:span></text:a>; <text:a xlink:type="simple" xlink:href="http://bibliaonline.com.br/acf/hb/12/22" office:name=""><text:span text:style-name="Definition">Hebreus 12:22</text:span></text:a>; <text:a xlink:type="simple" xlink:href="http://bibliaonline.com.br/acf/dn/7/22" office:name=""><text:span text:style-name="Definition">Daniel 7:22</text:span></text:a>. </text:p>
      <text:p text:style-name="Text_20_body">os santos celestiais serão como o Senhor no aspecto moral (<text:a xlink:type="simple" xlink:href="http://bibliaonline.com.br/acf/1jo/3/2" office:name=""><text:span text:style-name="Definition">1 Jo 3:2</text:span></text:a>), e também fisicamente (<text:a xlink:type="simple" xlink:href="http://bibliaonline.com.br/acf/fp/3/21" office:name=""><text:span text:style-name="Definition">Fp 3:21</text:span></text:a>). Assim como o Senhor estará no “orvalho de Tua mocidade”, eles também serão restaurados à primavera da vida (<text:a xlink:type="simple" xlink:href="http://bibliaonline.com.br/acf/sl/110/3" office:name=""><text:span text:style-name="Definition">Sl 110:3</text:span></text:a>). Os santos idosos, cujas faculdades físicas e mentais estiverem arruinadas, serão todos restaurados à força e ao vigor em seus corpos ressuscitados. Nunca mais verão corrupção. <text:a xlink:type="simple" xlink:href="http://bibliaonline.com.br/acf/1co/15/42-57" office:name=""><text:span text:style-name="Definition">1 Co 15:42-57</text:span></text:a>; <text:a xlink:type="simple" xlink:href="http://bibliaonline.com.br/acf/2co/5/1-4" office:name=""><text:span text:style-name="Definition">2 Co 5:1-4</text:span></text:a>. </text:p>
      <text:p text:style-name="Text_20_body">Do mesmo modo como foram feitos à semelhança do Senhor moral e fisicamente, os santos celestiais terão as capacidades de seus corpos glorificados imensamente incrementadas. Estarão aptos a visitar a terra, subindo e descendo por toda ela em um instante (<text:a xlink:type="simple" xlink:href="http://bibliaonline.com.br/acf/lc/24/30-35" office:name=""><text:span text:style-name="Definition">Lc 24:30-35</text:span></text:a>), e passarão através de objetos sólidos como paredes, etc. (<text:a xlink:type="simple" xlink:href="http://bibliaonline.com.br/acf/lc/24/36-43" office:name=""><text:span text:style-name="Definition">Lc 24:36-43</text:span></text:a>; <text:a xlink:type="simple" xlink:href="http://bibliaonline.com.br/acf/jo/20/19-29" office:name=""><text:span text:style-name="Definition">Jo 20:19-29</text:span></text:a>). Porém não terão qualidades de onisciência ou onipotência, as quais pertencem somente à deidade. </text:p>
      <text:p text:style-name="Text_20_body">A Jerusalém Celestial* terá muros de pedra de jaspe, doze portões de pérola (três em cada lado da cidade), doze fundamentos de pedras preciosas, e uma rua de ouro, transparente como vidro. <text:a xlink:type="simple" xlink:href="http://bibliaonline.com.br/acf/ap/21/9-14,18-21" office:name=""><text:span text:style-name="Definition">Apocalipse 21:9-14,18-21</text:span></text:a>. </text:p>
      <text:p text:style-name="Text_20_body">[ Nota: *Existem três Jerusalém que não devem ser confundidas entre si: Jerusalém celestial (<text:a xlink:type="simple" xlink:href="http://bibliaonline.com.br/acf/hb/12/22" office:name=""><text:span text:style-name="Definition">Hb 12:22</text:span></text:a>; <text:a xlink:type="simple" xlink:href="http://bibliaonline.com.br/acf/ap/21/10-22" office:name=""><text:span text:style-name="Definition">Apocalipse 21:10-22</text:span></text:a>:5), que é o lugar de habitação dos santos nas alturas no período do Milênio; Jerusalém terrenal (<text:a xlink:type="simple" xlink:href="http://bibliaonline.com.br/acf/jr/3/17" office:name=""><text:span text:style-name="Definition">Jr 3:17</text:span></text:a>; <text:a xlink:type="simple" xlink:href="http://bibliaonline.com.br/acf/jr/30/18" office:name=""><text:span text:style-name="Definition">30:18</text:span></text:a>; <text:a xlink:type="simple" xlink:href="http://bibliaonline.com.br/acf/sl/48" office:name=""><text:span text:style-name="Definition">Salmos 48</text:span></text:a>; <text:a xlink:type="simple" xlink:href="http://bibliaonline.com.br/acf/ez/48/15-20" office:name=""><text:span text:style-name="Definition">Ez 48:15-20</text:span></text:a>), que é o lugar de habitação do príncipe e de outros santos, provavelmente da família real de Davi durante o Milênio; e a nova Jerusalém (<text:a xlink:type="simple" xlink:href="http://bibliaonline.com.br/acf/ap/21/2" office:name=""><text:span text:style-name="Definition">Apocalipse 21:2</text:span></text:a>), a cidade dos santos no Estado Eterno. Todas são chamadas santas (<text:a xlink:type="simple" xlink:href="http://bibliaonline.com.br/acf/ap/21/2,10" office:name=""><text:span text:style-name="Definition">Apocalipse 21:2,10</text:span></text:a>; <text:a xlink:type="simple" xlink:href="http://bibliaonline.com.br/acf/jl/3/17" office:name=""><text:span text:style-name="Definition">Joel 3:17</text:span></text:a>). ] </text:p>
      <text:p text:style-name="Text_20_body">na cidade celestial haverá um rio de pura água da vida; a árvore da vida dando fruto a cada lado do rio, e o trono de Deus e do Cordeiro no meio. <text:a xlink:type="simple" xlink:href="http://bibliaonline.com.br/acf/ap/22/1-3" office:name=""><text:span text:style-name="Definition">Apocalipse 22:1-3</text:span></text:a>. </text:p>
      <text:p text:style-name="Text_20_body">A cidade celestial terá a forma de um cubo com cada aresta medindo 2:220 quilômetros. A dimensão total será de aproximadamente 11 bilhões de quilômetros cúbicos <text:a xlink:type="simple" xlink:href="http://bibliaonline.com.br/acf/ap/21/15-17" office:name=""><text:span text:style-name="Definition">Apocalipse 21:15-17</text:span></text:a>. </text:p>
      <text:p text:style-name="Text_20_body">Não haverá templo na cidade celestial, pois o Senhor Deus Todo-poderoso e o Cordeiro serão o seu templo. <text:a xlink:type="simple" xlink:href="http://bibliaonline.com.br/acf/ap/21/22" office:name=""><text:span text:style-name="Definition">Apocalipse 21:22</text:span></text:a>. </text:p>
      <text:p text:style-name="Text_20_body">Não haverá noite na Jerusalém celestial. Não haverá necessidade da luz natural do Sol e da Lua, pois a inerente glória de Deus será a luz ali. A cidade resplandecerá de glória divina. <text:a xlink:type="simple" xlink:href="http://bibliaonline.com.br/acf/ap/21/23,24" office:name=""><text:span text:style-name="Definition">Apocalipse 21:23,24</text:span></text:a>. </text:p>
      <text:p text:style-name="Text_20_body">O Senhor será visto e adorado pessoalmente por aqueles que estiverem na cidade celestial. <text:a xlink:type="simple" xlink:href="http://bibliaonline.com.br/acf/ap/22/4" office:name=""><text:span text:style-name="Definition">Apocalipse 22:4</text:span></text:a>. </text:p>
      <text:p text:style-name="Text_20_body">A Jerusalém celestial será vista sobre a Jerusalém terrenal. <text:a xlink:type="simple" xlink:href="http://bibliaonline.com.br/acf/is/4/5,6" office:name=""><text:span text:style-name="Definition">Isaías 4:5,6</text:span></text:a>; <text:a xlink:type="simple" xlink:href="http://bibliaonline.com.br/acf/ap/21/9" office:name=""><text:span text:style-name="Definition">Apocalipse 21:9-27</text:span></text:a>-22:5. </text:p>
      <text:p text:style-name="Text_20_body">O Senhor apresentará Sua noiva, a Igreja, ao mundo. Ela terá um lugar de associação com Ele em Seu reino. Ele será glorificado e admirado em Seus santos celestiais quando o mundo os vir. Esse é o dia de Cristo. <text:a xlink:type="simple" xlink:href="http://bibliaonline.com.br/acf/2ts/1/10" office:name=""><text:span text:style-name="Definition">2 Tessalonicenses 1:10</text:span></text:a>; <text:a xlink:type="simple" xlink:href="http://bibliaonline.com.br/acf/ap/21/9-27" office:name=""><text:span text:style-name="Definition">Apocalipse 21:9</text:span></text:a>-22:5; <text:a xlink:type="simple" xlink:href="http://bibliaonline.com.br/acf/fp/1/6,10" office:name=""><text:span text:style-name="Definition">Filipenses 1:6,10</text:span></text:a>; <text:a xlink:type="simple" xlink:href="http://bibliaonline.com.br/acf/fp/2/16" office:name=""><text:span text:style-name="Definition">2:16</text:span></text:a>; <text:a xlink:type="simple" xlink:href="http://bibliaonline.com.br/acf/1co/1/8" office:name=""><text:span text:style-name="Definition">1 Co 1:8</text:span></text:a>; <text:a xlink:type="simple" xlink:href="http://bibliaonline.com.br/acf/fp/3/13" office:name=""><text:span text:style-name="Definition">3:13</text:span></text:a>; <text:a xlink:type="simple" xlink:href="http://bibliaonline.com.br/acf/fp/5/5" office:name=""><text:span text:style-name="Definition">5:5</text:span></text:a>; <text:a xlink:type="simple" xlink:href="http://bibliaonline.com.br/acf/2co/1/14" office:name=""><text:span text:style-name="Definition">2 Co 1:14</text:span></text:a>; <text:a xlink:type="simple" xlink:href="http://bibliaonline.com.br/acf/jo/8/56" office:name=""><text:span text:style-name="Definition">Jo 8:56</text:span></text:a>. </text:p>
      <text:p text:style-name="Text_20_body">O galardão, que os cristãos tiverem então recebido no trono de Cristo, será manifesto diante de todo o mundo no Dia de Cristo. Eles receberão o privilégio de participar da administração da terra no período do Milênio, na mesma medida de administração e justiça que tiverem aprendido quando ainda estavam na terra. <text:a xlink:type="simple" xlink:href="http://bibliaonline.com.br/acf/ap/20/4" office:name=""><text:span text:style-name="Definition">Apocalipse 20:4</text:span></text:a>; <text:a xlink:type="simple" xlink:href="http://bibliaonline.com.br/acf/1co/6/2" office:name=""><text:span text:style-name="Definition">1 Co 6:2</text:span></text:a>; <text:a xlink:type="simple" xlink:href="http://bibliaonline.com.br/acf/lc/16/9-12" office:name=""><text:span text:style-name="Definition">Lucas 16:9-12</text:span></text:a>; <text:a xlink:type="simple" xlink:href="http://bibliaonline.com.br/acf/lc/19/11-19" office:name=""><text:span text:style-name="Definition">19:11-19</text:span></text:a>; <text:a xlink:type="simple" xlink:href="http://bibliaonline.com.br/acf/mt/24/45-47" office:name=""><text:span text:style-name="Definition">Mateus 24:45-47</text:span></text:a>; <text:a xlink:type="simple" xlink:href="http://bibliaonline.com.br/acf/mt/25/14-23" office:name=""><text:span text:style-name="Definition">25:14-23</text:span></text:a>; <text:a xlink:type="simple" xlink:href="http://bibliaonline.com.br/acf/ap/2/26,27" office:name=""><text:span text:style-name="Definition">Apocalipse 2:26,27</text:span></text:a>. </text:p>
      <text:p text:style-name="Text_20_body">os doze apóstolos do Senhor Jesus Cristo terão o privilégio especial de participar, do céu, no governo de Israel. <text:a xlink:type="simple" xlink:href="http://bibliaonline.com.br/acf/mt/19/28" office:name=""><text:span text:style-name="Definition">Mateus 19:28</text:span></text:a>. </text:p>
      <text:p text:style-name="Text_20_body">O Senhor desposará Israel em um sentido figurado. “E acontecerá naquele dia, diz o Senhor, que me chamarás: Meu marido”. <text:a xlink:type="simple" xlink:href="http://bibliaonline.com.br/acf/os/2/16-20" office:name=""><text:span text:style-name="Definition">Os 2:16-20</text:span></text:a>; <text:a xlink:type="simple" xlink:href="http://bibliaonline.com.br/acf/is/54/4,5" office:name=""><text:span text:style-name="Definition">Isaías 54:4,5</text:span></text:a>; <text:a xlink:type="simple" xlink:href="http://bibliaonline.com.br/acf/is/62/4,5" office:name=""><text:span text:style-name="Definition">62:4,5</text:span></text:a>; <text:a xlink:type="simple" xlink:href="http://bibliaonline.com.br/acf/jo/2/1-11" office:name=""><text:span text:style-name="Definition">Jo 2:1-11</text:span></text:a>; <text:a xlink:type="simple" xlink:href="http://bibliaonline.com.br/acf/sl/45" office:name=""><text:span text:style-name="Definition">Salmos 45</text:span></text:a>; <text:a xlink:type="simple" xlink:href="http://bibliaonline.com.br/acf/ct/3/6-11" office:name=""><text:span text:style-name="Definition">Cânticos 3:6</text:span></text:a>-5:1.</text:p>
      <text:p text:style-name="Text_20_body">O Senhor Se regozijará sobre Israel com cânticos. Ele Se calará (descansará) em seu amor. <text:a xlink:type="simple" xlink:href="http://bibliaonline.com.br/acf/sf/3/17" office:name=""><text:span text:style-name="Definition">Sofonias 3:17</text:span></text:a>. </text:p>
      <text:p text:style-name="Text_20_body">A terra de Israel será limpa dos mortos. Um grande sepulcro chamado Hamon-gog (vale da multidão de Gogue) será construído para o sepultamento das hordas Russas e dos exércitos das nações que as seguiram à batalha. Sua localização será em um enorme vale ao oriente do Mar Morto. <text:a xlink:type="simple" xlink:href="http://bibliaonline.com.br/acf/ez/39/11" office:name=""><text:span text:style-name="Definition">Ezequiel39:11</text:span></text:a>. </text:p>
      <text:p text:style-name="Text_20_body">Levarão sete meses para sepultar os mortos e sete anos para queimar as armas. <text:a xlink:type="simple" xlink:href="http://bibliaonline.com.br/acf/ez/39/9,10,12" office:name=""><text:span text:style-name="Definition">Ezequiel39:9,10,12</text:span></text:a>. </text:p>
      <text:p text:style-name="Text_20_body">Toda a terra de Israel será reconstruída após a sua desolação. <text:a xlink:type="simple" xlink:href="http://bibliaonline.com.br/acf/is/61/4" office:name=""><text:span text:style-name="Definition">Isaías 61:4</text:span></text:a>; <text:a xlink:type="simple" xlink:href="http://bibliaonline.com.br/acf/ez/36/10" office:name=""><text:span text:style-name="Definition">Ez 36:10</text:span></text:a>; <text:a xlink:type="simple" xlink:href="http://bibliaonline.com.br/acf/ez/33/-35" office:name=""><text:span text:style-name="Definition">Ez 33-35</text:span></text:a>; <text:a xlink:type="simple" xlink:href="http://bibliaonline.com.br/acf/jr/30/18" office:name=""><text:span text:style-name="Definition">Jeremias 30:18</text:span></text:a>; <text:a xlink:type="simple" xlink:href="http://bibliaonline.com.br/acf/am/9/14" office:name=""><text:span text:style-name="Definition">Am 9:14</text:span></text:a>. </text:p>
      <text:p text:style-name="Text_20_body">Toda a extensão da herança de Israel compreenderá a terra que vai do ribeiro do Egito até o rio Eufrates. A terra ampliada ficará em torno de 480. quilômetros quadrados. A área ao oeste do rio Jordão, indo até o Mar Mediterrâneo, será repartida em faixas paralelas dividindo o país de acordo com as doze tribos de Israel (<text:a xlink:type="simple" xlink:href="http://bibliaonline.com.br/acf/ez/47/13-23" office:name=""><text:span text:style-name="Definition">Ez 47:13</text:span></text:a>-48:35). É provável que essa área seja destinada mais para fins habitacionais e a sua extensão para o oriente até o Eufrates seja destinada a pastagens. <text:a xlink:type="simple" xlink:href="http://bibliaonline.com.br/acf/sl/47/4" office:name=""><text:span text:style-name="Definition">Salmos 47:4</text:span></text:a>; <text:a xlink:type="simple" xlink:href="http://bibliaonline.com.br/acf/gn/15/15-18" office:name=""><text:span text:style-name="Definition">Gênesis 15:15-18</text:span></text:a>; <text:a xlink:type="simple" xlink:href="http://bibliaonline.com.br/acf/ex/23/31" office:name=""><text:span text:style-name="Definition">Êxodo 23:31</text:span></text:a>; <text:a xlink:type="simple" xlink:href="http://bibliaonline.com.br/acf/js/1/4" office:name=""><text:span text:style-name="Definition">Josué 1:4</text:span></text:a>; <text:a xlink:type="simple" xlink:href="http://bibliaonline.com.br/acf/is/26/15" office:name=""><text:span text:style-name="Definition">Isaías 26:15</text:span></text:a> (Almeida Versão Revisada); <text:a xlink:type="simple" xlink:href="http://bibliaonline.com.br/acf/is/54/1-3" office:name=""><text:span text:style-name="Definition">Isaías 54:1-3</text:span></text:a>; <text:a xlink:type="simple" xlink:href="http://bibliaonline.com.br/acf/mq/7/11" office:name=""><text:span text:style-name="Definition">Miquéias 7:11</text:span></text:a> (Almeida Versão Atualizada).#17# </text:p>
      <text:p text:style-name="Text_20_body">Uma área de aproximadamente 80 quilômetros de diâmetro na terra de Judá, “Geba e seus arrabaldes” (<text:a xlink:type="simple" xlink:href="http://bibliaonline.com.br/acf/js/21/17" office:name=""><text:span text:style-name="Definition">Js 21:17</text:span></text:a>), até “Rimom” em sua fronteira ao sul (<text:a xlink:type="simple" xlink:href="http://bibliaonline.com.br/acf/js/15/32" office:name=""><text:span text:style-name="Definition">Js 15:32</text:span></text:a>) será elevada na forma de um planalto. Será essa a localização de Jerusalém e da área do templo. (<text:a xlink:type="simple" xlink:href="http://bibliaonline.com.br/acf/sl/68/29" office:name=""><text:span text:style-name="Definition">Sl 68:29</text:span></text:a>; <text:a xlink:type="simple" xlink:href="http://bibliaonline.com.br/acf/sl/122" office:name=""><text:span text:style-name="Definition">Salmos 122</text:span></text:a>). Por estar elevada, Jerusalém se tornará em extremo proeminente sobre a terra. O amplo planalto também proporcionará o espaço necessário para as nações visitarem Jerusalém durante a Festa dos Tabernáculos. Toda a área será chamada “monte da casa do Senhor” <text:a xlink:type="simple" xlink:href="http://bibliaonline.com.br/acf/mq/4/1,2" office:name=""><text:span text:style-name="Definition">Miquéias 4:1,2</text:span></text:a>; <text:a xlink:type="simple" xlink:href="http://bibliaonline.com.br/acf/zc/14/10,11" office:name=""><text:span text:style-name="Definition">Zacarias 14:10,11</text:span></text:a>; <text:a xlink:type="simple" xlink:href="http://bibliaonline.com.br/acf/is/2/2,3" office:name=""><text:span text:style-name="Definition">Isaías 2:2,3</text:span></text:a>; <text:a xlink:type="simple" xlink:href="http://bibliaonline.com.br/acf/ez/40/2" office:name=""><text:span text:style-name="Definition">Ez 40:2</text:span></text:a>. </text:p>
      <text:p text:style-name="Text_20_body">na área desse grande planalto uma “oblação” ou “oferta alçada” será oferecida por Israel ao Senhor, a qual será uma porção santa da terra, medindo 25. X 25. côvados grandes* (<text:a xlink:type="simple" xlink:href="http://bibliaonline.com.br/acf/ez/40/5" office:name=""><text:span text:style-name="Definition">Ez 40:5</text:span></text:a>; <text:a xlink:type="simple" xlink:href="http://bibliaonline.com.br/acf/ez/41/8" office:name=""><text:span text:style-name="Definition">41:8</text:span></text:a>) ou 14 X 14 quilômetros (196 quilômetros quadrados). A oblação terá uma área para os sacerdotes e suas famílias, os Levitas e suas famílias, e para a cidade de Jerusalém. <text:a xlink:type="simple" xlink:href="http://bibliaonline.com.br/acf/ez/45/1-6" office:name=""><text:span text:style-name="Definition">Ezequiel45:1-6</text:span></text:a>; <text:a xlink:type="simple" xlink:href="http://bibliaonline.com.br/acf/ez/48/8-20" office:name=""><text:span text:style-name="Definition">48:8-20</text:span></text:a>. </text:p>
      <text:p text:style-name="Text_20_body">[ Nota: *Um côvado grande media 56 centímetros. Parece que esse côvado é usado em todas as dimensões do templo em <text:a xlink:type="simple" xlink:href="http://bibliaonline.com.br/acf/ez/40" office:name=""><text:span text:style-name="Definition">Ezequiel 40-48</text:span></text:a>. ] </text:p>
      <text:p text:style-name="Text_20_body">Um novo templo (ou santuário) será construído e se localizará na oblação a poucas milhas ao norte de Jerusalém. Será uma “casa de oração para todos os povos”.<text:a xlink:type="simple" xlink:href="http://bibliaonline.com.br/acf/ez/40" office:name=""><text:span text:style-name="Definition">Ezequiel 40</text:span></text:a>-42:20; <text:a xlink:type="simple" xlink:href="http://bibliaonline.com.br/acf/ez/45/1-5" office:name=""><text:span text:style-name="Definition">45:1-5</text:span></text:a>; <text:a xlink:type="simple" xlink:href="http://bibliaonline.com.br/acf/ez/48/8" office:name=""><text:span text:style-name="Definition">48:8</text:span></text:a>; <text:a xlink:type="simple" xlink:href="http://bibliaonline.com.br/acf/is/56/7" office:name=""><text:span text:style-name="Definition">Isaías 56:7</text:span></text:a>; <text:a xlink:type="simple" xlink:href="http://bibliaonline.com.br/acf/ap/7/15" office:name=""><text:span text:style-name="Definition">Apocalipse 7:15</text:span></text:a>; <text:a xlink:type="simple" xlink:href="http://bibliaonline.com.br/acf/sl/68/29" office:name=""><text:span text:style-name="Definition">Salmos 68:29</text:span></text:a>. </text:p>
      <text:p text:style-name="Text_20_body">Haverá uma área de 500 X 500 canas ao redor do complexo do templo (uma cana mede 3 metros e 36 centímetros - <text:a xlink:type="simple" xlink:href="http://bibliaonline.com.br/acf/ez/40/5" office:name=""><text:span text:style-name="Definition">Ez 40:5</text:span></text:a>) o que é aproximadamente três mil quilômetros quadrados. Trata-se de espaço suficiente para 280 campos de futebol <text:a xlink:type="simple" xlink:href="http://bibliaonline.com.br/acf/ez/42/15,20" office:name=""><text:span text:style-name="Definition">Ez 42:15,20</text:span></text:a>; <text:a xlink:type="simple" xlink:href="http://bibliaonline.com.br/acf/ez/45/2" office:name=""><text:span text:style-name="Definition">45:2</text:span></text:a>. </text:p>
      <text:p text:style-name="Text_20_body">O complexo do templo dentro da área de 500 X 500 canas medirá cerca de 500 X 500 côvados. É espaço suficiente para quase 8 campos de futebol <text:a xlink:type="simple" xlink:href="http://bibliaonline.com.br/acf/ez/40/-42" office:name=""><text:span text:style-name="Definition">Ez 40-42</text:span></text:a>. </text:p>
      <text:p text:style-name="Text_20_body">É provável que o templo não seja construído com ouro e prata como o primeiro templo que foi construído por Salomão (<text:a xlink:type="simple" xlink:href="http://bibliaonline.com.br/acf/1rs/5/-8" office:name=""><text:span text:style-name="Definition">1 Rs 5-8</text:span></text:a>). O ouro e a prata não são mencionados nos projetos do templo do Milênio. Talvez ele seja branco, o que significaria a pureza e justiça que irão caracterizar aquele período. <text:a xlink:type="simple" xlink:href="http://bibliaonline.com.br/acf/ez/40/-48" office:name=""><text:span text:style-name="Definition">Ezequiel40-48</text:span></text:a>. </text:p>
      <text:p text:style-name="Text_20_body">Israel e os gentios trabalharão juntos na construção do templo. <text:a xlink:type="simple" xlink:href="http://bibliaonline.com.br/acf/is/60/10" office:name=""><text:span text:style-name="Definition">Isaías 60:10</text:span></text:a>; <text:a xlink:type="simple" xlink:href="http://bibliaonline.com.br/acf/zc/6/15" office:name=""><text:span text:style-name="Definition">Zacarias 6:15</text:span></text:a>; <text:a xlink:type="simple" xlink:href="http://bibliaonline.com.br/acf/1rs/5/1-10" office:name=""><text:span text:style-name="Definition">1 Reis 5:1-10</text:span></text:a>. </text:p>
      <text:p text:style-name="Text_20_body">Haverá somente três portões para se entrar no complexo do templo (no átrio exterior). Não haverá portão para o oeste. Da mesma forma haverá apenas três portões para se entrar no átrio interno onde o grande altar estará localizado. <text:a xlink:type="simple" xlink:href="http://bibliaonline.com.br/acf/ez/40" office:name=""><text:span text:style-name="Definition">Ezequiel40</text:span></text:a>. </text:p>
      <text:p text:style-name="Text_20_body">É notória a ausência do véu no templo do Milênio. No lugar dele haverá portas de folha dupla na entrada (<text:a xlink:type="simple" xlink:href="http://bibliaonline.com.br/acf/ez/41/24" office:name=""><text:span text:style-name="Definition">Ez 41:24</text:span></text:a>). Isto significa um grau de acesso muito maior do que aquele que Israel conhecia nos tempos do Antigo Testamento, quando havia uma entrada velada à presença do Senhor (<text:a xlink:type="simple" xlink:href="http://bibliaonline.com.br/acf/ex/26/31" office:name=""><text:span text:style-name="Definition">Êx 26:31</text:span></text:a>). Ainda assim, trata-se de muito menos do que a ampla entrada e livre acesso que os cristãos desfrutam agora pelo Espírito através do véu rasgado (<text:a xlink:type="simple" xlink:href="http://bibliaonline.com.br/acf/mt/27/51" office:name=""><text:span text:style-name="Definition">Mateus 27:51</text:span></text:a>; <text:a xlink:type="simple" xlink:href="http://bibliaonline.com.br/acf/hb/10/19-22" office:name=""><text:span text:style-name="Definition">Hebreus 10:19-22</text:span></text:a>). </text:p>
      <text:p text:style-name="Text_20_body">Não haverá a “Arca do Senhor” no templo, pois a glória da presença do Senhor estará ali (<text:a xlink:type="simple" xlink:href="http://bibliaonline.com.br/acf/ez/48/35" office:name=""><text:span text:style-name="Definition">Ez 48:35</text:span></text:a>), e algo que O represente não será mais necessário. <text:a xlink:type="simple" xlink:href="http://bibliaonline.com.br/acf/jr/3/16" office:name=""><text:span text:style-name="Definition">Jeremias 3:16</text:span></text:a>. </text:p>
      <text:p text:style-name="Text_20_body">Não haverá sumo sacerdote dentre os descendentes de Aarão, para exercer o ofício no templo, pois o Senhor, o Grande Sumo Sacerdote estará presente. <text:a xlink:type="simple" xlink:href="http://bibliaonline.com.br/acf/zc/6/13" office:name=""><text:span text:style-name="Definition">Zacarias 6:13</text:span></text:a>; <text:a xlink:type="simple" xlink:href="http://bibliaonline.com.br/acf/hb/4/14" office:name=""><text:span text:style-name="Definition">Hebreus 4:14</text:span></text:a>; <text:a xlink:type="simple" xlink:href="http://bibliaonline.com.br/acf/hb/5/5,6" office:name=""><text:span text:style-name="Definition">5:5,6</text:span></text:a>; <text:a xlink:type="simple" xlink:href="http://bibliaonline.com.br/acf/hb/7/17-24" office:name=""><text:span text:style-name="Definition">7:17-24</text:span></text:a>. </text:p>
      <text:p text:style-name="Text_20_body">O Senhor irá escolher o Seu vice regente do trono de Israel para, em Seu Nome, administrar os Seus interesses sobre a terra. Esse “príncipe” será um descendente direto da linhagem da casa real do Rei Davi. (O Príncipe não é o Senhor Jesus Cristo, porém um homem mortal que oferecerá sacrifícios pelo seu próprio pecado) <text:a xlink:type="simple" xlink:href="http://bibliaonline.com.br/acf/ez/45/22" office:name=""><text:span text:style-name="Definition">Ez 45:22</text:span></text:a>; <text:a xlink:type="simple" xlink:href="http://bibliaonline.com.br/acf/sl/89/34-37" office:name=""><text:span text:style-name="Definition">Salmos 89:34-37</text:span></text:a>; <text:a xlink:type="simple" xlink:href="http://bibliaonline.com.br/acf/sl/132/11,12" office:name=""><text:span text:style-name="Definition">Salmos 132:11,12</text:span></text:a>; <text:a xlink:type="simple" xlink:href="http://bibliaonline.com.br/acf/2sm/7/12-17" office:name=""><text:span text:style-name="Definition">2 Samuel 7:12-17</text:span></text:a>; <text:a xlink:type="simple" xlink:href="http://bibliaonline.com.br/acf/ez/45/7,8" office:name=""><text:span text:style-name="Definition">Ez 45:7,8</text:span></text:a>. </text:p>
      <text:p text:style-name="Text_20_body">Tudo voltará à ordem judaica na terra. Voltará a ser observado o “shabbath”, e não mais o primeiro dia da semana como na era cristã. <text:a xlink:type="simple" xlink:href="http://bibliaonline.com.br/acf/is/66/23" office:name=""><text:span text:style-name="Definition">Isaías 66:23</text:span></text:a>; <text:a xlink:type="simple" xlink:href="http://bibliaonline.com.br/acf/mt/24/20" office:name=""><text:span text:style-name="Definition">Mateus 24:20</text:span></text:a>; <text:a xlink:type="simple" xlink:href="http://bibliaonline.com.br/acf/ez/44/24" office:name=""><text:span text:style-name="Definition">Ez 44:24</text:span></text:a>; <text:a xlink:type="simple" xlink:href="http://bibliaonline.com.br/acf/ez/45/17" office:name=""><text:span text:style-name="Definition">45:17</text:span></text:a>. </text:p>
      <text:p text:style-name="Text_20_body">A Lei de Jeová, com seus estatutos e juízos, voltará a ser guardada.* <text:a xlink:type="simple" xlink:href="http://bibliaonline.com.br/acf/ez/36/27" office:name=""><text:span text:style-name="Definition">Ezequiel36:27</text:span></text:a>; <text:a xlink:type="simple" xlink:href="http://bibliaonline.com.br/acf/ez/37/24" office:name=""><text:span text:style-name="Definition">37:24</text:span></text:a>; <text:a xlink:type="simple" xlink:href="http://bibliaonline.com.br/acf/ez/44/24" office:name=""><text:span text:style-name="Definition">44:24</text:span></text:a>. </text:p>
      <text:p text:style-name="Text_20_body">[ Nota: *Isto significa que as passagens como <text:a xlink:type="simple" xlink:href="http://bibliaonline.com.br/acf/dt/22/5" office:name=""><text:span text:style-name="Definition">Deuteronômio 22:5</text:span></text:a> serão observadas. As mulheres não mais se vestirão com roupas masculinas, etc. Nesse tempo a vida em Israel será ordenada conforme a vontade de Deus. ] </text:p>
      <text:p text:style-name="Text_20_body">os sacrifícios levíticos serão novamente oferecidos. Esses sacrifícios terão um caráter comemorativo, sendo uma lembrança da obra consumada de Cristo. <text:a xlink:type="simple" xlink:href="http://bibliaonline.com.br/acf/ez/44/-46" office:name=""><text:span text:style-name="Definition">Ezequiel44-46</text:span></text:a>; <text:a xlink:type="simple" xlink:href="http://bibliaonline.com.br/acf/is/56/7" office:name=""><text:span text:style-name="Definition">Isaías 56:7</text:span></text:a>; <text:a xlink:type="simple" xlink:href="http://bibliaonline.com.br/acf/jr/33/18" office:name=""><text:span text:style-name="Definition">Jeremias 33:18</text:span></text:a>; <text:a xlink:type="simple" xlink:href="http://bibliaonline.com.br/acf/zc/14/16-21" office:name=""><text:span text:style-name="Definition">Zacarias 14:16-21</text:span></text:a>; <text:a xlink:type="simple" xlink:href="http://bibliaonline.com.br/acf/ml/3/3-4" office:name=""><text:span text:style-name="Definition">Malaquias 3:3-4</text:span></text:a>. </text:p>
      <text:p text:style-name="Text_20_body">Será feito uso de instrumentos musicais para auxiliar na adoração ao Senhor sobre a terra. <text:a xlink:type="simple" xlink:href="http://bibliaonline.com.br/acf/sl/68/25" office:name=""><text:span text:style-name="Definition">Salmos 68:25</text:span></text:a>;<text:a xlink:type="simple" xlink:href="http://bibliaonline.com.br/acf/sl/149" office:name=""><text:span text:style-name="Definition">Salmos 149</text:span></text:a>-150. </text:p>
      <text:p text:style-name="Text_20_body">A glória do Shekinah (a presença visível da glória do Senhor) retornará ao templo e será vista outra vez. <text:a xlink:type="simple" xlink:href="http://bibliaonline.com.br/acf/ez/43/1-6" office:name=""><text:span text:style-name="Definition">Ez 43:1-6</text:span></text:a>; <text:a xlink:type="simple" xlink:href="http://bibliaonline.com.br/acf/is/4/5,6" office:name=""><text:span text:style-name="Definition">Isaías 4:5,6</text:span></text:a>. </text:p>
      <text:p text:style-name="Text_20_body">A terra resplandecerá com a glória do Senhor. <text:a xlink:type="simple" xlink:href="http://bibliaonline.com.br/acf/ez/43/2" office:name=""><text:span text:style-name="Definition">Ez 43:2</text:span></text:a>; <text:a xlink:type="simple" xlink:href="http://bibliaonline.com.br/acf/nm/14/21" office:name=""><text:span text:style-name="Definition">Números 14:21</text:span></text:a>; <text:a xlink:type="simple" xlink:href="http://bibliaonline.com.br/acf/hc/2/14" office:name=""><text:span text:style-name="Definition">Habacuque 2:14</text:span></text:a>; <text:a xlink:type="simple" xlink:href="http://bibliaonline.com.br/acf/sl/72/19" office:name=""><text:span text:style-name="Definition">Salmos 72:19</text:span></text:a>. </text:p>
      <text:p text:style-name="Text_20_body">O Milênio será como um longo dia sem noite. A luz da glória do Senhor será derramada da Jerusalém celestial com tamanho fulgor que mesmo a noite não será totalmente escura. A luz da Lua irá também brilhar tanto quanto o Sol. <text:a xlink:type="simple" xlink:href="http://bibliaonline.com.br/acf/zc/14/6,7" office:name=""><text:span text:style-name="Definition">Zacarias 14:6,7</text:span></text:a>; <text:a xlink:type="simple" xlink:href="http://bibliaonline.com.br/acf/is/4/5,6" office:name=""><text:span text:style-name="Definition">Isaías 4:5,6</text:span></text:a>; <text:a xlink:type="simple" xlink:href="http://bibliaonline.com.br/acf/is/30/26" office:name=""><text:span text:style-name="Definition">30:26</text:span></text:a>; <text:a xlink:type="simple" xlink:href="http://bibliaonline.com.br/acf/is/60/19:20" office:name=""><text:span text:style-name="Definition">60:19,20</text:span></text:a>; <text:a xlink:type="simple" xlink:href="http://bibliaonline.com.br/acf/gn/2/1,2" office:name=""><text:span text:style-name="Definition">Gênesis 2:1,2</text:span></text:a>; <text:a xlink:type="simple" xlink:href="http://bibliaonline.com.br/acf/ap/21/23,24" office:name=""><text:span text:style-name="Definition">Apocalipse 21:23,24</text:span></text:a>; Compare com <text:a xlink:type="simple" xlink:href="http://bibliaonline.com.br/acf/ex/13/21" office:name=""><text:span text:style-name="Definition">Êxodo 13:21</text:span></text:a>. </text:p>
      <text:p text:style-name="Text_20_body">Haverá um sacrifício matinal perpétuo, como nos dias de outrora (<text:a xlink:type="simple" xlink:href="http://bibliaonline.com.br/acf/nm/28/3,4" office:name=""><text:span text:style-name="Definition">Nm</text:span></text:a><text:a xlink:type="simple" xlink:href="http://bibliaonline.com.br/acf/nm/28/3,4" office:name=""><text:span text:style-name="Definition">28:3,4</text:span></text:a>), mas não haverá o sacrifício da tarde pois não haverá mais noite. <text:a xlink:type="simple" xlink:href="http://bibliaonline.com.br/acf/ez/46/13-15" office:name=""><text:span text:style-name="Definition">Ez 46:13-15</text:span></text:a>. </text:p>
      <text:p text:style-name="Text_20_body">Somente três das sete festas anuais de Jeová, de <text:a xlink:type="simple" xlink:href="http://bibliaonline.com.br/acf/lv/23" office:name=""><text:span text:style-name="Definition">Levítico 23</text:span></text:a>, serão conservadas; a Páscoa, a Festa dos Pães Asmos, e a Festa dos Tabernáculos. A Festa das Primícias e a Festa do Pentecostes (festas celebradas no primeiro dia da semana) não serão mantidas. Elas falam da dispensação cristã que não está conectada com a bênção terrenal de Israel. A Festa das Trombetas e o Dia da Expiação também não serão mais observados pois uma vez que o pecado de Israel, por haver se apartado do Senhor, estará julgado e confessado e eles restaurados à sua terra, o Senhor nunca mais trará à tona a questão da infidelidade do povo, que era o assunto para o qual essas festas apontavam. Tudo estará perdoado e esquecido para sempre. <text:a xlink:type="simple" xlink:href="http://bibliaonline.com.br/acf/ez/45/18-25" office:name=""><text:span text:style-name="Definition">Ez 45:18-25</text:span></text:a>; <text:a xlink:type="simple" xlink:href="http://bibliaonline.com.br/acf/zc/14/16" office:name=""><text:span text:style-name="Definition">Zacarias 14:16</text:span></text:a>. </text:p>
      <text:p text:style-name="Text_20_body">Israel louvará o Senhor. <text:a xlink:type="simple" xlink:href="http://bibliaonline.com.br/acf/sl/99" office:name=""><text:span text:style-name="Definition">Salmos 99</text:span></text:a>; <text:a xlink:type="simple" xlink:href="http://bibliaonline.com.br/acf/is/12" office:name=""><text:span text:style-name="Definition">Isaías 12</text:span></text:a>. </text:p>
      <text:p text:style-name="Text_20_body">Israel convocará a terra a louvar o Senhor. <text:a xlink:type="simple" xlink:href="http://bibliaonline.com.br/acf/sl/34" office:name=""><text:span text:style-name="Definition">Salmos 34</text:span></text:a>; <text:a xlink:type="simple" xlink:href="http://bibliaonline.com.br/acf/sl/86/9" office:name=""><text:span text:style-name="Definition">Salmos 86:9</text:span></text:a>; <text:a xlink:type="simple" xlink:href="http://bibliaonline.com.br/acf/sl/96" office:name=""><text:span text:style-name="Definition">Salmos 96</text:span></text:a>; <text:a xlink:type="simple" xlink:href="http://bibliaonline.com.br/acf/sl/100" office:name=""><text:span text:style-name="Definition">Salmos 100</text:span></text:a>; <text:a xlink:type="simple" xlink:href="http://bibliaonline.com.br/acf/sl/117" office:name=""><text:span text:style-name="Definition">Salmos 117</text:span></text:a>; <text:a xlink:type="simple" xlink:href="http://bibliaonline.com.br/acf/sl/148" office:name=""><text:span text:style-name="Definition">Salmos 148</text:span></text:a>. </text:p>
      <text:p text:style-name="Text_20_body">Muitas nações se disporão a unir-se ao Senhor. <text:a xlink:type="simple" xlink:href="http://bibliaonline.com.br/acf/zc/2/11" office:name=""><text:span text:style-name="Definition">Zacarias 2:11</text:span></text:a>; <text:a xlink:type="simple" xlink:href="http://bibliaonline.com.br/acf/sl/47/9" office:name=""><text:span text:style-name="Definition">Salmos 47:9</text:span></text:a>. </text:p>
      <text:p text:style-name="Text_20_body">Será estabelecida a adoração universal do Senhor Jesus Cristo. <text:a xlink:type="simple" xlink:href="http://bibliaonline.com.br/acf/sl/66/4" office:name=""><text:span text:style-name="Definition">Salmos 66:4</text:span></text:a>; <text:a xlink:type="simple" xlink:href="http://bibliaonline.com.br/acf/sl/145" office:name=""><text:span text:style-name="Definition">145-150</text:span></text:a>; <text:a xlink:type="simple" xlink:href="http://bibliaonline.com.br/acf/sl/86/9" office:name=""><text:span text:style-name="Definition">86:9</text:span></text:a>. </text:p>
      <text:p text:style-name="Text_20_body">A adoração do Senhor Jesus Cristo será também mensal e semanal (de um “shabbath” a outro). <text:a xlink:type="simple" xlink:href="http://bibliaonline.com.br/acf/is/66/23" office:name=""><text:span text:style-name="Definition">Isaías 66:23</text:span></text:a>. </text:p>
      <text:p text:style-name="Text_20_body">Haverá constante louvor, dia e noite, no templo, tanto por parte dos judeus como também dos gentios, visto que adorarão juntos. <text:a xlink:type="simple" xlink:href="http://bibliaonline.com.br/acf/ap/7/15" office:name=""><text:span text:style-name="Definition">Apocalipse 7:15</text:span></text:a>; <text:a xlink:type="simple" xlink:href="http://bibliaonline.com.br/acf/is/56/6-8" office:name=""><text:span text:style-name="Definition">Isaías 56:6-8</text:span></text:a>; <text:a xlink:type="simple" xlink:href="http://bibliaonline.com.br/acf/sl/134/1" office:name=""><text:span text:style-name="Definition">Salmos 134:1</text:span></text:a>. </text:p>
      <text:p text:style-name="Text_20_body">Todas as nações irão a Jerusalém anualmente para adorar o Senhor e orar. Toda carne adorará o Senhor. <text:a xlink:type="simple" xlink:href="http://bibliaonline.com.br/acf/zc/8/20-23" office:name=""><text:span text:style-name="Definition">Zacarias 8:20-23</text:span></text:a>; <text:a xlink:type="simple" xlink:href="http://bibliaonline.com.br/acf/zc/14/16" office:name=""><text:span text:style-name="Definition">14:16</text:span></text:a>; <text:a xlink:type="simple" xlink:href="http://bibliaonline.com.br/acf/sl/22/27" office:name=""><text:span text:style-name="Definition">Salmos 22:27</text:span></text:a>; <text:a xlink:type="simple" xlink:href="http://bibliaonline.com.br/acf/is/2/18" office:name=""><text:span text:style-name="Definition">Isaías 2:18</text:span></text:a>; <text:a xlink:type="simple" xlink:href="http://bibliaonline.com.br/acf/is/66/23" office:name=""><text:span text:style-name="Definition">66:23</text:span></text:a>. </text:p>
      <text:p text:style-name="Text_20_body">As nações que não forem a Jerusalém, para adorar e guardar a Festa dos Tabernáculos, trarão sobre si mesmas pragas e seca. <text:a xlink:type="simple" xlink:href="http://bibliaonline.com.br/acf/zc/14/17-19" office:name=""><text:span text:style-name="Definition">Zacarias 14:17-19</text:span></text:a>. </text:p>
      <text:p text:style-name="Text_20_body">Toda idolatria será completamente abolida da terra. Toda religião falsa será destruída. Os idólatras ficarão envergonhados de sua idolatria que não pôde ajudá-los antes. <text:a xlink:type="simple" xlink:href="http://bibliaonline.com.br/acf/is/1/28-31" office:name=""><text:span text:style-name="Definition">Isaías 1:28-31</text:span></text:a>; <text:a xlink:type="simple" xlink:href="http://bibliaonline.com.br/acf/is/2/18" office:name=""><text:span text:style-name="Definition">2:18</text:span></text:a>; <text:a xlink:type="simple" xlink:href="http://bibliaonline.com.br/acf/ez/37/23" office:name=""><text:span text:style-name="Definition">Ez 37:23</text:span></text:a>; <text:a xlink:type="simple" xlink:href="http://bibliaonline.com.br/acf/os/14/8" office:name=""><text:span text:style-name="Definition">Os 14:8</text:span></text:a>; <text:a xlink:type="simple" xlink:href="http://bibliaonline.com.br/acf/mq/5/12-14" office:name=""><text:span text:style-name="Definition">Miquéias 5:12-14</text:span></text:a>; <text:a xlink:type="simple" xlink:href="http://bibliaonline.com.br/acf/zc/13/2-6" office:name=""><text:span text:style-name="Definition">Zacarias 13:2-6</text:span></text:a>; <text:a xlink:type="simple" xlink:href="http://bibliaonline.com.br/acf/zc/14/9" office:name=""><text:span text:style-name="Definition">14:9</text:span></text:a>. </text:p>
      <text:p text:style-name="Text_20_body">Em cada nação será oferecido incenso como um memorial ao nome do Senhor. <text:a xlink:type="simple" xlink:href="http://bibliaonline.com.br/acf/ml/1/11" office:name=""><text:span text:style-name="Definition">Malaquias 1:11</text:span></text:a>. </text:p>
      <text:p text:style-name="Text_20_body">Jerusalém será reconstruída e novamente habitada após sua destruição. <text:a xlink:type="simple" xlink:href="http://bibliaonline.com.br/acf/is/61/4" office:name=""><text:span text:style-name="Definition">Isaías 61:4</text:span></text:a>; <text:a xlink:type="simple" xlink:href="http://bibliaonline.com.br/acf/jr/30/18" office:name=""><text:span text:style-name="Definition">Jeremias 30:18</text:span></text:a>; <text:a xlink:type="simple" xlink:href="http://bibliaonline.com.br/acf/jr/31/38-40" office:name=""><text:span text:style-name="Definition">31:38-40</text:span></text:a>; <text:a xlink:type="simple" xlink:href="http://bibliaonline.com.br/acf/am/9/14" office:name=""><text:span text:style-name="Definition">Am 9:14</text:span></text:a>. </text:p>
      <text:p text:style-name="Text_20_body">As medidas da cidade de Jerusalém serão de 4:500 X 4:500 côvados grandes, o que é um quadrado com aproximadamente 2:500 metros de lado. Ela estará localizada na Santa Oblação ao Senhor. <text:a xlink:type="simple" xlink:href="http://bibliaonline.com.br/acf/ez/48/15-19" office:name=""><text:span text:style-name="Definition">Ez 48:15-19</text:span></text:a>. </text:p>
      <text:p text:style-name="Text_20_body">Um palácio real será construído na cidade para residência do Príncipe e de sua família. <text:a xlink:type="simple" xlink:href="http://bibliaonline.com.br/acf/jr/30/18" office:name=""><text:span text:style-name="Definition">Jeremias 30:18</text:span></text:a>; <text:a xlink:type="simple" xlink:href="http://bibliaonline.com.br/acf/sl/48/3" office:name=""><text:span text:style-name="Definition">Salmos 48:3</text:span></text:a>. </text:p>
      <text:p text:style-name="Text_20_body">Jerusalém terá 12 portões (três de cada lado da cidade) como na Jerusalém celestial. Esses portões nunca mais se fecharão. <text:a xlink:type="simple" xlink:href="http://bibliaonline.com.br/acf/is/26/2" office:name=""><text:span text:style-name="Definition">Isaías 26:2</text:span></text:a>; <text:a xlink:type="simple" xlink:href="http://bibliaonline.com.br/acf/is/60/11" office:name=""><text:span text:style-name="Definition">60:11</text:span></text:a>; <text:a xlink:type="simple" xlink:href="http://bibliaonline.com.br/acf/ez/48/30-35" office:name=""><text:span text:style-name="Definition">Ez 48:30-35</text:span></text:a>; <text:a xlink:type="simple" xlink:href="http://bibliaonline.com.br/acf/zc/14/11" office:name=""><text:span text:style-name="Definition">Zacarias 14:11</text:span></text:a>. </text:p>
      <text:p text:style-name="Text_20_body">Cada habitante da cidade de Jerusalém será justo. <text:a xlink:type="simple" xlink:href="http://bibliaonline.com.br/acf/is/52/1" office:name=""><text:span text:style-name="Definition">Isaías 52:1</text:span></text:a>; <text:a xlink:type="simple" xlink:href="http://bibliaonline.com.br/acf/is/60/21" office:name=""><text:span text:style-name="Definition">Isaías 60:21</text:span></text:a>. </text:p>
      <text:p text:style-name="Text_20_body">As crianças brincarão seguramente nas ruas de Jerusalém. <text:a xlink:type="simple" xlink:href="http://bibliaonline.com.br/acf/zc/8/3-8" office:name=""><text:span text:style-name="Definition">Zacarias 8:3-8</text:span></text:a>. </text:p>
      <text:p text:style-name="Text_20_body">Jerusalém será a principal cidade do mundo, o centro metropolitano de toda a terra. <text:a xlink:type="simple" xlink:href="http://bibliaonline.com.br/acf/is/2/2" office:name=""><text:span text:style-name="Definition">Isaías 2:2</text:span></text:a>; <text:a xlink:type="simple" xlink:href="http://bibliaonline.com.br/acf/is/62,6,7" office:name=""><text:span text:style-name="Definition">62:6,7</text:span></text:a>; <text:a xlink:type="simple" xlink:href="http://bibliaonline.com.br/acf/sl/48" office:name=""><text:span text:style-name="Definition">Salmos 48</text:span></text:a>; <text:a xlink:type="simple" xlink:href="http://bibliaonline.com.br/acf/ez/5/5" office:name=""><text:span text:style-name="Definition">Ez 5:5</text:span></text:a>; <text:a xlink:type="simple" xlink:href="http://bibliaonline.com.br/acf/jr/3/17" office:name=""><text:span text:style-name="Definition">Jeremias 3:17</text:span></text:a>; <text:a xlink:type="simple" xlink:href="http://bibliaonline.com.br/acf/sl/87/1-3" office:name=""><text:span text:style-name="Definition">Salmos 87:1-3</text:span></text:a>. </text:p>
      <text:p text:style-name="Text_20_body">Enquanto os santos celestiais reinarão sobre a terra na Jerusalém celestial (<text:a xlink:type="simple" xlink:href="http://bibliaonline.com.br/acf/hb/12/22" office:name=""><text:span text:style-name="Definition">Hb 12:22</text:span></text:a>; <text:a xlink:type="simple" xlink:href="http://bibliaonline.com.br/acf/ap/5/9,10" office:name=""><text:span text:style-name="Definition">Apocalipse 5:9,10</text:span></text:a>; <text:a xlink:type="simple" xlink:href="http://bibliaonline.com.br/acf/rm/8/18,19" office:name=""><text:span text:style-name="Definition">Romanos 8:18,19</text:span></text:a>), Israel reinará na terra e Jerusalém será o trono do governo do Senhor. <text:a xlink:type="simple" xlink:href="http://bibliaonline.com.br/acf/sl/45/9-16" office:name=""><text:span text:style-name="Definition">Salmos 45:9-16</text:span></text:a> (“a rainha”); <text:a xlink:type="simple" xlink:href="http://bibliaonline.com.br/acf/sl/2/6" office:name=""><text:span text:style-name="Definition">Salmos 2:6</text:span></text:a>; <text:a xlink:type="simple" xlink:href="http://bibliaonline.com.br/acf/sl/110/2" office:name=""><text:span text:style-name="Definition">Salmos 110:2</text:span></text:a>; <text:a xlink:type="simple" xlink:href="http://bibliaonline.com.br/acf/is/2/1-4" office:name=""><text:span text:style-name="Definition">Isaías 2:1-4</text:span></text:a>; <text:a xlink:type="simple" xlink:href="http://bibliaonline.com.br/acf/sl/149/5-9" office:name=""><text:span text:style-name="Definition">Salmos 149:5-9</text:span></text:a>. </text:p>
      <text:p text:style-name="Text_20_body">Israel será estabelecido como cabeça sobre todas as nações da terra em conformidade com o propósito original de Deus para ele. <text:a xlink:type="simple" xlink:href="http://bibliaonline.com.br/acf/dt/28/13" office:name=""><text:span text:style-name="Definition">Deuteronômio 28:13</text:span></text:a>; <text:a xlink:type="simple" xlink:href="http://bibliaonline.com.br/acf/is/2/1-5" office:name=""><text:span text:style-name="Definition">Isaías 2:1-5</text:span></text:a>; <text:a xlink:type="simple" xlink:href="http://bibliaonline.com.br/acf/is/60/14" office:name=""><text:span text:style-name="Definition">60:14</text:span></text:a>; <text:a xlink:type="simple" xlink:href="http://bibliaonline.com.br/acf/atos/1/6,7" office:name=""><text:span text:style-name="Definition">Atos 1:6,7</text:span></text:a>; <text:a xlink:type="simple" xlink:href="http://bibliaonline.com.br/acf/dn/3/29,30" office:name=""><text:span text:style-name="Definition">Daniel 3:29,30</text:span></text:a>; <text:a xlink:type="simple" xlink:href="http://bibliaonline.com.br/acf/sl/18/43" office:name=""><text:span text:style-name="Definition">Salmos 18:43</text:span></text:a>; <text:a xlink:type="simple" xlink:href="http://bibliaonline.com.br/acf/sl/47/3" office:name=""><text:span text:style-name="Definition">47:3</text:span></text:a>; <text:a xlink:type="simple" xlink:href="http://bibliaonline.com.br/acf/dt/26/19" office:name=""><text:span text:style-name="Definition">Deuteronômio 26:19</text:span></text:a>. </text:p>
      <text:p text:style-name="Text_20_body">Sendo Israel cabeça sobre as nações, toda a terra lhe pagará tributo. Ele sorverá da abundância dos gentios e será o mais saudável país sobre a terra, mais do que qualquer outro com que se possa comparar. <text:a xlink:type="simple" xlink:href="http://bibliaonline.com.br/acf/is/60/5,6,9-11,16,17" office:name=""><text:span text:style-name="Definition">Isaías 60:5,6,9-11,16,17</text:span></text:a>; <text:a xlink:type="simple" xlink:href="http://bibliaonline.com.br/acf/is/61/4-6" office:name=""><text:span text:style-name="Definition">61:4-6</text:span></text:a>; <text:a xlink:type="simple" xlink:href="http://bibliaonline.com.br/acf/2cr/32/23" office:name=""><text:span text:style-name="Definition">2 Cr 32:23</text:span></text:a>; <text:a xlink:type="simple" xlink:href="http://bibliaonline.com.br/acf/sl/72/10" office:name=""><text:span text:style-name="Definition">Salmos 72:10</text:span></text:a>; <text:a xlink:type="simple" xlink:href="http://bibliaonline.com.br/acf/1rs/4/20,21" office:name=""><text:span text:style-name="Definition">1 Reis 4:20,21</text:span></text:a>; <text:a xlink:type="simple" xlink:href="http://bibliaonline.com.br/acf/1rs/10/14,15" office:name=""><text:span text:style-name="Definition">10:14,15</text:span></text:a>; <text:a xlink:type="simple" xlink:href="http://bibliaonline.com.br/acf/mt/17/27" office:name=""><text:span text:style-name="Definition">Mateus 17:27</text:span></text:a>; <text:a xlink:type="simple" xlink:href="http://bibliaonline.com.br/acf/zc/14/14" office:name=""><text:span text:style-name="Definition">Zacarias 14:14</text:span></text:a>. </text:p>
      <text:p text:style-name="Text_20_body">os gentios servirão a Israel. Eles alimentarão os seus rebanhos, lavrarão seus campos e cuidarão de suas vinhas, enquanto Israel cuidará do ministério do Senhor. <text:a xlink:type="simple" xlink:href="http://bibliaonline.com.br/acf/is/14/2" office:name=""><text:span text:style-name="Definition">Isaías 14:2</text:span></text:a>; <text:a xlink:type="simple" xlink:href="http://bibliaonline.com.br/acf/is/61/5-6" office:name=""><text:span text:style-name="Definition">61:5-6</text:span></text:a>. </text:p>
      <text:p text:style-name="Text_20_body">As nações que não servirem a Israel serão extirpadas. <text:a xlink:type="simple" xlink:href="http://bibliaonline.com.br/acf/is/60/12" office:name=""><text:span text:style-name="Definition">Isaías 60:12</text:span></text:a>. </text:p>
      <text:p text:style-name="Text_20_body">Serão estabelecidos juízes na terra de Israel para exercer justiça e cuidar dos direitos de Cristo neste mundo. <text:a xlink:type="simple" xlink:href="http://bibliaonline.com.br/acf/is/1/26" office:name=""><text:span text:style-name="Definition">Isaías 1:26</text:span></text:a>; <text:a xlink:type="simple" xlink:href="http://bibliaonline.com.br/acf/is/60/17" office:name=""><text:span text:style-name="Definition">60:17</text:span></text:a>; <text:a xlink:type="simple" xlink:href="http://bibliaonline.com.br/acf/mq/5/6-8" office:name=""><text:span text:style-name="Definition">Miquéias 5:6-8</text:span></text:a>; <text:a xlink:type="simple" xlink:href="http://bibliaonline.com.br/acf/ez/45/9" office:name=""><text:span text:style-name="Definition">Ez 45:9</text:span></text:a>; <text:a xlink:type="simple" xlink:href="http://bibliaonline.com.br/acf/sl/149/6-9" office:name=""><text:span text:style-name="Definition">Salmos 149:6-9</text:span></text:a>. </text:p>
      <text:p text:style-name="Text_20_body">O Egito e a Assíria serão nações que exercerão liderança juntamente com Israel durante o Milênio. <text:a xlink:type="simple" xlink:href="http://bibliaonline.com.br/acf/is/19/24,25" office:name=""><text:span text:style-name="Definition">Isaías 19:24,25</text:span></text:a>. </text:p>
      <text:p text:style-name="Text_20_body">Serão construídos um altar e uma coluna para o Senhor no Egito. <text:a xlink:type="simple" xlink:href="http://bibliaonline.com.br/acf/is/19/19" office:name=""><text:span text:style-name="Definition">Isaías 19:19</text:span></text:a>. </text:p>
      <text:p text:style-name="Text_20_body">A população das nações ocidentais será rara como ouro. <text:a xlink:type="simple" xlink:href="http://bibliaonline.com.br/acf/is/13/12" office:name=""><text:span text:style-name="Definition">Isaías 13:12</text:span></text:a>; <text:a xlink:type="simple" xlink:href="http://bibliaonline.com.br/acf/is/14/23" office:name=""><text:span text:style-name="Definition">14:23</text:span></text:a>; <text:a xlink:type="simple" xlink:href="http://bibliaonline.com.br/acf/is/24/6" office:name=""><text:span text:style-name="Definition">24:6</text:span></text:a>; <text:a xlink:type="simple" xlink:href="http://bibliaonline.com.br/acf/jr/50/3,39" office:name=""><text:span text:style-name="Definition">Jeremias 50:3,39</text:span></text:a>; <text:a xlink:type="simple" xlink:href="http://bibliaonline.com.br/acf/jr/51/2" office:name=""><text:span text:style-name="Definition">51:2</text:span></text:a>. </text:p>
      <text:p text:style-name="Text_20_body">Estradas intercontinentais serão construídas chegando até a terra de Israel. Elas serão utilizadas primeiramente pelos israelitas remanescentes de volta à terra, e então também para as nações irem até Jerusalém. Haverá uma estrada do Norte da África, passando por Israel e indo até a Ásia (do Egito à Assíria), e uma estrada da China (Sinim), através do deserto, até a terra de Israel. <text:a xlink:type="simple" xlink:href="http://bibliaonline.com.br/acf/is/11/16" office:name=""><text:span text:style-name="Definition">Isaías 11:16</text:span></text:a>; <text:a xlink:type="simple" xlink:href="http://bibliaonline.com.br/acf/is/19/23" office:name=""><text:span text:style-name="Definition">19:23</text:span></text:a>; <text:a xlink:type="simple" xlink:href="http://bibliaonline.com.br/acf/is/35/8" office:name=""><text:span text:style-name="Definition">35:8</text:span></text:a>; <text:a xlink:type="simple" xlink:href="http://bibliaonline.com.br/acf/is/49/11,12" office:name=""><text:span text:style-name="Definition">49:11,12</text:span></text:a>; <text:a xlink:type="simple" xlink:href="http://bibliaonline.com.br/acf/sl/84/5" office:name=""><text:span text:style-name="Definition">Salmos 84:5</text:span></text:a>. </text:p>
      <text:p text:style-name="Text_20_body">Jerusalém será o centro para o aprendizado da Palavra de Deus. Todas as nações subirão para lá com este propósito. <text:a xlink:type="simple" xlink:href="http://bibliaonline.com.br/acf/is/2/2,3" office:name=""><text:span text:style-name="Definition">Isaías 2:2,3</text:span></text:a>. </text:p>
      <text:p text:style-name="Text_20_body">os sacerdotes ensinarão a Israel o conhecimento do Senhor. Israel, por sua vez, ensinará às nações e como resultado a terra se encherá com o conhecimento do Senhor. <text:a xlink:type="simple" xlink:href="http://bibliaonline.com.br/acf/ez/44/23" office:name=""><text:span text:style-name="Definition">Ez 44:23</text:span></text:a>; <text:a xlink:type="simple" xlink:href="http://bibliaonline.com.br/acf/sl/145/11,12" office:name=""><text:span text:style-name="Definition">Salmos 145:11,12</text:span></text:a>; <text:a xlink:type="simple" xlink:href="http://bibliaonline.com.br/acf/ml/2/7" office:name=""><text:span text:style-name="Definition">Malaquias 2:7</text:span></text:a>; <text:a xlink:type="simple" xlink:href="http://bibliaonline.com.br/acf/is/2/3" office:name=""><text:span text:style-name="Definition">Isaías 2:3</text:span></text:a>; <text:a xlink:type="simple" xlink:href="http://bibliaonline.com.br/acf/is/11/9" office:name=""><text:span text:style-name="Definition">11:9</text:span></text:a>; <text:a xlink:type="simple" xlink:href="http://bibliaonline.com.br/acf/is/61/6" office:name=""><text:span text:style-name="Definition">61:6</text:span></text:a>; <text:a xlink:type="simple" xlink:href="http://bibliaonline.com.br/acf/hc/2/14" office:name=""><text:span text:style-name="Definition">Habacuque 2:14</text:span></text:a>; <text:a xlink:type="simple" xlink:href="http://bibliaonline.com.br/acf/jr/31/33,34" office:name=""><text:span text:style-name="Definition">Jeremias 31:33,34</text:span></text:a>. </text:p>
      <text:p text:style-name="Text_20_body">Israel será uma bênção para o mundo todo. O poder do Espírito Santo será derramado sobre Israel em sinais e milagres, e Israel usará seu poder para abençoar o mundo. <text:a xlink:type="simple" xlink:href="http://bibliaonline.com.br/acf/gn/47/7" office:name=""><text:span text:style-name="Definition">Gênesis 47:7</text:span></text:a>; <text:a xlink:type="simple" xlink:href="http://bibliaonline.com.br/acf/jl/2/28-30" office:name=""><text:span text:style-name="Definition">Joel 2:28-30</text:span></text:a>; <text:a xlink:type="simple" xlink:href="http://bibliaonline.com.br/acf/mq/5/6-8" office:name=""><text:span text:style-name="Definition">Miquéias 5:6-8</text:span></text:a>. </text:p>
      <text:p text:style-name="Text_20_body">Naqueles dias Israel será chamado pelo nome do Senhor – “Jeová-tsidkenu” (Jeová Justiça Nossa). O nome do Senhor será o Seu nome. <text:a xlink:type="simple" xlink:href="http://bibliaonline.com.br/acf/jr/23/6" office:name=""><text:span text:style-name="Definition">Jeremias 23:6</text:span></text:a>; <text:a xlink:type="simple" xlink:href="http://bibliaonline.com.br/acf/jr/33/16" office:name=""><text:span text:style-name="Definition">Jeremias 33:16</text:span></text:a>. </text:p>
      <text:p text:style-name="Text_20_body">Naqueles dias será uma honra e um privilégio ser judeu. Os judeus serão famosos por toda a face da terra. <text:a xlink:type="simple" xlink:href="http://bibliaonline.com.br/acf/is/61/9" office:name=""><text:span text:style-name="Definition">Isaías 61:9</text:span></text:a>; <text:a xlink:type="simple" xlink:href="http://bibliaonline.com.br/acf/sf/3/18-20" office:name=""><text:span text:style-name="Definition">Sofonias 3:18-20</text:span></text:a>; <text:a xlink:type="simple" xlink:href="http://bibliaonline.com.br/acf/zc/8/20-23" office:name=""><text:span text:style-name="Definition">Zacarias 8:20-23</text:span></text:a>. </text:p>
      <text:p text:style-name="Text_20_body">As pessoas retornarão às suas terras de origem. Os países não terão mais nacionalidades misturadas. <text:a xlink:type="simple" xlink:href="http://bibliaonline.com.br/acf/is/13/14" office:name=""><text:span text:style-name="Definition">Isaías 13:14</text:span></text:a>; <text:a xlink:type="simple" xlink:href="http://bibliaonline.com.br/acf/jr/50/16" office:name=""><text:span text:style-name="Definition">Jeremias 50:16</text:span></text:a>. </text:p>
      <text:p text:style-name="Text_20_body">As diversas línguas das nações continuarão a existir no Milênio. <text:a xlink:type="simple" xlink:href="http://bibliaonline.com.br/acf/zc/8/23" office:name=""><text:span text:style-name="Definition">Zacarias 8:23</text:span></text:a>; <text:a xlink:type="simple" xlink:href="http://bibliaonline.com.br/acf/is/19/18" office:name=""><text:span text:style-name="Definition">Isaías 19:18</text:span></text:a>; <text:a xlink:type="simple" xlink:href="http://bibliaonline.com.br/acf/is/66/18" office:name=""><text:span text:style-name="Definition">66:18</text:span></text:a>. </text:p>
      <text:p text:style-name="Text_20_body">A santidade caracterizará cada aspecto da vida em Israel. “Santidade ao Senhor” será escrito nos sinetes dos cavalos (representação da vida pública), nos vasos da casa do Senhor (representação da vida religiosa), e nos vasos de Jerusalém e Judá (representação da vida privada). <text:a xlink:type="simple" xlink:href="http://bibliaonline.com.br/acf/zc/14/20,21" office:name=""><text:span text:style-name="Definition">Zacarias 14:20,21</text:span></text:a>. </text:p>
      <text:p text:style-name="Text_20_body">A própria criação será liberta de seu cativeiro e maldição. A terra cantará (em sentido figurado) ao desfrutar de seu Jubileu. <text:a xlink:type="simple" xlink:href="http://bibliaonline.com.br/acf/rm/8/19-22" office:name=""><text:span text:style-name="Definition">Romanos 8:19-22</text:span></text:a>; <text:a xlink:type="simple" xlink:href="http://bibliaonline.com.br/acf/is/35/1,2" office:name=""><text:span text:style-name="Definition">Isaías 35:1,2</text:span></text:a>; <text:a xlink:type="simple" xlink:href="http://bibliaonline.com.br/acf/sl/65/13" office:name=""><text:span text:style-name="Definition">Salmos 65:13</text:span></text:a>; <text:a xlink:type="simple" xlink:href="http://bibliaonline.com.br/acf/ap/22/3" office:name=""><text:span text:style-name="Definition">Apocalipse 22:3</text:span></text:a>. </text:p>
      <text:p text:style-name="Text_20_body">Não haverá mais lágrimas para os que estiverem sobre a terra. As pessoas serão felizes. <text:a xlink:type="simple" xlink:href="http://bibliaonline.com.br/acf/ap/7/17" office:name=""><text:span text:style-name="Definition">Apocalipse 7:17</text:span></text:a>; <text:a xlink:type="simple" xlink:href="http://bibliaonline.com.br/acf/is/35/10" office:name=""><text:span text:style-name="Definition">Isaías 35:10</text:span></text:a>; <text:a xlink:type="simple" xlink:href="http://bibliaonline.com.br/acf/is/25/8" office:name=""><text:span text:style-name="Definition">25:8</text:span></text:a>; <text:a xlink:type="simple" xlink:href="http://bibliaonline.com.br/acf/is/65/19,22-23" office:name=""><text:span text:style-name="Definition">65:19,22-23</text:span></text:a>; <text:a xlink:type="simple" xlink:href="http://bibliaonline.com.br/acf/sl/144/15" office:name=""><text:span text:style-name="Definition">Salmos 144:15</text:span></text:a>; <text:a xlink:type="simple" xlink:href="http://bibliaonline.com.br/acf/is/30/19" office:name=""><text:span text:style-name="Definition">Isaías 30:19</text:span></text:a>. </text:p>
      <text:p text:style-name="Text_20_body">Não haverá mais doenças ou enfermidades. Não haverá gripe, resfriado, câncer, etc. Não haverá mais necessidade de médicos, dentistas, enfermeiras, etc. <text:a xlink:type="simple" xlink:href="http://bibliaonline.com.br/acf/is/33/24" office:name=""><text:span text:style-name="Definition">Isaías 33:24</text:span></text:a>; <text:a xlink:type="simple" xlink:href="http://bibliaonline.com.br/acf/sl/103/3" office:name=""><text:span text:style-name="Definition">Salmos 103:3</text:span></text:a>. </text:p>
      <text:p text:style-name="Text_20_body">O cego, o surdo, o mudo e o aleijado serão todos curados. <text:a xlink:type="simple" xlink:href="http://bibliaonline.com.br/acf/is/35/5,6" office:name=""><text:span text:style-name="Definition">Isaías 35:5,6</text:span></text:a>; <text:a xlink:type="simple" xlink:href="http://bibliaonline.com.br/acf/sl/146/8" office:name=""><text:span text:style-name="Definition">Salmos 146:8</text:span></text:a>. </text:p>
      <text:p text:style-name="Text_20_body">A longevidade antediluviana (pré-dilúvio) será restaurada na era Milenial. Com a maldição removida (<text:a xlink:type="simple" xlink:href="http://bibliaonline.com.br/acf/ap/22/3" office:name=""><text:span text:style-name="Definition">Apocalipse 22:3</text:span></text:a>; <text:a xlink:type="simple" xlink:href="http://bibliaonline.com.br/acf/zc/14/11" office:name=""><text:span text:style-name="Definition">Zacarias 14:11</text:span></text:a>), a morte será retida. Aqueles que entrarem no Milênio viverão por todos os 1. anos, se não pecarem. Mesmo aqueles que morrerem por causa do pecado sob o juízo de Deus (<text:a xlink:type="simple" xlink:href="http://bibliaonline.com.br/acf/zc/5/1-4" office:name=""><text:span text:style-name="Definition">Zc 5:1-4</text:span></text:a>; <text:a xlink:type="simple" xlink:href="http://bibliaonline.com.br/acf/sl/101/8" office:name=""><text:span text:style-name="Definition">Salmos 101:8</text:span></text:a>; <text:a xlink:type="simple" xlink:href="http://bibliaonline.com.br/acf/sf/3/5" office:name=""><text:span text:style-name="Definition">Sofonias 3:5</text:span></text:a>, etc.), com a idade de cem anos ou mais, ainda assim não serão considerados velhos. Mesmo com toda essa idade, eles serão considerados como crianças. <text:a xlink:type="simple" xlink:href="http://bibliaonline.com.br/acf/is/65/20" office:name=""><text:span text:style-name="Definition">Isaías 65:20</text:span></text:a>; <text:a xlink:type="simple" xlink:href="http://bibliaonline.com.br/acf/sl/92/14" office:name=""><text:span text:style-name="Definition">Salmos 92:14</text:span></text:a>; <text:a xlink:type="simple" xlink:href="http://bibliaonline.com.br/acf/zc/8/4" office:name=""><text:span text:style-name="Definition">Zacarias 8:4</text:span></text:a>; <text:a xlink:type="simple" xlink:href="http://bibliaonline.com.br/acf/mt/25/46" office:name=""><text:span text:style-name="Definition">Mateus 25:46</text:span></text:a> (refere-se à vida eterna sobre a terra); <text:a xlink:type="simple" xlink:href="http://bibliaonline.com.br/acf/sl/128/6" office:name=""><text:span text:style-name="Definition">Salmos 128:6</text:span></text:a>. </text:p>
      <text:p text:style-name="Text_20_body">As pessoas sobre a terra terão famílias numerosas. <text:a xlink:type="simple" xlink:href="http://bibliaonline.com.br/acf/sl/107/41" office:name=""><text:span text:style-name="Definition">Salmos 107:41</text:span></text:a>; <text:a xlink:type="simple" xlink:href="http://bibliaonline.com.br/acf/sl/128" office:name=""><text:span text:style-name="Definition">128</text:span></text:a>; <text:a xlink:type="simple" xlink:href="http://bibliaonline.com.br/acf/sl/144/12" office:name=""><text:span text:style-name="Definition">144:12</text:span></text:a>; <text:a xlink:type="simple" xlink:href="http://bibliaonline.com.br/acf/is/60/22" office:name=""><text:span text:style-name="Definition">Isaías 60:22</text:span></text:a>; <text:a xlink:type="simple" xlink:href="http://bibliaonline.com.br/acf/is/65/23" office:name=""><text:span text:style-name="Definition">65:23</text:span></text:a>; <text:a xlink:type="simple" xlink:href="http://bibliaonline.com.br/acf/zc/8/5" office:name=""><text:span text:style-name="Definition">Zacarias 8:5</text:span></text:a>. </text:p>
      <text:p text:style-name="Text_20_body">os instintos selvagens e assassinos dos animais dos níveis mais baixos da criação serão alterados. O lobo e o cordeiro habitarão juntos; o leão e o bezerro também viverão juntos e este não será atacado por aquele. As crianças brincarão com os leões e com as víboras e não se machucarão. Os homens poderão dormir nas florestas e não serão molestados. <text:a xlink:type="simple" xlink:href="http://bibliaonline.com.br/acf/is/11/6-9" office:name=""><text:span text:style-name="Definition">Isaías 11:6-9</text:span></text:a>; <text:a xlink:type="simple" xlink:href="http://bibliaonline.com.br/acf/is/35/9" office:name=""><text:span text:style-name="Definition">35:9</text:span></text:a>; <text:a xlink:type="simple" xlink:href="http://bibliaonline.com.br/acf/is/65/25" office:name=""><text:span text:style-name="Definition">65:25</text:span></text:a>; <text:a xlink:type="simple" xlink:href="http://bibliaonline.com.br/acf/ez/34/25" office:name=""><text:span text:style-name="Definition">Ez 34:25</text:span></text:a>. </text:p>
      <text:p text:style-name="Text_20_body">A dieta dos animais carnívoros será alterada. O leão comerá palha como o boi. <text:a xlink:type="simple" xlink:href="http://bibliaonline.com.br/acf/is/65/25" office:name=""><text:span text:style-name="Definition">Isaías 65:25</text:span></text:a>. </text:p>
      <text:p text:style-name="Text_20_body">Aparentemente o homem também voltará a ter um tipo de dieta vegetariana como na época antediluviana (<text:a xlink:type="simple" xlink:href="http://bibliaonline.com.br/acf/gn/1/29" office:name=""><text:span text:style-name="Definition">Gênesis 1:29</text:span></text:a>). Eles comerão peixe (<text:a xlink:type="simple" xlink:href="http://bibliaonline.com.br/acf/ez/47/9-10" office:name=""><text:span text:style-name="Definition">Ez 47:9-10</text:span></text:a>) mas provavelmente não comerão carne. </text:p>
      <text:p text:style-name="Text_20_body">Não será mais praticada a caça. <text:a xlink:type="simple" xlink:href="http://bibliaonline.com.br/acf/os/2/18" office:name=""><text:span text:style-name="Definition">Os 2:18</text:span></text:a>. </text:p>
      <text:p text:style-name="Text_20_body">Ocorrerão também vastas mudanças topográficas na terra. <text:a xlink:type="simple" xlink:href="http://bibliaonline.com.br/acf/is/41/15-20" office:name=""><text:span text:style-name="Definition">Isaías 41:15-20</text:span></text:a>. </text:p>
      <text:p text:style-name="Text_20_body">Haverá um novo rio com águas saneadoras jorrando de sob o templo no centro de Jerusalém e dividindo-se em duas correntes, uma para o leste desaguando no Mar Morto, e outra para o oeste desaguando no Mar Mediterrâneo. Elas correrão pelo novo vale aberto pelos pés do Senhor, quando da Sua vinda no Monte das Oliveiras. O rio irá enriquecer e fertilizar a terra. <text:a xlink:type="simple" xlink:href="http://bibliaonline.com.br/acf/ez/47/1-8" office:name=""><text:span text:style-name="Definition">Ez 47:1-8</text:span></text:a>; <text:a xlink:type="simple" xlink:href="http://bibliaonline.com.br/acf/zc/14/4-8" office:name=""><text:span text:style-name="Definition">Zacarias 14:4-8</text:span></text:a>; <text:a xlink:type="simple" xlink:href="http://bibliaonline.com.br/acf/sl/65/9-10" office:name=""><text:span text:style-name="Definition">Salmos 65:9-10</text:span></text:a>; <text:a xlink:type="simple" xlink:href="http://bibliaonline.com.br/acf/jl/3/18" office:name=""><text:span text:style-name="Definition">Joel 3:18</text:span></text:a>. </text:p>
      <text:p text:style-name="Text_20_body">O Mar Morto será saneado e suas águas serão povoadas com um enorme cardume. Os pescadores irão se enfileirar em suas margens. <text:a xlink:type="simple" xlink:href="http://bibliaonline.com.br/acf/ez/47/9-10" office:name=""><text:span text:style-name="Definition">Ez 47:9-10</text:span></text:a>. </text:p>
      <text:p text:style-name="Text_20_body">os pântanos isolados do Mar Morto não serão saneados. <text:a xlink:type="simple" xlink:href="http://bibliaonline.com.br/acf/ez/47/11" office:name=""><text:span text:style-name="Definition">Ez 47:11</text:span></text:a>. </text:p>
      <text:p text:style-name="Text_20_body">Outros novos rios jorrarão também na terra. <text:a xlink:type="simple" xlink:href="http://bibliaonline.com.br/acf/is/30/25" office:name=""><text:span text:style-name="Definition">Isaías 30:25</text:span></text:a>, <text:a xlink:type="simple" xlink:href="http://bibliaonline.com.br/acf/is/35/6,7" office:name=""><text:span text:style-name="Definition">35:6,7</text:span></text:a>; <text:a xlink:type="simple" xlink:href="http://bibliaonline.com.br/acf/is/41/18" office:name=""><text:span text:style-name="Definition">41:18</text:span></text:a>. </text:p>
      <text:p text:style-name="Text_20_body">O deserto florescerá como a rosa. <text:a xlink:type="simple" xlink:href="http://bibliaonline.com.br/acf/is/35/1,2,7" office:name=""><text:span text:style-name="Definition">Isaías 35:1,2,7</text:span></text:a>. </text:p>
      <text:p text:style-name="Text_20_body">O Rio Eufrates, o Rio Nilo e o Ribeiro do Egito secarão e não serão mais utilizados. <text:a xlink:type="simple" xlink:href="http://bibliaonline.com.br/acf/is/11/15" office:name=""><text:span text:style-name="Definition">Isaías 11:15</text:span></text:a>; <text:a xlink:type="simple" xlink:href="http://bibliaonline.com.br/acf/is/19/5-8" office:name=""><text:span text:style-name="Definition">19:5-8</text:span></text:a>; <text:a xlink:type="simple" xlink:href="http://bibliaonline.com.br/acf/is/27/12" office:name=""><text:span text:style-name="Definition">27:12</text:span></text:a>; <text:a xlink:type="simple" xlink:href="http://bibliaonline.com.br/acf/ap/16/12" office:name=""><text:span text:style-name="Definition">Apocalipse 16:12</text:span></text:a>. </text:p>
      <text:p text:style-name="Text_20_body">O braço do Mar Vermelho (provavelmente a ramificação esquerda do Mar, atravessada por Israel por ocasião de seu êxodo do Egito) se secará. <text:a xlink:type="simple" xlink:href="http://bibliaonline.com.br/acf/is/11/15" office:name=""><text:span text:style-name="Definition">Isaías 11:15</text:span></text:a>. </text:p>
      <text:p text:style-name="Text_20_body">Algumas montanhas e vales serão nivelados, talvez como resultado do Senhor haver sacudido a terra com terremotos, vulcões e outras catástrofes naturais. <text:a xlink:type="simple" xlink:href="http://bibliaonline.com.br/acf/sl/97/1-5" office:name=""><text:span text:style-name="Definition">Salmos 97:1-5</text:span></text:a>; <text:a xlink:type="simple" xlink:href="http://bibliaonline.com.br/acf/mq/1/2-4" office:name=""><text:span text:style-name="Definition">Miquéias 1:2-4</text:span></text:a>; <text:a xlink:type="simple" xlink:href="http://bibliaonline.com.br/acf/is/2/21" office:name=""><text:span text:style-name="Definition">Isaías 2:21</text:span></text:a>; <text:a xlink:type="simple" xlink:href="http://bibliaonline.com.br/acf/is/40/4" office:name=""><text:span text:style-name="Definition">40:4</text:span></text:a>; <text:a xlink:type="simple" xlink:href="http://bibliaonline.com.br/acf/ez/38/20" office:name=""><text:span text:style-name="Definition">Ez 38:20</text:span></text:a>. </text:p>
      <text:p text:style-name="Text_20_body">O Sol brilhará sete vezes mais e a Lua será tão brilhante quanto o Sol atual. <text:a xlink:type="simple" xlink:href="http://bibliaonline.com.br/acf/is/30/26" office:name=""><text:span text:style-name="Definition">Isaías 30:26</text:span></text:a>. </text:p>
      <text:p text:style-name="Text_20_body">As quatro estações permanecerão as mesmas na terra. <text:a xlink:type="simple" xlink:href="http://bibliaonline.com.br/acf/sl/104/19" office:name=""><text:span text:style-name="Definition">Salmos 104:19</text:span></text:a>; <text:a xlink:type="simple" xlink:href="http://bibliaonline.com.br/acf/sl/147/15-18" office:name=""><text:span text:style-name="Definition">147:15-18</text:span></text:a>; <text:a xlink:type="simple" xlink:href="http://bibliaonline.com.br/acf/gn/8/22" office:name=""><text:span text:style-name="Definition">Gênesis 8:22</text:span></text:a>. </text:p>
      <text:p text:style-name="Text_20_body">A fertilidade agrícola e a vegetação prosperarão. A terra produzirá colheitas como nunca se conheceu antes (ao menos desde a queda do homem, <text:a xlink:type="simple" xlink:href="http://bibliaonline.com.br/acf/gn/3" office:name=""><text:span text:style-name="Definition">Gênesis 3</text:span></text:a>). <text:a xlink:type="simple" xlink:href="http://bibliaonline.com.br/acf/sl/65/9-13" office:name=""><text:span text:style-name="Definition">Salmos 65:9-13</text:span></text:a>; <text:a xlink:type="simple" xlink:href="http://bibliaonline.com.br/acf/sl/67/6" office:name=""><text:span text:style-name="Definition">67:6</text:span></text:a>; <text:a xlink:type="simple" xlink:href="http://bibliaonline.com.br/acf/sl/144/13,14" office:name=""><text:span text:style-name="Definition">144:13,14</text:span></text:a>; <text:a xlink:type="simple" xlink:href="http://bibliaonline.com.br/acf/is/27/6" office:name=""><text:span text:style-name="Definition">Isaías 27:6</text:span></text:a>; <text:a xlink:type="simple" xlink:href="http://bibliaonline.com.br/acf/sl/35/1,2,7" office:name=""><text:span text:style-name="Definition">35:1,2,7</text:span></text:a>; <text:a xlink:type="simple" xlink:href="http://bibliaonline.com.br/acf/jl/2/21-27" office:name=""><text:span text:style-name="Definition">Joel 2:21-27</text:span></text:a>; <text:a xlink:type="simple" xlink:href="http://bibliaonline.com.br/acf/jl/3/18" office:name=""><text:span text:style-name="Definition">3:18</text:span></text:a>; <text:a xlink:type="simple" xlink:href="http://bibliaonline.com.br/acf/am/9/13-15" office:name=""><text:span text:style-name="Definition">Am 9:13-15</text:span></text:a>; <text:a xlink:type="simple" xlink:href="http://bibliaonline.com.br/acf/mq/4/1-4" office:name=""><text:span text:style-name="Definition">Miquéias 4:1-4</text:span></text:a>; <text:a xlink:type="simple" xlink:href="http://bibliaonline.com.br/acf/zc/3/10" office:name=""><text:span text:style-name="Definition">Zacarias 3:10</text:span></text:a>. </text:p>
      <text:p text:style-name="Text_20_body">os lugares mais improváveis da terra, como os picos das montanhas, produzirão safras abundantes. <text:a xlink:type="simple" xlink:href="http://bibliaonline.com.br/acf/sl/72/16" office:name=""><text:span text:style-name="Definition">Salmos 72:16</text:span></text:a>. </text:p>
      <text:p text:style-name="Text_20_body">os campos e prados da terra se vestirão com rebanhos e os vales serão cobertos por cereais. <text:a xlink:type="simple" xlink:href="http://bibliaonline.com.br/acf/sl/65/13" office:name=""><text:span text:style-name="Definition">Salmos 65:13</text:span></text:a>; <text:a xlink:type="simple" xlink:href="http://bibliaonline.com.br/acf/sl/144/13,14" office:name=""><text:span text:style-name="Definition">Salmos 144:13,14</text:span></text:a>. </text:p>
      <text:p text:style-name="Text_20_body">As armas serão transformadas em úteis ferramentas agrícolas. <text:a xlink:type="simple" xlink:href="http://bibliaonline.com.br/acf/is/2/4" office:name=""><text:span text:style-name="Definition">Isaías 2:4</text:span></text:a>; <text:a xlink:type="simple" xlink:href="http://bibliaonline.com.br/acf/mq/4/3" office:name=""><text:span text:style-name="Definition">Miquéias 4:3</text:span></text:a>. </text:p>
      <text:p text:style-name="Text_20_body">Não haverá ervas daninhas, espinhos ou sarças, exceto na terra de Edom. Isso será de grande auxílio para a produtividade. <text:a xlink:type="simple" xlink:href="http://bibliaonline.com.br/acf/is/34/13" office:name=""><text:span text:style-name="Definition">Isaías 34:13</text:span></text:a>; <text:a xlink:type="simple" xlink:href="http://bibliaonline.com.br/acf/is/55/12,13" office:name=""><text:span text:style-name="Definition">55:12,13</text:span></text:a>. </text:p>
      <text:p text:style-name="Text_20_body">As lavouras serão tão grandes que não terão tempo de colher tudo antes que já seja tempo de semear novamente. O que lavra alcançará o que sega, e o que pisa as uvas, o que planta as sementes. <text:a xlink:type="simple" xlink:href="http://bibliaonline.com.br/acf/am/9/13" office:name=""><text:span text:style-name="Definition">Am 9:13</text:span></text:a>. </text:p>
      <text:p text:style-name="Text_20_body">os fazendeiros desfrutarão de surpreendentes resultados de seus rebanhos. Uma vaca ainda jovem, que em geral não seria capaz de produzir grande quantidade de leite, produzirá com abundância tal que farão manteiga do excedente. <text:a xlink:type="simple" xlink:href="http://bibliaonline.com.br/acf/is/7/21,22" office:name=""><text:span text:style-name="Definition">Isaías 7:21,22</text:span></text:a>. </text:p>
      <text:p text:style-name="Text_20_body">A terra de Israel será tão fértil que se parecerá com o jardim do Éden. <text:a xlink:type="simple" xlink:href="http://bibliaonline.com.br/acf/ez/36/35" office:name=""><text:span text:style-name="Definition">Ezequiel36:35</text:span></text:a>. </text:p>
      <text:p text:style-name="Text_20_body">os enormes rebanhos de ovelhas e gado de todos os tipos, pertencentes a Israel, encherão a terra ao ponto de invadirem as ruas das cidades. <text:a xlink:type="simple" xlink:href="http://bibliaonline.com.br/acf/sl/65/10-13" office:name=""><text:span text:style-name="Definition">Salmos 65:10-13</text:span></text:a>; <text:a xlink:type="simple" xlink:href="http://bibliaonline.com.br/acf/sl/144/13,14" office:name=""><text:span text:style-name="Definition">144:13,14</text:span></text:a>; <text:a xlink:type="simple" xlink:href="http://bibliaonline.com.br/acf/is/30/23,24" office:name=""><text:span text:style-name="Definition">Isaías 30:23,24</text:span></text:a>. </text:p>
      <text:p text:style-name="Text_20_body">Ao longo das margens do rio crescerá todo tipo de árvores frutíferas. Elas serão tão produtivas que darão frutos todos os meses, e não anualmente como ocorre hoje. <text:a xlink:type="simple" xlink:href="http://bibliaonline.com.br/acf/ez/47/12" office:name=""><text:span text:style-name="Definition">Ez 47:12</text:span></text:a>; <text:a xlink:type="simple" xlink:href="http://bibliaonline.com.br/acf/dt/33/14" office:name=""><text:span text:style-name="Definition">Deuteronômio 33:14</text:span></text:a>. </text:p>
      <text:p text:style-name="Text_20_body">Ervas medicinais, feitas com as folhas das árvores que crescerão ao longo das margens do Mar Morto, serão usadas para cura dos cortes e machucaduras. <text:a xlink:type="simple" xlink:href="http://bibliaonline.com.br/acf/ez/47/12" office:name=""><text:span text:style-name="Definition">Ezequiel47:12</text:span></text:a>. </text:p>
      <text:p text:style-name="Text_20_body">Não haverá mais pobreza. Não se encontrará mais um pobre sobre a face da terra. Haverá provisão para o necessitado, para o órfão e para as viúvas. <text:a xlink:type="simple" xlink:href="http://bibliaonline.com.br/acf/sl/132/15" office:name=""><text:span text:style-name="Definition">Salmos 132:15</text:span></text:a>; <text:a xlink:type="simple" xlink:href="http://bibliaonline.com.br/acf/is/41/17" office:name=""><text:span text:style-name="Definition">Isaías 41:17</text:span></text:a>; <text:a xlink:type="simple" xlink:href="http://bibliaonline.com.br/acf/is/65/21-23" office:name=""><text:span text:style-name="Definition">65:21-23</text:span></text:a>; <text:a xlink:type="simple" xlink:href="http://bibliaonline.com.br/acf/sl/146/7" office:name=""><text:span text:style-name="Definition">Salmos 146:7</text:span></text:a>. </text:p>
      <text:p text:style-name="Text_20_body">A terra de Edom permanecerá uma perpétua desolação de geração a geração durante todo o Milênio. Espinhos, urtigas e cardos crescerão por toda a terra desolada. Isso será uma lembrança constante para todas as nações das consequências de se odiar ao Senhor e a Seu povo Israel. <text:a xlink:type="simple" xlink:href="http://bibliaonline.com.br/acf/is/34/9-15" office:name=""><text:span text:style-name="Definition">Isaías 34:9-15</text:span></text:a>; <text:a xlink:type="simple" xlink:href="http://bibliaonline.com.br/acf/jr/49/13,17,18" office:name=""><text:span text:style-name="Definition">Jeremias 49:13,17,18</text:span></text:a>; <text:a xlink:type="simple" xlink:href="http://bibliaonline.com.br/acf/jl/3/19" office:name=""><text:span text:style-name="Definition">Joel 3:19</text:span></text:a>; <text:a xlink:type="simple" xlink:href="http://bibliaonline.com.br/acf/ml/1/3" office:name=""><text:span text:style-name="Definition">Malaquias 1:3</text:span></text:a>. </text:p>
      <text:p text:style-name="Text_20_body">As grandes cidades da Europa e América não serão reconstruídas. Elas permanecerão virtualmente desabitadas por todo o Milênio, depois de os anjos haverem passado separando os ímpios dos justos. As bestas do campo vaguearão pelo interior das casas, nas cidades desoladas. <text:a xlink:type="simple" xlink:href="http://bibliaonline.com.br/acf/is/13/19-22" office:name=""><text:span text:style-name="Definition">Isaías 13:19-22</text:span></text:a>; <text:a xlink:type="simple" xlink:href="http://bibliaonline.com.br/acf/jr/50/3,39,40" office:name=""><text:span text:style-name="Definition">Jeremias 50:3,39,40</text:span></text:a>; <text:a xlink:type="simple" xlink:href="http://bibliaonline.com.br/acf/jr/51/26,29,43" office:name=""><text:span text:style-name="Definition">51:26,29,43</text:span></text:a>.* </text:p>
      <text:p text:style-name="Text_20_body">[ Nota: *Babilônia representa, como tipo, as nações ocidentais da cristandade. ]</text:p>
      <text:p text:style-name="Text_20_body">Embora a glória, poder e majestade do Senhor estejam, então, sendo manifestadas por toda a terra, muitos permanecerão submissos por fingir obediência ao Senhor. <text:a xlink:type="simple" xlink:href="http://bibliaonline.com.br/acf/dt/33/29" office:name=""><text:span text:style-name="Definition">Deuteronômio 33:29</text:span></text:a>; <text:a xlink:type="simple" xlink:href="http://bibliaonline.com.br/acf/sl/18/44" office:name=""><text:span text:style-name="Definition">Salmos 18:44</text:span></text:a>; 66:3; <text:a xlink:type="simple" xlink:href="http://bibliaonline.com.br/acf/sl/81/15" office:name=""><text:span text:style-name="Definition">Salmos 81:15</text:span></text:a>; <text:a xlink:type="simple" xlink:href="http://bibliaonline.com.br/acf/2sm/19/18-23" office:name=""><text:span text:style-name="Definition">2 Samuel 19:18-23</text:span></text:a>. </text:p>
      <text:p text:style-name="Text_20_body">Quando o período de 1. anos do reino de Cristo (Milênio) estiver chegando ao final, Satanás será solto do abismo para provar os habitantes da terra (não os do céu) por um breve período de tempo. Ele enganará aqueles que ficaram apenas a fingir obediência no Reino e os reunirá contra a amada cidade de Jerusalém. <text:a xlink:type="simple" xlink:href="http://bibliaonline.com.br/acf/ap/20/7-9" office:name=""><text:span text:style-name="Definition">Apocalipse 20:7-9</text:span></text:a>. </text:p>
      <text:p text:style-name="Text_20_body">Quando os revoltosos, liderados por Satanás subirem contra Jerusalém, o Senhor fará chover fogo do céu e os destruirá. <text:a xlink:type="simple" xlink:href="http://bibliaonline.com.br/acf/ap/20/9,10" office:name=""><text:span text:style-name="Definition">Apocalipse 20:9,10</text:span></text:a>. </text:p>
      <text:p text:style-name="Text_20_body">Satanás será lançado no lago de fogo para sempre. <text:a xlink:type="simple" xlink:href="http://bibliaonline.com.br/acf/ap/20/9,10" office:name=""><text:span text:style-name="Definition">Apocalipse 20:9,10</text:span></text:a>; <text:a xlink:type="simple" xlink:href="http://bibliaonline.com.br/acf/mt/25/41" office:name=""><text:span text:style-name="Definition">Mateus 25:41</text:span></text:a>. </text:p>
      <text:p text:style-name="Text_20_body">Nessa ocasião o Senhor fará com que os céus e a terra sejam dissolvidos com grande calor. <text:a xlink:type="simple" xlink:href="http://bibliaonline.com.br/acf/jó/14/12" office:name=""><text:span text:style-name="Definition">Jó 14:12</text:span></text:a>; <text:a xlink:type="simple" xlink:href="http://bibliaonline.com.br/acf/sl/102/26" office:name=""><text:span text:style-name="Definition">Salmos 102:26</text:span></text:a>; <text:a xlink:type="simple" xlink:href="http://bibliaonline.com.br/acf/hb/1/12" office:name=""><text:span text:style-name="Definition">Hebreus 1:12</text:span></text:a>; <text:a xlink:type="simple" xlink:href="http://bibliaonline.com.br/acf/2pe/3/10-12" office:name=""><text:span text:style-name="Definition">2 Pe 3:10-12</text:span></text:a>; <text:a xlink:type="simple" xlink:href="http://bibliaonline.com.br/acf/ap/20/11" office:name=""><text:span text:style-name="Definition">Apocalipse 20:11</text:span></text:a>; <text:a xlink:type="simple" xlink:href="http://bibliaonline.com.br/acf/ap/21/1" office:name=""><text:span text:style-name="Definition">21:1</text:span></text:a>. </text:p>
      <text:p text:style-name="Text_20_body">O Tempo termina. <text:a xlink:type="simple" xlink:href="http://bibliaonline.com.br/acf/1co/15/24" office:name=""><text:span text:style-name="Definition">1 Co 15:24</text:span></text:a>. </text:p>
      <text:p text:style-name="Text_20_body">Ocorrerá a segunda ressurreição, também chamada de “ressurreição da condenação” (<text:a xlink:type="simple" xlink:href="http://bibliaonline.com.br/acf/jo/5/29" office:name=""><text:span text:style-name="Definition">Jo 5:29</text:span></text:a>) ou ressurreição dos injustos (<text:a xlink:type="simple" xlink:href="http://bibliaonline.com.br/acf/atos/24/15" office:name=""><text:span text:style-name="Definition">Atos 24:15</text:span></text:a>). Todos os que morreram em seus pecados, sem fé, durante todo período em que existiu o Tempo (desde Caim até o final do Milênio), serão ressuscitados para permanecerem diante do Senhor em Seu grande trono branco a fim de serem julgados. Esse é o julgamento dos (ímpios) mortos. <text:a xlink:type="simple" xlink:href="http://bibliaonline.com.br/acf/jó/14/12" office:name=""><text:span text:style-name="Definition">Jó 14:12</text:span></text:a>; <text:a xlink:type="simple" xlink:href="http://bibliaonline.com.br/acf/atos/10/42" office:name=""><text:span text:style-name="Definition">Atos 10:42</text:span></text:a>; <text:a xlink:type="simple" xlink:href="http://bibliaonline.com.br/acf/2tm/4/1" office:name=""><text:span text:style-name="Definition">2 Timóteo 4:1</text:span></text:a>; <text:a xlink:type="simple" xlink:href="http://bibliaonline.com.br/acf/1pe/4/5" office:name=""><text:span text:style-name="Definition">1 Pe 4:5</text:span></text:a>; <text:a xlink:type="simple" xlink:href="http://bibliaonline.com.br/acf/ap/20/11-15" office:name=""><text:span text:style-name="Definition">Apocalipse 20:11-15</text:span></text:a>. </text:p>
      <text:p text:style-name="Text_20_body">os anjos caídos que permaneceram em cadeias de trevas serão tirados do abismo e julgados. <text:a xlink:type="simple" xlink:href="http://bibliaonline.com.br/acf/2pe/2/4" office:name=""><text:span text:style-name="Definition">2 Pe 2:4</text:span></text:a>; <text:a xlink:type="simple" xlink:href="http://bibliaonline.com.br/acf/jd/6" office:name=""><text:span text:style-name="Definition">Judas 1:6</text:span></text:a>; <text:a xlink:type="simple" xlink:href="http://bibliaonline.com.br/acf/is/24/21,22" office:name=""><text:span text:style-name="Definition">Isaías 24:21,22</text:span></text:a>. </text:p>
      <text:p text:style-name="Text_20_body">os santos darão assistência ao Senhor no julgamento dos anjos. <text:a xlink:type="simple" xlink:href="http://bibliaonline.com.br/acf/1co/6/3" office:name=""><text:span text:style-name="Definition">1 Co 6:3</text:span></text:a>. </text:p>
      <text:p text:style-name="Text_20_body">O Senhor devolverá o Reino (do Filho do Homem) para Deus Pai e Se devotará completamente à Sua Esposa. Embora Ele devolva o Reino, não devolve Sua Humanidade. Ele permanece um Homem por toda a eternidade. Como Homem, o Filho estará sujeito ao Pai para sempre. <text:a xlink:type="simple" xlink:href="http://bibliaonline.com.br/acf/1co/15/24-28" office:name=""><text:span text:style-name="Definition">1 Co 15:24-28</text:span></text:a>; <text:a xlink:type="simple" xlink:href="http://bibliaonline.com.br/acf/ex/21/6" office:name=""><text:span text:style-name="Definition">Êxodo 21:6</text:span></text:a>. </text:p>
      <text:h text:style-name="Heading_20_1" text:outline-level="1">O ESTADO ETERNO</text:h>
      <text:p text:style-name="First_20_paragraph">O Senhor criará novos céus* e uma nova terra onde habita justiça. (na era cristã, enquanto o Senhor encontra-Se ausente, a justiça sofre; no Milênio a justiça reinará, mas no estado eterno a justiça habitará.) Será um estado permanente nas coisas entre Deus e o homem. Os céus e a terra estarão, então, convivendo na mais perfeita harmonia. <text:a xlink:type="simple" xlink:href="http://bibliaonline.com.br/acf/2pe/3/12,13" office:name=""><text:span text:style-name="Definition">2 Pedero 3:12,13</text:span></text:a>; <text:a xlink:type="simple" xlink:href="http://bibliaonline.com.br/acf/ap/21/1-8" office:name=""><text:span text:style-name="Definition">Apocalipse 21:1-8</text:span></text:a>. </text:p>
      <text:p text:style-name="Text_20_body">[ Nota: *os novos céus que serão formados não são o céu dos céus, a habitação de Deus. O céu dos céus não passará por mudança pois trata-se de um lugar que é, era, e sempre será perfeito. ]</text:p>
      <text:p text:style-name="Text_20_body">Não haverá reinado no estado eterno pois não haverá necessidade de governo. <text:a xlink:type="simple" xlink:href="http://bibliaonline.com.br/acf/ap/22/5" office:name=""><text:span text:style-name="Definition">Apocalipse 22:5</text:span></text:a> </text:p>
      <text:p text:style-name="Text_20_body">os santos justos da terra do período do Milênio aparentemente serão trasladados da terra Milenial para essa nova terra sem que vejam a morte.</text:p>
      <text:p text:style-name="Text_20_body">Todas as diferenças de tempo, distinções nacionais, fronteiras geográficas e limitações que hoje existem desaparecerão. Será uma ordem de vida totalmente nova para o homem sobre a terra. Não haverá nem macho nem fêmea. Nenhum inimigo ou mal jamais invadirá essa cena de bem-aventurança. Esse é o Estado Eterno. É também chamado “O Dia de Deus”, “Séculos dos Séculos” e “O Dia da Eternidade”. <text:a xlink:type="simple" xlink:href="http://bibliaonline.com.br/acf/ap/21/1-8" office:name=""><text:span text:style-name="Definition">Apocalipse 21:1-8</text:span></text:a>; <text:a xlink:type="simple" xlink:href="http://bibliaonline.com.br/acf/2pe/3/12" office:name=""><text:span text:style-name="Definition">2 Pe 3:12</text:span></text:a>; <text:a xlink:type="simple" xlink:href="http://bibliaonline.com.br/acf/1co/15/28" office:name=""><text:span text:style-name="Definition">1 Co 15:28</text:span></text:a>; <text:a xlink:type="simple" xlink:href="http://bibliaonline.com.br/acf/ef/3/21" office:name=""><text:span text:style-name="Definition">Ef 3:21</text:span></text:a> (Bíblia de Jerusalém); <text:a xlink:type="simple" xlink:href="http://bibliaonline.com.br/acf/2pe/3/18" office:name=""><text:span text:style-name="Definition">2 Pe 3:18</text:span></text:a>. </text:p>
      <text:p text:style-name="Text_20_body">Não haverá mais morte, nem tristeza, nem choro, nem dor. <text:a xlink:type="simple" xlink:href="http://bibliaonline.com.br/acf/1co/15/26" office:name=""><text:span text:style-name="Definition">1 Co 15:26</text:span></text:a>; <text:a xlink:type="simple" xlink:href="http://bibliaonline.com.br/acf/ap/21/4" office:name=""><text:span text:style-name="Definition">Apocalipse 21:4</text:span></text:a>. </text:p>
      <text:p text:style-name="Text_20_body">A Nova Jerusalém descerá dos céu à terra. Ela será a cidade dos santos. <text:a xlink:type="simple" xlink:href="http://bibliaonline.com.br/acf/ap/21/2-3" office:name=""><text:span text:style-name="Definition">Apocalipse 21:2-3</text:span></text:a>. </text:p>
      <text:p text:style-name="Text_20_body">Deus será tudo em todos. <text:a xlink:type="simple" xlink:href="http://bibliaonline.com.br/acf/1co/15/28" office:name=""><text:span text:style-name="Definition">1 Co 15:28</text:span></text:a>. </text:p>
      <text:p text:style-name="Text_20_body">Haverá mais pessoas no céu e na terra, redimidas por Deus e desfrutando do Seu favor, do que no lago de fogo sob o juízo.* Em TUDO Cristo terá a preeminência. Compare <text:a xlink:type="simple" xlink:href="http://bibliaonline.com.br/acf/pv/27/20" office:name=""><text:span text:style-name="Definition">Provérbios 27:20</text:span></text:a> com <text:a xlink:type="simple" xlink:href="http://bibliaonline.com.br/acf/lc/14/23" office:name=""><text:span text:style-name="Definition">Lucas 14:23</text:span></text:a>; <text:a xlink:type="simple" xlink:href="http://bibliaonline.com.br/acf/cl/1/18" office:name=""><text:span text:style-name="Definition">Colossenses 1:18</text:span></text:a>. </text:p>
      <text:p text:style-name="Text_20_body">[ Nota: *Não existe qualquer dificuldade em compreender isto quando consideramos os muitos milhares de crianças que morreram na sua infância (i.e. durante o dilúvio no dia de Noé) ou antes de terem nascido. <text:a xlink:type="simple" xlink:href="http://bibliaonline.com.br/acf/mt/18/10,11" office:name=""><text:span text:style-name="Definition">Mateus 18:10,11</text:span></text:a>; <text:a xlink:type="simple" xlink:href="http://bibliaonline.com.br/acf/2sm/12/23" office:name=""><text:span text:style-name="Definition">2 Samuel 12:23</text:span></text:a>. ] </text:p>
      <text:h text:style-name="Heading_20_1" text:outline-level="1">SEGUNDA PARTE</text:h>
      <text:h text:style-name="Heading_20_1" text:outline-level="1">SUMÁRIO DAS BATALHAS DURANTE A INDIGNAÇÃO</text:h>
      <text:p text:style-name="First_20_paragraph">​(1) os exércitos do Rei do Sul (Egito e seus aliados) invadirão a terra de Israel provenientes do sul. <text:a xlink:type="simple" xlink:href="http://bibliaonline.com.br/acf/dn/11/40" office:name=""><text:span text:style-name="Definition">Daniel 11:40</text:span></text:a>. (Mapa n° 1.) </text:p>
      <text:p text:style-name="Text_20_body">​(2) os exércitos do Rei do Norte, provenientes do norte juntamente com a Confederação Árabe, passarão como uma assolação por toda a terra de Israel, deixando-a desolada. Outros países situados ao redor da terra de Israel também serão atingidos por essa inundação flageladora, sendo também derrotados por aqueles exércitos em seu avanço rumo ao Egito. <text:a xlink:type="simple" xlink:href="http://bibliaonline.com.br/acf/dn/11/40-43" office:name=""><text:span text:style-name="Definition">Daniel 11:40-43</text:span></text:a>. (Mapas 2 e 3.) </text:p>
      <text:p text:style-name="Text_20_body">​(3) os exércitos da Besta (a Confederação Ocidental), ao ouvirem notícias da invasão do Rei do Norte, virão do ocidente para defender a terra de Israel. <text:a xlink:type="simple" xlink:href="http://bibliaonline.com.br/acf/nm/24/24" office:name=""><text:span text:style-name="Definition">Números 24:24</text:span></text:a>; <text:a xlink:type="simple" xlink:href="http://bibliaonline.com.br/acf/ap/16/13,14" office:name=""><text:span text:style-name="Definition">Apocalipse 16:13,14</text:span></text:a>; <text:a xlink:type="simple" xlink:href="http://bibliaonline.com.br/acf/ap/19/19" office:name=""><text:span text:style-name="Definition">19:19</text:span></text:a>. (Mapa n° 4.) </text:p>
      <text:p text:style-name="Text_20_body">​(4) Quando a Besta e seus exércitos estiverem entrando na terra de Israel, o Senhor virá com os exércitos do céu os santos glorificados) para destruir a Confederação Ocidental, quando também a Besta e o Anticristo serão lançados no lago de fogo. <text:a xlink:type="simple" xlink:href="http://bibliaonline.com.br/acf/ap/16/15" office:name=""><text:span text:style-name="Definition">Apocalipse 16:15</text:span></text:a>; <text:a xlink:type="simple" xlink:href="http://bibliaonline.com.br/acf/ap/19/11-21" office:name=""><text:span text:style-name="Definition">19:11-21</text:span></text:a>. (Mapa n° 4.) </text:p>
      <text:p text:style-name="Text_20_body">​(5) os exércitos do Rei do Norte retornarão do Egito à terra de Israel e serão destruídos pelo Senhor. <text:a xlink:type="simple" xlink:href="http://bibliaonline.com.br/acf/dn/11/44,45" office:name=""><text:span text:style-name="Definition">Daniel 11:44,45</text:span></text:a>; <text:a xlink:type="simple" xlink:href="http://bibliaonline.com.br/acf/jl/2/20" office:name=""><text:span text:style-name="Definition">Joel 2:20</text:span></text:a>. (Mapa n° 5.) </text:p>
      <text:h text:style-name="Heading_20_1" text:outline-level="1">A Restauração de Israel</text:h>
      <text:p text:style-name="First_20_paragraph">Depois que o Rei do Norte for destruído, e antes que a Rússia (Gogue) desça, ocorrerá a restauração de Israel ao Senhor. Ela acontecerá em duas fases. <text:a xlink:type="simple" xlink:href="http://bibliaonline.com.br/acf/ez/37" office:name=""><text:span text:style-name="Definition">Ezequiel37</text:span></text:a>. </text:p>
      <text:p text:style-name="Text_20_body">​a) O Senhor Se manifestará aos judeus (as duas tribos) no Monte das Oliveiras, os quais se lamentarão de arrependimento e serão restaurados a Ele. <text:a xlink:type="simple" xlink:href="http://bibliaonline.com.br/acf/zc/12/9-14" office:name=""><text:span text:style-name="Definition">Zacarias 12:9-14</text:span></text:a>; <text:a xlink:type="simple" xlink:href="http://bibliaonline.com.br/acf/zc/14/4,5" office:name=""><text:span text:style-name="Definition">14:4,5</text:span></text:a>. </text:p>
      <text:p text:style-name="Text_20_body">​b) O Senhor voltará a congregar, dos extremos da terra, as dez tribos perdidas de Israel, as quais também serão restauradas ao Senhor. <text:a xlink:type="simple" xlink:href="http://bibliaonline.com.br/acf/mt/24/30,31" office:name=""><text:span text:style-name="Definition">Mateus 24:30,31</text:span></text:a>. </text:p>
      <text:p text:style-name="Text_20_body">​(6) Quando as doze tribos de Israel estiverem habitando em segurança em sua terra, os exércitos de Gogue (Rússia) e de muitas outras nações com ele, descerão do extremo norte numa tentativa de destruir Israel. O Senhor bramará de Sião e destruirá as hordas Russas e os exércitos que as seguem. <text:a xlink:type="simple" xlink:href="http://bibliaonline.com.br/acf/ez/38/-39" office:name=""><text:span text:style-name="Definition">Ezequiel38-39</text:span></text:a>. (Mapa n° 6.) </text:p>
      <text:p text:style-name="Text_20_body">​(7) Após destruir os exércitos russos, o Senhor comandará os exércitos do Israel recém-reunido em uma vitoriosa conquista para tomar posse da completa herança prometida por Deus a Abraão.* <text:a xlink:type="simple" xlink:href="http://bibliaonline.com.br/acf/is/11/14" office:name=""><text:span text:style-name="Definition">Isaías 11:14</text:span></text:a>; <text:a xlink:type="simple" xlink:href="http://bibliaonline.com.br/acf/mq/4/13" office:name=""><text:span text:style-name="Definition">Miquéias 4:13</text:span></text:a>; <text:a xlink:type="simple" xlink:href="http://bibliaonline.com.br/acf/jr/51/20-23" office:name=""><text:span text:style-name="Definition">Jeremias 51:20-23</text:span></text:a>. (Mapa n° 7.) </text:p>
      <text:p text:style-name="Text_20_body">[ Nota: *A Indignação das nações pode ser considerada terminada quando o Senhor destruir os exércitos comandados pela Rússia (os assírios).#18# ]</text:p>
      <text:p text:style-name="Text_20_body">Alguém poderá perguntar como sabemos que as batalhas acontecerão na ordem apresentada acima. Por esta razão cremos ser tão importante dispormos de um esboço dos profetas, tanto dos maiores como dos menores. Muitos estudiosos da profecia limitam-se, em seus estudos, quase que somente ao Apocalipse e a Daniel, e, consequentemente, perdem muito. Nenhum livro apresenta o futuro profético na sua totalidade. É, portanto, necessário incluir todos os profetas a fim de se obter a cena completa. Nosso desejo aqui é o de apresentar apenas alguns desses esboços encontrados nos vários profetas do Antigo Testamento, os quais ajudarão a confirmar a ordem dada no sumário de sete pontos que apresentamos. O tempo e o espaço não permitem que nos ocupemos com todos os profetas, mas cremos que aqueles que incluímos possam ser suficientes para vermos que esta ordem tem base nas Escrituras. Deve ser lembrado que, assim como nenhum livro consegue apresentar a cena completa, também nenhum dos esboços contém todos os pontos encontrados em nosso sumário. Profetas diferentes focalizam diferentes aspectos da profecia. Não se pode esperar que cada profeta cubra todo o espectro dos acontecimentos. Mas quer os profetas cubram uma grande ou pequena parte da cena profética, a ordem deste sumário é mantida por todos eles.</text:p>
      <text:list text:style-name="L1">
        <text:list-item>
          <text:p text:style-name="P1">Daniel 11-12</text:p>
        </text:list-item>
      </text:list>
      <text:p text:style-name="First_20_paragraph"><text:a xlink:type="simple" xlink:href="http://bibliaonline.com.br/acf/dn/11" office:name=""><text:span text:style-name="Definition">Daniel 11-12</text:span></text:a> </text:p>
      <text:p text:style-name="Text_20_body"><text:a xlink:type="simple" xlink:href="http://bibliaonline.com.br/acf/dn/11" office:name=""><text:span text:style-name="Definition">Daniel 11</text:span></text:a> apresenta um relato detalhado das guerras entre dois reis – o Rei do Norte (Síria) e o Rei do Sul (Egito). Os <text:a xlink:type="simple" xlink:href="http://bibliaonline.com.br/acf/dn/11/1-35" office:name=""><text:span text:style-name="Definition">versículos 1 a 35</text:span></text:a> cumpriram-se na história antes da época de Cristo. Mas do <text:a xlink:type="simple" xlink:href="http://bibliaonline.com.br/acf/dn/11/36" office:name=""><text:span text:style-name="Definition">versículo 36</text:span></text:a> ao final do livro tudo ainda está para se cumprir em um futuro próximo. O período da Igreja, com aproximadamente 2. anos, se inseriu entre os <text:a xlink:type="simple" xlink:href="http://bibliaonline.com.br/acf/dn/11/35,36" office:name=""><text:span text:style-name="Definition">versículos 35 e 36 do capítulo 11</text:span></text:a>. Isto não é mencionado pois a Igreja não é reconhecida na profecia. A Igreja é um mistério que esteve oculto nas eras passadas. (<text:a xlink:type="simple" xlink:href="http://bibliaonline.com.br/acf/ef/3/2-7" office:name=""><text:span text:style-name="Definition">Ef 3:2-7</text:span></text:a>.) </text:p>
      <text:p text:style-name="Text_20_body">Os <text:a xlink:type="simple" xlink:href="http://bibliaonline.com.br/acf/dn/11/36-39" office:name=""><text:span text:style-name="Definition">versículos 36 a 39</text:span></text:a> dão uma breve descrição dos feitos do obstinado rei, o falso Messias dos judeus (o Anticristo) na grande tribulação. Ele promoverá a iniquidade e a idolatria, e levará muitos à apostasia. Ele continuará o seu caminho de iniquidade até à Indignação* (<text:a xlink:type="simple" xlink:href="http://bibliaonline.com.br/acf/dn/11/36" office:name=""><text:span text:style-name="Definition">v. 36</text:span></text:a>). À medida que a Indignação vai tendo o seu início (<text:a xlink:type="simple" xlink:href="http://bibliaonline.com.br/acf/dn/11/40" office:name=""><text:span text:style-name="Definition">v. 40</text:span></text:a>), o Rei do Sul (Egito e seus aliados, <text:a xlink:type="simple" xlink:href="http://bibliaonline.com.br/acf/dn/11/43" office:name=""><text:span text:style-name="Definition">v. 43</text:span></text:a>) invadirá a terra de Israel proveniente do sul. Este é o ponto n° 1 neste sumário. </text:p>
      <text:p text:style-name="Text_20_body">[ Nota: *A Indignação é o período em que o ódio das nações gentias será descarregado em guerra aberta contra Israel. Isso cobrirá um período de aproximadamente 2 meses e meio (75 dias) no final da tribulação e antes que o Milênio seja introduzido. Veja diagrama “A Septuagésima Semana de Daniel”. ]</text:p>
      <text:p text:style-name="Text_20_body">O Rei do Norte (já vimos que haverá uma confederação de nações Árabes aliadas a ele) cairá sobre Israel proveniente do norte e a desolará (<text:a xlink:type="simple" xlink:href="http://bibliaonline.com.br/acf/dn/11/40,41" office:name=""><text:span text:style-name="Definition">vv. 40,41</text:span></text:a>), bem como a muitas outras nações vizinhas. Ele continuará sua conquista em direção ao Egito, derrotando também os seus exércitos. Este é o ponto n° 2. </text:p>
      <text:p text:style-name="Text_20_body">Enquanto estiver saqueando o Egito, o Rei do Norte ouvirá notícias provenientes do norte. Esta é uma referência velada à Besta e aos seus exércitos (a Confederação Ocidental) entrando na terra de Israel (que se encontra geograficamente ao norte do Egito) numa tentativa de defendê-la. Este é o ponto n° 3.</text:p>
      <text:p text:style-name="Text_20_body">Ao mesmo tempo, o Rei do Norte também escutará notícias vindas do leste que provavelmente fazem referência à vinda de Cristo com os exércitos celestiais para destruir a Confederação Ocidental. A vinda de Cristo aparentemente se dará a partir do leste. <text:a xlink:type="simple" xlink:href="http://bibliaonline.com.br/acf/mt/24/27" office:name=""><text:span text:style-name="Definition">Mateus 24:27</text:span></text:a>. Este é o ponto n° 4. </text:p>
      <text:p text:style-name="Text_20_body">Após ter ouvido essas notícias, o Rei do Norte voltará do Egito, indo em direção à terra de Israel, e será destruído pelo Senhor (<text:a xlink:type="simple" xlink:href="http://bibliaonline.com.br/acf/dn/11/44,45" office:name=""><text:span text:style-name="Definition">vv. 44,45</text:span></text:a>). Este é o ponto n° 5. </text:p>
      <text:p text:style-name="Text_20_body">Após o Senhor haver tratado com a Confederação Ocidental e com o Rei do Norte, o povo de Daniel (seu povo eram os judeus – as duas tribos – que de ora em diante serão identificados como sendo o remanescente judeu fiel) será libertado e restaurado ao Senhor (<text:a xlink:type="simple" xlink:href="http://bibliaonline.com.br/acf/dn/12/1" office:name=""><text:span text:style-name="Definition">Daniel 12:1</text:span></text:a>). Nessa ocasião o Senhor efetuará também uma ressurreição da nação e trará de volta as dez tribos que estiveram espalhadas por toda a face da terra. Nelas haverá duas classes de pessoas: os verdadeiros e os falsos. Os rebeldes os falsos) serão arrancados delas antes que entrem na terra. Os legítimos entrarão na terra e desfrutarão das bênçãos do Milênio (<text:a xlink:type="simple" xlink:href="http://bibliaonline.com.br/acf/dn/12/2-3" office:name=""><text:span text:style-name="Definition">Daniel 12:2-3</text:span></text:a>). Isso explica o intervalo que há neste sumário entre os pontos 5 e 6. </text:p>
      <text:p text:style-name="Text_20_body">Os pontos 6 e 7 deste sumário não estão incluídos neste esboço de Daniel, pois o assunto de Daniel é o curso dos tempos dos gentios que terminarão com o aparecimento de Cristo (<text:a xlink:type="simple" xlink:href="http://bibliaonline.com.br/acf/lc/21/24-28" office:name=""><text:span text:style-name="Definition">Lc 21:24-28</text:span></text:a>). Gogue descerá após o Senhor haver retornado e estabelecido o Seu Reino em Israel e, portanto, não é focalizado em sua profecia. </text:p>
      <text:list text:style-name="L2">
        <text:list-item>
          <text:p text:style-name="P2">Apocalipse 16:12-21</text:p>
        </text:list-item>
      </text:list>
      <text:p text:style-name="First_20_paragraph"><text:a xlink:type="simple" xlink:href="http://bibliaonline.com.br/acf/ap/16/12-21" office:name=""><text:span text:style-name="Definition">Apocalipse 16:12-21</text:span></text:a> </text:p>
      <text:p text:style-name="Text_20_body">Estes versículos mostram que quando a sexta taça for derramada, a Confederação de reis do Leste (e Norte – veja Nota à pág.  dará início ao seu avanço em direção à terra de Israel (<text:a xlink:type="simple" xlink:href="http://bibliaonline.com.br/acf/ap/16/12" office:name=""><text:span text:style-name="Definition">v. 12</text:span></text:a>). Isto explica a movimentação de exércitos apresentados no ponto n° 2.</text:p>
      <text:p text:style-name="Text_20_body">À medida que esses reis confederados provenientes do norte e leste de Israel estiverem entrando, os exércitos ocidentais, sob a liderança da Besta e do falso profeta, tomarão um novo alento e unirão suas forças para entrar na terra (<text:a xlink:type="simple" xlink:href="http://bibliaonline.com.br/acf/ap/16/13,14" office:name=""><text:span text:style-name="Definition">vv. 13,14</text:span></text:a>). Este é o ponto n° 3. </text:p>
      <text:p text:style-name="Text_20_body">Quando os exércitos ocidentais entrarem na terra de Israel, o Senhor descerá do céu como um ladrão (<text:a xlink:type="simple" xlink:href="http://bibliaonline.com.br/acf/ap/16/15" office:name=""><text:span text:style-name="Definition">v. 15</text:span></text:a>). Ele julgará a Confederação Ocidental sob a égide de Babilônia* (sétima taça, <text:a xlink:type="simple" xlink:href="http://bibliaonline.com.br/acf/ap/16/17-21" office:name=""><text:span text:style-name="Definition">vv. 17-21</text:span></text:a>). Este é o ponto n° 4. </text:p>
      <text:p text:style-name="Text_20_body">[ Nota: *Este não é o julgamento da Babilônia religiosa (a grande meretriz). O julgamento da Babilônia religiosa acontece antes, na metade da semana, quando a face política da Babilônia (a Besta) se revolta contra o poder religioso (a Mulher) e o destrói (<text:a xlink:type="simple" xlink:href="http://bibliaonline.com.br/acf/ap/17/16" office:name=""><text:span text:style-name="Definition">Apocalipse 17:16</text:span></text:a>). Aqui trata-se do julgamento final da Babilônia em sua ordem política sob a liderança da Besta. Onde quer que a Babilônia seja descrita no Apocalipse como “meretriz”, refere-se ao seu lado religioso, mas quando a Babilônia é descrita como “cidade”, trata-se do seu lado civil ou político. (Em <text:a xlink:type="simple" xlink:href="http://bibliaonline.com.br/acf/ap/14/8" office:name=""><text:span text:style-name="Definition">Apocalipse 14:8</text:span></text:a>, a “grande cidade” parece não fazer parte do texto original, pois aquele versículo se refere à Babilônia religiosa. Compare com a tradução de Almeida, Versão Revisada). ] </text:p>
      <text:p text:style-name="Text_20_body">Este esboço cobre apenas do ponto n° 2 até o n° 4, mas note que a ordem é mantida, embora nem todas as batalhas do sumário sejam apresentadas. O Apocalipse, por estar no Novo Testamento, apresenta a profecia sob o ponto de vista ocidental, por isso interrompe a sequência das batalhas quando os exércitos ocidentais são destruídos. Embora <text:a xlink:type="simple" xlink:href="http://bibliaonline.com.br/acf/ap/16/14" office:name=""><text:span text:style-name="Definition">Apocalipse 16:14</text:span></text:a> insinue que mais batalhas irão acontecer (à medida que os exércitos de todo o mundo vão sendo também atraídos à terra de Israel), tais batalhas não são descritas por não ser este o assunto do livro de Apocalipse. </text:p>
      <text:list text:style-name="L3">
        <text:list-item>
          <text:p text:style-name="P3">Números 24:20-25</text:p>
        </text:list-item>
      </text:list>
      <text:p text:style-name="First_20_paragraph"><text:a xlink:type="simple" xlink:href="http://bibliaonline.com.br/acf/nm/24/20-25" office:name=""><text:span text:style-name="Definition">Números 24:20-25</text:span></text:a> </text:p>
      <text:p text:style-name="Text_20_body">Nesta parábola de Balaão aprendemos o que vai acontecer nos últimos dias de Israel (<text:a xlink:type="simple" xlink:href="http://bibliaonline.com.br/acf/nm/24/14" office:name=""><text:span text:style-name="Definition">v. 14</text:span></text:a>). Assur (os assírios – um tipo do Rei do Norte e seus exércitos) invadirá toda a terra e a deixará em ruínas. Nessa ocasião Israel será desolada por um destruidor vindo do norte, o que não é mencionado nesta profecia em virtude das parábolas de Balaão não contemplarem Israel no seu pecado, e nem tampouco sob o castigo de Jeová – sendo os assírios a vara de Jeová (<text:a xlink:type="simple" xlink:href="http://bibliaonline.com.br/acf/is/10/5,6" office:name=""><text:span text:style-name="Definition">Is 10:5,6</text:span></text:a>). Amaleque (<text:a xlink:type="simple" xlink:href="http://bibliaonline.com.br/acf/nm/24/20" office:name=""><text:span text:style-name="Definition">v. 20</text:span></text:a>) também será afetado por Assur. A linhagem dos ancestrais de Amaleque pode ser seguida, voltando-se no tempo, até <text:a xlink:type="simple" xlink:href="http://bibliaonline.com.br/acf/gn/14/7" office:name=""><text:span text:style-name="Definition">Gênesis 14:7</text:span></text:a>. Seus descendentes misturaram-se mais tarde com os descendentes de Esaú (<text:a xlink:type="simple" xlink:href="http://bibliaonline.com.br/acf/gn/36/12-16" office:name=""><text:span text:style-name="Definition">Gênesis 36:12-16</text:span></text:a>) que, por sua vez, misturaram-se com Ismael (<text:a xlink:type="simple" xlink:href="http://bibliaonline.com.br/acf/gn/28/9" office:name=""><text:span text:style-name="Definition">Gênesis 28:9</text:span></text:a>). Eles são os progenitores das nações árabes de nossos dias. Parece que o seu julgamento começará por ocasião da destruição de toda a terra pelo Rei do Norte. Após julgar Amaleque, Assur destruirá os queneus, um ramo do povo midianita que se estabeleceu no extremo sul da terra de Judá e em seus lugares ermos, mas que são, aparentemente, originários do Egito.#19# Se pudermos entender isto como sendo Egito, aprenderemos que os destruidores exércitos de Assur continuarão o seu curso até alcançarem o Egito e o devastarem. Isto está relacionado ao ponto n° 2. </text:p>
      <text:p text:style-name="Text_20_body">Quando Assur tiver varrido a terra de norte a sul, as naus de Quitim virão do ocidente para afligir Assur. Quitim não apenas se refere a Chipre, mas a todos os poderes marítimos do Mediterrâneo Ocidental, particularmente Roma (<text:a xlink:type="simple" xlink:href="http://bibliaonline.com.br/acf/jr/2/10" office:name=""><text:span text:style-name="Definition">Jr 2:10</text:span></text:a>; <text:a xlink:type="simple" xlink:href="http://bibliaonline.com.br/acf/ez/27/6" office:name=""><text:span text:style-name="Definition">Ez 27:6</text:span></text:a>; <text:a xlink:type="simple" xlink:href="http://bibliaonline.com.br/acf/dn/11/30" office:name=""><text:span text:style-name="Definition">Daniel 11:30</text:span></text:a>). Isso explica a movimentação dos exércitos do Império Romano restabelecido, a Confederação Ocidental, quando vier do ocidente com a intenção de barrar o Rei do Norte em sua conquista. Este é o ponto n° 3. </text:p>
      <text:p text:style-name="Text_20_body">“Exterminada para sempre” é a sentença apropriada à Besta, o grande líder do ocidente*, que encontrará o seu fim pelo juízo que cairá sobre si, proveniente do Senhor por ocasião da Sua vinda. Este é o ponto n° 4.</text:p>
      <text:p text:style-name="Text_20_body">[ Nota: *É duvidoso que tal coisa se aplique a Assur pois nunca é mencionado que a Assíria será destruída para sempre – sendo removida da terra como uma nação, como é o caso dos filisteus (<text:a xlink:type="simple" xlink:href="http://bibliaonline.com.br/acf/sf/2/5" office:name=""><text:span text:style-name="Definition">Sf 2:5</text:span></text:a>), edomitas (<text:a xlink:type="simple" xlink:href="http://bibliaonline.com.br/acf/ob/10/,18" office:name=""><text:span text:style-name="Definition">Ob 10,18</text:span></text:a>), amalequitas (<text:a xlink:type="simple" xlink:href="http://bibliaonline.com.br/acf/nm/24/20" office:name=""><text:span text:style-name="Definition">Nm 24:20</text:span></text:a>), e Babilônia (<text:a xlink:type="simple" xlink:href="http://bibliaonline.com.br/acf/is/13/20" office:name=""><text:span text:style-name="Definition">Is 13:20</text:span></text:a>; <text:a xlink:type="simple" xlink:href="http://bibliaonline.com.br/acf/jr/50/3" office:name=""><text:span text:style-name="Definition">Jeremias 50:3</text:span></text:a>; <text:a xlink:type="simple" xlink:href="http://bibliaonline.com.br/acf/jr/51/29,43,62" office:name=""><text:span text:style-name="Definition">51:29,43,62</text:span></text:a>). O julgamento da Babilônia é figura do julgamento dos poderes ocidentais que estamos considerando. Porém a Assíria, após ter sido julgada, será efetivamente restaurada a uma posição de proeminência no Milênio (<text:a xlink:type="simple" xlink:href="http://bibliaonline.com.br/acf/is/19/24" office:name=""><text:span text:style-name="Definition">Is</text:span></text:a><text:a xlink:type="simple" xlink:href="http://bibliaonline.com.br/acf/is/19/24" office:name=""><text:span text:style-name="Definition">19:24</text:span></text:a>).#20#] </text:p>
      <text:p text:style-name="Text_20_body">Embora apenas alguns poucos pontos do sumário sejam vistos aqui nesta profecia, a parábola de Balaão é valiosa pois demonstra que os poderes ocidentais vêm para a batalha depois que o Rei do Norte tiver passado pela terra indo em direção ao Egito.</text:p>
      <text:list text:style-name="L4">
        <text:list-item>
          <text:p text:style-name="P4">As Incursões de Nabucodonosor e dos caldeus na Época de Zedequias</text:p>
        </text:list-item>
      </text:list>
      <text:p text:style-name="First_20_paragraph">A condição reinante entre os judeus no período que precede à queda de Jerusalém, é análoga às condições que prevalecerão entre os judeus que serão trazidos de volta e reunidos em sua terra na tribulação. Trata-se de uma típica antevisão dos eventos futuros. A última condição, evidentemente, será pior (<text:a xlink:type="simple" xlink:href="http://bibliaonline.com.br/acf/mt/12/43-45" office:name=""><text:span text:style-name="Definition">Mateus 12:43-45</text:span></text:a>). </text:p>
      <text:p text:style-name="Text_20_body">os judeus, sob o seu ímpio rei Zedequias (<text:a xlink:type="simple" xlink:href="http://bibliaonline.com.br/acf/ez/21/25" office:name=""><text:span text:style-name="Definition">Ez 21:25</text:span></text:a>), abandonaram o Senhor e desprezaram os avisos de Jeremias, o profeta (<text:a xlink:type="simple" xlink:href="http://bibliaonline.com.br/acf/jr/37/2" office:name=""><text:span text:style-name="Definition">Jr 37:2</text:span></text:a>). A terra encheu-se de iniquidade, violência (<text:a xlink:type="simple" xlink:href="http://bibliaonline.com.br/acf/ez/22" office:name=""><text:span text:style-name="Definition">Ez 22</text:span></text:a>), e idolatria (<text:a xlink:type="simple" xlink:href="http://bibliaonline.com.br/acf/ez/8" office:name=""><text:span text:style-name="Definition">Ez 8</text:span></text:a>). Foi também uma época em que a fome e a pestilência prevaleceram (<text:a xlink:type="simple" xlink:href="http://bibliaonline.com.br/acf/jr/14/1-22" office:name=""><text:span text:style-name="Definition">Jr 14:1-22</text:span></text:a>). Os judeus irão se encontrar novamente em condições similares durante a grande tribulação. A multidão de judeus apóstatas que voltará a se ajuntar em sua terra, irá se colocar também sob um rei iníquo (o Anticristo, o falso Messias – <text:a xlink:type="simple" xlink:href="http://bibliaonline.com.br/acf/dn/11/36-39" office:name=""><text:span text:style-name="Definition">Daniel 11:36-39</text:span></text:a>) e será entregue a toda sorte de iniquidade, violência (<text:a xlink:type="simple" xlink:href="http://bibliaonline.com.br/acf/sl/10" office:name=""><text:span text:style-name="Definition">Sl 10</text:span></text:a> e <text:a xlink:type="simple" xlink:href="http://bibliaonline.com.br/acf/sl/11" office:name=""><text:span text:style-name="Definition">11</text:span></text:a>), e idolatria (<text:a xlink:type="simple" xlink:href="http://bibliaonline.com.br/acf/ap/13/14,15" office:name=""><text:span text:style-name="Definition">Apocalipse 13:14,15</text:span></text:a>). Haverá também um remanescente de judeus fiéis que será perseguido por pregar a Palavra de Deus, dos quais Jeremias e Baruque são um tipo. </text:p>
      <text:p text:style-name="Text_20_body">Deus trouxe juízo sobre o Seu culpado povo de outrora ao levantar Nabucodonosor e seu exército caldeu, o qual é um tipo do Rei do Norte os assírios de épocas posteriores*). Nabucodonosor possuía uma grande coalizão de muitas nações que o auxiliaram (<text:a xlink:type="simple" xlink:href="http://bibliaonline.com.br/acf/jr/34/1" office:name=""><text:span text:style-name="Definition">Jr 34:1</text:span></text:a>; <text:a xlink:type="simple" xlink:href="http://bibliaonline.com.br/acf/2rs/24/1,2" office:name=""><text:span text:style-name="Definition">2 Reis 24:1,2</text:span></text:a>; <text:a xlink:type="simple" xlink:href="http://bibliaonline.com.br/acf/ob/11/-14" office:name=""><text:span text:style-name="Definition">Ob 11-14</text:span></text:a>; <text:a xlink:type="simple" xlink:href="http://bibliaonline.com.br/acf/hc/2/5" office:name=""><text:span text:style-name="Definition">Habacuque 2:5</text:span></text:a>). Eles são um tipo da confederação Árabe que ajudará o Rei do Norte (<text:a xlink:type="simple" xlink:href="http://bibliaonline.com.br/acf/sl/83/5-8" office:name=""><text:span text:style-name="Definition">Sl 83:5-8</text:span></text:a>). Nabucodonosor desceu vindo do norte (<text:a xlink:type="simple" xlink:href="http://bibliaonline.com.br/acf/jr/1/13-15" office:name=""><text:span text:style-name="Definition">Jr 1:13-15</text:span></text:a>; <text:a xlink:type="simple" xlink:href="http://bibliaonline.com.br/acf/jr/4/6,7" office:name=""><text:span text:style-name="Definition">4:6,7</text:span></text:a>; <text:a xlink:type="simple" xlink:href="http://bibliaonline.com.br/acf/jr/6/1-9,22" office:name=""><text:span text:style-name="Definition">6:1-9,22</text:span></text:a>; <text:a xlink:type="simple" xlink:href="http://bibliaonline.com.br/acf/jr/10/22" office:name=""><text:span text:style-name="Definition">10:22</text:span></text:a>; <text:a xlink:type="simple" xlink:href="http://bibliaonline.com.br/acf/jr/13/19,20" office:name=""><text:span text:style-name="Definition">13:19,20</text:span></text:a>; <text:a xlink:type="simple" xlink:href="http://bibliaonline.com.br/acf/jr/25/9-11" office:name=""><text:span text:style-name="Definition">25:9-11</text:span></text:a>; <text:a xlink:type="simple" xlink:href="http://bibliaonline.com.br/acf/jr/46/20" office:name=""><text:span text:style-name="Definition">46:20</text:span></text:a>) e desolou toda a terra (<text:a xlink:type="simple" xlink:href="http://bibliaonline.com.br/acf/jr/25/9-11" office:name=""><text:span text:style-name="Definition">Jr 25:9-11</text:span></text:a>). Ele destruiu a cidade de Jerusalém e o templo (<text:a xlink:type="simple" xlink:href="http://bibliaonline.com.br/acf/jr/52" office:name=""><text:span text:style-name="Definition">Jr 52</text:span></text:a>). Quando seus exércitos estavam destruindo Jerusalém, Zedequias, o iníquo rei dos judeus, fugiu (<text:a xlink:type="simple" xlink:href="http://bibliaonline.com.br/acf/jr/52/7-11" office:name=""><text:span text:style-name="Definition">Jr 52:7-11</text:span></text:a>), exatamente o que fará o falso Messias, o obstinado rei Anticristo (<text:a xlink:type="simple" xlink:href="http://bibliaonline.com.br/acf/zc/11/17" office:name=""><text:span text:style-name="Definition">Zc 11:17</text:span></text:a>; <text:a xlink:type="simple" xlink:href="http://bibliaonline.com.br/acf/jo/10/12,13" office:name=""><text:span text:style-name="Definition">Jo 10:12,13</text:span></text:a>). Após Nabucodonosor haver destruído Jerusalém, ele enganou alguns de seus próprios aliados cujos países estavam localizados ao redor de Israel e os saqueou#22# (<text:a xlink:type="simple" xlink:href="http://bibliaonline.com.br/acf/2rs/24/7" office:name=""><text:span text:style-name="Definition">2 Rs 24:7</text:span></text:a>; <text:a xlink:type="simple" xlink:href="http://bibliaonline.com.br/acf/ob/7" office:name=""><text:span text:style-name="Definition">Ob 7</text:span></text:a>; <text:a xlink:type="simple" xlink:href="http://bibliaonline.com.br/acf/jr/25/9" office:name=""><text:span text:style-name="Definition">Jeremias 25:9</text:span></text:a>). Nabucodonosor continuou, então, a sua conquista em direção ao sul indo até o Egito e enganando os seus exércitos (<text:a xlink:type="simple" xlink:href="http://bibliaonline.com.br/acf/jr/46/13-26" office:name=""><text:span text:style-name="Definition">Jr 46:13-26</text:span></text:a>). Tudo isso é uma clara antevisão do futuro profético quando o Rei do Norte descerá através da terra de Israel até entrar no Egito. (<text:a xlink:type="simple" xlink:href="http://bibliaonline.com.br/acf/dn/11/40-45" office:name=""><text:span text:style-name="Definition">Daniel 11:40-45</text:span></text:a>; <text:a xlink:type="simple" xlink:href="http://bibliaonline.com.br/acf/jl/2/1-11" office:name=""><text:span text:style-name="Definition">Joel 2:1-11</text:span></text:a>; etc.) Isto explica o ponto n° 2. </text:p>
      <text:p text:style-name="Text_20_body">[ Nota: *“Sempre pensei em Nabucodonosor, na sua condição de conquistador, como sendo um tipo dos assírios de uma época posterior” - J.N.Darby.#21# ]</text:p>
      <text:p text:style-name="Text_20_body">Após Nabucodonosor haver completado suas conquistas por toda a terra do Egito, Deus julgou Babilônia. (Aproximadamente 32 anos após a queda do Egito). O julgamento de Babilônia tipifica o julgamento dos poderes ocidentais, o Império Romano restabelecido sob a liderança da Besta e do Anticristo. (Em alguns casos é feita referência a ela como a Babilônia política, <text:a xlink:type="simple" xlink:href="http://bibliaonline.com.br/acf/ap/16/17-21" office:name=""><text:span text:style-name="Definition">Apocalipse 16:17-21</text:span></text:a>). Deus levantou Ciro, rei da Pérsia, para executar o juízo sobre a Babilônia (<text:a xlink:type="simple" xlink:href="http://bibliaonline.com.br/acf/is/45" office:name=""><text:span text:style-name="Definition">Is 45</text:span></text:a>). Ele é chamado de “ungido” do Senhor e é, obviamente, um tipo de Cristo. Isto também prenuncia os eventos vindouros, pois depois de o Rei do Norte haver passado através da terra em direção ao Egito, a Confederação Ocidental (a Babilônia política) entrará na terra e será destruída pelo próprio Senhor vindo do céu. Trata-se dos pontos 3 e 4. </text:p>
      <text:p text:style-name="Text_20_body">Após Ciro haver conquistado Babilônia (com a ajuda de Dario, o Medo – <text:a xlink:type="simple" xlink:href="http://bibliaonline.com.br/acf/dn/5/30,31" office:name=""><text:span text:style-name="Definition">Daniel 5:30,31</text:span></text:a>) ele libertou os judeus e reconstruiu Jerusalém (<text:a xlink:type="simple" xlink:href="http://bibliaonline.com.br/acf/is/45/13" office:name=""><text:span text:style-name="Definition">Is 45:13</text:span></text:a>; <text:a xlink:type="simple" xlink:href="http://bibliaonline.com.br/acf/ed/1/1-4" office:name=""><text:span text:style-name="Definition">Esdras 1:1-4</text:span></text:a>). Trata-se de um tipo da libertação que o remanescente judeu fiel receberá na vinda de Cristo. Historicamente, Babilônia manteve os judeus em cativeiro e fará o mesmo novamente no futuro quando a Besta e o Anticristo assumirem o controle da terra de Israel na última metade da semana. A queda do Império Romano restabelecido, juntamente com a Besta e o Anticristo, seus líderes, resultará libertação da terra e dos judeus (o remanescente) que nela estiverem. </text:p>
      <text:p text:style-name="Text_20_body">#23# É interessante notar que em Daniel 9 o período dos setenta anos de cativeiro (vv. 1,2) está conectado com as setenta semanas da profecia. Daniel orou pela libertação dos judeus após os setenta anos terem expirado, mas Deus revelou a ele que a completa e cabal libertação dos judeus não aconteceria até que se passassem setenta semanas de anos (490 anos). Aprendemos com isso que a libertação dos judeus da Babilônia no passado é uma pequena figura da libertação vindoura que o remanescente judeu fiel terá da Babilônia (política) do livro de Apocalipse, e que acontecerá no final das setenta semanas de Daniel.#24# A profecia de Jeremias acerca da libertação dos judeus da Babilônia (<text:a xlink:type="simple" xlink:href="http://bibliaonline.com.br/acf/jr/50/4-8" office:name=""><text:span text:style-name="Definition">Jr 50:4-8</text:span></text:a>), contempla também o retorno das dez tribos (<text:a xlink:type="simple" xlink:href="http://bibliaonline.com.br/acf/jr/50/17-20" office:name=""><text:span text:style-name="Definition">Jr 50:17-20</text:span></text:a>). Isto explicaria o intervalo entre os pontos 5 e 6. </text:p>
      <text:p text:style-name="Text_20_body">A compreensão do cenário histórico das épocas em que viveram os profetas do período Babilônico* não somente nos dá uma antevisão dos eventos futuros como também nos fornece a chave para entendermos muitas de suas profecias, conforme demonstrarão os esboços que se seguem.</text:p>
      <text:p text:style-name="Text_20_body">[ Nota: *Há três períodos principais nos quais os profetas profetizaram; o período Assírio, o período Babilônico e o período Medo-Persa. Os profetas do período Assírio são Isaías, Oséias, Joel, Amós, Jonas, Miquéias e Naum. Eles cobrem um período que vai desde o tempo do aparecimento do poder Assírio até a sua destruição; na é o que apresenta a sua queda. Os profetas do período Babilônico são Jeremias, Ezequiel, Daniel, Obadias, Habacuque e Sofonias. Estes cobrem o período Babilônico, da sua ascensão à supremacia mundial até a sua queda; Daniel apresenta sua destruição. Os profetas do período persa são Ageu, Zacarias e Malaquias. Eles profetizaram na época em que os Medos e os persas detinham o poder. ]</text:p>
      <text:list text:style-name="L5">
        <text:list-item>
          <text:p text:style-name="P5">Jeremias 26-33</text:p>
        </text:list-item>
      </text:list>
      <text:p text:style-name="First_20_paragraph"><text:a xlink:type="simple" xlink:href="http://bibliaonline.com.br/acf/jr/26" office:name=""><text:span text:style-name="Definition">Jeremias 26-33</text:span></text:a> </text:p>
      <text:p text:style-name="Text_20_body">No <text:a xlink:type="simple" xlink:href="http://bibliaonline.com.br/acf/jr/26" office:name=""><text:span text:style-name="Definition">capítulo 26 Jeremias</text:span></text:a> prediz a destruição do templo e da cidade de Jerusalém pelos exércitos confederados (<text:a xlink:type="simple" xlink:href="http://bibliaonline.com.br/acf/jr/34/1" office:name=""><text:span text:style-name="Definition">Jr 34:1</text:span></text:a>; <text:a xlink:type="simple" xlink:href="http://bibliaonline.com.br/acf/2rs/24/2" office:name=""><text:span text:style-name="Definition">2 Reis 24:2</text:span></text:a>) sob Nabucodonosor (<text:a xlink:type="simple" xlink:href="http://bibliaonline.com.br/acf/jr/26/1-9" office:name=""><text:span text:style-name="Definition">vv. 1-9</text:span></text:a>). Ele e seus exércitos são, na profecia, um tipo do Rei do Norte e da Confederação Árabe. Consequentemente, Jeremias sofre perseguição do povo em virtude de seu testemunho da impiedade deles e de sua predição de um juízo que havia de vir. No entanto Deus o preserva, de maneira providencial, dos intentos do povo de matá-lo (<text:a xlink:type="simple" xlink:href="http://bibliaonline.com.br/acf/jr/26/8-16" office:name=""><text:span text:style-name="Definition">vv.. 8-16</text:span></text:a>). Da mesma maneira o remanescente judeu fiel deverá avisar a nação apóstata acerca do juízo vindouro. Eles pregarão o evangelho do Reino (<text:a xlink:type="simple" xlink:href="http://bibliaonline.com.br/acf/mt/24/14" office:name=""><text:span text:style-name="Definition">Mateus 24:14</text:span></text:a>) e sofrerão perseguição por este motivo. </text:p>
      <text:p text:style-name="Text_20_body">No <text:a xlink:type="simple" xlink:href="http://bibliaonline.com.br/acf/jr/27" office:name=""><text:span text:style-name="Definition">capítulo 27 Jeremias</text:span></text:a> enviou mensageiros às nações ao redor de Israel para avisá-las de que os exércitos invasores provenientes do norte sob Nabucodonosor não se deteriam em Judá e Jerusalém, mas se apoderariam também de seus países colocando-os sob o seu jugo. </text:p>
      <text:p text:style-name="Text_20_body">No <text:a xlink:type="simple" xlink:href="http://bibliaonline.com.br/acf/jr/28" office:name=""><text:span text:style-name="Definition">capítulo 28 Jeremias</text:span></text:a> encontra maior oposição daqueles que seguiam o ímpio rei Zedequias (que é um tipo do Anticristo, o falso Messias dos judeus). Os <text:a xlink:type="simple" xlink:href="http://bibliaonline.com.br/acf/jr/26" office:name=""><text:span text:style-name="Definition">capítulos 26-28</text:span></text:a> fazem, portanto, referência na forma de tipos ao ponto n° 2 do sumário. </text:p>
      <text:p text:style-name="Text_20_body">No <text:a xlink:type="simple" xlink:href="http://bibliaonline.com.br/acf/jr/29" office:name=""><text:span text:style-name="Definition">capítulo 29 Jeremias</text:span></text:a> envia uma mensagem aos judeus cativos em Babilônia. Ele anuncia que Babilônia (um tipo dos poderes ocidentais sob a Besta) será julgada e que eles serão libertados. Em sua exortação diz que devem se sujeitar aos caminhos de Deus, aceitando o cativeiro e aguardando até que se completem os setenta anos, quando então Babilônia seria julgada. O remanescente judeu fiel, durante a grande tribulação, receberá um encorajamento similar e aguardará dia após dia pelo momento da destruição da Besta e do Anticristo, o que acontecerá no final da septuagésima semana da profecia de Daniel (<text:a xlink:type="simple" xlink:href="http://bibliaonline.com.br/acf/dn/9/24-27" office:name=""><text:span text:style-name="Definition">Daniel 9:24-27</text:span></text:a>; <text:a xlink:type="simple" xlink:href="http://bibliaonline.com.br/acf/ap/19/19,20" office:name=""><text:span text:style-name="Definition">Apocalipse 19:19,20</text:span></text:a>). Assim como os cativos de então tiveram de aguardar que se cumprissem os setenta anos, também o remanescente judeu fiel esperará até que a septuagésima semana de Daniel se complete. O <text:a xlink:type="simple" xlink:href="http://bibliaonline.com.br/acf/jr/29" office:name=""><text:span text:style-name="Definition">capítulo 29</text:span></text:a>, portanto, nos leva aos pontos 3 e 4 do sumário, a saber, a destruição dos poderes ocidentais sob a liderança da Besta. </text:p>
      <text:p text:style-name="Text_20_body">Os <text:a xlink:type="simple" xlink:href="http://bibliaonline.com.br/acf/jr/30" office:name=""><text:span text:style-name="Definition">capítulos 30-33</text:span></text:a> contém as promessas da completa restauração de Israel. No <text:a xlink:type="simple" xlink:href="http://bibliaonline.com.br/acf/jr/30" office:name=""><text:span text:style-name="Definition">capítulo 30</text:span></text:a> o Senhor promete voltar a reunir as tribos dispersas de Israel e reconstruir a cidade de Jerusalém. No <text:a xlink:type="simple" xlink:href="http://bibliaonline.com.br/acf/jr/31" office:name=""><text:span text:style-name="Definition">capítulo 31</text:span></text:a> elas são vistas se arrependendo e retornando à terra de Israel. No <text:a xlink:type="simple" xlink:href="http://bibliaonline.com.br/acf/jr/32" office:name=""><text:span text:style-name="Definition">capítulo 32</text:span></text:a> a terra é habitada e cultivada novamente pelas tribos de Israel que retornaram. No <text:a xlink:type="simple" xlink:href="http://bibliaonline.com.br/acf/jr/33" office:name=""><text:span text:style-name="Definition">capítulo 33</text:span></text:a> a cidade de Jerusalém é reconstruída e volta a ser habitada, tendo o Senhor o Seu lugar entre o povo para sua bênção (<text:a xlink:type="simple" xlink:href="http://bibliaonline.com.br/acf/jr/33/15" office:name=""><text:span text:style-name="Definition">v. 15</text:span></text:a>). Os <text:a xlink:type="simple" xlink:href="http://bibliaonline.com.br/acf/jr/30" office:name=""><text:span text:style-name="Definition">capítulos 30-33</text:span></text:a> satisfazem ao intervalo entre os pontos 5 e 6 do sumário. </text:p>
      <text:list text:style-name="L6">
        <text:list-item>
          <text:p text:style-name="P6">Jeremias 46-51</text:p>
        </text:list-item>
      </text:list>
      <text:p text:style-name="First_20_paragraph"><text:a xlink:type="simple" xlink:href="http://bibliaonline.com.br/acf/jr/46" office:name=""><text:span text:style-name="Definition">Jeremias 46-51</text:span></text:a> </text:p>
      <text:p text:style-name="Text_20_body">Os <text:a xlink:type="simple" xlink:href="http://bibliaonline.com.br/acf/jr/34" office:name=""><text:span text:style-name="Definition">capítulos 34 a 45</text:span></text:a> nos dão detalhes concernentes à queda de Jerusalém e ao julgamento dos judeus por Nabucodonosor e pelos caldeus. Como já vimos, isso prefigura, profeticamente, a futura destruição de Jerusalém pelos exércitos confederados do Rei do Norte. Mas nos <text:a xlink:type="simple" xlink:href="http://bibliaonline.com.br/acf/jr/46" office:name=""><text:span text:style-name="Definition">capítulos 46 a 51</text:span></text:a> Deus anunciou que se Ele ia julgar o Seu povo os judeus), também julgaria as nações gentias. Os <text:a xlink:type="simple" xlink:href="http://bibliaonline.com.br/acf/jr/46" office:name=""><text:span text:style-name="Definition">capítulos 46 a 51</text:span></text:a> enumeram dez nações gentias que seriam também julgadas: Egito, Filisteus, Moabe, Amom, Edom, Damasco (capital da Síria), Quedar, Hazor, Elão e Babilônia. Embora esses julgamentos tenham se cumprido na história pelas conquistas de Nabucodonosor, o seu significado profético permanece numa forma figurada.* A ordem de juízos, à medida que são derramados nestes capítulos, prefigura a ordem dos juízos que serão lançados no futuro. </text:p>
      <text:p text:style-name="Text_20_body">[ Nota: *A maioria dos comentários acerca dos escritos dos profetas do Antigo Testamento não vai além da aplicação histórica e do seu cumprimento. No entanto, essas profecias devem conter algo mais do que uma simples aplicação histórica, do contrário, por que teriam sido incluídas nas Escrituras? Cremos que Deus registrou as batalhas entre esses antigos reis por eles prefigurarem eventos futuros. J.N.Darby disse: “Não posso duvidar que todas essas profecias e juízos se relacionam, numa perspectiva vista pela energia do Espírito, com os eventos dos últimos dias, os quais serão um completo cumprimento dos propósitos e intenções de Deus. Os juízos que Ele executou se realizaram parcialmente na conquista de Nabucodonosor, mas ainda estão para ser completamente cumpridos muito em breve, favorecendo a Israel. Mas, repito, a mente do Espírito vai muito além, e, de um certo modo, se estende até os últimos dias” (Synopsis of the Books of the Bible). ]</text:p>
      <text:p text:style-name="Text_20_body">O <text:a xlink:type="simple" xlink:href="http://bibliaonline.com.br/acf/jr/46" office:name=""><text:span text:style-name="Definition">capítulo 46</text:span></text:a> é uma profecia da famosa batalha histórica que deu a Nabucodonosor a inquestionável supremacia do mundo e que iniciou os “tempos dos gentios”. O Egito e seus aliados subiram, através da terra de Israel, ao encontro de Nabucodonosor e seus exércitos que desciam vindos do norte. Nos <text:a xlink:type="simple" xlink:href="http://bibliaonline.com.br/acf/jr/46/3-12" office:name=""><text:span text:style-name="Definition">versículos 3 ao 12</text:span></text:a> temos a convocação dos exércitos egípcios e a ordem para marcharem através da terra de Israel. Isto é um tipo do ponto n° 1. </text:p>
      <text:p text:style-name="Text_20_body">Nabucodonosor enganou os exércitos de Faraó e prosseguiu em direção ao sul, através da terra de Israel, entrando no Egito e conquistando também aquela terra (<text:a xlink:type="simple" xlink:href="http://bibliaonline.com.br/acf/jr/46/13-26" office:name=""><text:span text:style-name="Definition">vv. 13-26</text:span></text:a>). E então, nos <text:a xlink:type="simple" xlink:href="http://bibliaonline.com.br/acf/jr/47" office:name=""><text:span text:style-name="Definition">capítulos 47 a 49</text:span></text:a>, encontramos os vários países vizinhos, localizados ao redor de Israel, caindo sob o juízo por ocasião da passagem do exército de Nabucodonosor. Nós os vemos se dispersando e fugindo em todas as direções a fim de escaparem dos exércitos de Nabucodonosor, quando estes passam saqueando e pilhando. Este é um tipo do ponto n° 2. </text:p>
      <text:p text:style-name="Text_20_body">Em seguida, nos <text:a xlink:type="simple" xlink:href="http://bibliaonline.com.br/acf/jr/50" office:name=""><text:span text:style-name="Definition">capítulos 50</text:span></text:a> e <text:a xlink:type="simple" xlink:href="http://bibliaonline.com.br/acf/jr/51" office:name=""><text:span text:style-name="Definition">51</text:span></text:a>, vemos o julgamento de Babilônia. Ciro, rei da Pérsia, executou, então, o juízo (<text:a xlink:type="simple" xlink:href="http://bibliaonline.com.br/acf/is/44/28" office:name=""><text:span text:style-name="Definition">Is 44:28-47:15</text:span></text:a>). (Dario, o Medo, o ajudou – <text:a xlink:type="simple" xlink:href="http://bibliaonline.com.br/acf/dn/5/30,31" office:name=""><text:span text:style-name="Definition">Daniel 5:30,31</text:span></text:a>.) O julgamento da Babilônia, como já demonstramos, é um tipo do julgamento dos poderes ocidentais sob a liderança da Besta e do Anticristo. Ciro é um tipo de Cristo que aparecerá naquela ocasião com os exércitos do céu para destruir os exércitos ocidentais conforme vão chegando. O <text:a xlink:type="simple" xlink:href="http://bibliaonline.com.br/acf/jr/51,1,2" office:name=""><text:span text:style-name="Definition">capítulo 51:1,2</text:span></text:a> segue descrevendo um vento destruidor e os padejadores soprando a palha em Babilônia, o que é uma figura do juízo discriminatório executado pelos anjos na seara da terra profética – um é levado e outro é deixado (<text:a xlink:type="simple" xlink:href="http://bibliaonline.com.br/acf/mt/13/39-43" office:name=""><text:span text:style-name="Definition">Mateus 13:39-43</text:span></text:a>; <text:a xlink:type="simple" xlink:href="http://bibliaonline.com.br/acf/mt/24/40,41" office:name=""><text:span text:style-name="Definition">24:40,41</text:span></text:a>). Após esse juízo separador ter sido executado, as pessoas na Babilônia (o ocidente) são mostradas como sendo poucas. Estes capítulos apresentam, na forma de tipos, os pontos 3 e 4. </text:p>
      <text:p text:style-name="Text_20_body">Após Ciro haver julgado Babilônia, ele deu liberdade aos judeus que estavam cativos ali, e eles voltaram para sua terra (<text:a xlink:type="simple" xlink:href="http://bibliaonline.com.br/acf/is/45/13" office:name=""><text:span text:style-name="Definition">Is 45:13</text:span></text:a>; <text:a xlink:type="simple" xlink:href="http://bibliaonline.com.br/acf/ed/1/1-4" office:name=""><text:span text:style-name="Definition">Esdras 1:1-4</text:span></text:a>). Isso é apresentado também em <text:a xlink:type="simple" xlink:href="http://bibliaonline.com.br/acf/jr/50/4-20" office:name=""><text:span text:style-name="Definition">Jeremias 50:4-20</text:span></text:a>. A profecia, de fato, vai mais além do retorno dos judeus e também considera a volta das dez tribos. Isto corresponderia à restauração de Israel descrita no intervalo do sumário antes da vinda de Gogue (Rússia). </text:p>
      <text:p text:style-name="Text_20_body">Embora as profecias de Jeremias não cheguem até o julgamento da Rússia, elas cobrem os quatro primeiros pontos do sumário na forma de tipo) e mais uma vez a ordem é mantida.</text:p>
      <text:list text:style-name="L7">
        <text:list-item>
          <text:p text:style-name="P7">Jeremias 46-51</text:p>
        </text:list-item>
      </text:list>
      <text:p text:style-name="First_20_paragraph"><text:a xlink:type="simple" xlink:href="http://bibliaonline.com.br/acf/jr/46" office:name=""><text:span text:style-name="Definition">Jeremias 46-51</text:span></text:a> </text:p>
      <text:p text:style-name="Text_20_body">Ezequiel talvez seja um dos mais completos esboços proféticos, uma vez que cobre quase todos os pontos do sumário.</text:p>
      <text:p text:style-name="Text_20_body">os primeiros 23 capítulos contém testemunhos de Deus contra os judeus em geral por seu pecado e idolatria. Os <text:a xlink:type="simple" xlink:href="http://bibliaonline.com.br/acf/ez/22" office:name=""><text:span text:style-name="Definition">capítulos 22</text:span></text:a> e <text:a xlink:type="simple" xlink:href="http://bibliaonline.com.br/acf/ez/23" office:name=""><text:span text:style-name="Definition">23</text:span></text:a> resumem, de forma completa, a situação de total corrupção em que eles se encontravam diante de Deus; tanto os seus profetas como os sacerdotes, rei, príncipes e povo. </text:p>
      <text:p text:style-name="Text_20_body">Como consequência, no <text:a xlink:type="simple" xlink:href="http://bibliaonline.com.br/acf/ez/24" office:name=""><text:span text:style-name="Definition">capítulo 24</text:span></text:a> Deus trouxe juízo sobre Judá e Jerusalém por intermédio dos exércitos de Nabucodonosor que desceram provenientes do norte, e destruíram a cidade e queimaram o templo. Nos <text:a xlink:type="simple" xlink:href="http://bibliaonline.com.br/acf/ez/25" office:name=""><text:span text:style-name="Definition">capítulos 25 ao 28</text:span></text:a> os seus exércitos se espalharam pelos países ao redor de Israel saqueando-os também. Amom, Moabe, Edom, Filisteus, Tiro e Sidom, todos partilharam do mesmo juízo à medida que Nabucodonosor invadia a terra. E nos <text:a xlink:type="simple" xlink:href="http://bibliaonline.com.br/acf/ez/29" office:name=""><text:span text:style-name="Definition">capítulos 29</text:span></text:a> e <text:a xlink:type="simple" xlink:href="http://bibliaonline.com.br/acf/ez/30" office:name=""><text:span text:style-name="Definition">30</text:span></text:a> ele seguiu para o Egito e os destruiu, bem como aos seus aliados. Embora, repito, todas essas batalhas tenham tido o seu cumprimento histórico na época de Nabucodonosor, foram registradas nas Escrituras em virtude de seu valor como tipo. Os <text:a xlink:type="simple" xlink:href="http://bibliaonline.com.br/acf/ez/24" office:name=""><text:span text:style-name="Definition">capítulos 24 a 30</text:span></text:a>, portanto, são outra prefiguração das campanhas militares do Rei do Norte citadas no ponto n° 2. </text:p>
      <text:p text:style-name="Text_20_body">O <text:a xlink:type="simple" xlink:href="http://bibliaonline.com.br/acf/ez/31" office:name=""><text:span text:style-name="Definition">capítulo 31</text:span></text:a> mostra o julgamento dos assírios, se não de uma forma completa, pelo menos no seu primeiro ataque. Este seria o ponto n° 5. </text:p>
      <text:p text:style-name="Text_20_body">O <text:a xlink:type="simple" xlink:href="http://bibliaonline.com.br/acf/ez/32" office:name=""><text:span text:style-name="Definition">capítulo 32</text:span></text:a> é uma lamentação por todos os que chegaram a tal ponto e que cairão na batalha. Juízo é uma obra estranha a Deus (<text:a xlink:type="simple" xlink:href="http://bibliaonline.com.br/acf/is/28/17" office:name=""><text:span text:style-name="Definition">Is 28:17</text:span></text:a>). Ele não tem prazer nisso, ao contrário, lamenta que tenha de ser feito. </text:p>
      <text:p text:style-name="Text_20_body">Os <text:a xlink:type="simple" xlink:href="http://bibliaonline.com.br/acf/ez/33" office:name=""><text:span text:style-name="Definition">capítulos 33 a 37</text:span></text:a> mostram a restauração de Israel e o seu restabelecimento na terra. Um remanescente de judeus em Israel atenderá aos avisos de Deus (<text:a xlink:type="simple" xlink:href="http://bibliaonline.com.br/acf/ez/33/1-20" office:name=""><text:span text:style-name="Definition">33:1-20</text:span></text:a>), e será poupado – tipificado naquele que escapa de Jerusalém quando ela é ferida (<text:a xlink:type="simple" xlink:href="http://bibliaonline.com.br/acf/ez/33/21-29" office:name=""><text:span text:style-name="Definition">Ez 33:21-29</text:span></text:a>). Os pastores de Israel os falsos líderes do governo maligno do Anticristo estabelecido na terra) serão removidos e substituídos pelo verdadeiro Pastor de Israel – Cristo (<text:a xlink:type="simple" xlink:href="http://bibliaonline.com.br/acf/ez/34" office:name=""><text:span text:style-name="Definition">Ez 34</text:span></text:a>). O <text:a xlink:type="simple" xlink:href="http://bibliaonline.com.br/acf/ez/36" office:name=""><text:span text:style-name="Definition">capítulo 36</text:span></text:a> contém a promessa do Senhor de restaurar a terra após a sua desolação (<text:a xlink:type="simple" xlink:href="http://bibliaonline.com.br/acf/ez/36/1-20" office:name=""><text:span text:style-name="Definition">vv. 1-20</text:span></text:a>), e de restaurar o povo a ela (<text:a xlink:type="simple" xlink:href="http://bibliaonline.com.br/acf/ez/36/21-38" office:name=""><text:span text:style-name="Definition">vv. 21-38</text:span></text:a>). As dez tribos são, em seguida, vistas como sendo revivificadas, voltando à sua própria terra e se unindo com as duas tribos (judeus) sob o reinado de Cristo (<text:a xlink:type="simple" xlink:href="http://bibliaonline.com.br/acf/ez/37" office:name=""><text:span text:style-name="Definition">Ez 37</text:span></text:a>). Os <text:a xlink:type="simple" xlink:href="http://bibliaonline.com.br/acf/ez/33" office:name=""><text:span text:style-name="Definition">capítulos 33 a 37</text:span></text:a>, portanto, descrevem o intervalo entre a destruição do Rei do Norte e da Rússia. </text:p>
      <text:p text:style-name="Text_20_body">Os <text:a xlink:type="simple" xlink:href="http://bibliaonline.com.br/acf/ez/38" office:name=""><text:span text:style-name="Definition">capítulos 38</text:span></text:a> e <text:a xlink:type="simple" xlink:href="http://bibliaonline.com.br/acf/ez/39" office:name=""><text:span text:style-name="Definition">39</text:span></text:a> apresentam o ataque de Gogue (Rússia) às recém reunidas tribos de Israel. Este é o ponto n° 6. </text:p>
      <text:p text:style-name="Text_20_body">O <text:a xlink:type="simple" xlink:href="http://bibliaonline.com.br/acf/ez/39/9,10" office:name=""><text:span text:style-name="Definition">capítulo 39:9,10</text:span></text:a> faz referência a Israel despojando seus inimigos. Este é o ponto n° 7. </text:p>
      <text:p text:style-name="Text_20_body">Nos <text:a xlink:type="simple" xlink:href="http://bibliaonline.com.br/acf/ez/40" office:name=""><text:span text:style-name="Definition">capítulos 40 a 48</text:span></text:a> tem início o Milênio com a construção do templo e a divisão da terra de Israel pelas doze tribos. </text:p>
      <text:p text:style-name="Text_20_body">O julgamento de Babilônia (figurativamente o julgamento do ocidente) não é mencionado em Ezequiel. Sua ausência é notória. A razão óbvia é que ez estava cativo em Babilônia e não cabia a ele, que devia se sujeitar ao cativeiro (<text:a xlink:type="simple" xlink:href="http://bibliaonline.com.br/acf/jr/29" office:name=""><text:span text:style-name="Definition">Jr 29</text:span></text:a>), falar contra os poderes governamentais que estavam investidos de autoridade. Sendo assim, Ezequiel permaneceu em silêncio quanto ao julgamento de Babilônia. Daniel em Babilônia também não se referiu ao seu julgamento (a não ser de forma velada) até a noite exata em que ela foi julgada (<text:a xlink:type="simple" xlink:href="http://bibliaonline.com.br/acf/dn/5" office:name=""><text:span text:style-name="Definition">Daniel5</text:span></text:a>). </text:p>
      <text:list text:style-name="L8">
        <text:list-item>
          <text:p text:style-name="P8">Obadias</text:p>
        </text:list-item>
      </text:list>
      <text:p text:style-name="First_20_paragraph"><text:a xlink:type="simple" xlink:href="http://bibliaonline.com.br/acf/ob/1" office:name=""><text:span text:style-name="Definition">Obadias</text:span></text:a> </text:p>
      <text:p text:style-name="Text_20_body">A profecia de obadias apresenta o julgamento de Edom. A maioria dos pontos no sumário não é vista neste livro pois não tem relação com o julgamento de Edom, com o qual obadias se ocupa. Mas o pouco que é mencionado nos mostra como e quando Edom será julgado. Este pequeno livro de obadias mostra que o juízo de Edom caiu em três fases,#25# terminando com o seu total aniquilamento da face da terra.</text:p>
      <text:p text:style-name="Text_20_body">Os <text:a xlink:type="simple" xlink:href="http://bibliaonline.com.br/acf/ob/1/14" office:name=""><text:span text:style-name="Definition">versículos 1-14</text:span></text:a> cumpriram-se historicamente na época de Nabucodonosor. Ele reuniu uma grande coalizão de exércitos de várias nações (<text:a xlink:type="simple" xlink:href="http://bibliaonline.com.br/acf/jr/34/1" office:name=""><text:span text:style-name="Definition">Jr 34:1</text:span></text:a>; <text:a xlink:type="simple" xlink:href="http://bibliaonline.com.br/acf/2rs/24/2" office:name=""><text:span text:style-name="Definition">2 Reis 24:2</text:span></text:a>) da qual Edom fazia parte. Após haver passado pela terra de Israel e tomado Jerusalém (<text:a xlink:type="simple" xlink:href="http://bibliaonline.com.br/acf/ob/1/11,12" office:name=""><text:span text:style-name="Definition">vv. 11,12</text:span></text:a>), ele enganou Edom e outro de seus confederados (<text:a xlink:type="simple" xlink:href="http://bibliaonline.com.br/acf/ob/1/7" office:name=""><text:span text:style-name="Definition">v. 7</text:span></text:a>), entrando em seus países e saqueando-os. O <text:a xlink:type="simple" xlink:href="http://bibliaonline.com.br/acf/ob/1/1" office:name=""><text:span text:style-name="Definition">versículo 1</text:span></text:a> é um chamado que ecoa entre as fileiras da pagã Confederação Árabe liderada por Nabucodonosor para que se voltem contra Edom. O <text:a xlink:type="simple" xlink:href="http://bibliaonline.com.br/acf/ob/1/2" office:name=""><text:span text:style-name="Definition">versículo 2</text:span></text:a> é o resultado – Edom é tornado pequeno em número. Os <text:a xlink:type="simple" xlink:href="http://bibliaonline.com.br/acf/ob/1/3-4" office:name=""><text:span text:style-name="Definition">versículos 3-4</text:span></text:a> dizem o por quê: sua soberba. Os <text:a xlink:type="simple" xlink:href="http://bibliaonline.com.br/acf/ob/1/5-9" office:name=""><text:span text:style-name="Definition">versículos 5-9</text:span></text:a> mostram quem executará o juízo: a sua própria confederação. Os <text:a xlink:type="simple" xlink:href="http://bibliaonline.com.br/acf/ob/1/10-14" office:name=""><text:span text:style-name="Definition">versículos 10-14</text:span></text:a> expõem a culpa deles por terem ajudado na destruição de Jerusalém. Embora isso tenha acontecido no tempo de Nabucodonosor, tem aplicação profética ao tempo em que o Rei do Norte passará pela terra de Israel em sua jornada rumo ao Egito (<text:a xlink:type="simple" xlink:href="http://bibliaonline.com.br/acf/dn/11/40-43" office:name=""><text:span text:style-name="Definition">Daniel 11:40-43</text:span></text:a>). Ele praticará a mesma traição contra alguns de seus confederados árabes e Edom receberá o seu primeiro golpe naquela ocasião. Este é o ponto n° 2 do sumário. </text:p>
      <text:p text:style-name="Text_20_body">A profecia de Obadias passa, então, por sobre os próximos poucos pontos do sumário, já que eles não estão relacionados a Edom. Os <text:a xlink:type="simple" xlink:href="http://bibliaonline.com.br/acf/ob/1/15,16" office:name=""><text:span text:style-name="Definition">versículos 15 e 16</text:span></text:a> falam do tempo em que Edom receberá o segundo golpe. As nações pagãs que seguirem a Rússia se reunirão em Edom enquanto fazem preparativos para invadir a terra de Israel. À medida que as hordas russas avançam em direção à terra, o Senhor bramará de Sião (Ele terá então voltado e estará em Sião naquela ocasião) pisando o Lagar da Sua ira sobre eles. Ele irá atingir até Edom (<text:a xlink:type="simple" xlink:href="http://bibliaonline.com.br/acf/is/34/1-8" office:name=""><text:span text:style-name="Definition">Is 34:1-8</text:span></text:a>, <text:a xlink:type="simple" xlink:href="http://bibliaonline.com.br/acf/is/63/1-6" office:name=""><text:span text:style-name="Definition">63:1-6</text:span></text:a>). O juízo do Senhor sobre as nações pagãs então reunidas será tão terrível que a terra de Edom será devastada (<text:a xlink:type="simple" xlink:href="http://bibliaonline.com.br/acf/is/34/9-15" office:name=""><text:span text:style-name="Definition">Is 34:9-</text:span></text:a><text:a xlink:type="simple" xlink:href="http://bibliaonline.com.br/acf/is/34/9-15" office:name=""><text:span text:style-name="Definition">15</text:span></text:a>). Esse acontecimento levará os edomitas a sofrerem mais uma derrota (seu segundo golpe). Este é o ponto n° 6. </text:p>
      <text:p text:style-name="Text_20_body">Após o Senhor haver pisado o Lagar da Sua ira em Edom, Ele liderará os exércitos do Israel recém-reunido em uma poderosa conquista (<text:a xlink:type="simple" xlink:href="http://bibliaonline.com.br/acf/is/11/14" office:name=""><text:span text:style-name="Definition">Is 11:14</text:span></text:a>; <text:a xlink:type="simple" xlink:href="http://bibliaonline.com.br/acf/jr/51/20-23" office:name=""><text:span text:style-name="Definition">Jeremias 51:20-23</text:span></text:a>; <text:a xlink:type="simple" xlink:href="http://bibliaonline.com.br/acf/mq/4/13" office:name=""><text:span text:style-name="Definition">Miquéias 4:13</text:span></text:a>, <text:a xlink:type="simple" xlink:href="http://bibliaonline.com.br/acf/mq/5/5-8" office:name=""><text:span text:style-name="Definition">5:5-8</text:span></text:a>; <text:a xlink:type="simple" xlink:href="http://bibliaonline.com.br/acf/sl/108/7" office:name=""><text:span text:style-name="Definition">Salmos 108:7</text:span></text:a>, <text:a xlink:type="simple" xlink:href="http://bibliaonline.com.br/acf/sl/118/10-12" office:name=""><text:span text:style-name="Definition">118:10-12</text:span></text:a>). Será dada, naquela ocasião, oportunidade a Israel de extinguir qualquer edomita remanescente até que o último deles seja eliminado da terra (<text:a xlink:type="simple" xlink:href="http://bibliaonline.com.br/acf/ob/1/17-21" office:name=""><text:span text:style-name="Definition">vv. 17-21</text:span></text:a>). Este é o ponto n° 7. </text:p>
      <text:list text:style-name="L9">
        <text:list-item>
          <text:p text:style-name="P9">Sofonias 1-3</text:p>
        </text:list-item>
      </text:list>
      <text:p text:style-name="First_20_paragraph"><text:a xlink:type="simple" xlink:href="http://bibliaonline.com.br/acf/sf/1" office:name=""><text:span text:style-name="Definition">Sofonias 1-3</text:span></text:a> </text:p>
      <text:p text:style-name="Text_20_body">No <text:a xlink:type="simple" xlink:href="http://bibliaonline.com.br/acf/sf/1" office:name=""><text:span text:style-name="Definition">capítulo 1</text:span></text:a> Sofonias anuncia a desolação da terra de Israel e do povo que se entregou à idolatria (<text:a xlink:type="simple" xlink:href="http://bibliaonline.com.br/acf/sf/1/1-9" office:name=""><text:span text:style-name="Definition">vv. 1-9</text:span></text:a>). O instrumento de destruição são os exércitos de Nabucodonosor que viriam do norte. Sofonias descreve graficamente a entrada daqueles exércitos em Jerusalém primeiro pelo portão do peixe, então pelo segundo quarto da cidade (<text:a xlink:type="simple" xlink:href="http://bibliaonline.com.br/acf/sf/1/10-12" office:name=""><text:span text:style-name="Definition">vv. 10-12</text:span></text:a>), até que finalmente cada esquina da cidade será esquadrinhada (<text:a xlink:type="simple" xlink:href="http://bibliaonline.com.br/acf/sf/1/12" office:name=""><text:span text:style-name="Definition">v. 12</text:span></text:a>). Os bens da cidade serão levados como despojo uma vez que “toda esta terra será consumida” (<text:a xlink:type="simple" xlink:href="http://bibliaonline.com.br/acf/sf/1/13-18" office:name=""><text:span text:style-name="Definition">vv. 13-18</text:span></text:a>). O povo é chamado ao arrependimento e encorajado a buscar o Senhor para que possam ser salvos naquele dia (<text:a xlink:type="simple" xlink:href="http://bibliaonline.com.br/acf/sf/2/1-3" office:name=""><text:span text:style-name="Definition">Sf 2:1-3</text:span></text:a>). </text:p>
      <text:p text:style-name="Text_20_body">No <text:a xlink:type="simple" xlink:href="http://bibliaonline.com.br/acf/sf/2" office:name=""><text:span text:style-name="Definition">capítulo 2</text:span></text:a> encontramos várias nações árabes ao redor da terra de Israel que também passam sob o juízo pelo mesmo destruidor vindo do norte (<text:a xlink:type="simple" xlink:href="http://bibliaonline.com.br/acf/sf/2/4-11" office:name=""><text:span text:style-name="Definition">vv. 4-11</text:span></text:a>); então os Etíopes (Egito e seus aliados) caem à medida que as tropas vindas do norte continuam em direção ao sul entrando em seus países (<text:a xlink:type="simple" xlink:href="http://bibliaonline.com.br/acf/sf/2/12" office:name=""><text:span text:style-name="Definition">v. 12</text:span></text:a>). Embora isso tenha acontecido nos dias de Nabucodonosor, está registrado nas Escrituras em razão do seu significado como um tipo, pois é o que o Rei do Norte fará num tempo vindouro quando a profecia será cumprida. Isto atende, na forma de um tipo, o segundo ponto do sumário. </text:p>
      <text:p text:style-name="Text_20_body">Sofonias então se volta à destruição dos poderes ocidentais – Babilônia (não sendo ela o objeto de sua profecia) e segue adiante para falar do juízo dos assírios (<text:a xlink:type="simple" xlink:href="http://bibliaonline.com.br/acf/sf/2/13-15" office:name=""><text:span text:style-name="Definition">vv. 13-15</text:span></text:a>). Isto pode se referir ao Rei do Norte (o primeiro ataque dos assírios na profecia) passando sob o juízo que vem do Senhor. Isto fundamenta o ponto n° 5. </text:p>
      <text:p text:style-name="Text_20_body">No <text:a xlink:type="simple" xlink:href="http://bibliaonline.com.br/acf/sf/13" office:name=""><text:span text:style-name="Definition">capítulo 3</text:span></text:a> a cidade de Jerusalém é descrita como corrompida e necessitando de uma limpeza (<text:a xlink:type="simple" xlink:href="http://bibliaonline.com.br/acf/sf/3/1-4" office:name=""><text:span text:style-name="Definition">vv. 1-4</text:span></text:a>). Isto o Senhor fará ao tomar o Seu lugar na cidade (<text:a xlink:type="simple" xlink:href="http://bibliaonline.com.br/acf/sf/3/5-7" office:name=""><text:span text:style-name="Definition">vv. 5-7</text:span></text:a>). Antes que as bênçãos do Reino de Cristo sejam vistas pelo profeta na parte final do capítulo, é apresentado diante de si uma reunião final de nações (<text:a xlink:type="simple" xlink:href="http://bibliaonline.com.br/acf/sf/3/8" office:name=""><text:span text:style-name="Definition">v. 8</text:span></text:a>). Esse grupo de nações é aquele ao qual se refere o ponto n° 6 do sumário. Após essas nações terem sido destruídas, as bênçãos mileniais do Reino são dispostas e o Senhor, o Rei de Israel, é visto no meio do Seu povo terrenal, Israel (<text:a xlink:type="simple" xlink:href="http://bibliaonline.com.br/acf/sf/3/9-17" office:name=""><text:span text:style-name="Definition">vv. 9-17</text:span></text:a>). Todos os israelitas remanescentes das dez tribos que não tiverem sido trazidos de volta à terra antes, serão então reunidos na terra de Israel (<text:a xlink:type="simple" xlink:href="http://bibliaonline.com.br/acf/sf/3/18-20" office:name=""><text:span text:style-name="Definition">vv. 18-20</text:span></text:a>). </text:p>
      <text:list text:style-name="L10">
        <text:list-item>
          <text:p text:style-name="P10">2 Crônicas 28-32 – As Invasões dos Assírios na Época de Acaz e Ezequias</text:p>
        </text:list-item>
      </text:list>
      <text:p text:style-name="First_20_paragraph"><text:a xlink:type="simple" xlink:href="http://bibliaonline.com.br/acf/2cr/28" office:name=""><text:span text:style-name="Definition">2 Crônicas 28-32</text:span></text:a> </text:p>
      <text:p text:style-name="Text_20_body">A história das invasões assírias na época de Acaz e Ezequias dão-nos outra mostra figurada dos eventos futuros.</text:p>
      <text:p text:style-name="Text_20_body">Acaz reinou como rei em Jerusalém numa época da história de Israel em que eles se encontravam num estado bastante baixo (<text:a xlink:type="simple" xlink:href="http://bibliaonline.com.br/acf/2rs/16/1-4" office:name=""><text:span text:style-name="Definition">2 Rs 16:1-4</text:span></text:a>). Acaz é um tipo do Anticristo, o obstinado rei (<text:a xlink:type="simple" xlink:href="http://bibliaonline.com.br/acf/dn/11/36-39" office:name=""><text:span text:style-name="Definition">Daniel 11:36-39</text:span></text:a>) que reinará sobre os judeus apóstatas durante a Grande Tribulação. Acaz foi culpado de haver removido o altar de Jeová e estabelecido um deus estranho em seu lugar#26# (<text:a xlink:type="simple" xlink:href="http://bibliaonline.com.br/acf/2rs/16/10-18" office:name=""><text:span text:style-name="Definition">2 Rs 16:10-18</text:span></text:a>). Sua atitude, ao remover o altar de Jeová e seus vasos (<text:a xlink:type="simple" xlink:href="http://bibliaonline.com.br/acf/2cr/29/19" office:name=""><text:span text:style-name="Definition">2 Cr 29:19</text:span></text:a>) é um tipo daquilo que a Besta e o Anticristo farão na metade da semana, ao impedirem os sacrifícios e a adoração judaica (<text:a xlink:type="simple" xlink:href="http://bibliaonline.com.br/acf/dn/9/27" office:name=""><text:span text:style-name="Definition">Daniel 9:27</text:span></text:a>; <text:a xlink:type="simple" xlink:href="http://bibliaonline.com.br/acf/dn/12/11" office:name=""><text:span text:style-name="Definition">12:11</text:span></text:a>). O estabelecimento de um altar estranho no templo é um tipo da ascensão da abominação desoladora (<text:a xlink:type="simple" xlink:href="http://bibliaonline.com.br/acf/dn/12/11" office:name=""><text:span text:style-name="Definition">Daniel 12:11</text:span></text:a>; <text:a xlink:type="simple" xlink:href="http://bibliaonline.com.br/acf/mt/24/15" office:name=""><text:span text:style-name="Definition">Mateus 24:15</text:span></text:a>; <text:a xlink:type="simple" xlink:href="http://bibliaonline.com.br/acf/ap/13/14,15" office:name=""><text:span text:style-name="Definition">Apocalipse 13:14,15</text:span></text:a>). </text:p>
      <text:p text:style-name="Text_20_body">Por volta dessa época, os assírios iniciam suas investidas provenientes do norte. Após terem conquistado o reino da Síria (<text:a xlink:type="simple" xlink:href="http://bibliaonline.com.br/acf/2rs/16/9" office:name=""><text:span text:style-name="Definition">2 Rs 16:9</text:span></text:a>) e mantido cativas algumas das cidades na região norte de Israel (<text:a xlink:type="simple" xlink:href="http://bibliaonline.com.br/acf/2rs/15/27-29" office:name=""><text:span text:style-name="Definition">2 Rs 15:27-29</text:span></text:a>) o rei de Israel pediu ajuda ao rei do Egito, o qual subiu com seus exércitos (<text:a xlink:type="simple" xlink:href="http://bibliaonline.com.br/acf/2rs/17/1-4" office:name=""><text:span text:style-name="Definition">2 Rs 17:1-4</text:span></text:a>; <text:a xlink:type="simple" xlink:href="http://bibliaonline.com.br/acf/is/7/18,19" office:name=""><text:span text:style-name="Definition">Isaías 7:18,19</text:span></text:a>*). Profeticamente isto explica o ponto n° 1 do sumário. </text:p>
      <text:p text:style-name="Text_20_body">[ Nota: *As moscas nos extremos dos rios do Egito são um símbolo dos exércitos do rei do Egito. As abelhas da terra da Assíria são um símbolo dos exércitos assírios. Preste atenção na ordem dos eventos: primeiro as moscas assobiam, e então é a vez das abelhas, o que é a mesma ordem dos pontos 1 e 2 do sumário. ]</text:p>
      <text:p text:style-name="Text_20_body">Isso inflama a ira do rei da Assíria que se precipita desde o norte conquistando “toda a terra” (<text:a xlink:type="simple" xlink:href="http://bibliaonline.com.br/acf/2rs/17/5,6" office:name=""><text:span text:style-name="Definition">2 Rs 17:5,6</text:span></text:a>). Israel foi julgado naquela ocasião em virtude de seu pecado de idolatria (<text:a xlink:type="simple" xlink:href="http://bibliaonline.com.br/acf/2rs/17/7-23" office:name=""><text:span text:style-name="Definition">2 Rs 17:7-23</text:span></text:a>). Havendo conquistado a terra de Israel, os assírios prosseguem e tomam Asdode, a cidade principal dos filisteus (<text:a xlink:type="simple" xlink:href="http://bibliaonline.com.br/acf/is/20/1" office:name=""><text:span text:style-name="Definition">Is 20:1</text:span></text:a>), e então continuam em sua conquista até o Egito, derrotando os egípcios e seus aliados (<text:a xlink:type="simple" xlink:href="http://bibliaonline.com.br/acf/is/20/4-6" office:name=""><text:span text:style-name="Definition">Is 20:4-6</text:span></text:a>). Isto explica o ponto n° 2. </text:p>
      <text:p text:style-name="Text_20_body">Então o iníquo rei Acaz (um tipo do Anticristo) morreu e foi substituído em seu trono pelo bom rei Ezequias, o qual é um tipo de Cristo#27# (<text:a xlink:type="simple" xlink:href="http://bibliaonline.com.br/acf/2cr/29/1,2" office:name=""><text:span text:style-name="Definition">2 Cr 29:1,2</text:span></text:a>). O surgimento de Ezequias nessa ocasião prefigura a vinda de Cristo para tomar os Reinos deste mundo, em cuja ocasião nós sabemos que o Anticristo será removido por juízo (<text:a xlink:type="simple" xlink:href="http://bibliaonline.com.br/acf/ap/11/-15" office:name=""><text:span text:style-name="Definition">Apocalipse 11-15</text:span></text:a>; <text:a xlink:type="simple" xlink:href="http://bibliaonline.com.br/acf/ap/19/11-20" office:name=""><text:span text:style-name="Definition">19:11-20</text:span></text:a>; <text:a xlink:type="simple" xlink:href="http://bibliaonline.com.br/acf/2ts/2/8" office:name=""><text:span text:style-name="Definition">2 Tessalonicenses 2:8</text:span></text:a>). Isso acontece no ponto n° 4. </text:p>
      <text:p text:style-name="Text_20_body">Ao ser entronizado, Ezequias reuniu Judá os judeus) para que se oferecesse um sacrifício pelo pecado (<text:a xlink:type="simple" xlink:href="http://bibliaonline.com.br/acf/2cr/29/21-24" office:name=""><text:span text:style-name="Definition">2 Cr 29:21-24</text:span></text:a>), o que era, na prática, um reconhecimento de que haviam pecado. (Compare <text:a xlink:type="simple" xlink:href="http://bibliaonline.com.br/acf/zc/12/10" office:name=""><text:span text:style-name="Definition">Zacarias 12:10</text:span></text:a>; <text:a xlink:type="simple" xlink:href="http://bibliaonline.com.br/acf/sl/51" office:name=""><text:span text:style-name="Definition">Salmos 51</text:span></text:a>). Em seguida eles ofereceram ofertas queimadas e de ações de graças (<text:a xlink:type="simple" xlink:href="http://bibliaonline.com.br/acf/2cr/29/27-36" office:name=""><text:span text:style-name="Definition">2 Cr 29:27-36</text:span></text:a>). Ezequias buscou então reunir todo o Israel sob Jeová. Ele enviou mensageiros para chamar todas as tribos de Israel para que viessem a Jerusalém celebrar a páscoa. Pessoas das diversas tribos de Israel se humilharam e foram participar da celebração (<text:a xlink:type="simple" xlink:href="http://bibliaonline.com.br/acf/2cr/30" office:name=""><text:span text:style-name="Definition">2 Cr 30</text:span></text:a>). A expiação foi feita por todo o Israel. Então eles limparam a terra da idolatria e estabeleceram uma ordem verdadeiramente fiel sob o comando de Ezequias (<text:a xlink:type="simple" xlink:href="http://bibliaonline.com.br/acf/2cr/31" office:name=""><text:span text:style-name="Definition">2 Cr 31</text:span></text:a>). Isto explica o intervalo entre os pontos 5 e 6 quando os judeus (as duas tribos) e as dez tribos de Israel serão restauradas ao Senhor. </text:p>
      <text:p text:style-name="Text_20_body">Após ter sido estabelecida uma ordem fiel na terra, sob Ezequias, os assírios sob Senaqueribe desceram mais uma vez provenientes do norte para derrotar o reino. Assim que o exército de Senaqueribe chegou próximo a Jerusalém, o anjo do Senhor saiu e os destroçou (<text:a xlink:type="simple" xlink:href="http://bibliaonline.com.br/acf/2cr/32" office:name=""><text:span text:style-name="Definition">2 Cr 32</text:span></text:a>). Senaqueribe e os assírios são um bem conhecido tipo*, na profecia, da invasão final comandada por Gogue (Rússia) que será derrotada pelo Senhor. Este é o ponto n° 6. </text:p>
      <text:p text:style-name="Text_20_body">[ Nota: *As primeiras incursões dos assírios sob Tiglate-Pileser (<text:a xlink:type="simple" xlink:href="http://bibliaonline.com.br/acf/2rs/15/27-29" office:name=""><text:span text:style-name="Definition">2 Rs 15:27-29</text:span></text:a>), Salmanasar (<text:a xlink:type="simple" xlink:href="http://bibliaonline.com.br/acf/2rs/17/3-6" office:name=""><text:span text:style-name="Definition">2 Rs 17:3-6</text:span></text:a>) e Sargom (<text:a xlink:type="simple" xlink:href="http://bibliaonline.com.br/acf/is/20/1" office:name=""><text:span text:style-name="Definition">Is 20:1</text:span></text:a>), que prosseguiu com sucesso através de toda a terra de Israel até o Egito, é um tipo do primeiro ataque dos assírios na profecia (O Rei do Norte e sua Confederação Árabe – <text:a xlink:type="simple" xlink:href="http://bibliaonline.com.br/acf/dn/11/40-43" office:name=""><text:span text:style-name="Definition">Daniel 11:40-43</text:span></text:a>). As invasões posteriores dos assírios sob Senaqueribe, que foram destruídas pelo anjo de Jeová, prefiguram a Rússia e suas hordas que serão destruídas pelo Senhor (<text:a xlink:type="simple" xlink:href="http://bibliaonline.com.br/acf/ez/38/-39" office:name=""><text:span text:style-name="Definition">Ez 38-39</text:span></text:a>). ] </text:p>
      <text:p text:style-name="Text_20_body">Após as hordas de Senaqueribe terem sido vencidas, Deus exaltou Ezequias aos olhos de todas as nações sobre a terra, de forma que muitos trouxeram presentes a ele (<text:a xlink:type="simple" xlink:href="http://bibliaonline.com.br/acf/2cr/32/22,23" office:name=""><text:span text:style-name="Definition">2 Cr 32:22,23</text:span></text:a>; <text:a xlink:type="simple" xlink:href="http://bibliaonline.com.br/acf/sl/68/29" office:name=""><text:span text:style-name="Definition">Salmos 68:29</text:span></text:a>; <text:a xlink:type="simple" xlink:href="http://bibliaonline.com.br/acf/sl/72/10" office:name=""><text:span text:style-name="Definition">72:10</text:span></text:a>). Da mesma maneira, após cessarem as guerras, a glória de Cristo se espalhará por todo o mundo durante o Milênio (<text:a xlink:type="simple" xlink:href="http://bibliaonline.com.br/acf/is/66/19" office:name=""><text:span text:style-name="Definition">Is 66:19</text:span></text:a>; <text:a xlink:type="simple" xlink:href="http://bibliaonline.com.br/acf/hc/2/14" office:name=""><text:span text:style-name="Definition">Habacuque 2:14</text:span></text:a>; <text:a xlink:type="simple" xlink:href="http://bibliaonline.com.br/acf/ml/1/11" office:name=""><text:span text:style-name="Definition">Malaquias 1:11</text:span></text:a>; <text:a xlink:type="simple" xlink:href="http://bibliaonline.com.br/acf/sl/72/19" office:name=""><text:span text:style-name="Definition">Salmos 72:19</text:span></text:a>). </text:p>
      <text:list text:style-name="L11">
        <text:list-item>
          <text:p text:style-name="P11">Isaías 9:8*-12:6</text:p>
        </text:list-item>
      </text:list>
      <text:p text:style-name="First_20_paragraph"><text:a xlink:type="simple" xlink:href="http://bibliaonline.com.br/acf/is/9/8-21" office:name=""><text:span text:style-name="Definition">Isaías 9:8-12:6</text:span></text:a></text:p>
      <text:p text:style-name="Text_20_body">Esta profecia começa com Isaías anunciando o descontentamento de Deus para com o seu povo que vive pecando. Ele os avisa de um dia em que, caso não se arrependam de sua impiedade, serão destruídos por seus inimigos. Quatro vezes ele menciona, “está estendida a Sua mão” (<text:a xlink:type="simple" xlink:href="http://bibliaonline.com.br/acf/is/9/12,17,21" office:name=""><text:span text:style-name="Definition">vv 9,12,17,21</text:span></text:a>; <text:a xlink:type="simple" xlink:href="http://bibliaonline.com.br/acf/is/10/4" office:name=""><text:span text:style-name="Definition">10:4</text:span></text:a>). Da mesma forma, o fiel remanescente de judeus na grande tribulação irá suplicar a seus irmãos apóstatas que se arrependam de sua iniquidade (<text:a xlink:type="simple" xlink:href="http://bibliaonline.com.br/acf/is/9/8-21" office:name=""><text:span text:style-name="Definition">Is 9:8-10:4</text:span></text:a>). </text:p>
      <text:p text:style-name="Text_20_body">[ Nota: *Devemos ter em mente que a divisão de nossa Bíblia em capítulos e versículos não é divinamente inspirada como são as Escrituras. Os homens colocaram capítulos e versículos para facilitar as referências e são de grande ajuda, mas infelizmente neste caso colocaram o capítulo erroneamente, dividindo um assunto que o Espírito desejava que tivesse continuidade. Esta profecia de Isaías é um exemplo disso pois começa no meio do capítulo. ]</text:p>
      <text:p text:style-name="Text_20_body">Após a nação haver se recusado a atender aos repetidos avisos, Deus permitiu que os assírios viessem contra eles como “a vara” da Sua ira. Ele irá usar os assírios* de uma maneira similar no futuro para eliminar, da terra, os judeus apóstatas que receberam o Anticristo como seu rei (do qual Acabe, que era um rei nos dias de Isaías, é um tipo). Os assírios irão amassá-los como ao barro das ruas e levar tesouros de ouro e prata que eles acumularam para si por meio de seu empenho comercial (<text:a xlink:type="simple" xlink:href="http://bibliaonline.com.br/acf/is/2/7" office:name=""><text:span text:style-name="Definition">Is 2:7</text:span></text:a>; <text:a xlink:type="simple" xlink:href="http://bibliaonline.com.br/acf/is/17/14" office:name=""><text:span text:style-name="Definition">17:14</text:span></text:a>). Esse é o primeiro ataque dos assírios – o Rei do Norte e sua Confederação Árabe (<text:a xlink:type="simple" xlink:href="http://bibliaonline.com.br/acf/is/10/5-12" office:name=""><text:span text:style-name="Definition">Is 10:5-12</text:span></text:a>), e refere-se ao ponto n° 2 do sumário. </text:p>
      <text:p text:style-name="Text_20_body">[ Nota: *Estas profecias têm ambas uma aplicação próxima e uma mais além. Elas foram parcialmente cumpridas nos dias dos reis assírios da antiguidade, mas estão registradas nas Escrituras por prefigurarem, na profecia, as futuras invasões assírias. ]</text:p>
      <text:p text:style-name="Text_20_body">Por haverem os assírios desolado a terra, e por não terem atribuído o seu sucesso ao Senhor, mas a si próprios, o Senhor promete que irá julgá-los (<text:a xlink:type="simple" xlink:href="http://bibliaonline.com.br/acf/is/10/12" office:name=""><text:span text:style-name="Definition">Is 10:12</text:span></text:a>). Ele lhes recorda que não poderiam fazer coisa alguma contra o Seu povo (Israel) a menos que Ele o permitisse. Os assírios foram apenas um instrumento nas mãos do Senhor na desolação, como um machado, etc., que não pode fazer nada por si mesmo (<text:a xlink:type="simple" xlink:href="http://bibliaonline.com.br/acf/is/10/12-15" office:name=""><text:span text:style-name="Definition">Is 10:12-15</text:span></text:a>). Consequentemente o Senhor julga os assírios que Ele usou para destruir os judeus apóstatas. Sua destruição é vista sob a figura de uma enorme floresta em chamas* (<text:a xlink:type="simple" xlink:href="http://bibliaonline.com.br/acf/is/10/16-19" office:name=""><text:span text:style-name="Definition">Is 10:16-19</text:span></text:a>). Este é o ponto n° 5. Logo antes disso, o Senhor terá aparecido (Sua segunda vinda) para julgar os poderes ocidentais (a Besta), mas isso não é mencionado aqui porque o assunto de Isaías são os assírios. </text:p>
      <text:p text:style-name="Text_20_body">[ Nota: *Esta simbologia não deveria ser esquecida por todo aquele que lê as Escrituras. Árvores são figuras de homens e, portanto, uma floresta seria uma multidão de povos. Neste caso trata-se de um exército de homens (veja <text:a xlink:type="simple" xlink:href="http://bibliaonline.com.br/acf/lc/3/9" office:name=""><text:span text:style-name="Definition">Lucas 3:9</text:span></text:a>; <text:a xlink:type="simple" xlink:href="http://bibliaonline.com.br/acf/lc/6/43:45" office:name=""><text:span text:style-name="Definition">6:43-45</text:span></text:a>; <text:a xlink:type="simple" xlink:href="http://bibliaonline.com.br/acf/am/2/9" office:name=""><text:span text:style-name="Definition">Am 2:9</text:span></text:a>; <text:a xlink:type="simple" xlink:href="http://bibliaonline.com.br/acf/is/2/11-17" office:name=""><text:span text:style-name="Definition">Isaías 2:11-17</text:span></text:a>, etc.) O fogo é constantemente usado nas Escrituras como um símbolo de juízo (i.e. <text:a xlink:type="simple" xlink:href="http://bibliaonline.com.br/acf/mt/25/41" office:name=""><text:span text:style-name="Definition">Mateus 25:41</text:span></text:a>). ] </text:p>
      <text:p text:style-name="Text_20_body">Após o Senhor julgar os assírios (o Rei do Norte), Ele restaurará as dez tribos de Israel, trazendo-as de volta à sua terra natal (<text:a xlink:type="simple" xlink:href="http://bibliaonline.com.br/acf/is/10/20-23" office:name=""><text:span text:style-name="Definition">Is 10:20-23</text:span></text:a>). Isso ocorre no intervalo entre os pontos 5 e 6. </text:p>
      <text:p text:style-name="Text_20_body">Quando as dez tribos de Israel encontram-se novamente habitando na terra prometida, os assírios vêm outra vez. Trata-se do segundo ataque dos assírios que são Gogue (Rússia) e as muitas nações sob seu comando. Vem um grande temor sobre o recém restaurado Israel, mas o Senhor lhes assegura que não precisam ter medo dos exércitos que se aproximam. Embora os assírios os tenham afligido com a sua vara (no primeiro ataque), quando ele ergue desta vez o seu bordão contra Israel (segundo ataque), serão destruídos como os egípcios (<text:a xlink:type="simple" xlink:href="http://bibliaonline.com.br/acf/ex/14" office:name=""><text:span text:style-name="Definition">Êx 14</text:span></text:a>) e os midianitas (<text:a xlink:type="simple" xlink:href="http://bibliaonline.com.br/acf/jz/6/-8" office:name=""><text:span text:style-name="Definition">Jz 6-8</text:span></text:a>). Esses dois juízos na história de Israel são significativos pelo fato de ambos os inimigos terem sido derrotados pelo Senhor sem que Israel fizesse coisa alguma. Da mesma maneira o Senhor Se levantará em defesa de Israel e destruirá os assírios em seu segundo ataque (<text:a xlink:type="simple" xlink:href="http://bibliaonline.com.br/acf/is/10/24-27" office:name=""><text:span text:style-name="Definition">Is 10:24-27</text:span></text:a>). </text:p>
      <text:p text:style-name="Text_20_body">na última parte do décimo capítulo, Isaías retrata realisticamente o avanço assírio (segundo ataque) em direção a Jerusalém. Não há dúvida de que isso cumpriu-se na época de Senaqueribe (o qual é um tipo de Gogue – <text:a xlink:type="simple" xlink:href="http://bibliaonline.com.br/acf/2cr/32" office:name=""><text:span text:style-name="Definition">2 Crônicas32</text:span></text:a>), mas é a intenção do Espírito prefigurar o ataque final dos assírios sob o comando de Gogue. À medida que se aproximam, passam de cidade em cidade, chegando cada vez mais perto de Jerusalém. “Aiate” (Ai) encontra-se a 16 quilômetros ao norte de Jerusalém; “Migrom” está a 15 quilômetros ao norte; “Micmas” a 14 quilômetros; “o desfiladeiro” (Versão Almeida Atualizada. Trata-se do ribeiro de Querite) está a 11 quilômetros ao norte; “Geba” dista 9 quilômetros e meio ao norte; “Ramá” está a 8 quilômetros ao norte; “Gibeá” está a 5 quilômetros e meio ao norte; “Galim” e “Anatote” estão a 4 quilômetros e meio ao norte; “Madmena” e “Gebim” estão a 3 quilômetros ao norte; e “Nobe” está a um quilômetro e meio ao norte de Jerusalém.* Quando os assírios se aproximarem da cidade de Jerusalém e tentarem tomá-la, o Senhor bramará de Sião (<text:a xlink:type="simple" xlink:href="http://bibliaonline.com.br/acf/jl/3/16" office:name=""><text:span text:style-name="Definition">Jl 3:16</text:span></text:a>) e os destruirá. Sua destruição é mais uma vez vista na figura de uma floresta sendo derrubada (<text:a xlink:type="simple" xlink:href="http://bibliaonline.com.br/acf/is/10/28-34" office:name=""><text:span text:style-name="Definition">Is 10:28-34</text:span></text:a>). Isto refere-se ao ponto n° 6 no sumário. </text:p>
      <text:p text:style-name="Text_20_body">[ Nota: *Se Gogue irá ou não chegar tão perto de Jerusalém não é o importante aqui. A linguagem do profeta tem apenas a intenção de apresentar o seu avanço. ]</text:p>
      <text:p text:style-name="Text_20_body">Segue-se o <text:a xlink:type="simple" xlink:href="http://bibliaonline.com.br/acf/is/11" office:name=""><text:span text:style-name="Definition">capítulo 11</text:span></text:a>, com o Senhor (o “Renovo” que é o mesmo que “Nazareno” em <text:a xlink:type="simple" xlink:href="http://bibliaonline.com.br/acf/mt/2/23" office:name=""><text:span text:style-name="Definition">Mateus 2:23</text:span></text:a>) governando sobre a terra em justiça e paz após os assírios terem sido julgados. O lobo e a ovelha são vistos habitando juntos e a terra enche-se do conhecimento do Senhor (<text:a xlink:type="simple" xlink:href="http://bibliaonline.com.br/acf/is/11/1-9" office:name=""><text:span text:style-name="Definition">Is 11:1-9</text:span></text:a>). Enquanto isso, todos os indivíduos remanescentes das dez tribos de Israel que não tiverem ainda retornado à sua terra antes do último ataque dos assírios, virão e serão reunidos aos seus irmãos (<text:a xlink:type="simple" xlink:href="http://bibliaonline.com.br/acf/is/11/10-13" office:name=""><text:span text:style-name="Definition">Is 11:10-13</text:span></text:a>). Nessa ocasião os exércitos do Israel restaurado sairão em vitoriosa campanha subjugando os inimigos que restarem em sua herança de direito (<text:a xlink:type="simple" xlink:href="http://bibliaonline.com.br/acf/is/11/14-16" office:name=""><text:span text:style-name="Definition">Is 11:14-16</text:span></text:a>). Este é o ponto n° 7. </text:p>
      <text:p text:style-name="Text_20_body">O <text:a xlink:type="simple" xlink:href="http://bibliaonline.com.br/acf/is/12" office:name=""><text:span text:style-name="Definition">capítulo 12</text:span></text:a> é uma canção de louvor e ações de graças do Israel redimido, no Milênio (<text:a xlink:type="simple" xlink:href="http://bibliaonline.com.br/acf/is/12/1-6" office:name=""><text:span text:style-name="Definition">Is 12:1-6</text:span></text:a>). </text:p>
      <text:list text:style-name="L12">
        <text:list-item>
          <text:p text:style-name="P12">Isaías 13-27</text:p>
        </text:list-item>
      </text:list>
      <text:p text:style-name="First_20_paragraph"><text:a xlink:type="simple" xlink:href="http://bibliaonline.com.br/acf/is/13" office:name=""><text:span text:style-name="Definition">Isaías 13-27</text:span></text:a> </text:p>
      <text:p text:style-name="Text_20_body">Este é mais um dos muitos esboços contidos no livro de isaías que pode ser utilizado para confirmar a ordem dos juízos dados no sumário. Do <text:a xlink:type="simple" xlink:href="http://bibliaonline.com.br/acf/is/13" office:name=""><text:span text:style-name="Definition">capítulo 13</text:span></text:a> até o <text:a xlink:type="simple" xlink:href="http://bibliaonline.com.br/acf/is/14/27" office:name=""><text:span text:style-name="Definition">14:27</text:span></text:a> trata-se de uma introdução. O trecho mostra, de uma forma geral, o juízo que cairá primeiro sobre Babilônia os poderes ocidentais – a Besta) antes de caírem sobre o rei assírio vindo do norte com sua Confederação Árabe, juntamente com Gogue – Rússia. É importante notar que quando Babilônia é julgada há duas pessoas particularmente em foco como sendo especialmente culpadas e, portanto, sujeitas ao juízo de Deus. Trata-se dos líderes responsáveis pelos poderes ocidentais, o “Rei de Babilônia” (<text:a xlink:type="simple" xlink:href="http://bibliaonline.com.br/acf/is/14/4-11" office:name=""><text:span text:style-name="Definition">Is 14:4-11</text:span></text:a>), que é um tipo da cabeça política da confederação das dez nações, e “Lúcifer” (<text:a xlink:type="simple" xlink:href="http://bibliaonline.com.br/acf/is/14/12-20" office:name=""><text:span text:style-name="Definition">Is 14:12-20</text:span></text:a>) que aparentemente é um tipo do Anticristo.*#28# Compare com <text:a xlink:type="simple" xlink:href="http://bibliaonline.com.br/acf/ap/13/1-18" office:name=""><text:span text:style-name="Definition">Apocalipse 13:1-18</text:span></text:a>; <text:a xlink:type="simple" xlink:href="http://bibliaonline.com.br/acf/ap/19/20" office:name=""><text:span text:style-name="Definition">19:20</text:span></text:a>. </text:p>
      <text:p text:style-name="Text_20_body">[ Nota: *No entanto, alguns há que acreditam ser Lúcifer um tipo da pessoa da Besta, o líder político do império, e não o Anticristo. Isto é possível. ]</text:p>
      <text:p text:style-name="Text_20_body">O esboço começa, então, com <text:a xlink:type="simple" xlink:href="http://bibliaonline.com.br/acf/is/14/28" office:name=""><text:span text:style-name="Definition">Isaías 14:28</text:span></text:a>. O profeta registra as várias nações que seriam levadas pelos assírios por ocasião de sua vinda do norte. Essas profecias tiveram seu cumprimento parcial na conquista de Tiglate-Pileser, Salmanasar e Sargom, reis assírios, mas elas apontam para os últimos dias quando os futuros assírios (o Rei do Norte – <text:a xlink:type="simple" xlink:href="http://bibliaonline.com.br/acf/dn/11/40-43" office:name=""><text:span text:style-name="Definition">Daniel 11:40-43</text:span></text:a>) desolarão a terra. O lado histórico destas passagens serve como pano de fundo para os eventos da profecia ainda por acontecer. Filístia (<text:a xlink:type="simple" xlink:href="http://bibliaonline.com.br/acf/is/14/28-32" office:name=""><text:span text:style-name="Definition">Is 14:28-32</text:span></text:a>), Moabe (<text:a xlink:type="simple" xlink:href="http://bibliaonline.com.br/acf/is/15/-16" office:name=""><text:span text:style-name="Definition">Is 15-16</text:span></text:a>), Damasco, a capital da Síria (<text:a xlink:type="simple" xlink:href="http://bibliaonline.com.br/acf/is/17" office:name=""><text:span text:style-name="Definition">Is 17</text:span></text:a>), e a terra de Israel (<text:a xlink:type="simple" xlink:href="http://bibliaonline.com.br/acf/is/18" office:name=""><text:span text:style-name="Definition">Is 18</text:span></text:a>),* são vistos como colocados sob juízo aplicado por meio dos assírios. Depois da terra de Israel ficar desolada (<text:a xlink:type="simple" xlink:href="http://bibliaonline.com.br/acf/is/18/5,6" office:name=""><text:span text:style-name="Definition">Is 18:5,6</text:span></text:a>), a conquista assíria continua em direção ao Egito (<text:a xlink:type="simple" xlink:href="http://bibliaonline.com.br/acf/is/19" office:name=""><text:span text:style-name="Definition">Is 19</text:span></text:a>) onde os Egípcios e seus aliados, os etíopes (<text:a xlink:type="simple" xlink:href="http://bibliaonline.com.br/acf/is/20" office:name=""><text:span text:style-name="Definition">Is 20</text:span></text:a>) também serão julgados. Esta é também uma surpreendente previsão ligada ao ponto n° 2 do sumário. </text:p>
      <text:p text:style-name="Text_20_body">[ Nota: *Muitos destes capítulos não somente dão o ponto principal na sequência dos eventos, como também cobrem outros detalhes conectados com o assunto. Este capítulo não apenas apresenta o ataque à terra pelos assírios (<text:a xlink:type="simple" xlink:href="http://bibliaonline.com.br/acf/is/20/5,6" office:name=""><text:span text:style-name="Definition">vv. 5,6</text:span></text:a>) como também mostra o que ocorreu para que os judeus pudessem ser encontrados de volta à sua terra (<text:a xlink:type="simple" xlink:href="http://bibliaonline.com.br/acf/is/20/1-4" office:name=""><text:span text:style-name="Definition">vv. 1-4</text:span></text:a>). ] </text:p>
      <text:p text:style-name="Text_20_body">Em seguida, Babilônia, “o deserto do mar”, é julgada (<text:a xlink:type="simple" xlink:href="http://bibliaonline.com.br/acf/is/21" office:name=""><text:span text:style-name="Definition">Is 21</text:span></text:a>). Este é um tipo do julgamento dos poderes ocidentais liderados pela Besta. Ciro (<text:a xlink:type="simple" xlink:href="http://bibliaonline.com.br/acf/is/45" office:name=""><text:span text:style-name="Definition">Is 45</text:span></text:a>), o rei persa, foi levantado por Deus especialmente para executar o juízo sobre Babilônia. Ele é um tipo de Cristo que julgará pessoalmente os exércitos da Besta na Sua vinda. Isto pertence aos pontos 3 e 4. </text:p>
      <text:p text:style-name="Text_20_body">Muitas outras coisas ocorrerão também quando o Senhor vier do céu, as quais são apresentadas a seguir como tipos. Em primeiro lugar, Shebna, que ocupava uma posição no governo da casa de Davi, é removido de seu ofício e lançado como uma bola em um lugar espaçoso (<text:a xlink:type="simple" xlink:href="http://bibliaonline.com.br/acf/is/22/15-19" office:name=""><text:span text:style-name="Definition">Is 22:15-19</text:span></text:a>). Isso tipifica a remoção do Anticristo, o falso Messias, que será lançado no lago de fogo (<text:a xlink:type="simple" xlink:href="http://bibliaonline.com.br/acf/ap/19/20" office:name=""><text:span text:style-name="Definition">Apocalipse 19:20</text:span></text:a>). Então Eliaquim é trazido para substituir Sebna e o governo da casa de Davi é colocado em suas mãos. Este é um tipo de Cristo assumindo Seu lugar de direito no trono de Davi como o verdadeiro Messias e Rei. (<text:a xlink:type="simple" xlink:href="http://bibliaonline.com.br/acf/is/22/20-25" office:name=""><text:span text:style-name="Definition">Is 22:20-25</text:span></text:a>.)* Em segundo lugar, Tiro, representando o mundo comercial, também é julgada. Todo comércio cessará (<text:a xlink:type="simple" xlink:href="http://bibliaonline.com.br/acf/is/23" office:name=""><text:span text:style-name="Definition">Is 23</text:span></text:a>). Em terceiro lugar, a terra (profética) será esvaziada das pessoas ímpias (<text:a xlink:type="simple" xlink:href="http://bibliaonline.com.br/acf/is/24" office:name=""><text:span text:style-name="Definition">Is 24</text:span></text:a>). Esse trabalho é feito por anjos (<text:a xlink:type="simple" xlink:href="http://bibliaonline.com.br/acf/mt/13/39-42" office:name=""><text:span text:style-name="Definition">Mateus 13:39-42</text:span></text:a>; <text:a xlink:type="simple" xlink:href="http://bibliaonline.com.br/acf/mt/24/39-41" office:name=""><text:span text:style-name="Definition">24:39-41</text:span></text:a>). Depois de Deus haver limpado toda a cena, Cristo reinará em Jerusalém (<text:a xlink:type="simple" xlink:href="http://bibliaonline.com.br/acf/is/24/23" office:name=""><text:span text:style-name="Definition">Is 24:23</text:span></text:a>). Essas coisas todas ocorrerão na época abrangida pelo ponto n° 4. </text:p>
      <text:p text:style-name="Text_20_body">[ Nota: *Embora este capítulo apresente o ponto principal que é o Anticristo sendo colocado de lado e Cristo sendo trazido à cena, ele também descreve o saque de Jerusalém pelos assírios (<text:a xlink:type="simple" xlink:href="http://bibliaonline.com.br/acf/is/24/1-14" office:name=""><text:span text:style-name="Definition">vv. 1-14</text:span></text:a>) que é a causa da remoção do Anticristo. Ele fugirá do seu lugar na terra quando os assírios estiverem atacando. (<text:a xlink:type="simple" xlink:href="http://bibliaonline.com.br/acf/zc/11/17" office:name=""><text:span text:style-name="Definition">Zc 11:17</text:span></text:a>.) ] </text:p>
      <text:p text:style-name="Text_20_body">Em Isaías 25 o remanescente fiel eleva os seus corações em louvor a Deus por sua intervenção em favor deles. Eles esperaram pacientemente pelo Senhor, e tendo Ele chegado, regozijam-se em sua salvação. O remanescente celebrará sua libertação em um cântico de louvor (<text:a xlink:type="simple" xlink:href="http://bibliaonline.com.br/acf/is/26" office:name=""><text:span text:style-name="Definition">Is 26</text:span></text:a>). As dez tribos de Israel são também levantadas do pó da terra para se unir ao reavivamento nacional (<text:a xlink:type="simple" xlink:href="http://bibliaonline.com.br/acf/is/26/19" office:name=""><text:span text:style-name="Definition">Is 26:19</text:span></text:a>; <text:a xlink:type="simple" xlink:href="http://bibliaonline.com.br/acf/dn/12/1,2" office:name=""><text:span text:style-name="Definition">Daniel 12:1,2</text:span></text:a>; <text:a xlink:type="simple" xlink:href="http://bibliaonline.com.br/acf/ez/37" office:name=""><text:span text:style-name="Definition">Ez 37</text:span></text:a>). <text:a xlink:type="simple" xlink:href="http://bibliaonline.com.br/acf/is/25" office:name=""><text:span text:style-name="Definition">Isaías 25</text:span></text:a> e <text:a xlink:type="simple" xlink:href="http://bibliaonline.com.br/acf/is/26" office:name=""><text:span text:style-name="Definition">26</text:span></text:a> explica o intervalo entre os pontos 5 e 6. </text:p>
      <text:p text:style-name="Text_20_body">À medida que a Indignação continua, o Senhor encorajará a recém revivificada nação de Israel (todas as doze tribos) a se abrigar por algum tempo até que Ele trate com todas as nações restantes da terra (<text:a xlink:type="simple" xlink:href="http://bibliaonline.com.br/acf/is/26/20,21" office:name=""><text:span text:style-name="Definition">Is 26:20,21</text:span></text:a>). O leviatã, a feroz e fraudulenta serpente que é um símbolo do poder de Satanás nas mãos dos assírios (Gogue – Rússia), é finalmente julgada pelo Senhor. Israel, a vinha de Jeová, será preservada por Seu divino cuidado quando os assírios vierem pela segunda vez (<text:a xlink:type="simple" xlink:href="http://bibliaonline.com.br/acf/is/27/1-5" office:name=""><text:span text:style-name="Definition">Is 27:1-5</text:span></text:a>). Este é o ponto n° 6. </text:p>
      <text:p text:style-name="Text_20_body">Depois de tudo, Israel será elevado a um lugar de proeminência no Milênio e será uma bênção a toda a terra (<text:a xlink:type="simple" xlink:href="http://bibliaonline.com.br/acf/is/27/6" office:name=""><text:span text:style-name="Definition">Is 27:6</text:span></text:a>). </text:p>
      <text:list text:style-name="L13">
        <text:list-item>
          <text:p text:style-name="P13">Isaías 28-35</text:p>
        </text:list-item>
      </text:list>
      <text:p text:style-name="First_20_paragraph"><text:a xlink:type="simple" xlink:href="http://bibliaonline.com.br/acf/is/28" office:name=""><text:span text:style-name="Definition">Isaías 28-35</text:span></text:a> </text:p>
      <text:p text:style-name="Text_20_body">Os <text:a xlink:type="simple" xlink:href="http://bibliaonline.com.br/acf/is/28" office:name=""><text:span text:style-name="Definition">capítulos 28</text:span></text:a> e <text:a xlink:type="simple" xlink:href="http://bibliaonline.com.br/acf/is/29" office:name=""><text:span text:style-name="Definition">29</text:span></text:a> formam uma introdução a este esboço profético. Eles apresentam rapidamente os dois ataques dos assírios. Os capítulos seguintes desvendam os detalhes da maravilhosa ordem desses eventos proféticos. </text:p>
      <text:p text:style-name="Text_20_body">O <text:a xlink:type="simple" xlink:href="http://bibliaonline.com.br/acf/is/28" office:name=""><text:span text:style-name="Definition">capítulo 28</text:span></text:a> mostra as investidas das incursões assírias pela terra de Israel, de norte a sul, na figura de um violento temporal de saraiva e de um grande dilúvio. Efraim (nome usado pelos profetas para designar o reino norte de Israel, do qual Samaria era a capital) foi o primeiro a sentir os efeitos das incursões dos assírios (<text:a xlink:type="simple" xlink:href="http://bibliaonline.com.br/acf/is/28/1-13" office:name=""><text:span text:style-name="Definition">Is 28:1-13</text:span></text:a>). Isaías segue adiante para alertar os legisladores de Jerusalém de que a “tormenta de destruição” iria passar também por Judá e Jerusalém, e que não haveria lugar onde pudessem se abrigar dela (<text:a xlink:type="simple" xlink:href="http://bibliaonline.com.br/acf/is/28/14-22" office:name=""><text:span text:style-name="Definition">Is 28:14-22</text:span></text:a>). Este é o ponto n° 2 do sumário. </text:p>
      <text:p text:style-name="Text_20_body">Então, na última parte do capítulo 28 o profeta faz uso de uma parábola para mostrar que depois que os assírios passassem pela terra, o Senhor restauraria Israel. Israel é visto como o pedaço de terra de Jeová, que Ele protege como um agricultor protege sua fazenda. O que trilha com o arado os assírios) é contratado para revolver a terra (Israel), quebrando os seus torrões os judeus apóstatas). A isso segue-se a semeadura, na terra, de sementes novas. O ato de trazer as sementes novas e plantá-las na terra é uma figura das tribos dispersas de Israel sendo trazidas de volta à sua terra e plantadas ali, o que resulta em fruto para Deus (<text:a xlink:type="simple" xlink:href="http://bibliaonline.com.br/acf/is/28/23-29" office:name=""><text:span text:style-name="Definition">Is 28:23-29</text:span></text:a>). Isso acontece no intervalo entre os pontos 5 e 6. </text:p>
      <text:p text:style-name="Text_20_body">A seguir, quando todas as doze tribos de Israel estiverem de volta à sua terra, o <text:a xlink:type="simple" xlink:href="http://bibliaonline.com.br/acf/is/29" office:name=""><text:span text:style-name="Definition">capítulo 29</text:span></text:a> mostra que haverá outro ataque dos assírios (Gogue – Rússia), só que desta vez eles não serão bem sucedidos. “Ariel” (Jerusalém) será cercada por inimigos, mas num instante o Senhor tratará com eles em juízo. Israel será então libertada de toda angústia assim como se vai um sonho quando alguém acorda de seu sono (<text:a xlink:type="simple" xlink:href="http://bibliaonline.com.br/acf/is/29/1-8" office:name=""><text:span text:style-name="Definition">Is 29:1-8</text:span></text:a>). Este é o ponto n° 6 </text:p>
      <text:p text:style-name="Text_20_body">O profeta segue, no capítulo 29, narrando a condição moral do povo que atraiu as invasões dos assírios (<text:a xlink:type="simple" xlink:href="http://bibliaonline.com.br/acf/is/29/9-16" office:name=""><text:span text:style-name="Definition">Is 29:9-16</text:span></text:a>). Então, no final do capítulo, o Milênio é visto sendo estabelecido com a situação sendo revertida no que diz respeito a Israel. Os altivos assírios serão humilhados e eles (Israel), que haviam sido humilhados, serão exaltados. A insensibilidade de Israel dará lugar ao discernimento espiritual e zelo concernentes às coisas de Deus (<text:a xlink:type="simple" xlink:href="http://bibliaonline.com.br/acf/is/29/17-24" office:name=""><text:span text:style-name="Definition">Is 29:17-24</text:span></text:a>). </text:p>
      <text:p text:style-name="Text_20_body">Tendo exposto rapidamente os dois grandes deslocamentos dos assírios (<text:a xlink:type="simple" xlink:href="http://bibliaonline.com.br/acf/is/28" office:name=""><text:span text:style-name="Definition">Is 28-29</text:span></text:a>), o profeta Isaías volta, então, para dar detalhes relativos àquelas circunstâncias. O capítulo 30 expõe a condição de incredulidade dos judeus (apóstatas) na terra, no tempo de Isaías, procurando conseguir do Egito a proteção contra os assírios (Compare com <text:a xlink:type="simple" xlink:href="http://bibliaonline.com.br/acf/2rs/18/21-24" office:name=""><text:span text:style-name="Definition">2 Reis 18:21-24</text:span></text:a>). Mas a ajuda do Egito seria em vão (<text:a xlink:type="simple" xlink:href="http://bibliaonline.com.br/acf/is/30/7" office:name=""><text:span text:style-name="Definition">Is 30:7</text:span></text:a>). Confiar no homem para obter ajuda é considerado pelo Senhor como rebelião e, consequentemente, o poder do Egito seria despedaçado como um vaso de oleiro, e seus homens dispersos pelos assírios. Os judeus seriam também deixados como uma árvore no topo de uma montanha, separada dos seus ramos após a passagem dos assírios (<text:a xlink:type="simple" xlink:href="http://bibliaonline.com.br/acf/is/30/1-17" office:name=""><text:span text:style-name="Definition">Is 30:1-17</text:span></text:a> – N.T.: “árvore” é traduzido como “mastro” na versão Almeida). Isso tudo prefigura os eventos vindouros. O Egito subirá à terra de Israel (mas não para a proteção de Israel) e os assírios destruirão os egípcios assim como sua terra. Isto se refere aos pontos 1 e 2. </text:p>
      <text:p text:style-name="Text_20_body">Em seguida é dado encorajamento àqueles que esperam no Senhor (o remanescente de judeus fiéis). O Senhor promete que eles verão a libertação, habitarão em paz em Sião, e desfrutarão das bênçãos do Reino milenial (<text:a xlink:type="simple" xlink:href="http://bibliaonline.com.br/acf/is/30/18-26" office:name=""><text:span text:style-name="Definition">Is 30:18-26</text:span></text:a>). Ele promete também que os assírios, que foram como “bordão nas suas mãos” (<text:a xlink:type="simple" xlink:href="http://bibliaonline.com.br/acf/is/10/5,6" office:name=""><text:span text:style-name="Definition">Is 10:5,6</text:span></text:a>), serão abatidos e encontrarão seu fim no lugar de juízo – “Tofete” – o lago de fogo (<text:a xlink:type="simple" xlink:href="http://bibliaonline.com.br/acf/is/30/27-33" office:name=""><text:span text:style-name="Definition">Is 30:27-33</text:span></text:a>). </text:p>
      <text:p text:style-name="Text_20_body">No <text:a xlink:type="simple" xlink:href="http://bibliaonline.com.br/acf/is/31" office:name=""><text:span text:style-name="Definition">capítulo 31</text:span></text:a> o Senhor dá ênfase à insensatez de terem confiado no braço de carne (Egito). Ele compara a força do Egito com Seu divino poder de proteção sobre Sião e promete defender a cidade como um leão que, com seu filhote, ruge sobre a presa, e um pássaro que voa para guardar seu ninho (<text:a xlink:type="simple" xlink:href="http://bibliaonline.com.br/acf/is/31/1-5" office:name=""><text:span text:style-name="Definition">Is 31:1-5</text:span></text:a>). Ele roga ao Seu povo para que se voltem a Ele verdadeiramente, lançando fora seus ídolos, e então os assírios cairiam sob o juízo consumidor do Senhor (<text:a xlink:type="simple" xlink:href="http://bibliaonline.com.br/acf/is/31/6-9" office:name=""><text:span text:style-name="Definition">Is 31:6-9</text:span></text:a>). Isto talvez possa se referir ao ponto n° 5. </text:p>
      <text:p text:style-name="Text_20_body">O <text:a xlink:type="simple" xlink:href="http://bibliaonline.com.br/acf/is/32" office:name=""><text:span text:style-name="Definition">capítulo 32</text:span></text:a> mostra o Senhor reinando como Rei em Jerusalém, após os assírios (1° ataque) terem sido julgados. O remanescente de Israel é restaurado e são vistos com Ele desfrutando do abrigo de Sua enorme proteção (<text:a xlink:type="simple" xlink:href="http://bibliaonline.com.br/acf/is/32/1,2" office:name=""><text:span text:style-name="Definition">Is 32:1,2</text:span></text:a>). Eles terão julgado sua iniquidade e consequentemente terão seus olhos abertos e corações entendidos (<text:a xlink:type="simple" xlink:href="http://bibliaonline.com.br/acf/is/32/3-14" office:name=""><text:span text:style-name="Definition">Is 32:3-14</text:span></text:a>). Estarão habitando em paz na terra, “em lugares quietos de descanso” (<text:a xlink:type="simple" xlink:href="http://bibliaonline.com.br/acf/is/32/15-20" office:name=""><text:span text:style-name="Definition">Is 32:15-20</text:span></text:a>; compare com <text:a xlink:type="simple" xlink:href="http://bibliaonline.com.br/acf/ez/38/11" office:name=""><text:span text:style-name="Definition">Ez 38:11</text:span></text:a>). Este capítulo seria uma referência à restauração de Israel ao Senhor no intervalo entre os pontos 5 e 6. </text:p>
      <text:p text:style-name="Text_20_body">Então, no <text:a xlink:type="simple" xlink:href="http://bibliaonline.com.br/acf/is/33" office:name=""><text:span text:style-name="Definition">capítulo 33</text:span></text:a>, a grande Assíria é colocada mais uma vez diante de nossos olhos (no 2° ataque). Trata-se de Gogue (Rússia) que descerá à terra de Israel após as 12 tribos de Israel se encontrarem novamente habitando em segurança sob a proteção de Jeová. A Rússia, a grande Assíria, despojou antes a terra, usando para isso a Confederação Árabe sob o comando do Rei do Norte (1° ataque) que era um satélite dela (<text:a xlink:type="simple" xlink:href="http://bibliaonline.com.br/acf/dn/8/24" office:name=""><text:span text:style-name="Definition">Daniel 8:24</text:span></text:a>), porém ela própria, a Rússia, não foi despojada quando o Senhor interveio em socorro do remanescente e julgou o Rei do Norte, quando não houve quem o socorresse (<text:a xlink:type="simple" xlink:href="http://bibliaonline.com.br/acf/dn/11/45" office:name=""><text:span text:style-name="Definition">Daniel 11:45</text:span></text:a>). Agora, porém, a Rússia com muitas outras nações sob seu comando desce sobre a terra de Israel (<text:a xlink:type="simple" xlink:href="http://bibliaonline.com.br/acf/is/33/1" office:name=""><text:span text:style-name="Definition">Is 33:1</text:span></text:a>). Quando chegam ao recém-restaurado Israel as notícias do exército que se aproxima, o povo cai de joelhos diante do Senhor e ora por libertação. (<text:a xlink:type="simple" xlink:href="http://bibliaonline.com.br/acf/is/33/2" office:name=""><text:span text:style-name="Definition">Is 33:2</text:span></text:a>). Em resposta à oração do Seu povo, o Senhor repentinamente põe o inimigo em fuga (<text:a xlink:type="simple" xlink:href="http://bibliaonline.com.br/acf/is/33/3-9" office:name=""><text:span text:style-name="Definition">Is 33:3-9</text:span></text:a>) e os consome com fogo (um símbolo de juízo – <text:a xlink:type="simple" xlink:href="http://bibliaonline.com.br/acf/is/33/10-14" office:name=""><text:span text:style-name="Definition">Isaías 33:10-14</text:span></text:a>). Estando os exércitos de Gogue destruídos, a última parte do capítulo mostra Israel uma vez mais desfrutando de quietude em sua terra, tendo sobre si o Senhor como seu Rei enquanto tem início o Milênio (<text:a xlink:type="simple" xlink:href="http://bibliaonline.com.br/acf/is/33/15-24" office:name=""><text:span text:style-name="Definition">Is 33:15-24</text:span></text:a>). </text:p>
      <text:p text:style-name="Text_20_body">O <text:a xlink:type="simple" xlink:href="http://bibliaonline.com.br/acf/is/34" office:name=""><text:span text:style-name="Definition">capítulo 34</text:span></text:a> desvenda mais detalhes quanto à destruição dos exércitos aliados de Gogue (Rússia). Após haver destruído Gogue nas montanhas de Israel (<text:a xlink:type="simple" xlink:href="http://bibliaonline.com.br/acf/ez/39/1-5" office:name=""><text:span text:style-name="Definition">Ez 39:1-5</text:span></text:a>), a indignação do Senhor se estenderá até Edom, onde as nações sujeitas a Gogue estarão se reunindo (<text:a xlink:type="simple" xlink:href="http://bibliaonline.com.br/acf/is/34/1-8" office:name=""><text:span text:style-name="Definition">Is 34:1-8</text:span></text:a>; <text:a xlink:type="simple" xlink:href="http://bibliaonline.com.br/acf/is/63/1-6" office:name=""><text:span text:style-name="Definition">63:1-6</text:span></text:a>). O juízo do Senhor sobre os exércitos confederados sujeitos a Gogue será tão severo que a própria terra de Edom se tornará, para todo o sempre, um deserto perpétuo (<text:a xlink:type="simple" xlink:href="http://bibliaonline.com.br/acf/is/34/9-15" office:name=""><text:span text:style-name="Definition">Is 34:9-15</text:span></text:a>). Os <text:a xlink:type="simple" xlink:href="http://bibliaonline.com.br/acf/is/33" office:name=""><text:span text:style-name="Definition">capítulos 33</text:span></text:a> e <text:a xlink:type="simple" xlink:href="http://bibliaonline.com.br/acf/is/34" office:name=""><text:span text:style-name="Definition">34</text:span></text:a> satisfazem o ponto n° 6. </text:p>
      <text:p text:style-name="Text_20_body">O capítulo 35 encerra esse esboço profético com um quadro do Milênio que se seguirá a esses juízos. A criação é vista sendo libertada da servidão da corrupção (<text:a xlink:type="simple" xlink:href="http://bibliaonline.com.br/acf/rm/8/21,22" office:name=""><text:span text:style-name="Definition">Rm 8:21,22</text:span></text:a>) e os redimidos da terra sobem a Sião com cânticos de eterna adoração (<text:a xlink:type="simple" xlink:href="http://bibliaonline.com.br/acf/is/35/1-10" office:name=""><text:span text:style-name="Definition">Is 35:1-10</text:span></text:a>). </text:p>
      <text:list text:style-name="L14">
        <text:list-item>
          <text:p text:style-name="P14">Joel 1-3</text:p>
        </text:list-item>
      </text:list>
      <text:p text:style-name="First_20_paragraph"><text:a xlink:type="simple" xlink:href="http://bibliaonline.com.br/acf/jl/1" office:name=""><text:span text:style-name="Definition">Joel 1-3</text:span></text:a> </text:p>
      <text:p text:style-name="Text_20_body">O <text:a xlink:type="simple" xlink:href="http://bibliaonline.com.br/acf/jl/1" office:name=""><text:span text:style-name="Definition">capítulo 1</text:span></text:a> é um relato da invasão de gafanhotos que aconteceu nos dias de oel e que deixou fome por toda parte. Ele usou a enorme nuvem de gafanhotos como uma ilustração do terrível juízo de desolação que o Senhor traria sobre a terra de Israel num dia vindouro, por intermédio dos exércitos dos assírios (em seu primeiro ataque, <text:a xlink:type="simple" xlink:href="http://bibliaonline.com.br/acf/dn/11/40-43" office:name=""><text:span text:style-name="Definition">Daniel 11:40-43</text:span></text:a>). No <text:a xlink:type="simple" xlink:href="http://bibliaonline.com.br/acf/is/2/1-11" office:name=""><text:span text:style-name="Definition">capítulo 2:1-11</text:span></text:a>, Joel prevê os exércitos dos assírios descendo do norte e assolando toda a terra. Este é o ponto n° 2. </text:p>
      <text:p text:style-name="Text_20_body">A profecia salta, então, os pontos 3 e 4 pois o inimigo em Joel (assim como em todos os profetas do período assírio) não são os poderes ocidentais (Babilônia). Como resultado da terrível invasão proveniente do norte, os judeus (o remanescente) se humilharão completamente e clamarão ao Senhor por socorro (<text:a xlink:type="simple" xlink:href="http://bibliaonline.com.br/acf/jl/2/12-17" office:name=""><text:span text:style-name="Definition">Jl 2:12-17</text:span></text:a>). Em resposta ao clamor do remanescente, o Senhor virá em seu socorro e removerá o exército que veio do norte (<text:a xlink:type="simple" xlink:href="http://bibliaonline.com.br/acf/jl/2/18-20" office:name=""><text:span text:style-name="Definition">Jl 2:18-20</text:span></text:a>; compare com <text:a xlink:type="simple" xlink:href="http://bibliaonline.com.br/acf/dn/11/45" office:name=""><text:span text:style-name="Definition">Daniel 11:45</text:span></text:a>). Este é o ponto n° 5. </text:p>
      <text:p text:style-name="Text_20_body">Quando o Senhor tiver lançado da terra o exército que veio do norte, Ele confortará o remanescente judeu e restaurará Israel (<text:a xlink:type="simple" xlink:href="http://bibliaonline.com.br/acf/jl/2/21-32" office:name=""><text:span text:style-name="Definition">Jl 2:21-32</text:span></text:a>). Isso explica o intervalo no sumário entre os pontos 5 e 6. </text:p>
      <text:p text:style-name="Text_20_body">Após Israel haver sido restaurado ao Senhor, muitas outras nações se reunirão para guerrear. Isto poderia ser considerado o segundo ataque dos assírios sob a chefia de Gogue. Eles invadirão a terra de Israel e serão julgados pelo Senhor (<text:a xlink:type="simple" xlink:href="http://bibliaonline.com.br/acf/jl/3/1-17" office:name=""><text:span text:style-name="Definition">Jl 3:1-17</text:span></text:a>). O Senhor bramará de Sião (Ele é visto agora como de volta à terra) e destruirá completamente as nações que se reuniram para guerrear (<text:a xlink:type="simple" xlink:href="http://bibliaonline.com.br/acf/jl/3/16" office:name=""><text:span text:style-name="Definition">Jl 3:16</text:span></text:a>). Isso acontece no ponto n° 6 do sumário. </text:p>
      <text:p text:style-name="Text_20_body">Segue-se o Milênio com a bênção do Senhor sobre a terra e Sua divina presença em Jerusalém (<text:a xlink:type="simple" xlink:href="http://bibliaonline.com.br/acf/jl/3/18-21" office:name=""><text:span text:style-name="Definition">Jl 3:18-21</text:span></text:a>). </text:p>
      <text:list text:style-name="L15">
        <text:list-item>
          <text:p text:style-name="P15">Miqueias 1-5</text:p>
        </text:list-item>
      </text:list>
      <text:p text:style-name="First_20_paragraph"><text:a xlink:type="simple" xlink:href="http://bibliaonline.com.br/acf/mq/1" office:name=""><text:span text:style-name="Definition">Miqueias 1-5</text:span></text:a> </text:p>
      <text:p text:style-name="Text_20_body">Miqueias inicia sua profecia anunciando que o Senhor (Adonai) estava para vir em juízo sobre Israel. Ele iria fazer isso por meio dos assírios que eram Seu instrumento em juízo (<text:a xlink:type="simple" xlink:href="http://bibliaonline.com.br/acf/is/10/5-6" office:name=""><text:span text:style-name="Definition">Is 10:5-6</text:span></text:a>; <text:a xlink:type="simple" xlink:href="http://bibliaonline.com.br/acf/jl/2/11" office:name=""><text:span text:style-name="Definition">Joel 2:11</text:span></text:a> – “seu exército”). O primeiro capítulo dá uma vívida mostra dos ataques daquele grande inimigo que o Senhor usará – o Rei do Norte e a Confederação Árabe –, tipificados pelos assírios daquela época (Salmaneser, Sargom, Senaqueribe). Samaria, a capital do território norte de Israel, seria devastada primeiro quando os assírios descessem provenientes do norte (<text:a xlink:type="simple" xlink:href="http://bibliaonline.com.br/acf/mq/1/1-7" office:name=""><text:span text:style-name="Definition">Mq 1:1-7</text:span></text:a>). Então os assírios prosseguiriam em direção ao sul, para Judá, indo até Jerusalém (<text:a xlink:type="simple" xlink:href="http://bibliaonline.com.br/acf/mq/1/8,9" office:name=""><text:span text:style-name="Definition">Mq 1:8,9</text:span></text:a>). Outras cidades ao longo do caminho seriam também devastadas pela invasão (<text:a xlink:type="simple" xlink:href="http://bibliaonline.com.br/acf/mq/1/10-16" office:name=""><text:span text:style-name="Definition">Mq 1:10-16</text:span></text:a>). </text:p>
      <text:p text:style-name="Text_20_body">Os <text:a xlink:type="simple" xlink:href="http://bibliaonline.com.br/acf/mq/2" office:name=""><text:span text:style-name="Definition">capítulos 2</text:span></text:a> e <text:a xlink:type="simple" xlink:href="http://bibliaonline.com.br/acf/mq/3" office:name=""><text:span text:style-name="Definition">3</text:span></text:a> descortinam as causas morais dos juízos de Deus por meio dos assírios; as ímpias práticas do povo (<text:a xlink:type="simple" xlink:href="http://bibliaonline.com.br/acf/mq/2/1-6" office:name=""><text:span text:style-name="Definition">Mq 2:1-6</text:span></text:a>), e sua rejeição à Palavra de Deus (<text:a xlink:type="simple" xlink:href="http://bibliaonline.com.br/acf/mq/2/7-11" office:name=""><text:span text:style-name="Definition">Mq 2:7-11</text:span></text:a>). No entanto o propósito de Deus em abençoar Israel ainda iria ser cumprido, porém isso diz respeito apenas a um remanescente (<text:a xlink:type="simple" xlink:href="http://bibliaonline.com.br/acf/mq/2/12,13" office:name=""><text:span text:style-name="Definition">Mq 2:12,13</text:span></text:a>). </text:p>
      <text:p text:style-name="Text_20_body">O <text:a xlink:type="simple" xlink:href="http://bibliaonline.com.br/acf/mq/3" office:name=""><text:span text:style-name="Definition">capítulo 3</text:span></text:a> expõe um mal ainda mais sério: os líderes da nação (a classe de pessoas em posição de autoridade, como príncipes, etc.) e os profetas estavam corrompidos (<text:a xlink:type="simple" xlink:href="http://bibliaonline.com.br/acf/mq/3/1-7" office:name=""><text:span text:style-name="Definition">Mq 3:1-7</text:span></text:a>). Portanto Sião (Jerusalém) estava para ser lavrada como um campo e se tornar um montão por meio dos desoladores assírios (<text:a xlink:type="simple" xlink:href="http://bibliaonline.com.br/acf/mq/3/8-12" office:name=""><text:span text:style-name="Definition">Mq 3:8-12</text:span></text:a>). Os <text:a xlink:type="simple" xlink:href="http://bibliaonline.com.br/acf/mq/1" office:name=""><text:span text:style-name="Definition">capítulos 1 ao 3</text:span></text:a> atendem ao ponto n° 2 do sumário. </text:p>
      <text:p text:style-name="Text_20_body">Então, no <text:a xlink:type="simple" xlink:href="http://bibliaonline.com.br/acf/mq/4" office:name=""><text:span text:style-name="Definition">capítulo 4</text:span></text:a>, Miquéias vê Israel em seus últimos dias, restaurado e abençoado por Deus. Ele vê Jerusalém reconstruída e como o centro de adoração e conhecimento de Deus (<text:a xlink:type="simple" xlink:href="http://bibliaonline.com.br/acf/mq/4/1-5" office:name=""><text:span text:style-name="Definition">Mq 4:1-5</text:span></text:a>). Miquéias fala também das tribos de Israel, que foram dispersas para lugares longínquos, sendo novamente reunidas em sua terra (<text:a xlink:type="simple" xlink:href="http://bibliaonline.com.br/acf/mq/4/6-10" office:name=""><text:span text:style-name="Definition">Mq 4:6-10</text:span></text:a>). Isso poderia atender ao intervalo entre os pontos 5 e 6. </text:p>
      <text:p text:style-name="Text_20_body">Quando Israel (todas as doze tribos) já se encontra estabelecido na sua própria terra sob a bênção do Senhor, outra confederação de nações se ajunta contra eles. É o segundo ataque dos assírios (Gogue-Rússia). O Senhor destruirá esse inimigo e encorajará os exércitos do Israel restaurado a lutarem e subjugarem as nações que seguem Gogue (<text:a xlink:type="simple" xlink:href="http://bibliaonline.com.br/acf/mq/4/11-13" office:name=""><text:span text:style-name="Definition">Mq 4:11-13</text:span></text:a>). Isso atende aos pontos 6 e 7. </text:p>
      <text:p text:style-name="Text_20_body">O <text:a xlink:type="simple" xlink:href="http://bibliaonline.com.br/acf/mq/5" office:name=""><text:span text:style-name="Definition">capítulo 5</text:span></text:a> vai mais além tratando do cerco assírio. O versículo 2 é um parênteses mostrando a primeira vinda de Cristo e Sua rejeição por Seu povo, e como, consequentemente, Ele foi deixado de lado durante este presente período. Então, quando o Senhor tiver voltado (segunda vinda) e Israel (as 12 tribos) estiver restaurado a Si mesmo, Ele Se colocará junto a eles como o Seu grande Protetor, quando os assírios entrarem na terra de Israel (2° ataque - <text:a xlink:type="simple" xlink:href="http://bibliaonline.com.br/acf/mq/5/1-5" office:name=""><text:span text:style-name="Definition">Miquéias 5:1-5a</text:span></text:a>). Os exércitos do Israel restaurado sairão em uma vitoriosa campanha após o Senhor haver tratado pessoalmente com os assírios. O poder militar de Israel será, nessa época, como o de um leão devorando a sua presa (<text:a xlink:type="simple" xlink:href="http://bibliaonline.com.br/acf/mq/5/5-9" office:name=""><text:span text:style-name="Definition">Mq 5</text:span></text:a><text:a xlink:type="simple" xlink:href="http://bibliaonline.com.br/acf/mq/5/5-9" office:name=""><text:span text:style-name="Definition">:5-9</text:span></text:a>). Isto também atende aos pontos 6 e 7. A parte final do capítulo mostra que à medida que o Milênio chega, toda idolatria e autoconfiança serão removidas de Israel e eles irão contar com o Senhor em tudo (<text:a xlink:type="simple" xlink:href="http://bibliaonline.com.br/acf/mq/5/10-15" office:name=""><text:span text:style-name="Definition">Mq 5:10-15</text:span></text:a>). </text:p>
      <text:list text:style-name="L16">
        <text:list-item>
          <text:p text:style-name="P16">Salmos 42-49</text:p>
        </text:list-item>
      </text:list>
      <text:p text:style-name="First_20_paragraph"><text:a xlink:type="simple" xlink:href="http://bibliaonline.com.br/acf/sl/42" office:name=""><text:span text:style-name="Definition">Salmo 42</text:span></text:a> - O remanescente judeu fiel, repudiado por seus irmãos apóstatas (<text:a xlink:type="simple" xlink:href="http://bibliaonline.com.br/acf/is/66/5" office:name=""><text:span text:style-name="Definition">Is 66:5</text:span></text:a>), é descrito como o cervo encurralado em um lugar distante das fontes que conhece, e que suspira pelas correntes d’água. Abatidos pelo desencorajamento, eles lamentam estar privados do privilégio de adorar na casa de Deus (<text:a xlink:type="simple" xlink:href="http://bibliaonline.com.br/acf/sl/42/1-5" office:name=""><text:span text:style-name="Definition">vv. 1-5</text:span></text:a>). De fora de sua terra eles clamam a Deus para que os sustente em sua tribulação (<text:a xlink:type="simple" xlink:href="http://bibliaonline.com.br/acf/sl/42/6-11" office:name=""><text:span text:style-name="Definition">vv. 6-11</text:span></text:a>). </text:p>
      <text:p text:style-name="Text_20_body"><text:a xlink:type="simple" xlink:href="http://bibliaonline.com.br/acf/sl/43" office:name=""><text:span text:style-name="Definition">Salmo 43</text:span></text:a> - Estando desterrado, o remanescente fiel sofre uma dupla perseguição: a de seus irmãos apóstatas (“a gente ímpia”, <text:a xlink:type="simple" xlink:href="http://bibliaonline.com.br/acf/sl/43/1" office:name=""><text:span text:style-name="Definition">v. 1</text:span></text:a>), e aquela que vem dos gentios (“inimigo”, <text:a xlink:type="simple" xlink:href="http://bibliaonline.com.br/acf/sl/43/2" office:name=""><text:span text:style-name="Definition">v. 2</text:span></text:a>), para cujas terras fronteiriças a Israel eles foram forçados a fugir. O remanescente clama a Deus (Elohim) para que os leve de volta a fim de poderem novamente se aproximar do altar de Deus e desfrutar dos privilégios do templo (<text:a xlink:type="simple" xlink:href="http://bibliaonline.com.br/acf/sl/43/3-5" office:name=""><text:span text:style-name="Definition">vv. 3-5</text:span></text:a>). </text:p>
      <text:p text:style-name="Text_20_body"><text:a xlink:type="simple" xlink:href="http://bibliaonline.com.br/acf/sl/44" office:name=""><text:span text:style-name="Definition">Salmo 44</text:span></text:a> - Enquanto os que fazem parte do remanescente fiel aguardam por livramento, recordam uma ocasião na história de Israel em que a terra também se encontrava entregue à impiedade e idolatria, quando os cananitas a possuíam. À medida que pensam no poder de Deus que lançou fora os idólatras da antiguidade e introduziu na terra os filhos de Israel, eles compreendem que se tiverem que ser levados de volta, haverá de ser por meio do mesmo divino poder (<text:a xlink:type="simple" xlink:href="http://bibliaonline.com.br/acf/sl/44/1-8" office:name=""><text:span text:style-name="Definition">vv. 1-8</text:span></text:a>). Sentindo a opressão vinda dos gentios, para cujas terras tiveram que fugir (<text:a xlink:type="simple" xlink:href="http://bibliaonline.com.br/acf/sl/44/9-22" office:name=""><text:span text:style-name="Definition">vv. 9-22</text:span></text:a>), eles clamam ao Senhor (Adonai) com toda sinceridade, para que venha e os liberte (<text:a xlink:type="simple" xlink:href="http://bibliaonline.com.br/acf/sl/44/23-46" office:name=""><text:span text:style-name="Definition">vv. 23-26</text:span></text:a>). </text:p>
      <text:p text:style-name="Text_20_body"><text:a xlink:type="simple" xlink:href="http://bibliaonline.com.br/acf/sl/45" office:name=""><text:span text:style-name="Definition">Salmo 45</text:span></text:a> - Em resposta aos seus clamores nos salmos anteriores, o remanescente exulta ao ver o Messias vindo em Seu poder e majestade real (<text:a xlink:type="simple" xlink:href="http://bibliaonline.com.br/acf/sl/45/1-5" office:name=""><text:span text:style-name="Definition">vv. 1-5</text:span></text:a>). O Senhor, como um Rei guerreiro e conquistador, abate os Seus inimigos com Sua espada de juízo (<text:a xlink:type="simple" xlink:href="http://bibliaonline.com.br/acf/dt/32/41-43" office:name=""><text:span text:style-name="Definition">Dt 32:41-43</text:span></text:a>). Na ocasião, os inimigos são a Besta os poderes ocidentais) e o Rei do Norte e sua Confederação árabe, embora eles não sejam aqui mencionados especificamente. Isto se enquadraria nos pontos 4 e 5 do sumário. </text:p>
      <text:p text:style-name="Text_20_body">Havendo assumido o Seu trono em Sião (Jerusalém), o Senhor reconhece e exalta o afligido remanescente e une-Se a ele em toda a Sua glória, como num matrimônio, em presença de toda a terra (<text:a xlink:type="simple" xlink:href="http://bibliaonline.com.br/acf/sl/45/6-17" office:name=""><text:span text:style-name="Definition">vv. 6-17</text:span></text:a>). A rainha é Jerusalém. As filhas do Rei são as cidades de Judá. As virgens são os do remanescente, que se mantiveram incontaminados da abominação da desolação estabelecida pelo Anticristo. A filha de Tiro e os ricos do povo são as nações gentias convertidas (<text:a xlink:type="simple" xlink:href="http://bibliaonline.com.br/acf/zc/2/11" office:name=""><text:span text:style-name="Definition">Zc 2:11</text:span></text:a>). Todos se prostram voluntariamente diante do Rei, prestando-Lhe homenagem. Isto poderia se referir ao intervalo entre os pontos 5 e 6. </text:p>
      <text:p text:style-name="Text_20_body"><text:a xlink:type="simple" xlink:href="http://bibliaonline.com.br/acf/sl/46" office:name=""><text:span text:style-name="Definition">Salmo 46</text:span></text:a> - Os <text:a xlink:type="simple" xlink:href="http://bibliaonline.com.br/acf/sl/46" office:name=""><text:span text:style-name="Definition">Salmos 46 ao 49</text:span></text:a> desvendam os gloriosos resultados do advento do Rei. O <text:a xlink:type="simple" xlink:href="http://bibliaonline.com.br/acf/sl/46" office:name=""><text:span text:style-name="Definition">Salmo 46</text:span></text:a> mostra que embora o Rei tenha retornado (<text:a xlink:type="simple" xlink:href="http://bibliaonline.com.br/acf/sl/45" office:name=""><text:span text:style-name="Definition">Salmo 45</text:span></text:a>), o remanescente ainda não se encontra em completo repouso em sua terra. Mais uma vez se voltam a Deus em busca de refúgio e completo livramento, ao verem as nações gentias (particularmente aquelas sob o comando de Gogue-Rússia*) se levantando contra eles como ondas de um mar bravio (<text:a xlink:type="simple" xlink:href="http://bibliaonline.com.br/acf/sl/46/1-3" office:name=""><text:span text:style-name="Definition">vv. 1-3</text:span></text:a>). Os mares são, nas Escrituras, uma figura bem conhecida das nações rebeldes da terra (<text:a xlink:type="simple" xlink:href="http://bibliaonline.com.br/acf/ap/17/15" office:name=""><text:span text:style-name="Definition">Apocalipse 17:15</text:span></text:a>; <text:a xlink:type="simple" xlink:href="http://bibliaonline.com.br/acf/sl/65/7" office:name=""><text:span text:style-name="Definition">Salmos 65:7</text:span></text:a>; <text:a xlink:type="simple" xlink:href="http://bibliaonline.com.br/acf/sl/93/3-4" office:name=""><text:span text:style-name="Definition">Salmos 93:3-4</text:span></text:a>; <text:a xlink:type="simple" xlink:href="http://bibliaonline.com.br/acf/is/17/12" office:name=""><text:span text:style-name="Definition">Isaías 17:12</text:span></text:a>; etc.) Com o Milênio (<text:a xlink:type="simple" xlink:href="http://bibliaonline.com.br/acf/os/1" office:name=""><text:span text:style-name="Definition">Os 1</text:span></text:a> anos do reinado de Cristo) estando para começar, o que é indicado pelo Senhor habitando em Sião como o “Altíssimo” (Seu nome no Milênio), Ele não permitirá que a cidade seja tomada (<text:a xlink:type="simple" xlink:href="http://bibliaonline.com.br/acf/sl/46/4,5" office:name=""><text:span text:style-name="Definition">vv. 4,5</text:span></text:a>). Compare com Isaías 59:19,20; <text:a xlink:type="simple" xlink:href="http://bibliaonline.com.br/acf/zc/9/8" office:name=""><text:span text:style-name="Definition">Zacarias 9:8</text:span></text:a>; <text:a xlink:type="simple" xlink:href="http://bibliaonline.com.br/acf/zc/12/8" office:name=""><text:span text:style-name="Definition">12:8</text:span></text:a>; <text:a xlink:type="simple" xlink:href="http://bibliaonline.com.br/acf/na/1/9" office:name=""><text:span text:style-name="Definition">Na 1:9</text:span></text:a>. O Senhor Se levanta em defesa do Israel restaurado e destrói os exércitos pagãos trazendo paz ao mundo transtornado (<text:a xlink:type="simple" xlink:href="http://bibliaonline.com.br/acf/sl/46" office:name=""><text:span text:style-name="Definition">vv. 6-11</text:span></text:a>). Isto se refere ao ponto n° 6. </text:p>
      <text:p text:style-name="Text_20_body">[ Nota: *A profecia indica que as nações que invadem a terra, após Cristo haver retornado e restaurado Israel a Si, são aquelas lideradas por Gogue.#29# ]</text:p>
      <text:p text:style-name="Text_20_body"><text:a xlink:type="simple" xlink:href="http://bibliaonline.com.br/acf/sl/47" office:name=""><text:span text:style-name="Definition">Salmo 47</text:span></text:a> - Tendo sido abatidos todos os inimigos, a terra é chamada a reconhecer a Cristo como Rei (<text:a xlink:type="simple" xlink:href="http://bibliaonline.com.br/acf/sl/47/1,2" office:name=""><text:span text:style-name="Definition">vv. 1,2</text:span></text:a>). Os exércitos de Israel, ajudados pelo Senhor, serão vitoriosos ao subjugar o que restar das nações nos termos da sua herança. Como resultado disso, Israel será colocado em uma posição de cabeça sobre todas as nações (<text:a xlink:type="simple" xlink:href="http://bibliaonline.com.br/acf/dt/28/13" office:name=""><text:span text:style-name="Definition">Dt 28:13</text:span></text:a>; <text:a xlink:type="simple" xlink:href="http://bibliaonline.com.br/acf/sl/18/43" office:name=""><text:span text:style-name="Definition">Salmos 18:43</text:span></text:a>), conforme o propósito original de Deus para com eles (<text:a xlink:type="simple" xlink:href="http://bibliaonline.com.br/acf/sl/47/3,4" office:name=""><text:span text:style-name="Definition">vv. 3,4</text:span></text:a>). Havendo estabelecido o Seu Reino, o Senhor retorna ao Seu trono nos céus, do qual irá reinar por sobre todo o mundo (<text:a xlink:type="simple" xlink:href="http://bibliaonline.com.br/acf/sl/47/5-9" office:name=""><text:span text:style-name="Definition">vv. 5-9</text:span></text:a>). Compare Salmo <text:a xlink:type="simple" xlink:href="http://bibliaonline.com.br/acf/sl/103/19" office:name=""><text:span text:style-name="Definition">103:19</text:span></text:a>. As nações gentias convertidas, de bom grado se unem a Israel e ao seu Deus (<text:a xlink:type="simple" xlink:href="http://bibliaonline.com.br/acf/sl/47/9" office:name=""><text:span text:style-name="Definition">v. 9</text:span></text:a>). Veja também <text:a xlink:type="simple" xlink:href="http://bibliaonline.com.br/acf/zc/2/11" office:name=""><text:span text:style-name="Definition">Zacarias 2:11</text:span></text:a>. </text:p>
      <text:p text:style-name="Text_20_body"><text:a xlink:type="simple" xlink:href="http://bibliaonline.com.br/acf/sl/48" office:name=""><text:span text:style-name="Definition">Salmo 48</text:span></text:a> - Jerusalém é estabelecida como o centro metropolitano da terra milenial; a principal cidade do mundo. Compare <text:a xlink:type="simple" xlink:href="http://bibliaonline.com.br/acf/is/2/2,3" office:name=""><text:span text:style-name="Definition">Isaías 2:2,3</text:span></text:a>. É a cidade do grande Rei, o Senhor Jesus Cristo (<text:a xlink:type="simple" xlink:href="http://bibliaonline.com.br/acf/sl/48/1-3" office:name=""><text:span text:style-name="Definition">vv. 1-3</text:span></text:a>). Todas as nações que se levantaram contra ela terão sido derrotadas pelo Seu poder (<text:a xlink:type="simple" xlink:href="http://bibliaonline.com.br/acf/sl/48/4-7" office:name=""><text:span text:style-name="Definition">vv. 4-7</text:span></text:a>). A cidade é agora o lugar do gozo e adoração de Israel (<text:a xlink:type="simple" xlink:href="http://bibliaonline.com.br/acf/sl/48/8-14" office:name=""><text:span text:style-name="Definition">vv. 8-14</text:span></text:a>). </text:p>
      <text:p text:style-name="Text_20_body"><text:a xlink:type="simple" xlink:href="http://bibliaonline.com.br/acf/sl/49" office:name=""><text:span text:style-name="Definition">Salmo 49</text:span></text:a> - O estabelecimento do reino de Cristo é anunciado a todo o mundo. Tanto grandes como humildes, ricos ou pobres, são exortados a confiar não em riquezas, mas no Senhor. </text:p>
      <text:list text:style-name="L17">
        <text:list-item>
          <text:p text:style-name="P17">Salmos 79-87</text:p>
        </text:list-item>
      </text:list>
      <text:p text:style-name="First_20_paragraph"><text:a xlink:type="simple" xlink:href="http://bibliaonline.com.br/acf/sl/79" office:name=""><text:span text:style-name="Definition">Salmo 79</text:span></text:a> - Este salmo apresenta os efeitos das invasões dos exércitos do Rei do Norte, quando tiverem passado pela terra de Israel destruindo tanto a cidade de Jerusalém como o templo, em sua conquista a caminho do Egito (<text:a xlink:type="simple" xlink:href="http://bibliaonline.com.br/acf/dn/11/40-42" office:name=""><text:span text:style-name="Definition">Daniel 11:40-42</text:span></text:a>). Aqueles que fazem parte do remanescente judeu fiel clamam a Deus ao verem a terra de sua herança desolada pelos invasores que vêm do norte. Rogam que Deus derrame rapidamente o Seu juízo sobre eles. </text:p>
      <text:p text:style-name="Text_20_body"><text:a xlink:type="simple" xlink:href="http://bibliaonline.com.br/acf/sl/80" office:name=""><text:span text:style-name="Definition">Salmo 80</text:span></text:a>- Enquanto aguardam pela intervenção de Deus, os que pertencem ao remanescente elevam uma tríplice oração pela restauração da nação (<text:a xlink:type="simple" xlink:href="http://bibliaonline.com.br/acf/sl/80/3,7,19" office:name=""><text:span text:style-name="Definition">vv. 3,7,19</text:span></text:a> Almeida Versão Atualizada). Eles falam a Deus acerca da nação sob a bem conhecida figura de uma vinha, recordando-Lhe Seu maravilhoso cuidado para com eles nos tempos passados (<text:a xlink:type="simple" xlink:href="http://bibliaonline.com.br/acf/sl/80/1-11" office:name=""><text:span text:style-name="Definition">vv. 1-11</text:span></text:a>). Confusos e atribulados, eles perguntam o por quê de Deus haver permitido que ela fosse pisoteada por um javali selvagem os exércitos de gentios impuros do Rei do Norte) e queimada com fogo (<text:a xlink:type="simple" xlink:href="http://bibliaonline.com.br/acf/sl/80/12-16" office:name=""><text:span text:style-name="Definition">vv. 12-16</text:span></text:a>). Eles rogam que Deus tenha a Sua mão sobre o Varão da Sua destra (o Messias), reconhecendo que a única esperança de restauração encontra-se nEle (<text:a xlink:type="simple" xlink:href="http://bibliaonline.com.br/acf/sl/80/17-19" office:name=""><text:span text:style-name="Definition">vv. 17-19</text:span></text:a>). </text:p>
      <text:p text:style-name="Text_20_body"><text:a xlink:type="simple" xlink:href="http://bibliaonline.com.br/acf/sl/81" office:name=""><text:span text:style-name="Definition">Salmo 81</text:span></text:a> - Prevendo a sua restauração, o remanescente anela que seja soada a trombeta na lua nova (a festa das trombetas, <text:a xlink:type="simple" xlink:href="http://bibliaonline.com.br/acf/lv/23" office:name=""><text:span text:style-name="Definition">Levítico 23</text:span></text:a>), simbolizando a colheita e restauração nacional de Israel (<text:a xlink:type="simple" xlink:href="http://bibliaonline.com.br/acf/sl/81/1-5" office:name=""><text:span text:style-name="Definition">vv. 1-5</text:span></text:a>). Enquanto aguardam pela intervenção do Senhor, Ele fala lembrando-lhes que quando clamaram a Ele no passado, e Ele os livrou, rebelaram-se logo depois (<text:a xlink:type="simple" xlink:href="http://bibliaonline.com.br/acf/sl/81/6-16" office:name=""><text:span text:style-name="Definition">vv. 6-16</text:span></text:a>). Nisto testa a realidade do desejo que o povo tem por Ele. O Senhor testifica, então, que se eles tão somente escutassem à Sua voz e andassem em Seus caminhos, Ele certamente os livraria de todos os seus inimigos. </text:p>
      <text:p text:style-name="Text_20_body"><text:a xlink:type="simple" xlink:href="http://bibliaonline.com.br/acf/sl/82" office:name=""><text:span text:style-name="Definition">Salmo 82</text:span></text:a> - A presença de Deus é agora reconhecida em Israel. O Senhor retornou (a vinda de Cristo) em resposta ao clamor do remanescente no salmo anterior. Ele é visto julgando aqueles que se encontram em posição de autoridade na terra de Israel (o Anticristo, o obstinado rei, e outros oficiais do seu governo. <text:a xlink:type="simple" xlink:href="http://bibliaonline.com.br/acf/dn/11/39" office:name=""><text:span text:style-name="Definition">Daniel 11:39</text:span></text:a>). O julgamento deve começar pela casa de Deus (<text:a xlink:type="simple" xlink:href="http://bibliaonline.com.br/acf/1pe/4/17" office:name=""><text:span text:style-name="Definition">1 Pe 4:17</text:span></text:a>). Aqueles que se colocaram numa posição de responsabilidade são julgados primeiro (<text:a xlink:type="simple" xlink:href="http://bibliaonline.com.br/acf/sl/82/7" office:name=""><text:span text:style-name="Definition">v. 7</text:span></text:a>). O Senhor aplicou este salmo ao tempo da Sua primeira vinda (<text:a xlink:type="simple" xlink:href="http://bibliaonline.com.br/acf/jo/10/34" office:name=""><text:span text:style-name="Definition">Jo 10:34</text:span></text:a>), mas não falou de julgamento naquela ocasião pois tinha vindo, então, em graça para salvar. Mas ao vir pela segunda vez, Ele executará juízo em Israel, começando com os legisladores judeus (apóstatas) responsáveis. Este salmo descreve, portanto, o julgamento que o Senhor executará no dia em que vier para livrar o remanescente.* Isto atende ao ponto n° 4 do sumário. O remanescente pede também que o juízo do Senhor se estenda às nações gentias da terra (<text:a xlink:type="simple" xlink:href="http://bibliaonline.com.br/acf/sl/82/8" office:name=""><text:span text:style-name="Definition">v. 8</text:span></text:a>). </text:p>
      <text:p text:style-name="Text_20_body">[ Nota: *Deve-se notar que a Besta (a Confederação Ocidental) não é mencionada como sendo julgada aqui, embora o seja nessa ocasião. As nações ocidentais não são o assunto dos Salmos; Daniel e Apocalipse têm mais a ver com elas. J.N.Darby disse: “Parece-me que, pelo menos no que diz respeito aos resultados, que o Anticristo encontra-se fora de cena quando acontece o <text:a xlink:type="simple" xlink:href="http://bibliaonline.com.br/acf/sl/83" office:name=""><text:span text:style-name="Definition">Salmo 83</text:span></text:a>. Este salmo se cumpre após a destruição de todos os poderes da Besta”.#30#] </text:p>
      <text:p text:style-name="Text_20_body"><text:a xlink:type="simple" xlink:href="http://bibliaonline.com.br/acf/sl/83" office:name=""><text:span text:style-name="Definition">Salmo 83</text:span></text:a>* - Tendo o Senhor retornado, Seus juízos continuam. Neste salmo Seu julgamento é visto estendendo-se (como foi pedido pelo remanescente em <text:a xlink:type="simple" xlink:href="http://bibliaonline.com.br/acf/sl/82/8" office:name=""><text:span text:style-name="Definition">Salmos 82:8</text:span></text:a>) às nações confederadas** sob o comando da Assíria, que devastou a terra. O juízo executado sobre essas nações é em razão de sua aversão ao povo terrenal de Deus, os judeus (<text:a xlink:type="simple" xlink:href="http://bibliaonline.com.br/acf/sl/83/1-8" office:name=""><text:span text:style-name="Definition">vv. 1-8</text:span></text:a>). Isto tem uma correlação com duas significativas vitórias na história de Israel (Baraque e Gideão, <text:a xlink:type="simple" xlink:href="http://bibliaonline.com.br/acf/jz/4/-8" office:name=""><text:span text:style-name="Definition">Juízes 4-8</text:span></text:a>) quando Deus interveio em seu favor na planície de Megido (Armagedom). Aquelas vitórias prefiguravam o julgamento aqui mencionado (<text:a xlink:type="simple" xlink:href="http://bibliaonline.com.br/acf/sl/83/9-17" office:name=""><text:span text:style-name="Definition">vv. 9-17</text:span></text:a>). Isto pode atender o ponto n° 5. Como resultado das nações sob o comando dos assírios, o nome do Senhor torna-se conhecido sobre a terra (<text:a xlink:type="simple" xlink:href="http://bibliaonline.com.br/acf/sl/83/18" office:name=""><text:span text:style-name="Definition">v. 18</text:span></text:a>). “JEOVÁ”, nome revelado a Israel como o Seu nome relacionado ao concerto, é agora apresentado. A introdução do nome de JEOVÁ marca uma mudança no livro dos, assim chamados, salmos Eloístas para os salmos Jeovaístas. Do <text:a xlink:type="simple" xlink:href="http://bibliaonline.com.br/acf/sl/42" office:name=""><text:span text:style-name="Definition">Salmo 42 ao 83</text:span></text:a>, o clamor do remanescente foi dirigido a Deus (Elohim), mas do <text:a xlink:type="simple" xlink:href="http://bibliaonline.com.br/acf/sl/84" office:name=""><text:span text:style-name="Definition">Salmo 84</text:span></text:a> em diante elas são dirigidas a JEOVÁ (“Senhor”, na versão Almeida). Isso indica que o remanescente foi libertado e está compreendendo as bênçãos do concerto que eles têm em Jeová.#31# </text:p>
      <text:p text:style-name="Text_20_body">[ Nota: *J.N.Darby menciona, acerca do <text:a xlink:type="simple" xlink:href="http://bibliaonline.com.br/acf/sl/83" office:name=""><text:span text:style-name="Definition">Salmo 83</text:span></text:a> em sua “Synopsis”, que essa confederação é a “última confederação”. Alguns tomaram sua afirmação como significando que essas nações confederadas se levantam no final com Gogue (Rússia), quando este ataca (<text:a xlink:type="simple" xlink:href="http://bibliaonline.com.br/acf/ez/38/-39" office:name=""><text:span text:style-name="Definition">Ez 38-39</text:span></text:a>). Creio que isso seja uma compreensão errônea daquilo que Darby quis dizer. Mais adiante em sua “Synopsis” (a respeito de Obadias), ele menciona a “última confederação” atacando e destruindo Jerusalém! Gogue não fará isso. Ele atacará, mas quando o fizer a cidade será defendida pelo Senhor que terá então retornado para libertar o remanescente judeu fiel e restaurar as dez tribos de Israel. Naquela ocasião o Senhor bramará de Sião e destruirá Gogue e os exércitos que o seguirem. É preciso compreender o que Darby quer dizer quando usa a expressão “última confederação”. Trata-se da grande Assíria na profecia, que é uma imensa confederação que engloba tanto o Rei do Norte e sua Confederação Árabe (<text:a xlink:type="simple" xlink:href="http://bibliaonline.com.br/acf/sl/83" office:name=""><text:span text:style-name="Definition">Salmo 83</text:span></text:a>), como também Gogue (<text:a xlink:type="simple" xlink:href="http://bibliaonline.com.br/acf/ez/38/1-6" office:name=""><text:span text:style-name="Definition">Ez 38:1-6</text:span></text:a>). Gogue terá controle de toda a confederação. As nações no Salmo 83 são satélites de Gogue (<text:a xlink:type="simple" xlink:href="http://bibliaonline.com.br/acf/dn/8/24" office:name=""><text:span text:style-name="Definition">Daniel 8:24</text:span></text:a>). A totalidade da “última confederação” não ataca Israel ao mesmo tempo. O Rei do Norte, com sua Confederação Árabe (provavelmente enviada por Gogue), ao qual se refere este salmo, atacará primeiro e será bem sucedido em destruir a terra (<text:a xlink:type="simple" xlink:href="http://bibliaonline.com.br/acf/jl/2/1-11" office:name=""><text:span text:style-name="Definition">Jl 2:1-11</text:span></text:a>) e a cidade de Jerusalém (<text:a xlink:type="simple" xlink:href="http://bibliaonline.com.br/acf/sl/79/1-3" office:name=""><text:span text:style-name="Definition">Sl 79:1-3</text:span></text:a>; <text:a xlink:type="simple" xlink:href="http://bibliaonline.com.br/acf/zc/14/1,2" office:name=""><text:span text:style-name="Definition">Zacarias 14:1,2</text:span></text:a>) à medida que avançam em direção ao Egito (<text:a xlink:type="simple" xlink:href="http://bibliaonline.com.br/acf/dn/11/40-43" office:name=""><text:span text:style-name="Definition">Daniel 11:40-43</text:span></text:a>). Isto é algumas vezes chamado de primeiro ataque da Assíria. O segundo ataque da Assíria é quando Gogue (Rússia) e seus exércitos descem mais tarde e são destruídos pelo Senhor (<text:a xlink:type="simple" xlink:href="http://bibliaonline.com.br/acf/ez/38/-39" office:name=""><text:span text:style-name="Definition">Ez 38-39</text:span></text:a>). Ambas são denominadas “última” pois a Confederação Ocidental (a Besta) já terá sido então julgada e estará fora de cena nessa ocasião. ] </text:p>
      <text:p text:style-name="Text_20_body">[ Nota: ** Essa confederação de dez nações não é, evidentemente, a Besta, cujo império é também composto de dez nações (<text:a xlink:type="simple" xlink:href="http://bibliaonline.com.br/acf/ap/13/1" office:name=""><text:span text:style-name="Definition">Apocalipse 13:1</text:span></text:a>; <text:a xlink:type="simple" xlink:href="http://bibliaonline.com.br/acf/ap/17/12" office:name=""><text:span text:style-name="Definition">17:12</text:span></text:a>). As nações confederadas sob o comando da Besta são originárias da Europa ocidental, enquanto que as nações neste salmo estão situadas imediatamente ao norte e leste de Israel. ] </text:p>
      <text:p text:style-name="Text_20_body"><text:a xlink:type="simple" xlink:href="http://bibliaonline.com.br/acf/sl/84" office:name=""><text:span text:style-name="Definition">Salmo 84</text:span></text:a> - O princípio deste salmo mais uma vez indica que o remanescente judeu fiel (as duas tribos, Judá e Benjamim) foi libertado. Corá (o mesmo que Coré) e seu grupo que foram destruídos, são uma figura dos judeus apóstatas que rejeitaram a Deus. Seus filhos os “filhos de Corá”) são uma figura do remanescente poupado (<text:a xlink:type="simple" xlink:href="http://bibliaonline.com.br/acf/nm/26/10,11" office:name=""><text:span text:style-name="Definition">Nm 26:10,11</text:span></text:a>). O salmo segue mostrando o exercício das dez tribos dispersas à medida que retornam à terra de Israel após a Confederação Árabe, sob o comando da Assíria (<text:a xlink:type="simple" xlink:href="http://bibliaonline.com.br/acf/sl/83" office:name=""><text:span text:style-name="Definition">Sl 83</text:span></text:a>), haver sido julgada.* O almejo por Deus se levanta entre eles. Como verdadeiros israelitas eles almejam pelo lugar terreno, como lhes é próprio, nos “átrios do Senhor” (<text:a xlink:type="simple" xlink:href="http://bibliaonline.com.br/acf/sl/84/1-4" office:name=""><text:span text:style-name="Definition">vv. 1-4</text:span></text:a>). Eles invejam os pardais e as andorinhas que encontraram lugar na casa de Jeová e desejam estar ali também. Anelando por Deus e por Sua habitação, os Seus eleitos, vindos dos quatro ventos (<text:a xlink:type="simple" xlink:href="http://bibliaonline.com.br/acf/mt/24/31" office:name=""><text:span text:style-name="Definition">Mateus 24:31</text:span></text:a>), começam uma jornada que os leva até lá (<text:a xlink:type="simple" xlink:href="http://bibliaonline.com.br/acf/sl/84/5-8" office:name=""><text:span text:style-name="Definition">vv. 5-8</text:span></text:a>). O versículo 5 poderia ser melhor traduzido como “Bendito o homem… cujo coração está nas estradas para Sião” (versão livre da tradução de J.N.Darby). Compare também <text:a xlink:type="simple" xlink:href="http://bibliaonline.com.br/acf/is/11/15,16" office:name=""><text:span text:style-name="Definition">Isaías 11:15,16</text:span></text:a>; <text:a xlink:type="simple" xlink:href="http://bibliaonline.com.br/acf/is/19/23" office:name=""><text:span text:style-name="Definition">19:23</text:span></text:a>; <text:a xlink:type="simple" xlink:href="http://bibliaonline.com.br/acf/is/35/8-10" office:name=""><text:span text:style-name="Definition">35:8-10</text:span></text:a>; <text:a xlink:type="simple" xlink:href="http://bibliaonline.com.br/acf/is/49/9-12" office:name=""><text:span text:style-name="Definition">49:9-12</text:span></text:a>. Seu caminho os leva através do vale de Baca (“pranto”, conforme nota na tradução de J.N.Darby) indicando que haverá uma obra de arrependimento em seus corações à medida que retornam (<text:a xlink:type="simple" xlink:href="http://bibliaonline.com.br/acf/jr/31/9,18-21" office:name=""><text:span text:style-name="Definition">Jr 31:9,18-21</text:span></text:a>). Eles irão “de força em força” (<text:a xlink:type="simple" xlink:href="http://bibliaonline.com.br/acf/sl/84/7" office:name=""><text:span text:style-name="Definition">v. 7</text:span></text:a> – N.T.: “de grupo em grupo” conforme versão utilizada pelo autor). Os peregrinos israelitas irão aumentando em número à medida que encontram outros grupos de seus irmãos no caminho, até existir uma enorme multidão dirigindo-se a Sião. O salmo termina com o desejo que têm de verem o Messias (“teu Ungido”), ao qual eles reconhecem como seu Sol e Escudo (<text:a xlink:type="simple" xlink:href="http://bibliaonline.com.br/acf/sl/84/1-12" office:name=""><text:span text:style-name="Definition">vv. 9-12</text:span></text:a>). </text:p>
      <text:p text:style-name="Text_20_body">[ Nota: *“As dez tribos, pelo menos o remanescente delas, encontram-se na terra quando os últimos eventos estão ocorrendo. No Salmo 84 eles sobem outra vez a Jerusalém, e no Salmo 85 ocorre a restauração.” J.N.Darby.#32# ]</text:p>
      <text:p text:style-name="Text_20_body"><text:a xlink:type="simple" xlink:href="http://bibliaonline.com.br/acf/sl/85" office:name=""><text:span text:style-name="Definition">Salmo 85</text:span></text:a> - O remanescente de Israel é visto agora como tendo sido trazido dos quatro ventos (<text:a xlink:type="simple" xlink:href="http://bibliaonline.com.br/acf/mt/24/31" office:name=""><text:span text:style-name="Definition">Mateus 24:31</text:span></text:a>) para o favor de Jeová, com seus pecados perdoados e a ira de Deus desviada (<text:a xlink:type="simple" xlink:href="http://bibliaonline.com.br/acf/sl/85/1-3" office:name=""><text:span text:style-name="Definition">vv. 1-3</text:span></text:a>). O salmo segue para mostrar que haverá uma ulterior restauração, em suas almas, após terem sido exteriormente libertados e levados de volta à sua terra, antes que possam estar em liberdade para desfrutar das bênçãos do Reino#33# (<text:a xlink:type="simple" xlink:href="http://bibliaonline.com.br/acf/sl/85/4-7" office:name=""><text:span text:style-name="Definition">vv. 4-7</text:span></text:a>). A súplica ao Senhor, para que Sua ira seja desviada deles, indica que necessitam compreender a extensão do livramento que agora lhes pertence. Eles ainda não têm certeza de como está o coração do Senhor para com eles e, consequentemente, não estão em paz*. Para por um fim aos seus temores e acabar com suas dúvidas, o Senhor lhes fala de paz. Fala da grandeza da salvação que lhes foi trazida e os instrui no verdadeiro significado e valor da cruz, onde a misericórdia e a verdade se encontraram, e a justiça e a paz se beijaram (<text:a xlink:type="simple" xlink:href="http://bibliaonline.com.br/acf/sl/85/8-10" office:name=""><text:span text:style-name="Definition">vv. 8-10</text:span></text:a>). Como consequência, o remanescente aprende que a obra consumada de Cristo na cruz é o fundamento para as bênçãos do Reino e que dela podem desfrutar pois lhes pertencem (<text:a xlink:type="simple" xlink:href="http://bibliaonline.com.br/acf/sl/85/11-13" office:name=""><text:span text:style-name="Definition">vv. 11-13</text:span></text:a>). Os <text:a xlink:type="simple" xlink:href="http://bibliaonline.com.br/acf/sl/84" office:name=""><text:span text:style-name="Definition">Sl 84</text:span></text:a> e <text:a xlink:type="simple" xlink:href="http://bibliaonline.com.br/acf/sl/85" office:name=""><text:span text:style-name="Definition">85</text:span></text:a> atendem ao intervalo entre os pontos 5 e 6. </text:p>
      <text:p text:style-name="Text_20_body">[ Nota: *Talvez seja algo como os irmãos de José que, após terem sido restaurados a ele, ainda não estavam certos de seu favor para com eles (<text:a xlink:type="simple" xlink:href="http://bibliaonline.com.br/acf/gn/50/15-21" office:name=""><text:span text:style-name="Definition">Gênesis 50:15-21</text:span></text:a>).#34# ] </text:p>
      <text:p text:style-name="Text_20_body"><text:a xlink:type="simple" xlink:href="http://bibliaonline.com.br/acf/sl/86" office:name=""><text:span text:style-name="Definition">Salmo 86</text:span></text:a> - Este salmo mostra que embora o restante de Israel (as dez tribos) tenha retornado à sua terra (<text:a xlink:type="simple" xlink:href="http://bibliaonline.com.br/acf/sl/84" office:name=""><text:span text:style-name="Definition">Sl 84</text:span></text:a>) e sido restaurado ao Senhor (<text:a xlink:type="simple" xlink:href="http://bibliaonline.com.br/acf/sl/85" office:name=""><text:span text:style-name="Definition">Sl 85</text:span></text:a>), ainda permanecem sem um completo descanso em sua herança prometida.* A angústia resultante de terem estado cercados de inimigos (“as assembleias dos tiranos”, <text:a xlink:type="simple" xlink:href="http://bibliaonline.com.br/acf/sl/86/14" office:name=""><text:span text:style-name="Definition">v. 14</text:span></text:a>) os leva a clamar ao Senhor por sua preservação (<text:a xlink:type="simple" xlink:href="http://bibliaonline.com.br/acf/sl/86/1-7" office:name=""><text:span text:style-name="Definition">vv. 1-7</text:span></text:a>). Eles expressam a confiança no Senhor, de que Ele Se levantará em poder para abater seus inimigos até que todas as nações sejam subjugadas e postas sob Ele (<text:a xlink:type="simple" xlink:href="http://bibliaonline.com.br/acf/sl/86/8-10" office:name=""><text:span text:style-name="Definition">vv. 8-10</text:span></text:a>). O reconhecimento que têm do poder do Senhor é indicado pelo fato de usarem sete vezes o nome “Senhor” (Adonai, no original) que se refere ao exercício do Seu todo-poderoso senhorio, ao invés de “SENHOR” (Jeová, no original) que é o Seu nome relativo ao concerto. Eles trazem à memória a maravilhosa libertação, operada pelo Senhor em favor deles, ao destruir seus inimigos anteriores, e confiam que Ele agora fará o mesmo às “assembleias dos tiranos” que se levantaram contra o remanescente (<text:a xlink:type="simple" xlink:href="http://bibliaonline.com.br/acf/sl/86/13:17" office:name=""><text:span text:style-name="Definition">vv. 13-17</text:span></text:a>). O inimigo (“os tiranos”) nessa ocasião são os assírios que na sua forma final é a Rússia.** A profecia revela que são as hordas russas (Gogue) que descerão do norte numa tentativa de derrotar o Israel recém-reunido (<text:a xlink:type="simple" xlink:href="http://bibliaonline.com.br/acf/ez/37/-39" office:name=""><text:span text:style-name="Definition">Ez 37-39</text:span></text:a>, principalmente <text:a xlink:type="simple" xlink:href="http://bibliaonline.com.br/acf/ez/38/11,12" office:name=""><text:span text:style-name="Definition">Ez 38:11,12</text:span></text:a>). O seu caráter de ímpio ateísmo é revelado no fato de não colocarem o Senhor diante dos seus olhos (<text:a xlink:type="simple" xlink:href="http://bibliaonline.com.br/acf/sl/86/14" office:name=""><text:span text:style-name="Definition">v. 14</text:span></text:a>). Isto atende ao ponto n° 6. </text:p>
      <text:p text:style-name="Text_20_body">[ Nota: *“O salmo é essencialmente o piedoso apelo, a Jeová, do remanescente de Israel que retornou à terra.” J.N.Darby (“Synopsis of the Books of the Bible”). ]</text:p>
      <text:p text:style-name="Text_20_body">[ Nota: ** “Creio que o homem ímpio seja o Anticristo; o homem violento os “tiranos” - versão Almeida), os inimigos subsequentes dos judeus, os assírios.”#35# “Gogue será a última forma dos assírios.”#36# Homens violentos (ou “tiranos”) é um título apropriado para os assírios. Eles eram particularmente conhecidos por sua violência e crueldade (<text:a xlink:type="simple" xlink:href="http://bibliaonline.com.br/acf/jn/3/8" office:name=""><text:span text:style-name="Definition">Jn 3:8</text:span></text:a>). ] </text:p>
      <text:p text:style-name="Text_20_body"><text:a xlink:type="simple" xlink:href="http://bibliaonline.com.br/acf/sl/87" office:name=""><text:span text:style-name="Definition">Salmo 87</text:span></text:a>* - todos os inimigos são vistos como derrotados. Sião (Jerusalém) é agora restabelecida na terra como a cidade de Deus (<text:a xlink:type="simple" xlink:href="http://bibliaonline.com.br/acf/sl/87/1-3" office:name=""><text:span text:style-name="Definition">vv. 1-3</text:span></text:a>). O remanescente de Israel (as dez tribos) fica sabendo das várias nações como Raabe (Egito, <text:a xlink:type="simple" xlink:href="http://bibliaonline.com.br/acf/is/51/9" office:name=""><text:span text:style-name="Definition">Isaías 51:9</text:span></text:a>; <text:a xlink:type="simple" xlink:href="http://bibliaonline.com.br/acf/sl/89/10" office:name=""><text:span text:style-name="Definition">Salmos 89:10</text:span></text:a>), Babilônia (a Besta, os poderes ocidentais), e outras que foram julgadas antes que voltassem à terra. Eles não estavam na terra quando essas nações foram julgadas e portanto aprendem acerca disso após o fato já haver ocorrido (<text:a xlink:type="simple" xlink:href="http://bibliaonline.com.br/acf/sl/87/4" office:name=""><text:span text:style-name="Definition">v. 4</text:span></text:a>). Com o início do Milênio** a fama do povo de Jeová se espalhará por todo o mundo (<text:a xlink:type="simple" xlink:href="http://bibliaonline.com.br/acf/is/61/9" office:name=""><text:span text:style-name="Definition">Is 61:9</text:span></text:a>) como tendo nascidos de Deus e conectados por graça com Sião (<text:a xlink:type="simple" xlink:href="http://bibliaonline.com.br/acf/sl/87/4" office:name=""><text:span text:style-name="Definition">v. 4</text:span></text:a>). O Senhor manterá um registro de cada um dentre as nações (“os povos”, cf. tradução J.N.Darby) que serão também nascidos de novo (<text:a xlink:type="simple" xlink:href="http://bibliaonline.com.br/acf/sl/87/6" office:name=""><text:span text:style-name="Definition">v. 6</text:span></text:a>). O versículo final indica que todo o gozo terrenal terá a sua origem e será centralizado em Sião (<text:a xlink:type="simple" xlink:href="http://bibliaonline.com.br/acf/sl/87/7" office:name=""><text:span text:style-name="Definition">v. 7</text:span></text:a>). </text:p>
      <text:p text:style-name="Text_20_body">[ Nota: *Historicamente, parece que este salmo foi escrito após a libertação de Jerusalém, quando os exércitos de Senaqueribe, o rei da Assíria, foram destruídos (<text:a xlink:type="simple" xlink:href="http://bibliaonline.com.br/acf/2cr/32/21-23" office:name=""><text:span text:style-name="Definition">2 Cr 32:21-23</text:span></text:a>). Se isto é certo, a correta colocação deste salmo é bastante significativa pois Senaqueribe é um bem-conhecido tipo de Gogue (Rússia). Após os exércitos de Gogue terem sido julgados (<text:a xlink:type="simple" xlink:href="http://bibliaonline.com.br/acf/sl/86" office:name=""><text:span text:style-name="Definition">Sl 86</text:span></text:a>), a glória do Reino de Sião é revelada (<text:a xlink:type="simple" xlink:href="http://bibliaonline.com.br/acf/sl/87" office:name=""><text:span text:style-name="Definition">Sl 87</text:span></text:a>), como estando associada com o Altíssimo. ] </text:p>
      <text:p text:style-name="Text_20_body">[ Nota: ** O fato do Milênio ter tido início é indicado pelo uso do nome “Altíssimo” para o Senhor (<text:a xlink:type="simple" xlink:href="http://bibliaonline.com.br/acf/sl/87/5" office:name=""><text:span text:style-name="Definition">v. 5</text:span></text:a>), o que implica Ele haver tomado posse dos céus e da terra (<text:a xlink:type="simple" xlink:href="http://bibliaonline.com.br/acf/gn/14/19" office:name=""><text:span text:style-name="Definition">Gênesis 14:19</text:span></text:a>; <text:a xlink:type="simple" xlink:href="http://bibliaonline.com.br/acf/sl/2/8" office:name=""><text:span text:style-name="Definition">Salmos 2:8</text:span></text:a>). ] </text:p>
      <text:p text:style-name="Text_20_body">Há muitos outros esboços nos Profetas e nos Salmos que poderiam ser incluídos neste livro para confirmar a ordem da profecia, mas o tempo e o espaço não o permitem. Os esboços acima são suficientes para nosso propósito.</text:p>
      <text:h text:style-name="Heading_20_1" text:outline-level="1">NOTAS BIBLIOGRÁFICAS</text:h>
      <text:p text:style-name="First_20_paragraph">​1. Darby, J.N. “Notes and Jottings”, p:132; “Collected Writings”, vol:30, p:126; “Notes and Comments”, vol:3, p:65. “Christian Truth”, vol:7, p:104.</text:p>
      <text:p text:style-name="Text_20_body">​2. Scott, W. “Exposition of Revelation”, p:230; Lunden, C.E. “Time Chart”, p:11.</text:p>
      <text:p text:style-name="Text_20_body">​3. Darby, J.N. “Synopsis of the Books of the Bible”, vol:2, p:343.</text:p>
      <text:p text:style-name="Text_20_body">​4. Scott, W. “Exposition of Revelation”, p:332.</text:p>
      <text:p text:style-name="Text_20_body">​5. Kelly, W. “Minor Prophets”, p:258; Gill, J.R. “The Future”, p:30.</text:p>
      <text:p text:style-name="Text_20_body">​6. Baines, T.B. “The Revelation of Jesus Christ”, p:216</text:p>
      <text:p text:style-name="Text_20_body">​7. Darby, J.N. “Letters”, vol:1, p:522; vol:3, p:359.</text:p>
      <text:p text:style-name="Text_20_body">​8. Lunden, C.E. “Time Chart”, p:11; Scott, W. “Revelation of Jesus Christ”, p:217; “Doctrinal Summaries”, p:48-49.</text:p>
      <text:p text:style-name="Text_20_body">​9. Kelly, W. “Minor Prophets”, p:195; “Isaiah”, p:269; Tatford, F.A. “The Prophet of Edom’s Doom”, p:26-28,35; Darby, J.N. “Synopsis”, vol:2, “Obadiah”.</text:p>
      <text:p text:style-name="Text_20_body">​10. Darby, J.N. “Synopsis”, vol:2, “Obadiah”.</text:p>
      <text:p text:style-name="Text_20_body">​11. Scott, W. “Revelation of Jesus Christ”, p:304.</text:p>
      <text:p text:style-name="Text_20_body">​12. Kelly, W. “Exposition of the Book of Isaiah”, p:224.</text:p>
      <text:p text:style-name="Text_20_body">​13. Lunden, C.E. “Egypt, Assyria, Israel”, nota p:27; “Creation, Death and Destiny”, p:57.</text:p>
      <text:p text:style-name="Text_20_body">​14. Darby, J.N. “Notes and Comments”, vol:4, p:14,94.</text:p>
      <text:p text:style-name="Text_20_body">​15. Lunden, C.E. “Prophetic Scriptures”, p:55.</text:p>
      <text:p text:style-name="Text_20_body">​16. Darby, J.N. “Bible - New Translation, nota em Isaías 26:15.</text:p>
      <text:p text:style-name="Text_20_body">​17. idem nota 16.</text:p>
      <text:p text:style-name="Text_20_body">​18. Darby, J.N. “Collected Writings”, vol:5, p:210; vol:30, p:224; “Notes and Comments”, vol:4, p:66.</text:p>
      <text:p text:style-name="Text_20_body">​19. Lunden, C.E. “Time Chart”, p:19.</text:p>
      <text:p text:style-name="Text_20_body">​20. Bible Treasury, vol:16, p:2.</text:p>
      <text:p text:style-name="Text_20_body">​21. Darby, J.N. “Notes and Comments”, vol:4, p:90-91.</text:p>
      <text:p text:style-name="Text_20_body">​22. Kelly, W. “Minor Prophets”, p:195-196; “Isaiah”, p:269; Tatford, F.A. “The Prophet of Edom’s Doom”, p:26-28,35; Darby, J.N. “Synopsis”, vol:2, “Obadiah”</text:p>
      <text:p text:style-name="Text_20_body">​23. Kelly, W. “Notes and Comments”, vol:4, p:14,94.</text:p>
      <text:p text:style-name="Text_20_body">​24. Kelly, W. “Synopsis”, vol:2, p:353, Morrish Edition.</text:p>
      <text:p text:style-name="Text_20_body">​25. Kelly, W. “Synopsis”, vol:2, “Obadiah”.</text:p>
      <text:p text:style-name="Text_20_body">​26. Kelly, W. “Synopsis”, vol:2, p:289, Morrish Edition.</text:p>
      <text:p text:style-name="Text_20_body">​27. Kelly, W. “Collected Writings”, vol:30, p:196.</text:p>
      <text:p text:style-name="Text_20_body">​28. Kelly, W. “Notes and Comments”, vol:4, p:32,94.</text:p>
      <text:p text:style-name="Text_20_body">​29. Hadley, E.C. “Prophetic Events”, p:71.</text:p>
      <text:p text:style-name="Text_20_body">​30. Darby, J.N. “Notes and Comments”, vol:3, p:174; Gaebelein, A.C. “The Book of the Psalms”, p:317.</text:p>
      <text:p text:style-name="Text_20_body">​31. Darby, J.N. “Synopsis”, Salmo 83.</text:p>
      <text:p text:style-name="Text_20_body">​32. Darby, J.N. “Notes and Comments”, vol:3, p:160,175.</text:p>
      <text:p text:style-name="Text_20_body">​33. Darby, J.N. “Synopsis”, Salmo 85.</text:p>
      <text:p text:style-name="Text_20_body">​34. Lunden, C.E. “Notes for Prophetic Scriptures”, p:33-34.</text:p>
      <text:p text:style-name="Text_20_body">​35. Darby, J.N. “Notes and Comments”, vol:3, p:264;</text:p>
      <text:p text:style-name="Text_20_body">​36. Darby, J.N. “Letters”, vol:1, p:522-523.</text:p>
      <text:p text:style-name="Text_20_body">IMAGENS</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ontecimentos Proféticos</dc:title>
  </office:meta>
</office:document-meta>
</file>